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61pt"/>
    </style:style>
    <style:style style:name="co3" style:family="table-column">
      <style:table-column-properties fo:break-before="auto" style:column-width="34.04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39.26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36.31pt"/>
    </style:style>
    <style:style style:name="co8" style:family="table-column">
      <style:table-column-properties fo:break-before="auto" style:column-width="3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4pt" fo:break-before="auto" style:use-optimal-row-height="false"/>
    </style:style>
    <style:style style:name="ro3" style:family="table-row">
      <style:table-row-properties style:row-height="25.74pt" fo:break-before="auto" style:use-optimal-row-height="true"/>
    </style:style>
    <style:style style:name="ro4" style:family="table-row">
      <style:table-row-properties style:row-height="23.44pt" fo:break-before="auto" style:use-optimal-row-height="true"/>
    </style:style>
    <style:style style:name="ro5" style:family="table-row">
      <style:table-row-properties style:row-height="34.04pt" fo:break-before="auto" style:use-optimal-row-height="true"/>
    </style:style>
    <style:style style:name="ro6" style:family="table-row">
      <style:table-row-properties style:row-height="55.3pt" fo:break-before="auto" style:use-optimal-row-height="true"/>
    </style:style>
    <style:style style:name="ro7" style:family="table-row">
      <style:table-row-properties style:row-height="66.64pt" fo:break-before="auto" style:use-optimal-row-height="true"/>
    </style:style>
    <style:style style:name="ro8" style:family="table-row">
      <style:table-row-properties style:row-height="44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text-align-source="fix" style:repeat-content="false" style:direction="ltr" style:rotation-align="top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ccff00" fo:wrap-option="wrap"/>
    </style:style>
    <style:style style:name="ce6" style:family="table-cell" style:parent-style-name="Default" style:data-style-name="N120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 style:data-style-name="N121"/>
    <style:style style:name="ce11" style:family="table-cell" style:parent-style-name="Default" style:data-style-name="N60"/>
    <style:style style:name="ce12" style:family="table-cell" style:parent-style-name="Default" style:data-style-name="N120">
      <style:table-cell-properties fo:wrap-option="wrap"/>
    </style:style>
    <style:style style:name="ce13" style:family="table-cell" style:parent-style-name="Default" style:data-style-name="N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</office:automatic-styles>
  <office:body>
    <office:spreadsheet>
      <table:table table:name="changeInMetabolites for SPFM deriving by analysisi all sampl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>
            <text:p>SPCA</text:p>
          </table:table-cell>
          <table:table-cell table:style-name="ce8" office:value-type="string" calcext:value-type="string" table:number-columns-spanned="4" table:number-rows-spanned="1">
            <text:p>SPFM with directionality and steady state regularization</text:p>
          </table:table-cell>
          <table:covered-table-cell table:number-columns-repeated="3" table:style-name="ce9"/>
          <table:table-cell/>
          <table:table-cell table:style-name="ce12"/>
          <table:table-cell table:style-name="ce8" table:number-columns-spanned="4" table:number-rows-spanned="1"/>
          <table:covered-table-cell table:number-columns-repeated="3" table:style-name="ce9"/>
          <table:table-cell table:number-columns-repeated="1011"/>
        </table:table-row>
        <table:table-row table:style-name="ro3">
          <table:table-cell table:style-name="ce1"/>
          <table:table-cell table:style-name="ce1" office:value-type="string" calcext:value-type="string">
            <text:p> Total amount of <text:span text:style-name="T1">internal metabolites produce or consumed</text:span> by Principal fluxes (||Sw||<text:span text:style-name="T2">1</text:span><text:span text:style-name="T3">)</text:span></text:p>
          </table:table-cell>
          <table:table-cell table:style-name="ce7" office:value-type="float" office:value="42.8169454904436" calcext:value-type="float">
            <text:p>42.82</text:p>
          </table:table-cell>
          <table:table-cell table:style-name="ce7" office:value-type="float" office:value="38.7986879284968" calcext:value-type="float">
            <text:p>38.80</text:p>
          </table:table-cell>
          <table:table-cell table:style-name="ce7" office:value-type="float" office:value="23.4277271233109" calcext:value-type="float">
            <text:p>23.43</text:p>
          </table:table-cell>
          <table:table-cell table:style-name="ce7" office:value-type="float" office:value="8.56429221669342" calcext:value-type="float">
            <text:p>8.56</text:p>
          </table:table-cell>
          <table:table-cell table:style-name="ce7" office:value-type="float" office:value="0.342997170285018" calcext:value-type="float">
            <text:p>0.34</text:p>
          </table:table-cell>
          <table:table-cell/>
          <table:table-cell table:style-name="ce9" table:number-columns-repeated="5"/>
          <table:table-cell table:number-columns-repeated="1011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H+ [lipid particle]'</text:p>
          </table:table-cell>
          <table:table-cell office:value-type="float" office:value="4.73845866868473" calcext:value-type="float">
            <text:p>4.7384586687</text:p>
          </table:table-cell>
          <table:table-cell office:value-type="float" office:value="-0.0652598593233767" calcext:value-type="float">
            <text:p>-0.0652598593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lipid particle]'</text:p>
          </table:table-cell>
          <table:table-cell office:value-type="float" office:value="-4.73845866868473" calcext:value-type="float">
            <text:p>-4.73845866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ate [lipid particle]'</text:p>
          </table:table-cell>
          <table:table-cell office:value-type="float" office:value="1.25806517956379" calcext:value-type="float">
            <text:p>1.25806517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lipid particle]'</text:p>
          </table:table-cell>
          <table:table-cell office:value-type="float" office:value="1.25806517956379" calcext:value-type="float">
            <text:p>1.25806517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lipid particle]'</text:p>
          </table:table-cell>
          <table:table-cell office:value-type="float" office:value="1.11116415477858" calcext:value-type="float">
            <text:p>1.1111641548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lipid particle]'</text:p>
          </table:table-cell>
          <table:table-cell office:value-type="float" office:value="1.11116415477858" calcext:value-type="float">
            <text:p>1.1111641548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cytoplasm]'</text:p>
          </table:table-cell>
          <table:table-cell office:value-type="float" office:value="0.711489295792119" calcext:value-type="float">
            <text:p>0.7114892958</text:p>
          </table:table-cell>
          <table:table-cell office:value-type="float" office:value="-0.0393360808498268" calcext:value-type="float">
            <text:p>-0.039336080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6:0, 2-16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6:0, 2-18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6:1, 2-16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6:1, 2-18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8:0, 2-16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8:0, 2-18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8:1, 2-16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iglyceride (1-18:1, 2-18:1) [lipid particle]'</text:p>
          </table:table-cell>
          <table:table-cell office:value-type="float" office:value="0.555582077389289" calcext:value-type="float">
            <text:p>0.5555820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-adenosyl-L-methionine [endoplasmic reticulum membrane]'</text:p>
          </table:table-cell>
          <table:table-cell office:value-type="float" office:value="-0.461917663766023" calcext:value-type="float">
            <text:p>-0.461917663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-adenosyl-L-homocysteine [endoplasmic reticulum membrane]'</text:p>
          </table:table-cell>
          <table:table-cell office:value-type="float" office:value="0.461917663766023" calcext:value-type="float">
            <text:p>0.46191766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cytoplasm]'</text:p>
          </table:table-cell>
          <table:table-cell office:value-type="float" office:value="0.386966119103815" calcext:value-type="float">
            <text:p>0.3869661191</text:p>
          </table:table-cell>
          <table:table-cell office:value-type="float" office:value="1.6283936370123" calcext:value-type="float">
            <text:p>1.628393637</text:p>
          </table:table-cell>
          <table:table-cell office:value-type="float" office:value="0.0937614461876992" calcext:value-type="float">
            <text:p>0.0937614462</text:p>
          </table:table-cell>
          <table:table-cell office:value-type="float" office:value="-0.0772611381498031" calcext:value-type="float">
            <text:p>-0.0772611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lipid particle]'</text:p>
          </table:table-cell>
          <table:table-cell office:value-type="float" office:value="0.371855727589805" calcext:value-type="float">
            <text:p>0.3718557276</text:p>
          </table:table-cell>
          <table:table-cell office:value-type="float" office:value="0.180165255800733" calcext:value-type="float">
            <text:p>0.1801652558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oyl-CoA [lipid particle]'</text:p>
          </table:table-cell>
          <table:table-cell office:value-type="float" office:value="-0.371855727589805" calcext:value-type="float">
            <text:p>-0.3718557276</text:p>
          </table:table-cell>
          <table:table-cell office:value-type="float" office:value="-0.0450413139501833" calcext:value-type="float">
            <text:p>-0.04504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cytoplasm]'</text:p>
          </table:table-cell>
          <table:table-cell office:value-type="float" office:value="-0.319519735789625" calcext:value-type="float">
            <text:p>-0.3195197358</text:p>
          </table:table-cell>
          <table:table-cell office:value-type="float" office:value="-0.20298618820216" calcext:value-type="float">
            <text:p>-0.2029861882</text:p>
          </table:table-cell>
          <table:table-cell office:value-type="float" office:value="0.0468807230938494" calcext:value-type="float">
            <text:p>0.0468807231</text:p>
          </table:table-cell>
          <table:table-cell office:value-type="float" office:value="0.231583514997534" calcext:value-type="float">
            <text:p>0.231583515</text:p>
          </table:table-cell>
          <table:table-cell office:value-type="float" office:value="0.171498585142509" calcext:value-type="float">
            <text:p>0.171498585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string" calcext:value-type="string">
            <text:p>'ATP [cytoplasm]'</text:p>
          </table:table-cell>
          <table:table-cell table:style-name="ce2" office:value-type="float" office:value="-0.317318221794207" calcext:value-type="float">
            <text:p>-0.3173182218</text:p>
          </table:table-cell>
          <table:table-cell table:style-name="ce2" office:value-type="float" office:value="-0.820852923789897" calcext:value-type="float">
            <text:p>-0.8208529238</text:p>
          </table:table-cell>
          <table:table-cell table:style-name="ce2" office:value-type="float" office:value="-0.421926507844646" calcext:value-type="float">
            <text:p>-0.4219265078</text:p>
          </table:table-cell>
          <table:table-cell table:style-name="ce2" office:value-type="float" office:value="0.0770612386979278" calcext:value-type="float">
            <text:p>0.077061238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</table:table-row>
        <table:table-row table:style-name="ro1" table:visibility="collapse">
          <table:table-cell/>
          <table:table-cell office:value-type="string" calcext:value-type="string">
            <text:p>'H+ [Golgi membrane]'</text:p>
          </table:table-cell>
          <table:table-cell office:value-type="float" office:value="-0.240965713680369" calcext:value-type="float">
            <text:p>-0.2409657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carbon dioxide [Golgi membrane]'</text:p>
          </table:table-cell>
          <table:table-cell office:value-type="float" office:value="0.240965713680369" calcext:value-type="float">
            <text:p>0.2409657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H+ [vacuolar membrane]'</text:p>
          </table:table-cell>
          <table:table-cell office:value-type="float" office:value="-0.240965713680369" calcext:value-type="float">
            <text:p>-0.2409657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carbon dioxide [vacuolar membrane]'</text:p>
          </table:table-cell>
          <table:table-cell office:value-type="float" office:value="0.240965713680369" calcext:value-type="float">
            <text:p>0.2409657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cytoplasm]'</text:p>
          </table:table-cell>
          <table:table-cell office:value-type="float" office:value="0.223954014624861" calcext:value-type="float">
            <text:p>0.2239540146</text:p>
          </table:table-cell>
          <table:table-cell office:value-type="float" office:value="0.554208345204811" calcext:value-type="float">
            <text:p>0.55420834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cytoplasm]'</text:p>
          </table:table-cell>
          <table:table-cell office:value-type="float" office:value="0.219250780180103" calcext:value-type="float">
            <text:p>0.2192507802</text:p>
          </table:table-cell>
          <table:table-cell office:value-type="float" office:value="0.15334065104818" calcext:value-type="float">
            <text:p>0.153340651</text:p>
          </table:table-cell>
          <table:table-cell office:value-type="float" office:value="0.328165061656947" calcext:value-type="float">
            <text:p>0.3281650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ucose [cytoplasm]'</text:p>
          </table:table-cell>
          <table:table-cell office:value-type="float" office:value="0.173219123912259" calcext:value-type="float">
            <text:p>0.1732191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endoplasmic reticulum membrane]'</text:p>
          </table:table-cell>
          <table:table-cell office:value-type="float" office:value="-0.170217059373051" calcext:value-type="float">
            <text:p>-0.1702170594</text:p>
          </table:table-cell>
          <table:table-cell office:value-type="float" office:value="-0.0652598593233767" calcext:value-type="float">
            <text:p>-0.0652598593</text:p>
          </table:table-cell>
          <table:table-cell office:value-type="float" office:value="-0.187522892375398" calcext:value-type="float">
            <text:p>-0.1875228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endoplasmic reticulum membrane]'</text:p>
          </table:table-cell>
          <table:table-cell office:value-type="float" office:value="0.170217059373051" calcext:value-type="float">
            <text:p>0.1702170594</text:p>
          </table:table-cell>
          <table:table-cell office:value-type="float" office:value="0.0652598593233767" calcext:value-type="float">
            <text:p>0.0652598593</text:p>
          </table:table-cell>
          <table:table-cell office:value-type="float" office:value="0.187522892375398" calcext:value-type="float">
            <text:p>0.1875228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alpha-D-mannosyl-beta-D-mannosyldiacetylchitobiosyldiphosphodolichol [Golgi]'</text:p>
          </table:table-cell>
          <table:table-cell office:value-type="float" office:value="0.16711492601587" calcext:value-type="float">
            <text:p>0.1671149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beta-D-mannosyldiacetylchitobiosyldiphosphodolichol [Golgi]'</text:p>
          </table:table-cell>
          <table:table-cell office:value-type="float" office:value="-0.16711492601587" calcext:value-type="float">
            <text:p>-0.1671149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 [Golgi]'</text:p>
          </table:table-cell>
          <table:table-cell office:value-type="float" office:value="0.16711492601587" calcext:value-type="float">
            <text:p>0.167114926</text:p>
          </table:table-cell>
          <table:table-cell office:value-type="float" office:value="0.201484811070487" calcext:value-type="float">
            <text:p>0.2014848111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-alpha-D-mannose [Golgi]'</text:p>
          </table:table-cell>
          <table:table-cell office:value-type="float" office:value="-0.16711492601587" calcext:value-type="float">
            <text:p>-0.167114926</text:p>
          </table:table-cell>
          <table:table-cell office:value-type="float" office:value="-0.221202897399789" calcext:value-type="float">
            <text:p>-0.2212028974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Golgi]'</text:p>
          </table:table-cell>
          <table:table-cell office:value-type="float" office:value="0.16711492601587" calcext:value-type="float">
            <text:p>0.167114926</text:p>
          </table:table-cell>
          <table:table-cell office:value-type="float" office:value="0.039436172658605" calcext:value-type="float">
            <text:p>0.039436172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lonyl-CoA [endoplasmic reticulum membrane]'</text:p>
          </table:table-cell>
          <table:table-cell office:value-type="float" office:value="-0.166214306654108" calcext:value-type="float">
            <text:p>-0.16621430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bon dioxide [endoplasmic reticulum membrane]'</text:p>
          </table:table-cell>
          <table:table-cell office:value-type="float" office:value="0.166214306654108" calcext:value-type="float">
            <text:p>0.16621430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endoplasmic reticulum membrane]'</text:p>
          </table:table-cell>
          <table:table-cell office:value-type="float" office:value="0.166214306654108" calcext:value-type="float">
            <text:p>0.1662143067</text:p>
          </table:table-cell>
          <table:table-cell office:value-type="float" office:value="0.654600429409331" calcext:value-type="float">
            <text:p>0.6546004294</text:p>
          </table:table-cell>
          <table:table-cell office:value-type="float" office:value="0.281284338563097" calcext:value-type="float">
            <text:p>0.2812843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peroxisome]'</text:p>
          </table:table-cell>
          <table:table-cell office:value-type="float" office:value="0.160010039939747" calcext:value-type="float">
            <text:p>0.1600100399</text:p>
          </table:table-cell>
          <table:table-cell office:value-type="float" office:value="1.78283529795703" calcext:value-type="float">
            <text:p>1.782835298</text:p>
          </table:table-cell>
          <table:table-cell office:value-type="float" office:value="0.750091569501593" calcext:value-type="float">
            <text:p>0.7500915695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mitochondrion]'</text:p>
          </table:table-cell>
          <table:table-cell office:value-type="float" office:value="0.152504878591728" calcext:value-type="float">
            <text:p>0.1525048786</text:p>
          </table:table-cell>
          <table:table-cell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yl-CoA [cytoplasm]'</text:p>
          </table:table-cell>
          <table:table-cell office:value-type="float" office:value="-0.150603571050231" calcext:value-type="float">
            <text:p>-0.1506035711</text:p>
          </table:table-cell>
          <table:table-cell office:value-type="float" office:value="0.0558512292982273" calcext:value-type="float">
            <text:p>0.0558512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cytoplasm]'</text:p>
          </table:table-cell>
          <table:table-cell office:value-type="float" office:value="0.150603571050231" calcext:value-type="float">
            <text:p>0.1506035711</text:p>
          </table:table-cell>
          <table:table-cell office:value-type="float" office:value="-0.0558512292982273" calcext:value-type="float">
            <text:p>-0.0558512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6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8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6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8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6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8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6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8:1, 3-16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6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8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6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8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6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8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6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8:1, 3-16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6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8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6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8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6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8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6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8:1, 3-18:0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6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0, 2-18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6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6:1, 2-18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6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0, 2-18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6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triglyceride (1-18:1, 2-18:1, 3-18:1) [lipid particle]'</text:p>
          </table:table-cell>
          <table:table-cell office:value-type="float" office:value="-0.138895519347322" calcext:value-type="float">
            <text:p>-0.1388955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-fructose [cytoplasm]'</text:p>
          </table:table-cell>
          <table:table-cell office:value-type="float" office:value="0.136093592444062" calcext:value-type="float">
            <text:p>0.1360935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/>
          <table:table-cell office:value-type="string" calcext:value-type="string">
            <text:p>'D-mannose [cytoplasm]'</text:p>
          </table:table-cell>
          <table:table-cell office:value-type="float" office:value="0.136093592444062" calcext:value-type="float">
            <text:p>0.1360935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nucleus]'</text:p>
          </table:table-cell>
          <table:table-cell office:value-type="float" office:value="0.126987330008467" calcext:value-type="float">
            <text:p>0.12698733</text:p>
          </table:table-cell>
          <table:table-cell office:value-type="float" office:value="-0.163950382778667" calcext:value-type="float">
            <text:p>-0.163950382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kotriene A4 [cytoplasm]'</text:p>
          </table:table-cell>
          <table:table-cell office:value-type="float" office:value="0.126987330008467" calcext:value-type="float">
            <text:p>0.12698733</text:p>
          </table:table-cell>
          <table:table-cell office:value-type="float" office:value="-0.163950382778667" calcext:value-type="float">
            <text:p>-0.1639503828</text:p>
          </table:table-cell>
          <table:table-cell office:value-type="float" office:value="-0.140642169281549" calcext:value-type="float">
            <text:p>-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kotriene A4 [nucleus]'</text:p>
          </table:table-cell>
          <table:table-cell office:value-type="float" office:value="0.126987330008467" calcext:value-type="float">
            <text:p>0.12698733</text:p>
          </table:table-cell>
          <table:table-cell office:value-type="float" office:value="-0.163950382778667" calcext:value-type="float">
            <text:p>-0.1639503828</text:p>
          </table:table-cell>
          <table:table-cell office:value-type="float" office:value="-0.140642169281549" calcext:value-type="float">
            <text:p>-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endoplasmic reticulum membrane]'</text:p>
          </table:table-cell>
          <table:table-cell office:value-type="float" office:value="0.125486297738863" calcext:value-type="float">
            <text:p>0.1254862977</text:p>
          </table:table-cell>
          <table:table-cell office:value-type="float" office:value="0.390358054234922" calcext:value-type="float">
            <text:p>0.3903580542</text:p>
          </table:table-cell>
          <table:table-cell office:value-type="float" office:value="0.234403615469248" calcext:value-type="float">
            <text:p>0.2344036155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otin [cytoplasm]'</text:p>
          </table:table-cell>
          <table:table-cell office:value-type="float" office:value="-0.122984577289524" calcext:value-type="float">
            <text:p>-0.1229845773</text:p>
          </table:table-cell>
          <table:table-cell office:value-type="float" office:value="0.158645516913424" calcext:value-type="float">
            <text:p>0.1586455169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thiobiotin [cytoplasm]'</text:p>
          </table:table-cell>
          <table:table-cell office:value-type="float" office:value="0.122984577289524" calcext:value-type="float">
            <text:p>0.1229845773</text:p>
          </table:table-cell>
          <table:table-cell office:value-type="float" office:value="-0.158645516913424" calcext:value-type="float">
            <text:p>-0.1586455169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olysulphur [cytoplasm]'</text:p>
          </table:table-cell>
          <table:table-cell office:value-type="float" office:value="0.122984577289524" calcext:value-type="float">
            <text:p>0.1229845773</text:p>
          </table:table-cell>
          <table:table-cell office:value-type="float" office:value="-0.158645516913424" calcext:value-type="float">
            <text:p>-0.158645516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 [cytoplasm]'</text:p>
          </table:table-cell>
          <table:table-cell office:value-type="float" office:value="0.119582237478422" calcext:value-type="float">
            <text:p>0.1195822375</text:p>
          </table:table-cell>
          <table:table-cell office:value-type="float" office:value="0.0193177190941897" calcext:value-type="float">
            <text:p>0.019317719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tate [cytoplasm]'</text:p>
          </table:table-cell>
          <table:table-cell office:value-type="float" office:value="-0.117680929936924" calcext:value-type="float">
            <text:p>-0.1176809299</text:p>
          </table:table-cell>
          <table:table-cell office:value-type="float" office:value="0.151839273916507" calcext:value-type="float">
            <text:p>0.1518392739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6-(alpha-D-glucosaminyl)-O-acyl-1-phosphatidyl-1D-myo-inositol [endoplasmic reticulum]'</text:p>
          </table:table-cell>
          <table:table-cell office:value-type="float" office:value="-0.116880379393136" calcext:value-type="float">
            <text:p>-0.1168803794</text:p>
          </table:table-cell>
          <table:table-cell office:value-type="float" office:value="0.150938447637503" calcext:value-type="float">
            <text:p>0.1509384476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endoplasmic reticulum]'</text:p>
          </table:table-cell>
          <table:table-cell office:value-type="float" office:value="-0.116880379393136" calcext:value-type="float">
            <text:p>-0.1168803794</text:p>
          </table:table-cell>
          <table:table-cell office:value-type="float" office:value="0.219401244841782" calcext:value-type="float">
            <text:p>0.2194012448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yl-CoA [endoplasmic reticulum]'</text:p>
          </table:table-cell>
          <table:table-cell office:value-type="float" office:value="0.116880379393136" calcext:value-type="float">
            <text:p>0.1168803794</text:p>
          </table:table-cell>
          <table:table-cell office:value-type="float" office:value="-0.150938447637503" calcext:value-type="float">
            <text:p>-0.1509384476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erine [cytoplasm]'</text:p>
          </table:table-cell>
          <table:table-cell office:value-type="float" office:value="-0.114678865397717" calcext:value-type="float">
            <text:p>-0.1146788654</text:p>
          </table:table-cell>
          <table:table-cell office:value-type="float" office:value="0.133322289292543" calcext:value-type="float">
            <text:p>0.1333222893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peroxisome]'</text:p>
          </table:table-cell>
          <table:table-cell office:value-type="float" office:value="0.109075011591197" calcext:value-type="float">
            <text:p>0.1090750116</text:p>
          </table:table-cell>
          <table:table-cell office:value-type="float" office:value="-1.36024768129554" calcext:value-type="float">
            <text:p>-1.3602476813</text:p>
          </table:table-cell>
          <table:table-cell office:value-type="float" office:value="-0.750091569501593" calcext:value-type="float">
            <text:p>-0.7500915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peroxisome]'</text:p>
          </table:table-cell>
          <table:table-cell office:value-type="float" office:value="-0.109075011591197" calcext:value-type="float">
            <text:p>-0.1090750116</text:p>
          </table:table-cell>
          <table:table-cell office:value-type="float" office:value="-1.84849552451552" calcext:value-type="float">
            <text:p>-1.8484955245</text:p>
          </table:table-cell>
          <table:table-cell office:value-type="float" office:value="-0.703210846407743" calcext:value-type="float">
            <text:p>-0.7032108464</text:p>
          </table:table-cell>
          <table:table-cell office:value-type="float" office:value="-0.0771611884238655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monium [cytoplasm]'</text:p>
          </table:table-cell>
          <table:table-cell office:value-type="float" office:value="-0.108174392229435" calcext:value-type="float">
            <text:p>-0.1081743922</text:p>
          </table:table-cell>
          <table:table-cell office:value-type="float" office:value="0.13182091216087" calcext:value-type="float">
            <text:p>0.1318209122</text:p>
          </table:table-cell>
          <table:table-cell office:value-type="float" office:value="0.0937614461876991" calcext:value-type="float">
            <text:p>0.0937614462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-D-glucose [cytoplasm]'</text:p>
          </table:table-cell>
          <table:table-cell office:value-type="float" office:value="-0.10217026315102" calcext:value-type="float">
            <text:p>-0.1021702632</text:p>
          </table:table-cell>
          <table:table-cell office:value-type="float" office:value="-0.00040036723511274" calcext:value-type="float">
            <text:p>-0.00040036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cytoplasm]'</text:p>
          </table:table-cell>
          <table:table-cell office:value-type="float" office:value="0.0964663405265264" calcext:value-type="float">
            <text:p>0.0964663405</text:p>
          </table:table-cell>
          <table:table-cell office:value-type="float" office:value="0.0563516883421183" calcext:value-type="float">
            <text:p>0.0563516883</text:p>
          </table:table-cell>
          <table:table-cell office:value-type="float" office:value="-0.0468807230938496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cytoplasm]'</text:p>
          </table:table-cell>
          <table:table-cell office:value-type="float" office:value="-0.0964663405265264" calcext:value-type="float">
            <text:p>-0.0964663405</text:p>
          </table:table-cell>
          <table:table-cell office:value-type="float" office:value="-0.0563516883421183" calcext:value-type="float">
            <text:p>-0.0563516883</text:p>
          </table:table-cell>
          <table:table-cell office:value-type="float" office:value="0.0468807230938496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MP [cytoplasm]'</text:p>
          </table:table-cell>
          <table:table-cell office:value-type="float" office:value="0.0963662717085529" calcext:value-type="float">
            <text:p>0.0963662717</text:p>
          </table:table-cell>
          <table:table-cell office:value-type="float" office:value="0.0342313986021393" calcext:value-type="float">
            <text:p>0.03423139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0) [lipid particle]'</text:p>
          </table:table-cell>
          <table:table-cell office:value-type="float" office:value="-0.0929639318974513" calcext:value-type="float">
            <text:p>-0.0929639319</text:p>
          </table:table-cell>
          <table:table-cell office:value-type="float" office:value="0.0388356218059359" calcext:value-type="float">
            <text:p>0.0388356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1) [lipid particle]'</text:p>
          </table:table-cell>
          <table:table-cell office:value-type="float" office:value="-0.0929639318974513" calcext:value-type="float">
            <text:p>-0.0929639319</text:p>
          </table:table-cell>
          <table:table-cell office:value-type="float" office:value="0.0388356218059359" calcext:value-type="float">
            <text:p>0.0388356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0) [lipid particle]'</text:p>
          </table:table-cell>
          <table:table-cell office:value-type="float" office:value="-0.0929639318974513" calcext:value-type="float">
            <text:p>-0.0929639319</text:p>
          </table:table-cell>
          <table:table-cell office:value-type="float" office:value="0.0388356218059359" calcext:value-type="float">
            <text:p>0.0388356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1) [lipid particle]'</text:p>
          </table:table-cell>
          <table:table-cell office:value-type="float" office:value="-0.0929639318974513" calcext:value-type="float">
            <text:p>-0.0929639319</text:p>
          </table:table-cell>
          <table:table-cell office:value-type="float" office:value="0.0388356218059359" calcext:value-type="float">
            <text:p>0.0388356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0, 2-18:1) [lipid particle]'</text:p>
          </table:table-cell>
          <table:table-cell office:value-type="float" office:value="0.0929639318974513" calcext:value-type="float">
            <text:p>0.0929639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1, 2-18:1) [lipid particle]'</text:p>
          </table:table-cell>
          <table:table-cell office:value-type="float" office:value="0.0929639318974513" calcext:value-type="float">
            <text:p>0.0929639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0, 2-18:1) [lipid particle]'</text:p>
          </table:table-cell>
          <table:table-cell office:value-type="float" office:value="0.0929639318974513" calcext:value-type="float">
            <text:p>0.0929639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1, 2-18:1) [lipid particle]'</text:p>
          </table:table-cell>
          <table:table-cell office:value-type="float" office:value="0.0929639318974513" calcext:value-type="float">
            <text:p>0.0929639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mitochondrion]'</text:p>
          </table:table-cell>
          <table:table-cell office:value-type="float" office:value="-0.0876602845448518" calcext:value-type="float">
            <text:p>-0.0876602845</text:p>
          </table:table-cell>
          <table:table-cell office:value-type="float" office:value="0.357527940955677" calcext:value-type="float">
            <text:p>0.357527941</text:p>
          </table:table-cell>
          <table:table-cell office:value-type="float" office:value="-0.187522892375398" calcext:value-type="float">
            <text:p>-0.1875228924</text:p>
          </table:table-cell>
          <table:table-cell office:value-type="float" office:value="0.462867180817255" calcext:value-type="float">
            <text:p>0.4628671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cytoplasm]'</text:p>
          </table:table-cell>
          <table:table-cell office:value-type="float" office:value="0.083857669461856" calcext:value-type="float">
            <text:p>0.0838576695</text:p>
          </table:table-cell>
          <table:table-cell office:value-type="float" office:value="0.274852106904897" calcext:value-type="float">
            <text:p>0.2748521069</text:p>
          </table:table-cell>
          <table:table-cell office:value-type="float" office:value="0.140642169281549" calcext:value-type="float">
            <text:p>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rotidine 5''-(dihydrogen phosphate) [cytoplasm]'</text:p>
          </table:table-cell>
          <table:table-cell office:value-type="float" office:value="-0.0818562931023844" calcext:value-type="float">
            <text:p>-0.08185629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'6-O-{alpha-D-mannosyl-(1-&gt;2)-alpha-D-mannosyl-(1-&gt;6)-2-O-[(2-aminoethyl)phosphoryl]-alpha-D-mannosyl-(1-&gt;4)-alpha-D-glucosaminyl}-O-acyl-1-phosphatidyl-1D-myo-inositol [endoplasmic reticulum]'</text:p>
          </table:table-cell>
          <table:table-cell office:value-type="float" office:value="-0.0807555361046751" calcext:value-type="float">
            <text:p>-0.0807555361</text:p>
          </table:table-cell>
          <table:table-cell office:value-type="float" office:value="0.104095481129313" calcext:value-type="float">
            <text:p>0.1040954811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mitochondrion]'</text:p>
          </table:table-cell>
          <table:table-cell office:value-type="float" office:value="-0.0762524392958643" calcext:value-type="float">
            <text:p>-0.076252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ogen [cytoplasm]'</text:p>
          </table:table-cell>
          <table:table-cell office:value-type="float" office:value="0.0762524392958642" calcext:value-type="float">
            <text:p>0.0762524393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cytoplasm]'</text:p>
          </table:table-cell>
          <table:table-cell office:value-type="float" office:value="0.0755519575700492" calcext:value-type="float">
            <text:p>0.0755519576</text:p>
          </table:table-cell>
          <table:table-cell office:value-type="float" office:value="0.314588554989836" calcext:value-type="float">
            <text:p>0.314588555</text:p>
          </table:table-cell>
          <table:table-cell office:value-type="float" office:value="0.140642169281549" calcext:value-type="float">
            <text:p>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6-(alpha-D-glucosaminyl)-1-phosphatidyl-1D-myo-inositol [endoplasmic reticulum]'</text:p>
          </table:table-cell>
          <table:table-cell office:value-type="float" office:value="0.0744512005723399" calcext:value-type="float">
            <text:p>0.0744512006</text:p>
          </table:table-cell>
          <table:table-cell office:value-type="float" office:value="-0.0961882282358359" calcext:value-type="float">
            <text:p>-0.0961882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ysteine [cytoplasm]'</text:p>
          </table:table-cell>
          <table:table-cell office:value-type="float" office:value="-0.0730502371207099" calcext:value-type="float">
            <text:p>-0.0730502371</text:p>
          </table:table-cell>
          <table:table-cell office:value-type="float" office:value="-0.0477437927871943" calcext:value-type="float">
            <text:p>-0.04774379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vacuole]'</text:p>
          </table:table-cell>
          <table:table-cell office:value-type="float" office:value="-0.072549893030842" calcext:value-type="float">
            <text:p>-0.072549893</text:p>
          </table:table-cell>
          <table:table-cell office:value-type="float" office:value="-0.22280436634024" calcext:value-type="float">
            <text:p>-0.2228043663</text:p>
          </table:table-cell>
          <table:table-cell office:value-type="float" office:value="-0.140642169281549" calcext:value-type="float">
            <text:p>-0.1406421693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isoleucine [cytoplasm]'</text:p>
          </table:table-cell>
          <table:table-cell office:value-type="float" office:value="0.0715492048511062" calcext:value-type="float">
            <text:p>0.0715492049</text:p>
          </table:table-cell>
          <table:table-cell office:value-type="float" office:value="-0.110100989656004" calcext:value-type="float">
            <text:p>-0.110100989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isoleucine [vacuole]'</text:p>
          </table:table-cell>
          <table:table-cell office:value-type="float" office:value="-0.0715492048511062" calcext:value-type="float">
            <text:p>-0.0715492049</text:p>
          </table:table-cell>
          <table:table-cell office:value-type="float" office:value="0.110100989656004" calcext:value-type="float">
            <text:p>0.1101009897</text:p>
          </table:table-cell>
          <table:table-cell office:value-type="float" office:value="0.0937614461876991" calcext:value-type="float">
            <text:p>0.0937614462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eucine [vacuole]'</text:p>
          </table:table-cell>
          <table:table-cell office:value-type="float" office:value="-0.0715492048511062" calcext:value-type="float">
            <text:p>-0.0715492049</text:p>
          </table:table-cell>
          <table:table-cell office:value-type="float" office:value="0.110100989656004" calcext:value-type="float">
            <text:p>0.1101009897</text:p>
          </table:table-cell>
          <table:table-cell office:value-type="float" office:value="0.0937614461876991" calcext:value-type="float">
            <text:p>0.0937614462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yrosine [vacuole]'</text:p>
          </table:table-cell>
          <table:table-cell office:value-type="float" office:value="-0.0715492048511062" calcext:value-type="float">
            <text:p>-0.0715492049</text:p>
          </table:table-cell>
          <table:table-cell office:value-type="float" office:value="0.150738264019947" calcext:value-type="float">
            <text:p>0.150738264</text:p>
          </table:table-cell>
          <table:table-cell office:value-type="float" office:value="0.0937614461876991" calcext:value-type="float">
            <text:p>0.0937614462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pantothenate [cytoplasm]'</text:p>
          </table:table-cell>
          <table:table-cell office:value-type="float" office:value="-0.0694477596736611" calcext:value-type="float">
            <text:p>-0.0694477597</text:p>
          </table:table-cell>
          <table:table-cell office:value-type="float" office:value="0.0994912579255161" calcext:value-type="float">
            <text:p>0.09949125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te [cytoplasm]'</text:p>
          </table:table-cell>
          <table:table-cell office:value-type="float" office:value="0.069247622037714" calcext:value-type="float">
            <text:p>0.069247622</text:p>
          </table:table-cell>
          <table:table-cell office:value-type="float" office:value="-0.0558512292982273" calcext:value-type="float">
            <text:p>-0.0558512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itin [cytoplasm]'</text:p>
          </table:table-cell>
          <table:table-cell office:value-type="float" office:value="-0.069247622037714" calcext:value-type="float">
            <text:p>-0.0692476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itosan [cell envelope]'</text:p>
          </table:table-cell>
          <table:table-cell office:value-type="float" office:value="0.069247622037714" calcext:value-type="float">
            <text:p>0.0692476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'6-O-{alpha-D-mannosyl-(1-&gt;6)-2-O-[(2-aminoethyl)phosphoryl]-alpha-D-mannosyl-(1-&gt;4)-alpha-D-glucosaminyl}-O-acyl-1-phosphatidyl-1D-myo-inositol [endoplasmic reticulum]'</text:p>
          </table:table-cell>
          <table:table-cell office:value-type="float" office:value="0.0690474844017668" calcext:value-type="float">
            <text:p>0.0690474844</text:p>
          </table:table-cell>
          <table:table-cell office:value-type="float" office:value="-0.0890817098125848" calcext:value-type="float">
            <text:p>-0.0890817098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olichyl D-mannosyl phosphate [endoplasmic reticulum]'</text:p>
          </table:table-cell>
          <table:table-cell office:value-type="float" office:value="0.0690474844017668" calcext:value-type="float">
            <text:p>0.0690474844</text:p>
          </table:table-cell>
          <table:table-cell office:value-type="float" office:value="-0.0890817098125848" calcext:value-type="float">
            <text:p>-0.089081709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lphate [cytoplasm]'</text:p>
          </table:table-cell>
          <table:table-cell office:value-type="float" office:value="0.0686472091298725" calcext:value-type="float">
            <text:p>0.06864720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nucleus]'</text:p>
          </table:table-cell>
          <table:table-cell office:value-type="float" office:value="0.0640440435030881" calcext:value-type="float">
            <text:p>0.0640440435</text:p>
          </table:table-cell>
          <table:table-cell office:value-type="float" office:value="0.207490319597178" calcext:value-type="float">
            <text:p>0.2074903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nucleus]'</text:p>
          </table:table-cell>
          <table:table-cell office:value-type="float" office:value="-0.0640440435030881" calcext:value-type="float">
            <text:p>-0.0640440435</text:p>
          </table:table-cell>
          <table:table-cell office:value-type="float" office:value="-0.207490319597178" calcext:value-type="float">
            <text:p>-0.20749031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malate [cytoplasm]'</text:p>
          </table:table-cell>
          <table:table-cell office:value-type="float" office:value="-0.0636437682311938" calcext:value-type="float">
            <text:p>-0.0636437682</text:p>
          </table:table-cell>
          <table:table-cell office:value-type="float" office:value="0.0245224931506554" calcext:value-type="float">
            <text:p>0.0245224932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ate [cytoplasm]'</text:p>
          </table:table-cell>
          <table:table-cell office:value-type="float" office:value="-0.0583401208785943" calcext:value-type="float">
            <text:p>-0.0583401209</text:p>
          </table:table-cell>
          <table:table-cell office:value-type="float" office:value="0.0506464552417617" calcext:value-type="float">
            <text:p>0.0506464552</text:p>
          </table:table-cell>
          <table:table-cell office:value-type="float" office:value="0" calcext:value-type="float">
            <text:p>0</text:p>
          </table:table-cell>
          <table:table-cell office:value-type="float" office:value="0.154322376847731" calcext:value-type="float">
            <text:p>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ermidine [cytoplasm]'</text:p>
          </table:table-cell>
          <table:table-cell office:value-type="float" office:value="-0.0580399144246736" calcext:value-type="float">
            <text:p>-0.0580399144</text:p>
          </table:table-cell>
          <table:table-cell office:value-type="float" office:value="0.14503303091959" calcext:value-type="float">
            <text:p>0.1450330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TP [cytoplasm]'</text:p>
          </table:table-cell>
          <table:table-cell office:value-type="float" office:value="-0.0570392262449378" calcext:value-type="float">
            <text:p>-0.05703922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glutarate [mitochondrion]'</text:p>
          </table:table-cell>
          <table:table-cell office:value-type="float" office:value="0.0563387445191228" calcext:value-type="float">
            <text:p>0.0563387445</text:p>
          </table:table-cell>
          <table:table-cell office:value-type="float" office:value="-0.0469430583169689" calcext:value-type="float">
            <text:p>-0.0469430583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[lipid particle]'</text:p>
          </table:table-cell>
          <table:table-cell office:value-type="float" office:value="0.0552379875214135" calcext:value-type="float">
            <text:p>0.0552379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ygen [cytoplasm]'</text:p>
          </table:table-cell>
          <table:table-cell office:value-type="float" office:value="-0.0541372305237042" calcext:value-type="float">
            <text:p>-0.0541372305</text:p>
          </table:table-cell>
          <table:table-cell office:value-type="float" office:value="-0.0125114760972731" calcext:value-type="float">
            <text:p>-0.0125114761</text:p>
          </table:table-cell>
          <table:table-cell office:value-type="float" office:value="-0.164082530828473" calcext:value-type="float">
            <text:p>-0.1640825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UMP [cytoplasm]'</text:p>
          </table:table-cell>
          <table:table-cell office:value-type="float" office:value="-0.0535368176158627" calcext:value-type="float">
            <text:p>-0.0535368176</text:p>
          </table:table-cell>
          <table:table-cell office:value-type="float" office:value="0.0277254310315573" calcext:value-type="float">
            <text:p>0.02772543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trate [cytoplasm]'</text:p>
          </table:table-cell>
          <table:table-cell office:value-type="float" office:value="0.0526361982541005" calcext:value-type="float">
            <text:p>0.0526361983</text:p>
          </table:table-cell>
          <table:table-cell office:value-type="float" office:value="-0.0679623381603877" calcext:value-type="float">
            <text:p>-0.06796233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trate [mitochondrion]'</text:p>
          </table:table-cell>
          <table:table-cell office:value-type="float" office:value="-0.0526361982541005" calcext:value-type="float">
            <text:p>-0.0526361983</text:p>
          </table:table-cell>
          <table:table-cell office:value-type="float" office:value="0.0679623381603877" calcext:value-type="float">
            <text:p>0.06796233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hreonine [cytoplasm]'</text:p>
          </table:table-cell>
          <table:table-cell office:value-type="float" office:value="-0.0522359229822062" calcext:value-type="float">
            <text:p>-0.052235923</text:p>
          </table:table-cell>
          <table:table-cell office:value-type="float" office:value="0.0674618791164968" calcext:value-type="float">
            <text:p>0.06746187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malate [peroxisome]'</text:p>
          </table:table-cell>
          <table:table-cell office:value-type="float" office:value="-0.0509350283485497" calcext:value-type="float">
            <text:p>-0.0509350283</text:p>
          </table:table-cell>
          <table:table-cell office:value-type="float" office:value="0.0656602265584895" calcext:value-type="float">
            <text:p>0.0656602266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peroxisome]'</text:p>
          </table:table-cell>
          <table:table-cell office:value-type="float" office:value="-0.0509350283485497" calcext:value-type="float">
            <text:p>-0.0509350283</text:p>
          </table:table-cell>
          <table:table-cell office:value-type="float" office:value="-1.78283529795703" calcext:value-type="float">
            <text:p>-1.782835298</text:p>
          </table:table-cell>
          <table:table-cell office:value-type="float" office:value="-0.796972292595442" calcext:value-type="float">
            <text:p>-0.7969722926</text:p>
          </table:table-cell>
          <table:table-cell office:value-type="float" office:value="-0.154322376847731" calcext:value-type="float">
            <text:p>-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H [peroxisome]'</text:p>
          </table:table-cell>
          <table:table-cell office:value-type="float" office:value="0.0509350283485497" calcext:value-type="float">
            <text:p>0.0509350283</text:p>
          </table:table-cell>
          <table:table-cell office:value-type="float" office:value="1.78283529795703" calcext:value-type="float">
            <text:p>1.782835298</text:p>
          </table:table-cell>
          <table:table-cell office:value-type="float" office:value="0.796972292595442" calcext:value-type="float">
            <text:p>0.7969722926</text:p>
          </table:table-cell>
          <table:table-cell office:value-type="float" office:value="0.154322376847731" calcext:value-type="float">
            <text:p>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aloacetate [peroxisome]'</text:p>
          </table:table-cell>
          <table:table-cell office:value-type="float" office:value="0.0509350283485497" calcext:value-type="float">
            <text:p>0.0509350283</text:p>
          </table:table-cell>
          <table:table-cell office:value-type="float" office:value="-0.0656602265584895" calcext:value-type="float">
            <text:p>-0.0656602266</text:p>
          </table:table-cell>
          <table:table-cell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alactose [cytoplasm]'</text:p>
          </table:table-cell>
          <table:table-cell office:value-type="float" office:value="0.0497342025328668" calcext:value-type="float">
            <text:p>0.0497342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mitochondrion]'</text:p>
          </table:table-cell>
          <table:table-cell office:value-type="float" office:value="0.0496341337148933" calcext:value-type="float">
            <text:p>0.0496341337</text:p>
          </table:table-cell>
          <table:table-cell office:value-type="float" office:value="0.23441501615851" calcext:value-type="float">
            <text:p>0.2344150162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amma-glutamyl-L-cysteine [cytoplasm]'</text:p>
          </table:table-cell>
          <table:table-cell office:value-type="float" office:value="0.0491337896250254" calcext:value-type="float">
            <text:p>0.0491337896</text:p>
          </table:table-cell>
          <table:table-cell office:value-type="float" office:value="-0.0466427828906343" calcext:value-type="float">
            <text:p>-0.046642782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5-[(5-phospho-1-deoxy-D-ribulos-1-ylamino)methylideneamino]-1-(5-phospho-D-ribosyl)imidazole-4-carboxamide [cytoplasm]'</text:p>
          </table:table-cell>
          <table:table-cell office:value-type="float" office:value="-0.0490337208070518" calcext:value-type="float">
            <text:p>-0.0490337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ICAR [cytoplasm]'</text:p>
          </table:table-cell>
          <table:table-cell office:value-type="float" office:value="0.0490337208070518" calcext:value-type="float">
            <text:p>0.0490337208</text:p>
          </table:table-cell>
          <table:table-cell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omocysteine [cytoplasm]'</text:p>
          </table:table-cell>
          <table:table-cell office:value-type="float" office:value="-0.047332550901501" calcext:value-type="float">
            <text:p>-0.04733255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methionine [cytoplasm]'</text:p>
          </table:table-cell>
          <table:table-cell office:value-type="float" office:value="0.047332550901501" calcext:value-type="float">
            <text:p>0.0473325509</text:p>
          </table:table-cell>
          <table:table-cell office:value-type="float" office:value="-0.0109100071568222" calcext:value-type="float">
            <text:p>-0.0109100072</text:p>
          </table:table-cell>
          <table:table-cell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adenosyl-L-homocysteine [cytoplasm]'</text:p>
          </table:table-cell>
          <table:table-cell office:value-type="float" office:value="0.047332550901501" calcext:value-type="float">
            <text:p>0.0473325509</text:p>
          </table:table-cell>
          <table:table-cell office:value-type="float" office:value="0.120710721386491" calcext:value-type="float">
            <text:p>0.1207107214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adenosyl-L-methionine [cytoplasm]'</text:p>
          </table:table-cell>
          <table:table-cell office:value-type="float" office:value="-0.047332550901501" calcext:value-type="float">
            <text:p>-0.0473325509</text:p>
          </table:table-cell>
          <table:table-cell office:value-type="float" office:value="-0.120710721386491" calcext:value-type="float">
            <text:p>-0.1207107214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oyl-CoA [endoplasmic reticulum membrane]'</text:p>
          </table:table-cell>
          <table:table-cell office:value-type="float" office:value="-0.0470323444475803" calcext:value-type="float">
            <text:p>-0.0470323444</text:p>
          </table:table-cell>
          <table:table-cell office:value-type="float" office:value="-0.0450413139501833" calcext:value-type="float">
            <text:p>-0.04504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cosanoyl-CoA [endoplasmic reticulum membrane]'</text:p>
          </table:table-cell>
          <table:table-cell office:value-type="float" office:value="-0.0470323444475803" calcext:value-type="float">
            <text:p>-0.04703234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ocosanoyl-CoA [endoplasmic reticulum membrane]'</text:p>
          </table:table-cell>
          <table:table-cell office:value-type="float" office:value="-0.0470323444475803" calcext:value-type="float">
            <text:p>-0.0470323444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MP [cytoplasm]'</text:p>
          </table:table-cell>
          <table:table-cell office:value-type="float" office:value="0.0465320003577124" calcext:value-type="float">
            <text:p>0.0465320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TP [cytoplasm]'</text:p>
          </table:table-cell>
          <table:table-cell office:value-type="float" office:value="-0.0465320003577124" calcext:value-type="float">
            <text:p>-0.0465320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MP [cytoplasm]'</text:p>
          </table:table-cell>
          <table:table-cell office:value-type="float" office:value="0.0465320003577124" calcext:value-type="float">
            <text:p>0.0465320004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TP [cytoplasm]'</text:p>
          </table:table-cell>
          <table:table-cell office:value-type="float" office:value="-0.0465320003577124" calcext:value-type="float">
            <text:p>-0.0465320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TP [cytoplasm]'</text:p>
          </table:table-cell>
          <table:table-cell office:value-type="float" office:value="-0.0465320003577124" calcext:value-type="float">
            <text:p>-0.0465320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ccinyl-CoA [mitochondrion]'</text:p>
          </table:table-cell>
          <table:table-cell office:value-type="float" office:value="0.0448308304521617" calcext:value-type="float">
            <text:p>0.0448308305</text:p>
          </table:table-cell>
          <table:table-cell office:value-type="float" office:value="-0.0426391105395069" calcext:value-type="float">
            <text:p>-0.0426391105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ccinate [cytoplasm]'</text:p>
          </table:table-cell>
          <table:table-cell office:value-type="float" office:value="-0.0446306928162145" calcext:value-type="float">
            <text:p>-0.0446306928</text:p>
          </table:table-cell>
          <table:table-cell office:value-type="float" office:value="0.0168154238747351" calcext:value-type="float">
            <text:p>0.0168154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PP [cytoplasm]'</text:p>
          </table:table-cell>
          <table:table-cell office:value-type="float" office:value="-0.0443304863622938" calcext:value-type="float">
            <text:p>-0.0443304864</text:p>
          </table:table-cell>
          <table:table-cell office:value-type="float" office:value="0.0228209324014262" calcext:value-type="float">
            <text:p>0.02282093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citrate [cytoplasm]'</text:p>
          </table:table-cell>
          <table:table-cell office:value-type="float" office:value="-0.0430295917286373" calcext:value-type="float">
            <text:p>-0.0430295917</text:p>
          </table:table-cell>
          <table:table-cell office:value-type="float" office:value="0.0555509538718928" calcext:value-type="float">
            <text:p>0.0555509539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yrosine [cytoplasm]'</text:p>
          </table:table-cell>
          <table:table-cell office:value-type="float" office:value="0.0425292476387694" calcext:value-type="float">
            <text:p>0.0425292476</text:p>
          </table:table-cell>
          <table:table-cell office:value-type="float" office:value="-0.150738264019947" calcext:value-type="float">
            <text:p>-0.1507382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6-(N-acetyl-alpha-D-glucosaminyl)-1-phosphatidyl-1D-myo-inositol [endoplasmic reticulum]'</text:p>
          </table:table-cell>
          <table:table-cell office:value-type="float" office:value="0.0424291788207959" calcext:value-type="float">
            <text:p>0.0424291788</text:p>
          </table:table-cell>
          <table:table-cell office:value-type="float" office:value="-0.0547502194016673" calcext:value-type="float">
            <text:p>-0.0547502194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te [endoplasmic reticulum]'</text:p>
          </table:table-cell>
          <table:table-cell office:value-type="float" office:value="-0.0424291788207959" calcext:value-type="float">
            <text:p>-0.0424291788</text:p>
          </table:table-cell>
          <table:table-cell office:value-type="float" office:value="0.0547502194016673" calcext:value-type="float">
            <text:p>0.0547502194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endoplasmic reticulum]'</text:p>
          </table:table-cell>
          <table:table-cell office:value-type="float" office:value="-0.0424291788207959" calcext:value-type="float">
            <text:p>-0.0424291788</text:p>
          </table:table-cell>
          <table:table-cell office:value-type="float" office:value="0.0855784965053483" calcext:value-type="float">
            <text:p>0.08557849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endoplasmic reticulum]'</text:p>
          </table:table-cell>
          <table:table-cell office:value-type="float" office:value="0.0424291788207959" calcext:value-type="float">
            <text:p>0.0424291788</text:p>
          </table:table-cell>
          <table:table-cell office:value-type="float" office:value="-0.0547502194016673" calcext:value-type="float">
            <text:p>-0.0547502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5S,6S)-di-HETE [cytoplasm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5S,6S)-di-HETE [nucleus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4''-phosphopantothenic acid [cytoplasm]'</text:p>
          </table:table-cell>
          <table:table-cell office:value-type="float" office:value="0.0423291100028223" calcext:value-type="float">
            <text:p>0.042329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elta(6)-trans,Delta(8)-cis-leukotriene B4 [cytoplasm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elta(6)-trans,Delta(8)-cis-leukotriene B4 [nucleus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kotriene B4 [cytoplasm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kotriene B4 [nucleus]'</text:p>
          </table:table-cell>
          <table:table-cell office:value-type="float" office:value="-0.0423291100028223" calcext:value-type="float">
            <text:p>-0.04232911</text:p>
          </table:table-cell>
          <table:table-cell office:value-type="float" office:value="0.0546501275928891" calcext:value-type="float">
            <text:p>0.054650127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mitochondrion]'</text:p>
          </table:table-cell>
          <table:table-cell office:value-type="float" office:value="-0.0417286970949808" calcext:value-type="float">
            <text:p>-0.0417286971</text:p>
          </table:table-cell>
          <table:table-cell office:value-type="float" office:value="-0.332905355996244" calcext:value-type="float">
            <text:p>-0.332905356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mitochondrion]'</text:p>
          </table:table-cell>
          <table:table-cell office:value-type="float" office:value="-0.0416286282770073" calcext:value-type="float">
            <text:p>-0.0416286283</text:p>
          </table:table-cell>
          <table:table-cell office:value-type="float" office:value="-0.029727267207121" calcext:value-type="float">
            <text:p>-0.02972726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H [mitochondrion]'</text:p>
          </table:table-cell>
          <table:table-cell office:value-type="float" office:value="0.0416286282770073" calcext:value-type="float">
            <text:p>0.0416286283</text:p>
          </table:table-cell>
          <table:table-cell office:value-type="float" office:value="-0.0927851067373776" calcext:value-type="float">
            <text:p>-0.09278510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ate [mitochondrion]'</text:p>
          </table:table-cell>
          <table:table-cell office:value-type="float" office:value="-0.0385264949198264" calcext:value-type="float">
            <text:p>-0.0385264949</text:p>
          </table:table-cell>
          <table:table-cell office:value-type="float" office:value="-0.110000897847226" calcext:value-type="float">
            <text:p>-0.110000897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lactate [cytoplasm]'</text:p>
          </table:table-cell>
          <table:table-cell office:value-type="float" office:value="0.0384264261018529" calcext:value-type="float">
            <text:p>0.0384264261</text:p>
          </table:table-cell>
          <table:table-cell office:value-type="float" office:value="-0.0495454453452017" calcext:value-type="float">
            <text:p>-0.049545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lactate [mitochondrion]'</text:p>
          </table:table-cell>
          <table:table-cell office:value-type="float" office:value="0.0384264261018529" calcext:value-type="float">
            <text:p>0.0384264261</text:p>
          </table:table-cell>
          <table:table-cell office:value-type="float" office:value="-0.0495454453452017" calcext:value-type="float">
            <text:p>-0.0495454453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ine [cytoplasm]'</text:p>
          </table:table-cell>
          <table:table-cell office:value-type="float" office:value="-0.0345237422008834" calcext:value-type="float">
            <text:p>-0.0345237422</text:p>
          </table:table-cell>
          <table:table-cell office:value-type="float" office:value="-0.0364334183952594" calcext:value-type="float">
            <text:p>-0.03643341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phosphoglycerate [cytoplasm]'</text:p>
          </table:table-cell>
          <table:table-cell office:value-type="float" office:value="-0.0344236733829098" calcext:value-type="float">
            <text:p>-0.0344236734</text:p>
          </table:table-cell>
          <table:table-cell office:value-type="float" office:value="0.0444407630975142" calcext:value-type="float">
            <text:p>0.0444407631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glutarate [cytoplasm]'</text:p>
          </table:table-cell>
          <table:table-cell office:value-type="float" office:value="-0.0341234669289891" calcext:value-type="float">
            <text:p>-0.0341234669</text:p>
          </table:table-cell>
          <table:table-cell office:value-type="float" office:value="0.0450413139501833" calcext:value-type="float">
            <text:p>0.045041314</text:p>
          </table:table-cell>
          <table:table-cell office:value-type="float" office:value="0" calcext:value-type="float">
            <text:p>0</text:p>
          </table:table-cell>
          <table:table-cell office:value-type="float" office:value="-0.154322376847731" calcext:value-type="float">
            <text:p>-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proporphyrinogen III [cytoplasm]'</text:p>
          </table:table-cell>
          <table:table-cell office:value-type="float" office:value="-0.033923329293042" calcext:value-type="float">
            <text:p>-0.0339233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otoporphyrinogen [cytoplasm]'</text:p>
          </table:table-cell>
          <table:table-cell office:value-type="float" office:value="0.033923329293042" calcext:value-type="float">
            <text:p>0.0339233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ine [cytoplasm]'</text:p>
          </table:table-cell>
          <table:table-cell office:value-type="float" office:value="0.0333229163852005" calcext:value-type="float">
            <text:p>0.0333229164</text:p>
          </table:table-cell>
          <table:table-cell office:value-type="float" office:value="-0.0430394777746196" calcext:value-type="float">
            <text:p>-0.0430394778</text:p>
          </table:table-cell>
          <table:table-cell office:value-type="float" office:value="-0.0937614461876991" calcext:value-type="float">
            <text:p>-0.0937614462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te [mitochondrion]'</text:p>
          </table:table-cell>
          <table:table-cell office:value-type="float" office:value="0.0331227787492534" calcext:value-type="float">
            <text:p>0.0331227787</text:p>
          </table:table-cell>
          <table:table-cell office:value-type="float" office:value="-0.0478438845959725" calcext:value-type="float">
            <text:p>-0.04784388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yl-CoA [mitochondrion]'</text:p>
          </table:table-cell>
          <table:table-cell office:value-type="float" office:value="-0.0331227787492534" calcext:value-type="float">
            <text:p>-0.0331227787</text:p>
          </table:table-cell>
          <table:table-cell office:value-type="float" office:value="-0.0306280934861247" calcext:value-type="float">
            <text:p>-0.030628093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999497259376592" calcext:value-type="float">
            <text:p>9.99E-005</text:p>
          </table:table-cell>
          <table:table-cell table:style-name="ce11" office:value-type="float" office:value="0" calcext:value-type="float">
            <text:p>0.00E+0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-erythro-1-(imidazol-4-yl)glycerol 3-phosphate [cytoplasm]'</text:p>
          </table:table-cell>
          <table:table-cell office:value-type="float" office:value="0.0327225034773591" calcext:value-type="float">
            <text:p>0.03272250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2-acetyl-2-hydroxybutanoate [mitochondrion]'</text:p>
          </table:table-cell>
          <table:table-cell office:value-type="float" office:value="0.0325223658414119" calcext:value-type="float">
            <text:p>0.03252236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acetyllactic acid [mitochondrion]'</text:p>
          </table:table-cell>
          <table:table-cell office:value-type="float" office:value="0.0325223658414119" calcext:value-type="float">
            <text:p>0.03252236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butanoate [mitochondrion]'</text:p>
          </table:table-cell>
          <table:table-cell office:value-type="float" office:value="-0.0325223658414119" calcext:value-type="float">
            <text:p>-0.03252236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UDP [cytoplasm]'</text:p>
          </table:table-cell>
          <table:table-cell office:value-type="float" office:value="0.032022021751544" calcext:value-type="float">
            <text:p>0.0320220218</text:p>
          </table:table-cell>
          <table:table-cell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UDP [nucleus]'</text:p>
          </table:table-cell>
          <table:table-cell office:value-type="float" office:value="0.032022021751544" calcext:value-type="float">
            <text:p>0.03202202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UMP [nucleus]'</text:p>
          </table:table-cell>
          <table:table-cell office:value-type="float" office:value="-0.032022021751544" calcext:value-type="float">
            <text:p>-0.03202202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eucine [cytoplasm]'</text:p>
          </table:table-cell>
          <table:table-cell office:value-type="float" office:value="0.032022021751544" calcext:value-type="float">
            <text:p>0.0320220218</text:p>
          </table:table-cell>
          <table:table-cell office:value-type="float" office:value="-0.0590541671791292" calcext:value-type="float">
            <text:p>-0.0590541672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 [nucleus]'</text:p>
          </table:table-cell>
          <table:table-cell office:value-type="float" office:value="0.032022021751544" calcext:value-type="float">
            <text:p>0.03202202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MP [nucleus]'</text:p>
          </table:table-cell>
          <table:table-cell office:value-type="float" office:value="-0.032022021751544" calcext:value-type="float">
            <text:p>-0.03202202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acetamido-5-oxopentanoate [mitochondrion]'</text:p>
          </table:table-cell>
          <table:table-cell office:value-type="float" office:value="-0.0317218152976233" calcext:value-type="float">
            <text:p>-0.0317218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(2)-acetyl-L-ornithine [mitochondrion]'</text:p>
          </table:table-cell>
          <table:table-cell office:value-type="float" office:value="0.0317218152976233" calcext:value-type="float">
            <text:p>0.0317218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lactaldehyde [cytoplasm]'</text:p>
          </table:table-cell>
          <table:table-cell office:value-type="float" office:value="0.0316217464796497" calcext:value-type="float">
            <text:p>0.03162174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ethylglyoxal [cytoplasm]'</text:p>
          </table:table-cell>
          <table:table-cell office:value-type="float" office:value="-0.0316217464796497" calcext:value-type="float">
            <text:p>-0.03162174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butanol [cytoplasm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butyl acetate [cytoplasm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phenylethanol [cytoplasm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thanol [cytoplasm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thyl acetate [cytoplasm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amyl acetate [cytoplasm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amylol [cytoplasm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butanol [cytoplasm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butyl acetate [cytoplasm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nethyl acetate [cytoplasm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6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6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6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6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8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8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8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8:1) [Golgi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Golgi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6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6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6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6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8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8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8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8:1) [vacuolar membrane]'</text:p>
          </table:table-cell>
          <table:table-cell office:value-type="float" office:value="-0.0301207142100461" calcext:value-type="float">
            <text:p>-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vacuolar membrane]'</text:p>
          </table:table-cell>
          <table:table-cell office:value-type="float" office:value="0.0301207142100461" calcext:value-type="float">
            <text:p>0.0301207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0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1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0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1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choline (16:0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choline (16:1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choline (18:0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choline (18:1) [lipid particle]'</text:p>
          </table:table-cell>
          <table:table-cell office:value-type="float" office:value="0.0298205077561254" calcext:value-type="float">
            <text:p>0.0298205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yr-tRNA(Tyr) [cytoplasm]'</text:p>
          </table:table-cell>
          <table:table-cell office:value-type="float" office:value="0.0290199572123368" calcext:value-type="float">
            <text:p>0.02901995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yr), cytoplasmic [cytoplasm]'</text:p>
          </table:table-cell>
          <table:table-cell office:value-type="float" office:value="-0.0290199572123368" calcext:value-type="float">
            <text:p>-0.02901995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istidinol phosphate [cytoplasm]'</text:p>
          </table:table-cell>
          <table:table-cell office:value-type="float" office:value="0.0283194754865218" calcext:value-type="float">
            <text:p>0.02831947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phospho-D-glyceric acid [cytoplasm]'</text:p>
          </table:table-cell>
          <table:table-cell office:value-type="float" office:value="-0.0276189937607067" calcext:value-type="float">
            <text:p>-0.0276189938</text:p>
          </table:table-cell>
          <table:table-cell office:value-type="float" office:value="0.0356326839250339" calcext:value-type="float">
            <text:p>0.03563268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yl palmitoleate [lipid particle]'</text:p>
          </table:table-cell>
          <table:table-cell office:value-type="float" office:value="-0.0276189937607067" calcext:value-type="float">
            <text:p>-0.02761899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yl oleate [lipid particle]'</text:p>
          </table:table-cell>
          <table:table-cell office:value-type="float" office:value="-0.0276189937607067" calcext:value-type="float">
            <text:p>-0.02761899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ryptophan [cytoplasm]'</text:p>
          </table:table-cell>
          <table:table-cell office:value-type="float" office:value="-0.0270185808528653" calcext:value-type="float">
            <text:p>-0.0270185809</text:p>
          </table:table-cell>
          <table:table-cell office:value-type="float" office:value="0.0494453535364235" calcext:value-type="float">
            <text:p>0.04944535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biquinol-6 [mitochondrion]'</text:p>
          </table:table-cell>
          <table:table-cell office:value-type="float" office:value="0.0269185120348917" calcext:value-type="float">
            <text:p>0.0269185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biquinone-6 [mitochondrion]'</text:p>
          </table:table-cell>
          <table:table-cell office:value-type="float" office:value="-0.0269185120348917" calcext:value-type="float">
            <text:p>-0.0269185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ic acid D-ribonucleotide [cytoplasm]'</text:p>
          </table:table-cell>
          <table:table-cell office:value-type="float" office:value="0.0265182367629974" calcext:value-type="float">
            <text:p>0.0265182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ic acid D-ribonucleotide [mitochondrion]'</text:p>
          </table:table-cell>
          <table:table-cell office:value-type="float" office:value="0.0265182367629974" calcext:value-type="float">
            <text:p>0.0265182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PP [mitochondrion]'</text:p>
          </table:table-cell>
          <table:table-cell office:value-type="float" office:value="-0.0265182367629974" calcext:value-type="float">
            <text:p>-0.0265182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quinolinate [cytoplasm]'</text:p>
          </table:table-cell>
          <table:table-cell office:value-type="float" office:value="-0.0265182367629974" calcext:value-type="float">
            <text:p>-0.0265182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quinolinate [mitochondrion]'</text:p>
          </table:table-cell>
          <table:table-cell office:value-type="float" office:value="-0.0265182367629974" calcext:value-type="float">
            <text:p>-0.0265182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 [cytoplasm]'</text:p>
          </table:table-cell>
          <table:table-cell office:value-type="float" office:value="0.0260178926731295" calcext:value-type="float">
            <text:p>0.0260178927</text:p>
          </table:table-cell>
          <table:table-cell office:value-type="float" office:value="-0.0168154238747351" calcext:value-type="float">
            <text:p>-0.0168154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edoheptulose 1,7-bisphosphate [cytoplasm]'</text:p>
          </table:table-cell>
          <table:table-cell office:value-type="float" office:value="-0.0257176862192088" calcext:value-type="float">
            <text:p>-0.02571768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edoheptulose 7-phosphate [cytoplasm]'</text:p>
          </table:table-cell>
          <table:table-cell office:value-type="float" office:value="0.0257176862192088" calcext:value-type="float">
            <text:p>0.02571768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yl-CoA [endoplasmic reticulum membrane]'</text:p>
          </table:table-cell>
          <table:table-cell office:value-type="float" office:value="-0.0251172733113674" calcext:value-type="float">
            <text:p>-0.0251172733</text:p>
          </table:table-cell>
          <table:table-cell office:value-type="float" office:value="-0.064859492088264" calcext:value-type="float">
            <text:p>-0.0648594921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tetradecanoyl-CoA [endoplasmic reticulum membrane]'</text:p>
          </table:table-cell>
          <table:table-cell office:value-type="float" office:value="-0.0243167227675788" calcext:value-type="float">
            <text:p>-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palmitoyl-CoA [endoplasmic reticulum membrane]'</text:p>
          </table:table-cell>
          <table:table-cell office:value-type="float" office:value="-0.0243167227675788" calcext:value-type="float">
            <text:p>-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hexacosanoyl-CoA [endoplasmic reticulum membrane]'</text:p>
          </table:table-cell>
          <table:table-cell office:value-type="float" office:value="-0.0243167227675788" calcext:value-type="float">
            <text:p>-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S)-3-hydroxytetradec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S)-3-hydroxypalmit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ydroxyoctadec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ydroxyicos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ydroxydocos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ydroxytetracos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S)-3-hydroxyhexacosanoyl-CoA [endoplasmic reticulum membrane]'</text:p>
          </table:table-cell>
          <table:table-cell office:value-type="float" office:value="0.0243167227675788" calcext:value-type="float">
            <text:p>0.0243167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ycine [cytoplasm]'</text:p>
          </table:table-cell>
          <table:table-cell office:value-type="float" office:value="0.0236162410417637" calcext:value-type="float">
            <text:p>0.023616241</text:p>
          </table:table-cell>
          <table:table-cell office:value-type="float" office:value="-0.0771707845679808" calcext:value-type="float">
            <text:p>-0.0771707846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mitochondrion]'</text:p>
          </table:table-cell>
          <table:table-cell office:value-type="float" office:value="0.0231158969518959" calcext:value-type="float">
            <text:p>0.023115897</text:p>
          </table:table-cell>
          <table:table-cell office:value-type="float" office:value="0.23441501615851" calcext:value-type="float">
            <text:p>0.2344150162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-tRNA(Glu) [mitochondrion]'</text:p>
          </table:table-cell>
          <table:table-cell office:value-type="float" office:value="0.0231158969518959" calcext:value-type="float">
            <text:p>0.0231158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Glu), mitchondrial [mitochondrion]'</text:p>
          </table:table-cell>
          <table:table-cell office:value-type="float" office:value="-0.0231158969518959" calcext:value-type="float">
            <text:p>-0.0231158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,3-bisphospho-D-glycerate [cytoplasm]'</text:p>
          </table:table-cell>
          <table:table-cell office:value-type="float" office:value="0.0231158969518959" calcext:value-type="float">
            <text:p>0.023115897</text:p>
          </table:table-cell>
          <table:table-cell office:value-type="float" office:value="-0.0299274508246774" calcext:value-type="float">
            <text:p>-0.02992745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icosanoyl-CoA [endoplasmic reticulum membrane]'</text:p>
          </table:table-cell>
          <table:table-cell office:value-type="float" office:value="0.0227156216800016" calcext:value-type="float">
            <text:p>0.0227156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docosanoyl-CoA [endoplasmic reticulum membrane]'</text:p>
          </table:table-cell>
          <table:table-cell office:value-type="float" office:value="0.0227156216800016" calcext:value-type="float">
            <text:p>0.0227156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tetracosanoyl-CoA [endoplasmic reticulum membrane]'</text:p>
          </table:table-cell>
          <table:table-cell office:value-type="float" office:value="0.0227156216800016" calcext:value-type="float">
            <text:p>0.0227156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CMP [cytoplasm]'</text:p>
          </table:table-cell>
          <table:table-cell office:value-type="float" office:value="0.0215147958643187" calcext:value-type="float">
            <text:p>0.0215147959</text:p>
          </table:table-cell>
          <table:table-cell office:value-type="float" office:value="-0.0277254310315573" calcext:value-type="float">
            <text:p>-0.0277254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0-formyl-THF [mitochondrion]'</text:p>
          </table:table-cell>
          <table:table-cell office:value-type="float" office:value="-0.0214147270463451" calcext:value-type="float">
            <text:p>-0.0214147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Met-tRNA(fMet) [mitochondrion]'</text:p>
          </table:table-cell>
          <table:table-cell office:value-type="float" office:value="0.0214147270463451" calcext:value-type="float">
            <text:p>0.0214147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et-tRNA(Met) [mitochondrion]'</text:p>
          </table:table-cell>
          <table:table-cell office:value-type="float" office:value="-0.0214147270463451" calcext:value-type="float">
            <text:p>-0.021414727</text:p>
          </table:table-cell>
          <table:table-cell office:value-type="float" office:value="0.0778714272294281" calcext:value-type="float">
            <text:p>0.0778714272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F [mitochondrion]'</text:p>
          </table:table-cell>
          <table:table-cell office:value-type="float" office:value="0.0214147270463451" calcext:value-type="float">
            <text:p>0.021414727</text:p>
          </table:table-cell>
          <table:table-cell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odium [cytoplasm]'</text:p>
          </table:table-cell>
          <table:table-cell office:value-type="float" office:value="-0.0207142453205301" calcext:value-type="float">
            <text:p>-0.0207142453</text:p>
          </table:table-cell>
          <table:table-cell office:value-type="float" office:value="0.0267245129437754" calcext:value-type="float">
            <text:p>0.0267245129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MP [cytoplasm]'</text:p>
          </table:table-cell>
          <table:table-cell office:value-type="float" office:value="0.0205141076845829" calcext:value-type="float">
            <text:p>0.0205141077</text:p>
          </table:table-cell>
          <table:table-cell office:value-type="float" office:value="0.0168154238747351" calcext:value-type="float">
            <text:p>0.0168154239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arabinono-1,4-lactone [cytoplasm]'</text:p>
          </table:table-cell>
          <table:table-cell office:value-type="float" office:value="-0.0202139012306622" calcext:value-type="float">
            <text:p>-0.0202139012</text:p>
          </table:table-cell>
          <table:table-cell office:value-type="float" office:value="0.0260238702823281" calcext:value-type="float">
            <text:p>0.0260238703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hydro-D-arabinono-1,4-lactone [cytoplasm]'</text:p>
          </table:table-cell>
          <table:table-cell office:value-type="float" office:value="0.0202139012306622" calcext:value-type="float">
            <text:p>0.0202139012</text:p>
          </table:table-cell>
          <table:table-cell office:value-type="float" office:value="-0.0260238702823281" calcext:value-type="float">
            <text:p>-0.0260238703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drogen peroxide [cytoplasm]'</text:p>
          </table:table-cell>
          <table:table-cell office:value-type="float" office:value="0.0202139012306622" calcext:value-type="float">
            <text:p>0.0202139012</text:p>
          </table:table-cell>
          <table:table-cell office:value-type="float" office:value="-0.0260238702823281" calcext:value-type="float">
            <text:p>-0.0260238703</text:p>
          </table:table-cell>
          <table:table-cell table:style-name="ce11" office:value-type="float" office:value="1.38777878078145E-017" calcext:value-type="float">
            <text:p>1.39E-017</text:p>
          </table:table-cell>
          <table:table-cell table:style-name="ce11" office:value-type="float" office:value="-0.154322376847731" calcext:value-type="float">
            <text:p>-1.54E-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dehydro-4-methylzymosterol [cytoplasm]'</text:p>
          </table:table-cell>
          <table:table-cell office:value-type="float" office:value="-0.0195134195048472" calcext:value-type="float">
            <text:p>-0.0195134195</text:p>
          </table:table-cell>
          <table:table-cell office:value-type="float" office:value="0.0612561869722493" calcext:value-type="float">
            <text:p>0.06125618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alpha-methylzymosterol [cytoplasm]'</text:p>
          </table:table-cell>
          <table:table-cell office:value-type="float" office:value="0.0195134195048472" calcext:value-type="float">
            <text:p>0.0195134195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[cytoplasm]'</text:p>
          </table:table-cell>
          <table:table-cell office:value-type="float" office:value="0.0195134195048472" calcext:value-type="float">
            <text:p>0.01951341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intermediate 2 [cytoplasm]'</text:p>
          </table:table-cell>
          <table:table-cell office:value-type="float" office:value="-0.0195134195048472" calcext:value-type="float">
            <text:p>-0.0195134195</text:p>
          </table:table-cell>
          <table:table-cell office:value-type="float" office:value="0.0612561869722493" calcext:value-type="float">
            <text:p>0.06125618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uvate [cytoplasm]'</text:p>
          </table:table-cell>
          <table:table-cell office:value-type="float" office:value="0.0194133506868736" calcext:value-type="float">
            <text:p>0.0194133507</text:p>
          </table:table-cell>
          <table:table-cell office:value-type="float" office:value="-0.0217199225048662" calcext:value-type="float">
            <text:p>-0.0217199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6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6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6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6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8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8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8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8:1) [endoplasmic reticulum membrane]'</text:p>
          </table:table-cell>
          <table:table-cell office:value-type="float" office:value="0.0193132818689" calcext:value-type="float">
            <text:p>0.0193132819</text:p>
          </table:table-cell>
          <table:table-cell office:value-type="float" office:value="0.0408374579814995" calcext:value-type="float">
            <text:p>0.040837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cytoplasm]'</text:p>
          </table:table-cell>
          <table:table-cell office:value-type="float" office:value="0.0192132130509264" calcext:value-type="float">
            <text:p>0.0192132131</text:p>
          </table:table-cell>
          <table:table-cell office:value-type="float" office:value="-0.0993911661167379" calcext:value-type="float">
            <text:p>-0.0993911661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H [cytoplasm]'</text:p>
          </table:table-cell>
          <table:table-cell office:value-type="float" office:value="-0.0192132130509264" calcext:value-type="float">
            <text:p>-0.0192132131</text:p>
          </table:table-cell>
          <table:table-cell office:value-type="float" office:value="0.0993911661167379" calcext:value-type="float">
            <text:p>0.09939116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endoplasmic reticulum membrane]'</text:p>
          </table:table-cell>
          <table:table-cell office:value-type="float" office:value="-0.0191131442329529" calcext:value-type="float">
            <text:p>-0.0191131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aloacetate [cytoplasm]'</text:p>
          </table:table-cell>
          <table:table-cell office:value-type="float" office:value="0.0190130754149793" calcext:value-type="float">
            <text:p>0.0190130754</text:p>
          </table:table-cell>
          <table:table-cell office:value-type="float" office:value="-0.0245224931506554" calcext:value-type="float">
            <text:p>-0.0245224932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mitochondrion]'</text:p>
          </table:table-cell>
          <table:table-cell office:value-type="float" office:value="0.018612800143085" calcext:value-type="float">
            <text:p>0.0186128001</text:p>
          </table:table-cell>
          <table:table-cell office:value-type="float" office:value="0.0984903398377342" calcext:value-type="float">
            <text:p>0.0984903398</text:p>
          </table:table-cell>
          <table:table-cell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phosphoribosyl-ATP [cytoplasm]'</text:p>
          </table:table-cell>
          <table:table-cell office:value-type="float" office:value="0.0178122495992964" calcext:value-type="float">
            <text:p>0.0178122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ucose 1-phosphate [cytoplasm]'</text:p>
          </table:table-cell>
          <table:table-cell office:value-type="float" office:value="0.0166114237836135" calcext:value-type="float">
            <text:p>0.0166114238</text:p>
          </table:table-cell>
          <table:table-cell office:value-type="float" office:value="-0.0214196470785316" calcext:value-type="float">
            <text:p>-0.02141964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ucose 6-phosphate [cytoplasm]'</text:p>
          </table:table-cell>
          <table:table-cell office:value-type="float" office:value="-0.0166114237836135" calcext:value-type="float">
            <text:p>-0.0166114238</text:p>
          </table:table-cell>
          <table:table-cell office:value-type="float" office:value="0.0214196470785316" calcext:value-type="float">
            <text:p>0.02141964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lanine [mitochondrion]'</text:p>
          </table:table-cell>
          <table:table-cell office:value-type="float" office:value="-0.0163112173296927" calcext:value-type="float">
            <text:p>-0.0163112173</text:p>
          </table:table-cell>
          <table:table-cell office:value-type="float" office:value="0.0210192798434189" calcext:value-type="float">
            <text:p>0.02101927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,10-methenyl-THF [cytoplasm]'</text:p>
          </table:table-cell>
          <table:table-cell office:value-type="float" office:value="0.0162111485117192" calcext:value-type="float">
            <text:p>0.0162111485</text:p>
          </table:table-cell>
          <table:table-cell office:value-type="float" office:value="0.0155142303606187" calcext:value-type="float">
            <text:p>0.0155142304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formyltetrahydrofolic acid [cytoplasm]'</text:p>
          </table:table-cell>
          <table:table-cell office:value-type="float" office:value="-0.0162111485117192" calcext:value-type="float">
            <text:p>-0.0162111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[cytoplasm]'</text:p>
          </table:table-cell>
          <table:table-cell office:value-type="float" office:value="0.016011010875772" calcext:value-type="float">
            <text:p>0.0160110109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disulphide [cytoplasm]'</text:p>
          </table:table-cell>
          <table:table-cell office:value-type="float" office:value="-0.016011010875772" calcext:value-type="float">
            <text:p>-0.0160110109</text:p>
          </table:table-cell>
          <table:table-cell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oenolpyruvate [cytoplasm]'</text:p>
          </table:table-cell>
          <table:table-cell office:value-type="float" office:value="0.0157108044218513" calcext:value-type="float">
            <text:p>0.0157108044</text:p>
          </table:table-cell>
          <table:table-cell office:value-type="float" office:value="-0.0634582067653694" calcext:value-type="float">
            <text:p>-0.063458206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[mitochondrion]'</text:p>
          </table:table-cell>
          <table:table-cell office:value-type="float" office:value="0.015310529149957" calcext:value-type="float">
            <text:p>0.0153105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disulphide [mitochondrion]'</text:p>
          </table:table-cell>
          <table:table-cell office:value-type="float" office:value="-0.015310529149957" calcext:value-type="float">
            <text:p>-0.0153105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orismate [cytoplasm]'</text:p>
          </table:table-cell>
          <table:table-cell office:value-type="float" office:value="-0.0150103226960363" calcext:value-type="float">
            <text:p>-0.0150103227</text:p>
          </table:table-cell>
          <table:table-cell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ephenate [cytoplasm]'</text:p>
          </table:table-cell>
          <table:table-cell office:value-type="float" office:value="0.0150103226960363" calcext:value-type="float">
            <text:p>0.01501032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6:0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6:1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8:0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8:1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6:0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6:1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8:0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(1-18:1, 2-18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lipid particle]'</text:p>
          </table:table-cell>
          <table:table-cell office:value-type="float" office:value="-0.0149102538780627" calcext:value-type="float">
            <text:p>-0.0149102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-D-galactose [cytoplasm]'</text:p>
          </table:table-cell>
          <table:table-cell office:value-type="float" office:value="0.014610047424142" calcext:value-type="float">
            <text:p>0.0146100474</text:p>
          </table:table-cell>
          <table:table-cell office:value-type="float" office:value="-0.170756625775584" calcext:value-type="float">
            <text:p>-0.1707566258</text:p>
          </table:table-cell>
          <table:table-cell office:value-type="float" office:value="-0.0937614461876991" calcext:value-type="float">
            <text:p>-0.0937614462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agine [cytoplasm]'</text:p>
          </table:table-cell>
          <table:table-cell office:value-type="float" office:value="0.0145099786061684" calcext:value-type="float">
            <text:p>0.0145099786</text:p>
          </table:table-cell>
          <table:table-cell office:value-type="float" office:value="-0.0364334183952594" calcext:value-type="float">
            <text:p>-0.0364334184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agine [vacuole]'</text:p>
          </table:table-cell>
          <table:table-cell office:value-type="float" office:value="-0.0145099786061684" calcext:value-type="float">
            <text:p>-0.0145099786</text:p>
          </table:table-cell>
          <table:table-cell office:value-type="float" office:value="0.0364334183952594" calcext:value-type="float">
            <text:p>0.0364334184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ine [vacuole]'</text:p>
          </table:table-cell>
          <table:table-cell office:value-type="float" office:value="-0.0145099786061684" calcext:value-type="float">
            <text:p>-0.0145099786</text:p>
          </table:table-cell>
          <table:table-cell office:value-type="float" office:value="0.0364334183952594" calcext:value-type="float">
            <text:p>0.0364334184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uvate [mitochondrion]'</text:p>
          </table:table-cell>
          <table:table-cell office:value-type="float" office:value="-0.0130089463365648" calcext:value-type="float">
            <text:p>-0.0130089463</text:p>
          </table:table-cell>
          <table:table-cell office:value-type="float" office:value="-0.0210192798434189" calcext:value-type="float">
            <text:p>-0.02101927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7-phospho-2-dehydro-3-deoxy-D-arabino-heptonic acid [mitochondrion]'</text:p>
          </table:table-cell>
          <table:table-cell office:value-type="float" office:value="0.0130089463365648" calcext:value-type="float">
            <text:p>0.0130089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erythrose 4-phosphate [mitochondrion]'</text:p>
          </table:table-cell>
          <table:table-cell office:value-type="float" office:value="-0.0130089463365648" calcext:value-type="float">
            <text:p>-0.0130089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ADP [cytoplasm]'</text:p>
          </table:table-cell>
          <table:table-cell office:value-type="float" office:value="0.0130089463365648" calcext:value-type="float">
            <text:p>0.0130089463</text:p>
          </table:table-cell>
          <table:table-cell office:value-type="float" office:value="-0.0168154238747351" calcext:value-type="float">
            <text:p>-0.0168154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ATP [cytoplasm]'</text:p>
          </table:table-cell>
          <table:table-cell office:value-type="float" office:value="-0.0130089463365648" calcext:value-type="float">
            <text:p>-0.0130089463</text:p>
          </table:table-cell>
          <table:table-cell office:value-type="float" office:value="0.0168154238747351" calcext:value-type="float">
            <text:p>0.0168154239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GDP [cytoplasm]'</text:p>
          </table:table-cell>
          <table:table-cell office:value-type="float" office:value="0.0130089463365648" calcext:value-type="float">
            <text:p>0.0130089463</text:p>
          </table:table-cell>
          <table:table-cell office:value-type="float" office:value="-0.0168154238747351" calcext:value-type="float">
            <text:p>-0.0168154239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GMP [cytoplasm]'</text:p>
          </table:table-cell>
          <table:table-cell office:value-type="float" office:value="-0.0130089463365648" calcext:value-type="float">
            <text:p>-0.0130089463</text:p>
          </table:table-cell>
          <table:table-cell office:value-type="float" office:value="0.0168154238747351" calcext:value-type="float">
            <text:p>0.0168154239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mitochondrion]'</text:p>
          </table:table-cell>
          <table:table-cell office:value-type="float" office:value="-0.0130089463365648" calcext:value-type="float">
            <text:p>-0.0130089463</text:p>
          </table:table-cell>
          <table:table-cell office:value-type="float" office:value="-0.0680624299691659" calcext:value-type="float">
            <text:p>-0.06806243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-0.171498585142509" calcext:value-type="float">
            <text:p>-0.17149858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oenolpyruvate [mitochondrion]'</text:p>
          </table:table-cell>
          <table:table-cell office:value-type="float" office:value="-0.0130089463365648" calcext:value-type="float">
            <text:p>-0.0130089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imidazol-4-yl)-2-oxopropyl dihydrogen phosphate [cytoplasm]'</text:p>
          </table:table-cell>
          <table:table-cell office:value-type="float" office:value="-0.012008258156829" calcext:value-type="float">
            <text:p>-0.01200825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7-phospho-2-dehydro-3-deoxy-D-arabino-heptonic acid [cytoplasm]'</text:p>
          </table:table-cell>
          <table:table-cell office:value-type="float" office:value="0.0119081893388554" calcext:value-type="float">
            <text:p>0.0119081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erythrose 4-phosphate [cytoplasm]'</text:p>
          </table:table-cell>
          <table:table-cell office:value-type="float" office:value="-0.0119081893388554" calcext:value-type="float">
            <text:p>-0.0119081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xylulose [cytoplasm]'</text:p>
          </table:table-cell>
          <table:table-cell office:value-type="float" office:value="-0.0118081205208819" calcext:value-type="float">
            <text:p>-0.01180812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xylulose 5-phosphate [cytoplasm]'</text:p>
          </table:table-cell>
          <table:table-cell office:value-type="float" office:value="0.0118081205208819" calcext:value-type="float">
            <text:p>0.01180812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'6-[6-(2-aminoethylphosphoryl)-alpha-mannosyl-(1-&gt;6)-2-(2-aminoethylphosphoryl)-alpha-mannosyl-(1-&gt;6)-alpha-2-(2-aminoethylphosphoryl)mannosyl-(1-&gt;4)-alpha-glucosaminyl]-O-acyl-1-phosphatidyl-1D-myo-inositol [endoplasmic reticulum]'</text:p>
          </table:table-cell>
          <table:table-cell office:value-type="float" office:value="0.0117080517029083" calcext:value-type="float">
            <text:p>0.0117080517</text:p>
          </table:table-cell>
          <table:table-cell office:value-type="float" office:value="-0.0150137713167278" calcext:value-type="float">
            <text:p>-0.0150137713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mitochondrion]'</text:p>
          </table:table-cell>
          <table:table-cell office:value-type="float" office:value="-0.0117080517029083" calcext:value-type="float">
            <text:p>-0.0117080517</text:p>
          </table:table-cell>
          <table:table-cell office:value-type="float" office:value="-0.00470431501257469" calcext:value-type="float">
            <text:p>-0.004704315</text:p>
          </table:table-cell>
          <table:table-cell office:value-type="float" office:value="0.0468807230938495" calcext:value-type="float">
            <text:p>0.0468807231</text:p>
          </table:table-cell>
          <table:table-cell table:style-name="ce11" office:value-type="float" office:value="-0.0000999497259376592" calcext:value-type="float">
            <text:p>-9.99E-005</text:p>
          </table:table-cell>
          <table:table-cell table:style-name="ce11" office:value-type="float" office:value="0" calcext:value-type="float">
            <text:p>0.00E+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[endoplasmic reticulum]'</text:p>
          </table:table-cell>
          <table:table-cell office:value-type="float" office:value="0.0117080517029083" calcext:value-type="float">
            <text:p>0.0117080517</text:p>
          </table:table-cell>
          <table:table-cell office:value-type="float" office:value="-0.0150137713167278" calcext:value-type="float">
            <text:p>-0.0150137713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[endoplasmic reticulum]'</text:p>
          </table:table-cell>
          <table:table-cell office:value-type="float" office:value="-0.0117080517029083" calcext:value-type="float">
            <text:p>-0.0117080517</text:p>
          </table:table-cell>
          <table:table-cell office:value-type="float" office:value="0.0150137713167278" calcext:value-type="float">
            <text:p>0.01501377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ccinate [mitochondrion]'</text:p>
          </table:table-cell>
          <table:table-cell office:value-type="float" office:value="0.0115079140669611" calcext:value-type="float">
            <text:p>0.0115079141</text:p>
          </table:table-cell>
          <table:table-cell office:value-type="float" office:value="0.0426391105395069" calcext:value-type="float">
            <text:p>0.0426391105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-phospho-5''-adenylyl sulfate [cytoplasm]'</text:p>
          </table:table-cell>
          <table:table-cell office:value-type="float" office:value="0.011307776431014" calcext:value-type="float">
            <text:p>0.01130777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''-adenylyl sulfate [cytoplasm]'</text:p>
          </table:table-cell>
          <table:table-cell office:value-type="float" office:value="-0.011307776431014" calcext:value-type="float">
            <text:p>-0.01130777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aldehyde 3-phosphate [cytoplasm]'</text:p>
          </table:table-cell>
          <table:table-cell office:value-type="float" office:value="0.011307776431014" calcext:value-type="float">
            <text:p>0.0113077764</text:p>
          </table:table-cell>
          <table:table-cell office:value-type="float" office:value="0.000100091808778185" calcext:value-type="float">
            <text:p>0.0001000918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cano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can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no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n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oyl-CoA [peroxisome]'</text:p>
          </table:table-cell>
          <table:table-cell office:value-type="float" office:value="-0.0109075011591197" calcext:value-type="float">
            <text:p>-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oyl-CoA [peroxisome]'</text:p>
          </table:table-cell>
          <table:table-cell office:value-type="float" office:value="-0.0109075011591197" calcext:value-type="float">
            <text:p>-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utyr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noate [peroxisome]'</text:p>
          </table:table-cell>
          <table:table-cell office:value-type="float" office:value="0.0109075011591197" calcext:value-type="float">
            <text:p>0.0109075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utan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noyl-CoA [peroxisome]'</text:p>
          </table:table-cell>
          <table:table-cell office:value-type="float" office:value="-0.0109075011591197" calcext:value-type="float">
            <text:p>-0.0109075012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-choline [cytoplasm]'</text:p>
          </table:table-cell>
          <table:table-cell office:value-type="float" office:value="0.0105072258872254" calcext:value-type="float">
            <text:p>0.01050722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oline phosphate [cytoplasm]'</text:p>
          </table:table-cell>
          <table:table-cell office:value-type="float" office:value="-0.0105072258872254" calcext:value-type="float">
            <text:p>-0.01050722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fructose 6-phosphate [cytoplasm]'</text:p>
          </table:table-cell>
          <table:table-cell office:value-type="float" office:value="0.0104071570692518" calcext:value-type="float">
            <text:p>0.0104071571</text:p>
          </table:table-cell>
          <table:table-cell office:value-type="float" office:value="-0.0134123023762768" calcext:value-type="float">
            <text:p>-0.0134123024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mannose 6-phosphate [cytoplasm]'</text:p>
          </table:table-cell>
          <table:table-cell office:value-type="float" office:value="-0.0104071570692518" calcext:value-type="float">
            <text:p>-0.0104071571</text:p>
          </table:table-cell>
          <table:table-cell office:value-type="float" office:value="0.0134123023762768" calcext:value-type="float">
            <text:p>0.0134123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mitochondrion]'</text:p>
          </table:table-cell>
          <table:table-cell office:value-type="float" office:value="-0.00930640007154249" calcext:value-type="float">
            <text:p>-0.0093064001</text:p>
          </table:table-cell>
          <table:table-cell office:value-type="float" office:value="0.0612561869722493" calcext:value-type="float">
            <text:p>0.06125618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mitochondrion]'</text:p>
          </table:table-cell>
          <table:table-cell office:value-type="float" office:value="0.00930640007154249" calcext:value-type="float">
            <text:p>0.0093064001</text:p>
          </table:table-cell>
          <table:table-cell office:value-type="float" office:value="0.0612561869722493" calcext:value-type="float">
            <text:p>0.0612561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lipoamide [mitochondrion]'</text:p>
          </table:table-cell>
          <table:table-cell office:value-type="float" office:value="-0.00530364735259948" calcext:value-type="float">
            <text:p>-0.00530364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poamide [mitochondrion]'</text:p>
          </table:table-cell>
          <table:table-cell office:value-type="float" office:value="0.00530364735259948" calcext:value-type="float">
            <text:p>0.00530364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malate [mitochondrion]'</text:p>
          </table:table-cell>
          <table:table-cell office:value-type="float" office:value="-0.00460316562678445" calcext:value-type="float">
            <text:p>-0.00460316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oxooctadecanoyl-CoA [endoplasmic reticulum membrane]'</text:p>
          </table:table-cell>
          <table:table-cell office:value-type="float" office:value="0.000800550543788602" calcext:value-type="float">
            <text:p>0.00080055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6:0, 2-16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6:1, 2-16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8:0, 2-16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8:1, 2-16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6:0, 2-18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6:1, 2-18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8:0, 2-18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-methylethanolamine (1-18:1, 2-18:1) [endoplasmic reticulum membrane]'</text:p>
          </table:table-cell>
          <table:table-cell office:value-type="float" office:value="-0.000200137635947152" calcext:value-type="float">
            <text:p>-0.0002001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1-&gt;3)-beta-D-glucan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193177190941897" calcext:value-type="float">
            <text:p>0.019317719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1-&gt;3)-beta-D-gluca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1-&gt;6)-beta-D-glucan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(2-amino-4-hydroxy-7,8-dihydropteridin-6-yl)methyl trihydrogen di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2E)-3-(methoxycarbonyl)pent-2-enedio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603553606932457" calcext:value-type="float">
            <text:p>0.060355360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2R,3R)-2,3-dihydroxy-3-methylpentano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2R,3S)-3-isopropylma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03553606932457" calcext:value-type="float">
            <text:p>-0.0603553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2S)-2-isopropyl-3-oxosucci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2S)-2-isopropyl-3-oxosuccin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2S,3R)-3-hydroxybutane-1,2,3-tricarboxyl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N(omega)-L-arginino)succin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2,3-dihydroxy-3-methylbutan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5-diphosphomevalon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63758482191704" calcext:value-type="float">
            <text:p>0.0637584822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5-phosphomevalon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3758482191704" calcext:value-type="float">
            <text:p>-0.0637584822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acetoi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carnit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carnit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carnitine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lact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614461876991" calcext:value-type="float">
            <text:p>-0.0937614462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mevalo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pant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44591248531513" calcext:value-type="float">
            <text:p>-0.064459124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S-lactoylglutathio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S-lactoylglutathio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,R)-2,3-butanedi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2,3-epoxysquale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2,3-epoxysqualen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decanoyl-CoA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3-hydroxyhexacos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lauroyl-CoA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3-hydroxypalmit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3-hydroxytetradecanoyl-CoA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3-methyl-2-oxopen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3-methyl-2-oxopentano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dihydrooro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68154238747351" calcext:value-type="float">
            <text:p>-0.016815423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S)-lac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95454453452017" calcext:value-type="float">
            <text:p>0.049545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(2-carboxyphenylamino)-1-deoxy-D-ribulose 5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88356218059359" calcext:value-type="float">
            <text:p>-0.038835621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(5-phospho-D-ribosyl)-5-[(5-phospho-D-ribosylamino)methylideneamino]imidazole-4-carbox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(5-phosphoribosyl)-5''-A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(sn-glycero-3-phospho)-1D-myo-inos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C-(indol-3-yl)glycerol 3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42222177243208" calcext:value-type="float">
            <text:p>0.0242222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ethylnicotin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phosphatidyl-1D-myo-inos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yrroline-3-hydroxy-5-carboxyl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yrroline-3-hydroxy-5-carboxylic acid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105096399217094" calcext:value-type="float">
            <text:p>0.0105096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pyrroline-5-carboxy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pyrroline-5-carboxyl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105096399217094" calcext:value-type="float">
            <text:p>0.0105096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0-formyl-THF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4-demethyllanoster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D-myo-inositol 1,3,4,5-tetrakisphosph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D-myo-inositol 1,4,5,6-tetrakisphosph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D-myo-inositol 1,4,5-trisphosph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D-myo-inositol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D-myo-inositol 1-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D-myo-inositol 3-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'',3''-cyclic A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''-deoxyaden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''-deoxyguan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''-deoxyin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''-deoxyur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,3-bisphospho-D-glycer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,5-diamino-4-hydroxy-6-(5-phosphoribosylamino)pyrim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,5-diamino-6-(5-phosphono)ribitylamino-4(3H)-pyrimidino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(3-amino-3-carboxypropyl)-L-hist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[3-carboxy-3-(methylammonio)propyl]-L-hist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amino-3-carboxymuconate-6-semi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amino-6-(hydroxymethyl)-7,8-dihydropteridin-4-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dehydropant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dehydropant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deoxy-D-rib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142530735700136" calcext:value-type="float">
            <text:p>-0.142530735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deoxy-D-ribose 5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142530735700136" calcext:value-type="float">
            <text:p>0.142530735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hexaprenyl-5-hydroxy-6-methoxy-3-methyl-1,4-benzoquino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hexaprenyl-6-methoxy-1,4-benzoquino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2-hexaprenyl-6-methoxy-3-methyl-1,4-benzoquino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hexaprenyl-6-methoxyphen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hydroxy-3-oxobutyl 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hydroxyhexadecanal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isopropylma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isopropylmal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isopropylmale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butana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butan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butan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methylcitr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adip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adip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bu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glutar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oxoglutar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2-phenylethan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eranylgeranyl di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rnes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55142303606187" calcext:value-type="float">
            <text:p>0.01551423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rnesyl di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,5''-cyclic AMP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585537081352383" calcext:value-type="float">
            <text:p>-0.0585537081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,5''-cyclic C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,5''-cyclic dA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,5''-cyclic G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,5''-cyclic I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-dephospho-CoA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06097317304876" calcext:value-type="float">
            <text:p>0.0106097317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''-dephospho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(4-hydroxyphenyl)pyruv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(4-hydroxyphenyl)pyruv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aminopropana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dehydroqui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dehydroshikim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exaprenyl-4,5-dihydroxybenzo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exaprenyl-4,5-dihydroxybenzo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exaprenyl-4-hydroxy-5-methoxybenzo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exaprenyl-4-hydroxybenzo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exaprenyl-4-hydroxybenzo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hydroxy-2-isopropyl-4-methoxy-4-oxobutan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603553606932457" calcext:value-type="float">
            <text:p>0.060355360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-3-methylglutar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-3-methylglutar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-L-kynure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anthrani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octadec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ketosphinganin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methyl-2-oxobu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methyl-2-oxobutano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methylbutana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methylbutan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hex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laur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oct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palmit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tetr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phospho-hydroxypyruv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phospho-se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phosphoshikim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,4-dimethyl-5alpha-cholesta-8,14,24-trien-3beta-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,5-bis(diphospho)-1D-myo-inositol tetrakis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(phosphonooxy)-L-threo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-amino-2-methyl-5-diphosphomethylpyrimid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111902642214011" calcext:value-type="float">
            <text:p>0.11190264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-amino-2-methyl-5-phosphomethylpyrim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amino-4-deoxychorism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-amino-5-hydroxymethyl-2-methylpyrimid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111902642214011" calcext:value-type="float">
            <text:p>-0.11190264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aminobenz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aminobenz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aminobutana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aminobutan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-diphospho-1D-myo-inositol pentak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guanidinobutan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guanidinobutano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-2-oxoglutar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-2-oxoglutar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-2-oxoglutar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-L-threo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benz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benz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hydroxybenzo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methyl-2-oxopen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methyl-2-oxopentan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-methyl-5-(2-phosphonooxyethyl)thiazol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methylthio-2-oxobutano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4-phospho-L-aspart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4beta-methylzymosterol-4alpha-carboxyl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12561869722493" calcext:value-type="float">
            <text:p>-0.06125618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''-phosphoribosyl-4-(N-succinocarboxamide)-5-aminoimidazol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''-phosphoribosyl-5-aminoimidazol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''-phosphoribosyl-N-formylglycine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''-phosphoribosyl-N-formylglycineam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''-S-methyl-5''-thioadeno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701643579535078" calcext:value-type="float">
            <text:p>0.0701643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,10-methenyl-THF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,10-methylenetetrahydrofo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55142303606187" calcext:value-type="float">
            <text:p>-0.0155142304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,10-methylenetetrahydrofol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,6,7,8-tetrahydrofolyl-L-glutamic acid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,6-bis(diphospho)-1D-myo-inositol tetrakis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(2-hydroxyethyl)-4-methylthiazol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-(methylsulfanyl)-2,3-dioxopentyl 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-amino-6-(5-phosphoribitylamino)uraci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amino-6-(D-ribitylamino)uraci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aminolevulin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1328736147572" calcext:value-type="float">
            <text:p>0.031328736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aminolevulin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-diphospho-1D-myo-inositol pentakis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formyltetrahydrofol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methyltetrahydrofo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-methyltetrahydropteroyltri-L-glutam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5-O-(1-carboxyvinyl)-3-phosphoshikim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phospho-ribosyl-glycine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5-phosphoribosyl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6,7-dimethyl-8-(1-D-ribityl)lumaz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6-diphospho-1D-myo-inositol pentak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6-O-[alpha-D-mannosyl-(1-&gt;4)-alpha-D-glucosaminyl]-O-acyl-1-phosphatidyl-1D-myo-inositol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6-O-phosphono-D-glucono-1,5-lacto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'6-O-{2-O-[(2-aminoethyl)phosphoryl]-alpha-D-mannosyl-(1-&gt;4)-alpha-D-glucosaminyl}-O-acyl-1-phosphatidyl-1D-myo-inositol [endoplasmic reticulu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6-phospho-D-gluco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aminonon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neopteri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neopter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neopterin 3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neopterin 3''-tri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pter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7,8-dihydroptero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8-amino-7-oxonon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9H-xanth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ldehyd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ldehy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oacet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oacet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yl-CoA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1.43581699692307" calcext:value-type="float">
            <text:p>1.4358169969</text:p>
          </table:table-cell>
          <table:table-cell office:value-type="float" office:value="0.843853015689292" calcext:value-type="float">
            <text:p>0.8438530157</text:p>
          </table:table-cell>
          <table:table-cell office:value-type="float" office:value="0.154322376847731" calcext:value-type="float">
            <text:p>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o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59145975957314" calcext:value-type="float">
            <text:p>0.01591459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osine 2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osine 3'',5''-bismono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adenosine 3'',5''-bismonophosph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779715190382063" calcext:value-type="float">
            <text:p>0.0779715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enylo-succi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-ribos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a-tRNA(Ala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lant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lantoi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,alpha-trehalose 6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-D-galactose 1-phosph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-D-glucosamine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-D-glucosamine 6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-D-ribose 1-phosph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lpha-D-ribose 1-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inoacet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inoaceto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monium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nthranil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rg-tRNA(Arg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rg-tRNA(Arg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sn-tRNA(Asn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sn-tRNA(Asn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sp-tRNA(Asp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sp-tRNA(Asp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eta-ala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44591248531513" calcext:value-type="float">
            <text:p>-0.064459124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eta-D-fructose 2,6-b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beta-D-mannosyldiacetylchitobiosyldiphosphodolich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carbo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carbon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carbon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omass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iotinyl-5''-A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ut-1-ene-1,2,4-tricarboxylic ac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amoyl 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xyacet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-ethanol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4)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171156993010697" calcext:value-type="float">
            <text:p>0.01711569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6)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171156993010697" calcext:value-type="float">
            <text:p>0.01711569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1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4)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649595838970422" calcext:value-type="float">
            <text:p>0.06495958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6)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171156993010697" calcext:value-type="float">
            <text:p>0.01711569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2''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3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4) [Golgi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amide-4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otic acid [endoplasmic reticulu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olin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hol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aconit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aconit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tr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M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mplex sphingolip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mplex sphingolipid [Golgi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43878923477" calcext:value-type="float">
            <text:p>0.0423438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mplex sphingolipi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T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ys-tRNA(Cys)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786721616996536" calcext:value-type="float">
            <text:p>0.078672161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ytid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59145975957314" calcext:value-type="float">
            <text:p>0.01591459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yt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arabinos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fructose 1,6-b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fructose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uc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ucos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glycer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mannose 1-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rib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142530735700136" calcext:value-type="float">
            <text:p>-0.14253073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ribulose 5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-xyl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AD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AMP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AM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CDP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CD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CTP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77254310315573" calcext:value-type="float">
            <text:p>-0.027725431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amido-NAD(+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amido-NAD(+) [nucleus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c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eoxycyt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GD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GM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GT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D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fol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folic acid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lipoylprote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xyacetone 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xyacetone phosphate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900826279003667" calcext:value-type="float">
            <text:p>-0.0900826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hydroxyacetone 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614461876991" calcext:value-type="float">
            <text:p>-0.0937614462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nucleus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T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cos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lich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lichol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950713409815" calcext:value-type="float">
            <text:p>0.0340950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lichyl 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lichyl 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TD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TM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TT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UTP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77254310315573" calcext:value-type="float">
            <text:p>0.0277254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pister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rgosta-5,7,22,24(28)-tetraen-3beta-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85353463796013" calcext:value-type="float">
            <text:p>0.0385353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rgosta-5,7,22,24(28)-tetraen-3beta-ol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376345201005976" calcext:value-type="float">
            <text:p>-0.0376345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a-5,7,24(28)-trien-3beta-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85353463796013" calcext:value-type="float">
            <text:p>-0.0385353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376345201005976" calcext:value-type="float">
            <text:p>0.037634520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3-beta-D-glucos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ester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ythro-4-hydroxy-L-glutam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ythro-4-hydroxy-L-glutamic acid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210192798434189" calcext:value-type="float">
            <text:p>-0.02101927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ythro-4-hydroxy-L-glutamic acid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than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thanol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D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DH2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DH2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rnes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atty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ol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ol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rricytochrome c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4322376847731" calcext:value-type="float">
            <text:p>-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rrocytochrome c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322376847731" calcext:value-type="float">
            <text:p>0.1543223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rroheme b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M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M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MNH2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o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orm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orm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orm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umar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68154238747351" calcext:value-type="float">
            <text:p>-0.01681542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umar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amma-aminobutyr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19292870002411" calcext:value-type="float">
            <text:p>0.03192928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amma-aminobutyr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DP-alpha-D-mann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eranyl di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eranylgera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n-tRNA(Gln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-tRNA(Glu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tathio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66427828906343" calcext:value-type="float">
            <text:p>0.04664278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tathio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tathio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tathione disulf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utathione disulf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-tRNA(Gly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75252474140009" calcext:value-type="float">
            <text:p>0.02752524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3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3-phosphate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900826279003667" calcext:value-type="float">
            <text:p>-0.09008262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3-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ogen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ol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olaldehy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oxy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oxyl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MP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197180863293025" calcext:value-type="float">
            <text:p>0.0197180863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T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ua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ua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uanos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uanos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168954973217577" calcext:value-type="float">
            <text:p>0.1689549732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130419626837975" calcext:value-type="float">
            <text:p>0.13041962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39436172658605" calcext:value-type="float">
            <text:p>-0.039436172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me 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me o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nicos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pta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pt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cosan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cosanoyl-CoA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342313986021393" calcext:value-type="float">
            <text:p>-0.0342313986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cos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decanal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prenyl di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is-tRNA(His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is-tRNA(His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omocitr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omocitr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omoisocitr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drogen perox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drogen peroxid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drogen peroxide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614461876991" calcext:value-type="float">
            <text:p>-0.0937614462</text:p>
          </table:table-cell>
          <table:table-cell office:value-type="float" office:value="-0.231483565271596" calcext:value-type="float">
            <text:p>-0.2314835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drogen sulf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ypoxanth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cos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D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le-tRNA(Ile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le-tRNA(Ile)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813746405366645" calcext:value-type="float">
            <text:p>0.0813746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dol-3-ylacetaldehyd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dol-3-ylacetaldehy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dole-3-acet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dole-3-acet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dole-3-pyruv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A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A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A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A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A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A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B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B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B''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''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''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B''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''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B''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C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C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C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C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C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C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D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D (C24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D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inositol phosphomannosylinositol phosphoceramide D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D (C26)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 phosphomannosylinositol phosphoceramide D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[Golgi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A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A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A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A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A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A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B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B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B''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''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''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B''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''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B''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C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C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C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C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C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C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D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D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D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inositol-P-ceramide D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D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221202897399789" calcext:value-type="float">
            <text:p>-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nositol-P-ceramide D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ron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ro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amyl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butan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butyr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butyraldehy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citrate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citr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penten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10284607212374" calcext:value-type="float">
            <text:p>-0.0310284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pentenyl diphosphate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sopentenyl di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tacon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tacon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keto-phenylpyruv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2-amino-3-oxobutano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2-aminoadip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L-4-hydroxyglutamic semialdehyd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105096399217094" calcext:value-type="float">
            <text:p>0.0105096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la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llothreon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lly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35215750628735" calcext:value-type="float">
            <text:p>-0.02352157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lpha-formylglyc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rabin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rabin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rgi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rgi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rgin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ag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t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t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tat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aspartate 4-semi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itrull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ystathio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ysteinylglyc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yst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cyst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amma-glutamyl 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amma-glutamyl-L-ala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c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at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at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at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ic 5-semi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utamin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glyc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ist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istid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istid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istidin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homose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isoleucin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813746405366645" calcext:value-type="float">
            <text:p>-0.0813746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kynure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euc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y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ysin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273250637964446" calcext:value-type="float">
            <text:p>-0.02732506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lys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methionin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778714272294281" calcext:value-type="float">
            <text:p>-0.0778714272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phenylala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phenylala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prol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prol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accharop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35215750628735" calcext:value-type="float">
            <text:p>0.02352157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erin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er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orb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hreo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ryptopha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yros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tyrosine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valine [cytoplasm]'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.0000999497259376592" calcext:value-type="float">
            <text:p>9.99E-005</text:p>
          </table:table-cell>
          <table:table-cell table:style-name="ce11" office:value-type="float" office:value="0" calcext:value-type="float">
            <text:p>0.00E+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val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noster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-tRNA(Leu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eu-tRNA(Leu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gnoceric acid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478438845959725" calcext:value-type="float">
            <text:p>-0.04784388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p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poylprote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ys-tRNA(Lys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ys-tRNA(Lys)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273250637964446" calcext:value-type="float">
            <text:p>0.02732506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lon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lon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lt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nna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nnan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e-(1D-myo-inositol 1-phosphate)2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e-(1D-myo-inositol 1-phosphate)2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e-1D-myo-inositol 1-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e-1D-myo-inositol 1-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annosylinositol phosphorylceramide [Golgi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A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B''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C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4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4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4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6)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6)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221202897399789" calcext:value-type="float">
            <text:p>0.02212028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annosylinositol phosphorylceramide D (C26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et-tRNA(Met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ethanethi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o-inos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yo-inositol 1,3,4,5,6-pentak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yo-inositol 1,3,4,5,6-pentakisphosphate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385353463796013" calcext:value-type="float">
            <text:p>-0.0385353464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o-inositol hexak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o-inositol hexakisphosphate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385353463796013" calcext:value-type="float">
            <text:p>0.0385353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(1)-acetylsperm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(1)-acetylsper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(pros)-methyl-L-hist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N,N''-diacetylchitobiosyldiphosphodolich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,N''-diformyldityr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N-(5-phospho-beta-D-ribosyl)anthranil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N-[(R)-4-phosphonopantothenoyl]-L-cyste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7543609169638" calcext:value-type="float">
            <text:p>-0.04754360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N-acetyl-alpha-D-glucosamine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acetyl-D-glucosamine 6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N-acetyl-L-gamma-glutamyl 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acetyl-L-glutam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784719780820972" calcext:value-type="float">
            <text:p>0.0784719781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acetylputresc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carbamoyl-L-aspart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formyl-L-kynure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-formyl-L-tyr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nucleus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H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376345201005976" calcext:value-type="float">
            <text:p>0.0376345201</text:p>
          </table:table-cell>
          <table:table-cell office:value-type="float" office:value="0.140642169281549" calcext:value-type="float">
            <text:p>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376345201005976" calcext:value-type="float">
            <text:p>-0.0376345201</text:p>
          </table:table-cell>
          <table:table-cell office:value-type="float" office:value="-0.140642169281549" calcext:value-type="float">
            <text:p>-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amide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amide rib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icotin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M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MN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MN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ona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onaprenyl 4-hydroxybenz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onaprenyl di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on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acetyl-L-homoser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acetyl-L-se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acetylcarnit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acetylcarnit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acetylcarnitine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phospho-L-homose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phosphoethanol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phosphoethanolamin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-succinyl-L-homoser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decaprenyl diphosphate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ct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rnith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rnith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ro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68154238747351" calcext:value-type="float">
            <text:p>0.0168154239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aloacet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ygen [endoplasmic reticulu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7614461876991" calcext:value-type="float">
            <text:p>-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ygen [mitochondrion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ygen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(1),P(4)-bis(5''-adenosyl) tetra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(1),P(4)-bis(5''-guanosyl) tetra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1-(5''-adenosyl),P4-(5''-guanosyl) tetra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yl-CoA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ntetheine 4''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69338774391503" calcext:value-type="float">
            <text:p>0.03693387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ntetheine 4''-phosph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779715190382063" calcext:value-type="float">
            <text:p>0.07797151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000999497259376592" calcext:value-type="float">
            <text:p>9.99E-005</text:p>
          </table:table-cell>
          <table:table-cell table:style-name="ce11" office:value-type="float" office:value="0" calcext:value-type="float">
            <text:p>0.00E+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enta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entaprenyl di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ent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entaprenyl diphosph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-tRNA(Phe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-tRNA(Phe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nylacet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nylacetaldehy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enylacet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39436172658605" calcext:value-type="float">
            <text:p>0.0394361727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-L-se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chol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ylethanol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oribosyl-carboxy-aminoimidazol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oribosyl-formamido-carboxam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ytosphingosine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820752831981118" calcext:value-type="float">
            <text:p>-0.0820752832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ytosphingosine 1-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imel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orphobilinoge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otassium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ecorrin-2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en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55142303606187" calcext:value-type="float">
            <text:p>-0.01551423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europorphyrinoge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o-tRNA(Pro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opionyl-CoA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otoporphyr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rotoporphyrinoge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seudouridine 5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utresc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701643579535078" calcext:value-type="float">
            <text:p>-0.0701643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utresc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a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al 5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am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amine 5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yridoxine 5''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riboflavi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riboflav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ribose-5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854784046965701" calcext:value-type="float">
            <text:p>0.0854784047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(8)-aminomethyldihydrolipoam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(8)-aminomethyldihydrolipoylprotein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(8)-succinyldihydrolipoamid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-adenosyl-4-methylthio-2-oxobut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adenosyl-L-homocyste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adenosyl-L-methionin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adenosylmethionin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701643579535078" calcext:value-type="float">
            <text:p>-0.0701643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formylglutathio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-methyl-5-thio-alpha-D-ribose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-methyl-5-thio-D-ribulose 1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-methyl-L-methion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er-tRNA(Ser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hikim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irohem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irohydrochlorin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n-glycero-3-phosphocholin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n-glycero-3-phosphochol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ermidine [vacuo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er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ermin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hinganine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342313986021393" calcext:value-type="float">
            <text:p>-0.03423139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phinganine 1-phosphat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quale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qualene [endoplasmic reticulu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ccinic semialdehy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ulphi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aur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aurochol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aurocholic acid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D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D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cosan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cosanoyl-CoA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342313986021393" calcext:value-type="float">
            <text:p>-0.0342313986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hydropteroyltri-L-glutam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F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i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804738142576609" calcext:value-type="float">
            <text:p>0.0804738143</text:p>
          </table:table-cell>
          <table:table-cell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r-tRNA(Thr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r-tRNA(Thr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hym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MP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aconi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03553606932457" calcext:value-type="float">
            <text:p>-0.0603553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aconit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do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hexa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oct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tetr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ehalos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ehalose [vacuo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i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iglycerid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imethylenedi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p-tRNA(Trp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p-tRNA(Trp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yptoph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yptopho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TP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yr-tRNA(Tyr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0197180863293025" calcext:value-type="float">
            <text:p>-0.0197180863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-D-galactose [Golgi]'</text:p>
          </table:table-cell>
          <table:table-cell office:value-type="float" office:value="0" calcext:value-type="float">
            <text:p>0</text:p>
          </table:table-cell>
          <table:table-cell office:value-type="float" office:value="0.151839273916507" calcext:value-type="float">
            <text:p>0.1518392739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DP-N-acetyl-alpha-D-glucosam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MP [Golgi]'</text:p>
          </table:table-cell>
          <table:table-cell office:value-type="float" office:value="0" calcext:value-type="float">
            <text:p>0</text:p>
          </table:table-cell>
          <table:table-cell office:value-type="float" office:value="0.0197180863293025" calcext:value-type="float">
            <text:p>0.0197180863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M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ndecaprenyl diphosph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aci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42313986021393" calcext:value-type="float">
            <text:p>-0.03423139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e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ea-1-carboxyl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eidoglycol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id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roporphyrinogen III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UT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Val-tRNA(Val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Val-tRNA(Val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xanthosin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xanthosine-5-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xylitol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intermediate 1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intermediate 1b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intermediate 1c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612561869722493" calcext:value-type="float">
            <text:p>-0.0612561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la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rg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rg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sn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sn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sp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Asp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Cys), cytoplasmic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786721616996536" calcext:value-type="float">
            <text:p>-0.078672161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Gln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Glu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Gly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His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His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Ile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Ile), mitchondrial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813746405366645" calcext:value-type="float">
            <text:p>-0.0813746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Leu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Leu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Lys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Lys), mitchondrial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273250637964446" calcext:value-type="float">
            <text:p>-0.02732506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Met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Met), mitchondrial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778714272294281" calcext:value-type="float">
            <text:p>-0.0778714272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Phe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Phe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Pro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Ser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hr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hr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rp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rp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Tyr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Val), cytoplasmic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NA(Val), mitchondrial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[nucleus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disulphide [nucleus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X1 disulphide [peroxisom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kynuren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quinaldic acid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P1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oacet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ut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hex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oct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but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hex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hydroxyocta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but-2-e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hex-2-e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oct-2-enoyl-ACP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etracosanoyl-CoA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85770397092312" calcext:value-type="float">
            <text:p>-0.1857703971</text:p>
          </table:table-cell>
          <table:table-cell office:value-type="float" office:value="-0.328165061656947" calcext:value-type="float">
            <text:p>-0.3281650617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tetradec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hexadec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octadec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icos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docos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tetracos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hexacos-2-enoyl-CoA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hexacosanoyl-CoA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xygen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H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almitoleoyl-CoA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312286443387938" calcext:value-type="float">
            <text:p>-0.3122864434</text:p>
          </table:table-cell>
          <table:table-cell office:value-type="float" office:value="-0.0468807230938496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oyl-CoA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232413179982946" calcext:value-type="float">
            <text:p>-0.23241318</text:p>
          </table:table-cell>
          <table:table-cell office:value-type="float" office:value="-0.0468807230938496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utyr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no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at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at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at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0612386979278" calcext:value-type="float">
            <text:p>-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0.0770612386979278" calcext:value-type="float">
            <text:p>0.0770612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uroyl-CoA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ristoyl-CoA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yl-CoA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450413139501833" calcext:value-type="float">
            <text:p>-0.04504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oyl-CoA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450413139501833" calcext:value-type="float">
            <text:p>-0.04504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oyl-CoA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450413139501833" calcext:value-type="float">
            <text:p>-0.04504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168954973217577" calcext:value-type="float">
            <text:p>-0.16895497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rachid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MP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cosanoyl-CoA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ehen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cosanoyl-CoA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gnoceric acid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cosanoyl-CoA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otic acid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cosanoyl-CoA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ehen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gnoceric acid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otic acid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behenate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cosanoyl-CoA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ignoceric acid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etracosanoyl-CoA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erotic acid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xacosanoyl-CoA [lipid particl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cosan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i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cosanoyl-Co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o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but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hex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oct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i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do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tetra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9-hex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tetr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7-tetr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do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5-do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9-oct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hex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7-hex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tetra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cis-5-tetr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2694195806418" calcext:value-type="float">
            <text:p>-0.1026941958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but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hex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oct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icos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docos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(R)-3-hydroxytetracosa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hexadec-9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tetradec-7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dodec-5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octadec-9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hexadec-7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(R)-3-hydroxy-cis-tetradec-5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etoacet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hex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oct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i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do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tetr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hex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tetr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do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oct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hex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3-oxo-cis-tetra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71248801788882" calcext:value-type="float">
            <text:p>0.0271248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dec-3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is-dodec-3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755693156275298" calcext:value-type="float">
            <text:p>0.07556931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3,cis-5-dodecadi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dodec-3-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3,cis-5-tetradecadi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tetradec-3-enoyl-CoA [peroxisom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ans-2,trans-4-dodecadi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ans-2,trans-4-tetradecadienoyl-CoA [peroxisom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glycerol 3-phosph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09900806038447" calcext:value-type="float">
            <text:p>-0.109900806</text:p>
          </table:table-cell>
          <table:table-cell office:value-type="float" office:value="-0.140642169281549" calcext:value-type="float">
            <text:p>-0.140642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599549934581329" calcext:value-type="float">
            <text:p>-0.05995499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599549934581329" calcext:value-type="float">
            <text:p>-0.05995499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698640825271732" calcext:value-type="float">
            <text:p>-0.06986408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698640825271732" calcext:value-type="float">
            <text:p>-0.06986408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hydroxyacetone phosph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09900806038447" calcext:value-type="float">
            <text:p>-0.109900806</text:p>
          </table:table-cell>
          <table:table-cell office:value-type="float" office:value="-0.187522892375398" calcext:value-type="float">
            <text:p>-0.1875228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acylglycerone phosphate (16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61147812132878" calcext:value-type="float">
            <text:p>0.01611478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acylglycerone phosphate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61147812132878" calcext:value-type="float">
            <text:p>0.01611478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acylglycerone phosphate (18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acylglycerone phosphate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ylglycerone phosphate (16:0)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ylglycerone phosphate (16:1)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ylglycerone phosphate (18:0)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cylglycerone phosphate (18:1)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0.00620569214424748" calcext:value-type="float">
            <text:p>0.006205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H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-0.0652598593233767" calcext:value-type="float">
            <text:p>-0.06525985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NADP(+) [lipid particle]'</text:p>
          </table:table-cell>
          <table:table-cell office:value-type="float" office:value="0" calcext:value-type="float">
            <text:p>0</text:p>
          </table:table-cell>
          <table:table-cell office:value-type="float" office:value="0.0652598593233767" calcext:value-type="float">
            <text:p>0.06525985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547502194016673" calcext:value-type="float">
            <text:p>0.0547502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97364480849395" calcext:value-type="float">
            <text:p>0.0397364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547502194016673" calcext:value-type="float">
            <text:p>0.0547502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97364480849395" calcext:value-type="float">
            <text:p>0.0397364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547502194016673" calcext:value-type="float">
            <text:p>0.0547502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97364480849395" calcext:value-type="float">
            <text:p>0.0397364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547502194016673" calcext:value-type="float">
            <text:p>0.0547502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97364480849395" calcext:value-type="float">
            <text:p>0.0397364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85770397092312" calcext:value-type="float">
            <text:p>0.1857703971</text:p>
          </table:table-cell>
          <table:table-cell office:value-type="float" office:value="0.328165061656947" calcext:value-type="float">
            <text:p>0.3281650617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37309395582484" calcext:value-type="float">
            <text:p>-0.0337309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6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8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6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8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6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8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6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8:1, 3-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6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8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6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8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6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8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6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8:1, 3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6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8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6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8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6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8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6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8:1, 3-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6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0, 2-18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6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6:1, 2-18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6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0, 2-18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6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triglyceride (1-18:1, 2-18:1, 3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TP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28918249706303" calcext:value-type="float">
            <text:p>-0.1289182497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TP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+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phosphat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at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diacylglycerol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-serin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MP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326699663851996" calcext:value-type="float">
            <text:p>0.3266996639</text:p>
          </table:table-cell>
          <table:table-cell office:value-type="float" office:value="0.375045784750796" calcext:value-type="float">
            <text:p>0.3750457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myo-inositol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n-2-acyl-1-lysophosphatidylinositol (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n-2-acyl-1-lysophosphatidylinositol (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arbon dioxid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N,N-dimethylethanolamine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28918249706303" calcext:value-type="float">
            <text:p>0.1289182497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DP-ethanolamin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DP-cholin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326699663851996" calcext:value-type="float">
            <text:p>-0.3266996639</text:p>
          </table:table-cell>
          <table:table-cell office:value-type="float" office:value="-0.375045784750796" calcext:value-type="float">
            <text:p>-0.3750457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3-phosphat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MP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3-(3-sn-phosphatidyl)-sn-glycerol 1-phosphat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glycerol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6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2-18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0, 2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0, 2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1, 2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1, 2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8:0, 2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8:0, 2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8:1, 2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8:1, 2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0, 2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0, 2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1, 2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monolysocardiolipin (1-16:1, 2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0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0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6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6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8:0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8:1, 4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6:0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8:1, 3-16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6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6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0, 2-16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8:1, 2-16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0, 2-18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cardiolipin (1-16:1, 2-18:1, 3-18:1, 4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oyl-CoA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coenzyme A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oyl-CoA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168954973217577" calcext:value-type="float">
            <text:p>0.16895497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TP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ADP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211193716521971" calcext:value-type="float">
            <text:p>-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1193716521971" calcext:value-type="float">
            <text:p>0.0211193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3,5-bisphosphat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0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pisterol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pisteryl 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pisteryl palmit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ol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fecosteryl 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fecosteryl palmit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nosterol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lanosteryl 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lanosteryl palmit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rgosterol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rgosteryl 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rgosteryl palmit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ol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07230938495" calcext:value-type="float">
            <text:p>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zymosteryl 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zymosteryl palmitoleat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n-glycero-3-phosphocholin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2O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ole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choline (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almit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tear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0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0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ethanolamine (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sn-glycero-3-phosphoethanolamin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4461876991" calcext:value-type="float">
            <text:p>0.0937614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serine (16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serine (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serine (18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glycerophosphoserine (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sn-glycero-3-phosphoserin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inositol (16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inositol (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inositol (18:0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glycerophosphoinositol (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(sn-glycero-3-phospho)-1D-myo-inositol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D-myo-inositol 1,4,5-trisphosphate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6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8:1) [nucleus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0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8:1, 2-16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0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diglyceride (1-16:1, 2-18:1) [mitochondrial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idat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phosph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-phosphate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4-phosphate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0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1, 2-16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0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1, 2-18:1)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0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1, 2-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6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0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phosphatidyl-1D-myo-inositol 3,5-bisphosphate (1-18:1, 2-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6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6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8:0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8:1, 2-16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6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6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8:0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'1-phosphatidyl-1D-myo-inositol 4,5-bisphosphate (1-18:1, 2-18:1)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0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1, 2-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0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1, 2-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0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1, 2-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6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0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,2-diacylglycerol 3-diphosphate (1-18:1, 2-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-sn-glycerol 3-phosphate (16:0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0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-sn-glycerol 3-phosphate (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-sn-glycerol 3-phosphate (18:0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0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acyl-sn-glycerol 3-phosphate (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1)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0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0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0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0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1) [vacuolar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0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0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0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0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1-acyl-sn-glycerol 3-phosphate (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1) [Golgi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pisteryl palmit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pisterol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episteryl 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yl palmit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fecosteryl 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nosteryl palmit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nosterol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lanosteryl 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yl palmit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yl oleate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yl palmitole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zymosteryl oleate [cell envelop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0)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1)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0)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1)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0, 2-18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0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oleate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6:1, 2-18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6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0, 2-18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0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diglyceride (1-18:1, 2-18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1-monoglyceride (18:1) [mitochondrion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glycerol [lipid particl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ergosterol ester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-L-serin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cholin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2049325557" calcext:value-type="float">
            <text:p>0.2625320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'phosphatidylethanolamin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triglyceride [endoplasmic reticulum membrane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'heme a [cytoplasm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65">
            <text:p>ExtraCellular</text:p>
          </table:table-cell>
          <table:table-cell office:value-type="string" calcext:value-type="string">
            <text:p>'(1-&gt;3)-beta-D-glucan [extracellular]'</text:p>
          </table:table-cell>
          <table:table-cell office:value-type="float" office:value="-0.0386265637378" calcext:value-type="float">
            <text:p>-0.0386265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R)-carnit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R)-lactate [extracellular]'</text:p>
          </table:table-cell>
          <table:table-cell office:value-type="float" office:value="-0.0384264261018529" calcext:value-type="float">
            <text:p>-0.0384264261</text:p>
          </table:table-cell>
          <table:table-cell office:value-type="float" office:value="0.0495454453452017" calcext:value-type="float">
            <text:p>0.049545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R)-mevalon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R)-pantothenate [extracellular]'</text:p>
          </table:table-cell>
          <table:table-cell office:value-type="float" office:value="0.0271186496708389" calcext:value-type="float">
            <text:p>0.0271186497</text:p>
          </table:table-cell>
          <table:table-cell office:value-type="float" office:value="-0.0350321330723648" calcext:value-type="float">
            <text:p>-0.03503213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R,R)-2,3-butanedi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S)-3-methyl-2-oxopent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S)-lactate [extracellular]'</text:p>
          </table:table-cell>
          <table:table-cell office:value-type="float" office:value="-0.0384264261018529" calcext:value-type="float">
            <text:p>-0.03842642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(S)-malat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covered-table-cell/>
          <table:table-cell office:value-type="string" calcext:value-type="string">
            <text:p>'1-(sn-glycero-3-phospho)-1D-myo-inos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1-acylglycerophosphochol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''-deoxyaden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''-deoxyguan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''-deoxyin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''-deoxyurid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isopropylmal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methylbutana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methylbutan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methylbutyl 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oxogluta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2-phenylethan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3-methylbutana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4-aminobenz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5-aminolevulinat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31328736147572" calcext:value-type="float">
            <text:p>-0.0313287361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5-formyltetrahydrofolic acid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7,8-diaminonon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8-amino-7-oxonon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9H-xanth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cetaldehy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den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denos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159145975957314" calcext:value-type="float">
            <text:p>-0.01591459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denosine 3'',5''-bismonophosph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llant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llantoi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lpha-D-glucosamine 6-phosph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ammonium [extracellular]'</text:p>
          </table:table-cell>
          <table:table-cell office:value-type="float" office:value="0.0338232604750684" calcext:value-type="float">
            <text:p>0.0338232605</text:p>
          </table:table-cell>
          <table:table-cell office:value-type="float" office:value="-0.0437401204360669" calcext:value-type="float">
            <text:p>-0.0437401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bicarbon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bioti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carbon dioxi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chol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cit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cytid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159145975957314" calcext:value-type="float">
            <text:p>-0.01591459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cyt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arabin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fructose [extracellular]'</text:p>
          </table:table-cell>
          <table:table-cell office:value-type="float" office:value="-0.136093592444062" calcext:value-type="float">
            <text:p>-0.1360935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galactose [extracellular]'</text:p>
          </table:table-cell>
          <table:table-cell office:value-type="float" office:value="-0.0497342025328668" calcext:value-type="float">
            <text:p>-0.04973420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galacturon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gluc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glucose [extracellular]'</text:p>
          </table:table-cell>
          <table:table-cell office:value-type="float" office:value="-0.123284783743445" calcext:value-type="float">
            <text:p>-0.12328478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mannose [extracellular]'</text:p>
          </table:table-cell>
          <table:table-cell office:value-type="float" office:value="-0.136093592444062" calcext:value-type="float">
            <text:p>-0.1360935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rib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-xyl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ec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eoxycytid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dTTP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epi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ergo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ethan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ethanolam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ethyl 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feco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FMN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177662960581279" calcext:value-type="float">
            <text:p>-0.1776629606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fol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form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fuma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amma-aminobutyrat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319292870002411" calcext:value-type="float">
            <text:p>-0.031929287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lutathio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lutathione disulfi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lyc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275252474140009" calcext:value-type="float">
            <text:p>-0.0275252474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lycolaldehy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lyoxyl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uan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guan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H+ [extracellular]'</text:p>
          </table:table-cell>
          <table:table-cell office:value-type="float" office:value="-0.0876602845448519" calcext:value-type="float">
            <text:p>-0.0876602845</text:p>
          </table:table-cell>
          <table:table-cell office:value-type="float" office:value="-0.472333245624256" calcext:value-type="float">
            <text:p>-0.4723332456</text:p>
          </table:table-cell>
          <table:table-cell table:style-name="ce11" office:value-type="float" office:value="1.38777878078145E-017" calcext:value-type="float">
            <text:p>1.39E-017</text:p>
          </table:table-cell>
          <table:table-cell table:style-name="ce11" office:value-type="float" office:value="-0.0771611884238654" calcext:value-type="float">
            <text:p>-7.72E-0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H2O [extracellular]'</text:p>
          </table:table-cell>
          <table:table-cell office:value-type="float" office:value="-0.104071570692518" calcext:value-type="float">
            <text:p>-0.1040715707</text:p>
          </table:table-cell>
          <table:table-cell office:value-type="float" office:value="-0.166853045233235" calcext:value-type="float">
            <text:p>-0.16685304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hexadecana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hypoxanth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ndol-3-ylacetaldehy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n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ro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soamyl 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soamyl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sobutan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sobutyl 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isobutyraldehy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lan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rabin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rabin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rgin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sparagine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aspartate [extracellular]'</text:p>
          </table:table-cell>
          <table:table-cell office:value-type="float" office:value="0.117680929936924" calcext:value-type="float">
            <text:p>0.1176809299</text:p>
          </table:table-cell>
          <table:table-cell office:value-type="float" office:value="-0.151839273916507" calcext:value-type="float">
            <text:p>-0.15183927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cysteine [extracellular]'</text:p>
          </table:table-cell>
          <table:table-cell office:value-type="float" office:value="0.0239164474956845" calcext:value-type="float">
            <text:p>0.0239164475</text:p>
          </table:table-cell>
          <table:table-cell office:value-type="float" office:value="-0.0309283689124592" calcext:value-type="float">
            <text:p>-0.0309283689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gluc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glutamate [extracellular]'</text:p>
          </table:table-cell>
          <table:table-cell office:value-type="float" office:value="0.0827569124641466" calcext:value-type="float">
            <text:p>0.0827569125</text:p>
          </table:table-cell>
          <table:table-cell office:value-type="float" office:value="-0.106797959966324" calcext:value-type="float">
            <text:p>-0.10679796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glutam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glycine [extracellular]'</text:p>
          </table:table-cell>
          <table:table-cell office:value-type="float" office:value="-0.0236162410417637" calcext:value-type="float">
            <text:p>-0.023616241</text:p>
          </table:table-cell>
          <table:table-cell office:value-type="float" office:value="0.0305280016773465" calcext:value-type="float">
            <text:p>0.0305280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histid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homoser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isoleuc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leucine [extracellular]'</text:p>
          </table:table-cell>
          <table:table-cell office:value-type="float" office:value="0.0395271830995622" calcext:value-type="float">
            <text:p>0.0395271831</text:p>
          </table:table-cell>
          <table:table-cell office:value-type="float" office:value="-0.0510468224768744" calcext:value-type="float">
            <text:p>-0.0510468225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ly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methion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109100071568222" calcext:value-type="float">
            <text:p>0.01091000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phenylalan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prol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serine [extracellular]'</text:p>
          </table:table-cell>
          <table:table-cell office:value-type="float" office:value="0.114678865397717" calcext:value-type="float">
            <text:p>0.1146788654</text:p>
          </table:table-cell>
          <table:table-cell office:value-type="float" office:value="-0.147935693374158" calcext:value-type="float">
            <text:p>-0.1479356934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sorb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threonine [extracellular]'</text:p>
          </table:table-cell>
          <table:table-cell office:value-type="float" office:value="0.0522359229822062" calcext:value-type="float">
            <text:p>0.052235923</text:p>
          </table:table-cell>
          <table:table-cell office:value-type="float" office:value="-0.0674618791164968" calcext:value-type="float">
            <text:p>-0.0674618791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tryptophan [extracellular]'</text:p>
          </table:table-cell>
          <table:table-cell office:value-type="float" office:value="0.0270185808528653" calcext:value-type="float">
            <text:p>0.0270185809</text:p>
          </table:table-cell>
          <table:table-cell office:value-type="float" office:value="-0.0348319494548084" calcext:value-type="float">
            <text:p>-0.0348319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tyros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-val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ano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lau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malt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myo-inos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myris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N,N''-diformyldityr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nicotin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NM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oct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ornith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oxalo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oxyge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almi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almitole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ectin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henethyl acet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henylacetaldehyd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hosphate [extracellular]'</text:p>
          </table:table-cell>
          <table:table-cell office:value-type="float" office:value="0.0101069506153311" calcext:value-type="float">
            <text:p>0.0101069506</text:p>
          </table:table-cell>
          <table:table-cell office:value-type="float" office:value="0.249128512048903" calcext:value-type="float">
            <text:p>0.249128512</text:p>
          </table:table-cell>
          <table:table-cell office:value-type="float" office:value="0.0468807230938495" calcext:value-type="float">
            <text:p>0.0468807231</text:p>
          </table:table-cell>
          <table:table-cell office:value-type="float" office:value="0.0771611884238654" calcext:value-type="float">
            <text:p>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otassium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utresc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yridoxine [extracellular]'</text:p>
          </table:table-cell>
          <table:table-cell office:value-type="float" office:value="-0.0333229163852005" calcext:value-type="float">
            <text:p>-0.0333229164</text:p>
          </table:table-cell>
          <table:table-cell office:value-type="float" office:value="0.0430394777746196" calcext:value-type="float">
            <text:p>0.0430394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pyruvate [extracellular]'</text:p>
          </table:table-cell>
          <table:table-cell office:value-type="float" office:value="-0.0384264261018529" calcext:value-type="float">
            <text:p>-0.0384264261</text:p>
          </table:table-cell>
          <table:table-cell office:value-type="float" office:value="0.0495454453452017" calcext:value-type="float">
            <text:p>0.049545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riboflavin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177662960581279" calcext:value-type="float">
            <text:p>0.17766296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-adenosyl-L-methionin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-methyl-L-methion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n-glycero-3-phosphochol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odium [extracellular]'</text:p>
          </table:table-cell>
          <table:table-cell office:value-type="float" office:value="0.0207142453205301" calcext:value-type="float">
            <text:p>0.0207142453</text:p>
          </table:table-cell>
          <table:table-cell office:value-type="float" office:value="-0.0267245129437754" calcext:value-type="float">
            <text:p>-0.0267245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permidine [extracellular]'</text:p>
          </table:table-cell>
          <table:table-cell office:value-type="float" office:value="0.0580399144246736" calcext:value-type="float">
            <text:p>0.0580399144</text:p>
          </table:table-cell>
          <table:table-cell office:value-type="float" office:value="-0.0748686729660825" calcext:value-type="float">
            <text:p>-0.0748686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perm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tea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uccin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ucr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ulphate [extracellular]'</text:p>
          </table:table-cell>
          <table:table-cell office:value-type="float" office:value="-0.0686472091298725" calcext:value-type="float">
            <text:p>-0.06864720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sulphi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aur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DP [extracellular]'</text:p>
          </table:table-cell>
          <table:table-cell office:value-type="float" office:value="-0.0218150023182394" calcext:value-type="float">
            <text:p>-0.0218150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hiamine [extracellular]'</text:p>
          </table:table-cell>
          <table:table-cell office:value-type="float" office:value="0.0436300046364788" calcext:value-type="float">
            <text:p>0.0436300046</text:p>
          </table:table-cell>
          <table:table-cell office:value-type="float" office:value="-0.0804738142576609" calcext:value-type="float">
            <text:p>-0.0804738143</text:p>
          </table:table-cell>
          <table:table-cell office:value-type="float" office:value="-0.0468807230938495" calcext:value-type="float">
            <text:p>-0.0468807231</text:p>
          </table:table-cell>
          <table:table-cell office:value-type="float" office:value="-0.0771611884238654" calcext:value-type="float">
            <text:p>-0.0771611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hymid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MP [extracellular]'</text:p>
          </table:table-cell>
          <table:table-cell office:value-type="float" office:value="-0.0218150023182394" calcext:value-type="float">
            <text:p>-0.0218150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rehal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tryptoph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uraci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urea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urid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xanthosin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xylit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zymo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14-demethyllanoster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covered-table-cell/>
          <table:table-cell office:value-type="string" calcext:value-type="string">
            <text:p>'ergosta-5,7,22,24(28)-tetraen-3beta-ol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butyr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hexano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oleat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raffinose [extracellular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807230938495" calcext:value-type="float">
            <text:p>-0.0468807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'melibiose [extracellular]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6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 of metabolites when deriving SPFM from  only steady state or only time series sampl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eady state sample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ime series samples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1"/>
          <table:table-cell table:style-name="ce1" office:value-type="string" calcext:value-type="string">
            <text:p> Total amount of <text:span text:style-name="T1">internal metabolites produce or consumed</text:span> by Principal fluxes (||Sw||<text:span text:style-name="T2">1</text:span><text:span text:style-name="T3">)</text:span></text:p>
          </table:table-cell>
          <table:table-cell table:style-name="ce13" office:value-type="float" office:value="41.6133930439733" calcext:value-type="float">
            <text:p>41.61</text:p>
          </table:table-cell>
          <table:table-cell table:style-name="ce13" office:value-type="float" office:value="29.3525289743138" calcext:value-type="float">
            <text:p>29.35</text:p>
          </table:table-cell>
          <table:table-cell table:style-name="ce13" office:value-type="float" office:value="5.82787014590187" calcext:value-type="float">
            <text:p>5.83</text:p>
          </table:table-cell>
          <table:table-cell table:style-name="ce13" office:value-type="float" office:value="35.0235044297389" calcext:value-type="float">
            <text:p>35.02</text:p>
          </table:table-cell>
          <table:table-cell table:style-name="ce13" office:value-type="float" office:value="32.8143690316248" calcext:value-type="float">
            <text:p>32.81</text:p>
          </table:table-cell>
          <table:table-cell table:style-name="ce13" office:value-type="float" office:value="5.82787014590187" calcext:value-type="float">
            <text:p>5.83</text:p>
          </table:table-cell>
          <table:table-cell table:style-name="ce9" table:number-columns-repeated="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H+ [lipid particle]'</text:p>
          </table:table-cell>
          <table:table-cell office:value-type="float" office:value="2.44316254628892" calcext:value-type="float">
            <text:p>2.4431625463</text:p>
          </table:table-cell>
          <table:table-cell office:value-type="float" office:value="0.0260300345627028" calcext:value-type="float">
            <text:p>0.0260300346</text:p>
          </table:table-cell>
          <table:table-cell office:value-type="float" office:value="0" calcext:value-type="float">
            <text:p>0</text:p>
          </table:table-cell>
          <table:table-cell office:value-type="float" office:value="0.108580323754434" calcext:value-type="float">
            <text:p>0.1085803238</text:p>
          </table:table-cell>
          <table:table-cell office:value-type="float" office:value="0.841479462294795" calcext:value-type="float">
            <text:p>0.84147946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lipid particle]'</text:p>
          </table:table-cell>
          <table:table-cell office:value-type="float" office:value="-2.44961252661102" calcext:value-type="float">
            <text:p>-2.4496125266</text:p>
          </table:table-cell>
          <table:table-cell office:value-type="float" office:value="-0.0260300345627028" calcext:value-type="float">
            <text:p>-0.0260300346</text:p>
          </table:table-cell>
          <table:table-cell office:value-type="float" office:value="0" calcext:value-type="float">
            <text:p>0</text:p>
          </table:table-cell>
          <table:table-cell office:value-type="float" office:value="-0.105810315495088" calcext:value-type="float">
            <text:p>-0.1058103155</text:p>
          </table:table-cell>
          <table:table-cell office:value-type="float" office:value="-0.846049459374568" calcext:value-type="float">
            <text:p>-0.84604945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ate [lipid particle]'</text:p>
          </table:table-cell>
          <table:table-cell office:value-type="float" office:value="0.683187915699327" calcext:value-type="float">
            <text:p>0.6831879157</text:p>
          </table:table-cell>
          <table:table-cell office:value-type="float" office:value="0.0139500185228469" calcext:value-type="float">
            <text:p>0.0139500185</text:p>
          </table:table-cell>
          <table:table-cell office:value-type="float" office:value="0" calcext:value-type="float">
            <text:p>0</text:p>
          </table:table-cell>
          <table:table-cell office:value-type="float" office:value="0.0282900843526703" calcext:value-type="float">
            <text:p>0.0282900844</text:p>
          </table:table-cell>
          <table:table-cell office:value-type="float" office:value="0.369429763934456" calcext:value-type="float">
            <text:p>0.36942976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lipid particle]'</text:p>
          </table:table-cell>
          <table:table-cell office:value-type="float" office:value="0.669197958380523" calcext:value-type="float">
            <text:p>0.6691979584</text:p>
          </table:table-cell>
          <table:table-cell office:value-type="float" office:value="0.0120800160398559" calcext:value-type="float">
            <text:p>0.012080016</text:p>
          </table:table-cell>
          <table:table-cell office:value-type="float" office:value="0" calcext:value-type="float">
            <text:p>0</text:p>
          </table:table-cell>
          <table:table-cell office:value-type="float" office:value="0.0260400776438153" calcext:value-type="float">
            <text:p>0.0260400776</text:p>
          </table:table-cell>
          <table:table-cell office:value-type="float" office:value="0.334509786248315" calcext:value-type="float">
            <text:p>0.33450978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lipid particle]'</text:p>
          </table:table-cell>
          <table:table-cell office:value-type="float" office:value="0.560178290982668" calcext:value-type="float">
            <text:p>0.56017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400767493013" calcext:value-type="float">
            <text:p>0.0257400767</text:p>
          </table:table-cell>
          <table:table-cell office:value-type="float" office:value="0.093109940502767" calcext:value-type="float">
            <text:p>0.09310994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lipid particle]'</text:p>
          </table:table-cell>
          <table:table-cell office:value-type="float" office:value="0.560168291013176" calcext:value-type="float">
            <text:p>0.56016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400767493013" calcext:value-type="float">
            <text:p>0.0257400767</text:p>
          </table:table-cell>
          <table:table-cell office:value-type="float" office:value="0.0928899406433469" calcext:value-type="float">
            <text:p>0.092889940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cytoplasm]'</text:p>
          </table:table-cell>
          <table:table-cell office:value-type="float" office:value="0.964637057041524" calcext:value-type="float">
            <text:p>0.964637057</text:p>
          </table:table-cell>
          <table:table-cell office:value-type="float" office:value="-0.018920025122026" calcext:value-type="float">
            <text:p>-0.0189200251</text:p>
          </table:table-cell>
          <table:table-cell office:value-type="float" office:value="0.144130745547036" calcext:value-type="float">
            <text:p>0.1441307455</text:p>
          </table:table-cell>
          <table:table-cell office:value-type="float" office:value="0.0466501390969271" calcext:value-type="float">
            <text:p>0.0466501391</text:p>
          </table:table-cell>
          <table:table-cell office:value-type="float" office:value="0.782409500040489" calcext:value-type="float">
            <text:p>0.7824095</text:p>
          </table:table-cell>
          <table:table-cell office:value-type="float" office:value="0.144130745547036" calcext:value-type="float">
            <text:p>0.144130745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6:1) [lipid particle]'</text:p>
          </table:table-cell>
          <table:table-cell office:value-type="float" office:value="0.306759064125537" calcext:value-type="float">
            <text:p>0.3067590641</text:p>
          </table:table-cell>
          <table:table-cell office:value-type="float" office:value="0.00322000427552452" calcext:value-type="float">
            <text:p>0.0032200043</text:p>
          </table:table-cell>
          <table:table-cell office:value-type="float" office:value="0" calcext:value-type="float">
            <text:p>0</text:p>
          </table:table-cell>
          <table:table-cell office:value-type="float" office:value="-0.00332000989928828" calcext:value-type="float">
            <text:p>-0.0033200099</text:p>
          </table:table-cell>
          <table:table-cell office:value-type="float" office:value="0.102479934515343" calcext:value-type="float">
            <text:p>0.10247993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lipid particle]'</text:p>
          </table:table-cell>
          <table:table-cell office:value-type="float" office:value="0.30677906406452" calcext:value-type="float">
            <text:p>0.3067790641</text:p>
          </table:table-cell>
          <table:table-cell office:value-type="float" office:value="0.00323000428880254" calcext:value-type="float">
            <text:p>0.0032300043</text:p>
          </table:table-cell>
          <table:table-cell office:value-type="float" office:value="0" calcext:value-type="float">
            <text:p>0</text:p>
          </table:table-cell>
          <table:table-cell office:value-type="float" office:value="-0.00307000915385994" calcext:value-type="float">
            <text:p>-0.0030700092</text:p>
          </table:table-cell>
          <table:table-cell office:value-type="float" office:value="0.102859934272523" calcext:value-type="float">
            <text:p>0.10285993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6:1) [lipid particle]'</text:p>
          </table:table-cell>
          <table:table-cell office:value-type="float" office:value="0.306789064034012" calcext:value-type="float">
            <text:p>0.306789064</text:p>
          </table:table-cell>
          <table:table-cell office:value-type="float" office:value="0.00327000434191465" calcext:value-type="float">
            <text:p>0.0032700043</text:p>
          </table:table-cell>
          <table:table-cell office:value-type="float" office:value="0" calcext:value-type="float">
            <text:p>0</text:p>
          </table:table-cell>
          <table:table-cell office:value-type="float" office:value="-0.00291000867678581" calcext:value-type="float">
            <text:p>-0.0029100087</text:p>
          </table:table-cell>
          <table:table-cell office:value-type="float" office:value="0.103399933927463" calcext:value-type="float">
            <text:p>0.10339993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lipid particle]'</text:p>
          </table:table-cell>
          <table:table-cell office:value-type="float" office:value="0.306799064003503" calcext:value-type="float">
            <text:p>0.306799064</text:p>
          </table:table-cell>
          <table:table-cell office:value-type="float" office:value="0.0032900043684707" calcext:value-type="float">
            <text:p>0.0032900044</text:p>
          </table:table-cell>
          <table:table-cell office:value-type="float" office:value="0" calcext:value-type="float">
            <text:p>0</text:p>
          </table:table-cell>
          <table:table-cell office:value-type="float" office:value="-0.00266000793135747" calcext:value-type="float">
            <text:p>-0.0026600079</text:p>
          </table:table-cell>
          <table:table-cell office:value-type="float" office:value="0.103779933684644" calcext:value-type="float">
            <text:p>0.103779933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6:1) [lipid particle]'</text:p>
          </table:table-cell>
          <table:table-cell office:value-type="float" office:value="0.306759064125537" calcext:value-type="float">
            <text:p>0.3067590641</text:p>
          </table:table-cell>
          <table:table-cell office:value-type="float" office:value="0.00322000427552452" calcext:value-type="float">
            <text:p>0.0032200043</text:p>
          </table:table-cell>
          <table:table-cell office:value-type="float" office:value="0" calcext:value-type="float">
            <text:p>0</text:p>
          </table:table-cell>
          <table:table-cell office:value-type="float" office:value="-0.00332000989928828" calcext:value-type="float">
            <text:p>-0.0033200099</text:p>
          </table:table-cell>
          <table:table-cell office:value-type="float" office:value="0.102479934515343" calcext:value-type="float">
            <text:p>0.10247993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lipid particle]'</text:p>
          </table:table-cell>
          <table:table-cell office:value-type="float" office:value="0.306769064095028" calcext:value-type="float">
            <text:p>0.3067690641</text:p>
          </table:table-cell>
          <table:table-cell office:value-type="float" office:value="0.00324000430208057" calcext:value-type="float">
            <text:p>0.0032400043</text:p>
          </table:table-cell>
          <table:table-cell office:value-type="float" office:value="0" calcext:value-type="float">
            <text:p>0</text:p>
          </table:table-cell>
          <table:table-cell office:value-type="float" office:value="-0.00307000915385994" calcext:value-type="float">
            <text:p>-0.0030700092</text:p>
          </table:table-cell>
          <table:table-cell office:value-type="float" office:value="0.103179934068043" calcext:value-type="float">
            <text:p>0.10317993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6:1) [lipid particle]'</text:p>
          </table:table-cell>
          <table:table-cell office:value-type="float" office:value="0.306789064034012" calcext:value-type="float">
            <text:p>0.306789064</text:p>
          </table:table-cell>
          <table:table-cell office:value-type="float" office:value="0.00327000434191465" calcext:value-type="float">
            <text:p>0.0032700043</text:p>
          </table:table-cell>
          <table:table-cell office:value-type="float" office:value="0" calcext:value-type="float">
            <text:p>0</text:p>
          </table:table-cell>
          <table:table-cell office:value-type="float" office:value="-0.00290000864696867" calcext:value-type="float">
            <text:p>-0.0029000086</text:p>
          </table:table-cell>
          <table:table-cell office:value-type="float" office:value="0.103429933908293" calcext:value-type="float">
            <text:p>0.10342993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lipid particle]'</text:p>
          </table:table-cell>
          <table:table-cell office:value-type="float" office:value="0.306789064034012" calcext:value-type="float">
            <text:p>0.306789064</text:p>
          </table:table-cell>
          <table:table-cell office:value-type="float" office:value="0.0032900043684707" calcext:value-type="float">
            <text:p>0.0032900044</text:p>
          </table:table-cell>
          <table:table-cell office:value-type="float" office:value="0" calcext:value-type="float">
            <text:p>0</text:p>
          </table:table-cell>
          <table:table-cell office:value-type="float" office:value="-0.00265000790154034" calcext:value-type="float">
            <text:p>-0.0026500079</text:p>
          </table:table-cell>
          <table:table-cell office:value-type="float" office:value="0.104119933467384" calcext:value-type="float">
            <text:p>0.10411993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-adenosyl-L-methionine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0.00295999810856181" calcext:value-type="float">
            <text:p>0.00295999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-adenosyl-L-homocysteine [endoplasmic reticulum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87999752068238" calcext:value-type="float">
            <text:p>-0.0038799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cytoplasm]'</text:p>
          </table:table-cell>
          <table:table-cell office:value-type="float" office:value="0.767357658910458" calcext:value-type="float">
            <text:p>0.7673576589</text:p>
          </table:table-cell>
          <table:table-cell office:value-type="float" office:value="0.92341122610624" calcext:value-type="float">
            <text:p>0.9234112261</text:p>
          </table:table-cell>
          <table:table-cell office:value-type="float" office:value="0.581443007638024" calcext:value-type="float">
            <text:p>0.5814430076</text:p>
          </table:table-cell>
          <table:table-cell office:value-type="float" office:value="1.42726425568018" calcext:value-type="float">
            <text:p>1.4272642557</text:p>
          </table:table-cell>
          <table:table-cell office:value-type="float" office:value="-0.481489692328185" calcext:value-type="float">
            <text:p>-0.4814896923</text:p>
          </table:table-cell>
          <table:table-cell office:value-type="float" office:value="0.581443007638024" calcext:value-type="float">
            <text:p>0.581443007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lipid particle]'</text:p>
          </table:table-cell>
          <table:table-cell office:value-type="float" office:value="0.493208495297157" calcext:value-type="float">
            <text:p>0.4932084953</text:p>
          </table:table-cell>
          <table:table-cell office:value-type="float" office:value="0.00660000876349745" calcext:value-type="float">
            <text:p>0.0066000088</text:p>
          </table:table-cell>
          <table:table-cell office:value-type="float" office:value="0" calcext:value-type="float">
            <text:p>0</text:p>
          </table:table-cell>
          <table:table-cell office:value-type="float" office:value="0.0137700410581926" calcext:value-type="float">
            <text:p>0.0137700411</text:p>
          </table:table-cell>
          <table:table-cell office:value-type="float" office:value="0.381779756042814" calcext:value-type="float">
            <text:p>0.3817797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oyl-CoA [lipid particle]'</text:p>
          </table:table-cell>
          <table:table-cell office:value-type="float" office:value="-0.475268550029156" calcext:value-type="float">
            <text:p>-0.47526855</text:p>
          </table:table-cell>
          <table:table-cell office:value-type="float" office:value="-0.0111300147784434" calcext:value-type="float">
            <text:p>-0.0111300148</text:p>
          </table:table-cell>
          <table:table-cell office:value-type="float" office:value="0" calcext:value-type="float">
            <text:p>0</text:p>
          </table:table-cell>
          <table:table-cell office:value-type="float" office:value="-0.0137700410581926" calcext:value-type="float">
            <text:p>-0.0137700411</text:p>
          </table:table-cell>
          <table:table-cell office:value-type="float" office:value="-0.338079783967087" calcext:value-type="float">
            <text:p>-0.3380797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cytoplasm]'</text:p>
          </table:table-cell>
          <table:table-cell office:value-type="float" office:value="-0.455138611442485" calcext:value-type="float">
            <text:p>-0.4551386114</text:p>
          </table:table-cell>
          <table:table-cell office:value-type="float" office:value="0.0979001299918788" calcext:value-type="float">
            <text:p>0.09790013</text:p>
          </table:table-cell>
          <table:table-cell office:value-type="float" office:value="-0.699543618538634" calcext:value-type="float">
            <text:p>-0.6995436185</text:p>
          </table:table-cell>
          <table:table-cell office:value-type="float" office:value="-0.100140298588773" calcext:value-type="float">
            <text:p>-0.1001402986</text:p>
          </table:table-cell>
          <table:table-cell office:value-type="float" office:value="-0.302359806792145" calcext:value-type="float">
            <text:p>-0.3023598068</text:p>
          </table:table-cell>
          <table:table-cell office:value-type="float" office:value="-0.699543618538634" calcext:value-type="float">
            <text:p>-0.699543618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'ATP [cytoplasm]'</text:p>
          </table:table-cell>
          <table:table-cell table:style-name="ce2" office:value-type="float" office:value="-0.747957718096676" calcext:value-type="float">
            <text:p>-0.7479577181</text:p>
          </table:table-cell>
          <table:table-cell table:style-name="ce2" office:value-type="float" office:value="-0.342470454732572" calcext:value-type="float">
            <text:p>-0.3424704547</text:p>
          </table:table-cell>
          <table:table-cell table:style-name="ce2" office:value-type="float" office:value="-0.0760003931282503" calcext:value-type="float">
            <text:p>-0.0760003931</text:p>
          </table:table-cell>
          <table:table-cell table:style-name="ce2" office:value-type="float" office:value="-0.684002039491922" calcext:value-type="float">
            <text:p>-0.6840020395</text:p>
          </table:table-cell>
          <table:table-cell table:style-name="ce2" office:value-type="float" office:value="-0.53847965591161" calcext:value-type="float">
            <text:p>-0.5384796559</text:p>
          </table:table-cell>
          <table:table-cell table:style-name="ce2" office:value-type="float" office:value="-0.0760003931282503" calcext:value-type="float">
            <text:p>-0.0760003931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'H+ [Golgi membrane]'</text:p>
          </table:table-cell>
          <table:table-cell office:value-type="float" office:value="-0.280239145033709" calcext:value-type="float">
            <text:p>-0.2802391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Golgi membrane]'</text:p>
          </table:table-cell>
          <table:table-cell office:value-type="float" office:value="0.280239145033709" calcext:value-type="float">
            <text:p>0.2802391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vacuolar membrane]'</text:p>
          </table:table-cell>
          <table:table-cell office:value-type="float" office:value="-0.244399254375672" calcext:value-type="float">
            <text:p>-0.2443992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7199720629468" calcext:value-type="float">
            <text:p>0.04371997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vacuolar membrane]'</text:p>
          </table:table-cell>
          <table:table-cell office:value-type="float" office:value="0.244399254375672" calcext:value-type="float">
            <text:p>0.24439925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cytoplasm]'</text:p>
          </table:table-cell>
          <table:table-cell office:value-type="float" office:value="0.530828380524706" calcext:value-type="float">
            <text:p>0.5308283805</text:p>
          </table:table-cell>
          <table:table-cell office:value-type="float" office:value="-0.00935001241495472" calcext:value-type="float">
            <text:p>-0.0093500124</text:p>
          </table:table-cell>
          <table:table-cell office:value-type="float" office:value="0.066000341400849" calcext:value-type="float">
            <text:p>0.0660003414</text:p>
          </table:table-cell>
          <table:table-cell office:value-type="float" office:value="0.218760652279609" calcext:value-type="float">
            <text:p>0.2187606523</text:p>
          </table:table-cell>
          <table:table-cell office:value-type="float" office:value="0.292179813297159" calcext:value-type="float">
            <text:p>0.2921798133</text:p>
          </table:table-cell>
          <table:table-cell office:value-type="float" office:value="0.066000341400849" calcext:value-type="float">
            <text:p>0.06600034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cytoplasm]'</text:p>
          </table:table-cell>
          <table:table-cell office:value-type="float" office:value="0.391288806238366" calcext:value-type="float">
            <text:p>0.3912888062</text:p>
          </table:table-cell>
          <table:table-cell office:value-type="float" office:value="0.347690461663702" calcext:value-type="float">
            <text:p>0.3476904617</text:p>
          </table:table-cell>
          <table:table-cell office:value-type="float" office:value="0" calcext:value-type="float">
            <text:p>0</text:p>
          </table:table-cell>
          <table:table-cell office:value-type="float" office:value="0.36063107529528" calcext:value-type="float">
            <text:p>0.3606310753</text:p>
          </table:table-cell>
          <table:table-cell office:value-type="float" office:value="0.749999520750459" calcext:value-type="float">
            <text:p>0.74999952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ucose [cytoplasm]'</text:p>
          </table:table-cell>
          <table:table-cell office:value-type="float" office:value="0.253159227650348" calcext:value-type="float">
            <text:p>0.2531592277</text:p>
          </table:table-cell>
          <table:table-cell office:value-type="float" office:value="0.0293000389046175" calcext:value-type="float">
            <text:p>0.0293000389</text:p>
          </table:table-cell>
          <table:table-cell office:value-type="float" office:value="0" calcext:value-type="float">
            <text:p>0</text:p>
          </table:table-cell>
          <table:table-cell office:value-type="float" office:value="0.00268000799099174" calcext:value-type="float">
            <text:p>0.002680008</text:p>
          </table:table-cell>
          <table:table-cell office:value-type="float" office:value="0.132429915377311" calcext:value-type="float">
            <text:p>0.13242991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endoplasmic reticulum membrane]'</text:p>
          </table:table-cell>
          <table:table-cell office:value-type="float" office:value="-0.274289163186183" calcext:value-type="float">
            <text:p>-0.274289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93036654202" calcext:value-type="float">
            <text:p>-0.1229303665</text:p>
          </table:table-cell>
          <table:table-cell office:value-type="float" office:value="-0.0367099765423325" calcext:value-type="float">
            <text:p>-0.03670997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endoplasmic reticulum membrane]'</text:p>
          </table:table-cell>
          <table:table-cell office:value-type="float" office:value="0.274289163186183" calcext:value-type="float">
            <text:p>0.274289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93036654202" calcext:value-type="float">
            <text:p>0.1229303665</text:p>
          </table:table-cell>
          <table:table-cell office:value-type="float" office:value="0.0367099765423325" calcext:value-type="float">
            <text:p>0.03670997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alpha-D-mannosyl-beta-D-mannosyldiacetylchitobiosyldiphosphodolichol [Golgi]'</text:p>
          </table:table-cell>
          <table:table-cell office:value-type="float" office:value="0.250959234362188" calcext:value-type="float">
            <text:p>0.250959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2669832154031" calcext:value-type="float">
            <text:p>0.26266983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beta-D-mannosyldiacetylchitobiosyldiphosphodolichol [Golgi]'</text:p>
          </table:table-cell>
          <table:table-cell office:value-type="float" office:value="-0.250959234362188" calcext:value-type="float">
            <text:p>-0.250959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2669832154031" calcext:value-type="float">
            <text:p>-0.26266983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 [Golgi]'</text:p>
          </table:table-cell>
          <table:table-cell office:value-type="float" office:value="0.250959234362188" calcext:value-type="float">
            <text:p>0.2509592344</text:p>
          </table:table-cell>
          <table:table-cell office:value-type="float" office:value="-0.105530140123013" calcext:value-type="float">
            <text:p>-0.1055301401</text:p>
          </table:table-cell>
          <table:table-cell office:value-type="float" office:value="0" calcext:value-type="float">
            <text:p>0</text:p>
          </table:table-cell>
          <table:table-cell office:value-type="float" office:value="-0.0922902751823238" calcext:value-type="float">
            <text:p>-0.0922902752</text:p>
          </table:table-cell>
          <table:table-cell office:value-type="float" office:value="0.262669832154031" calcext:value-type="float">
            <text:p>0.26266983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-alpha-D-mannose [Golgi]'</text:p>
          </table:table-cell>
          <table:table-cell office:value-type="float" office:value="-0.250959234362188" calcext:value-type="float">
            <text:p>-0.250959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2669832154031" calcext:value-type="float">
            <text:p>-0.26266983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Golgi]'</text:p>
          </table:table-cell>
          <table:table-cell office:value-type="float" office:value="0.250959234362188" calcext:value-type="float">
            <text:p>0.2509592344</text:p>
          </table:table-cell>
          <table:table-cell office:value-type="float" office:value="0.206620274350582" calcext:value-type="float">
            <text:p>0.2066202744</text:p>
          </table:table-cell>
          <table:table-cell office:value-type="float" office:value="0" calcext:value-type="float">
            <text:p>0</text:p>
          </table:table-cell>
          <table:table-cell office:value-type="float" office:value="0.189780565869557" calcext:value-type="float">
            <text:p>0.1897805659</text:p>
          </table:table-cell>
          <table:table-cell office:value-type="float" office:value="0.262669832154031" calcext:value-type="float">
            <text:p>0.26266983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lonyl-CoA [endoplasmic reticulum membrane]'</text:p>
          </table:table-cell>
          <table:table-cell office:value-type="float" office:value="-0.246849246901124" calcext:value-type="float">
            <text:p>-0.2468492469</text:p>
          </table:table-cell>
          <table:table-cell office:value-type="float" office:value="-0.0228900303934025" calcext:value-type="float">
            <text:p>-0.0228900304</text:p>
          </table:table-cell>
          <table:table-cell office:value-type="float" office:value="0" calcext:value-type="float">
            <text:p>0</text:p>
          </table:table-cell>
          <table:table-cell office:value-type="float" office:value="-0.0473501411841265" calcext:value-type="float">
            <text:p>-0.0473501412</text:p>
          </table:table-cell>
          <table:table-cell office:value-type="float" office:value="-0.0319999795520196" calcext:value-type="float">
            <text:p>-0.03199997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bon dioxide [endoplasmic reticulum membrane]'</text:p>
          </table:table-cell>
          <table:table-cell office:value-type="float" office:value="0.246849246901124" calcext:value-type="float">
            <text:p>0.2468492469</text:p>
          </table:table-cell>
          <table:table-cell office:value-type="float" office:value="0.0228900303934025" calcext:value-type="float">
            <text:p>0.0228900304</text:p>
          </table:table-cell>
          <table:table-cell office:value-type="float" office:value="0" calcext:value-type="float">
            <text:p>0</text:p>
          </table:table-cell>
          <table:table-cell office:value-type="float" office:value="0.0473501411841265" calcext:value-type="float">
            <text:p>0.0473501412</text:p>
          </table:table-cell>
          <table:table-cell office:value-type="float" office:value="0.0319999795520196" calcext:value-type="float">
            <text:p>0.03199997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endoplasmic reticulum membrane]'</text:p>
          </table:table-cell>
          <table:table-cell office:value-type="float" office:value="0.307809060922159" calcext:value-type="float">
            <text:p>0.3078090609</text:p>
          </table:table-cell>
          <table:table-cell office:value-type="float" office:value="1.01856135244666" calcext:value-type="float">
            <text:p>1.0185613524</text:p>
          </table:table-cell>
          <table:table-cell office:value-type="float" office:value="0" calcext:value-type="float">
            <text:p>0</text:p>
          </table:table-cell>
          <table:table-cell office:value-type="float" office:value="0.56690169033329" calcext:value-type="float">
            <text:p>0.5669016903</text:p>
          </table:table-cell>
          <table:table-cell office:value-type="float" office:value="1.04051933510836" calcext:value-type="float">
            <text:p>1.04051933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peroxisome]'</text:p>
          </table:table-cell>
          <table:table-cell office:value-type="float" office:value="0.455488610374693" calcext:value-type="float">
            <text:p>0.4554886104</text:p>
          </table:table-cell>
          <table:table-cell office:value-type="float" office:value="0.507520673886398" calcext:value-type="float">
            <text:p>0.5075206739</text:p>
          </table:table-cell>
          <table:table-cell office:value-type="float" office:value="0" calcext:value-type="float">
            <text:p>0</text:p>
          </table:table-cell>
          <table:table-cell office:value-type="float" office:value="0.86809258839553" calcext:value-type="float">
            <text:p>0.8680925884</text:p>
          </table:table-cell>
          <table:table-cell office:value-type="float" office:value="0.215869862059202" calcext:value-type="float">
            <text:p>0.21586986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mitochondrion]'</text:p>
          </table:table-cell>
          <table:table-cell office:value-type="float" office:value="0.20095938690399" calcext:value-type="float">
            <text:p>0.2009593869</text:p>
          </table:table-cell>
          <table:table-cell office:value-type="float" office:value="0.0957301271105472" calcext:value-type="float">
            <text:p>0.0957301271</text:p>
          </table:table-cell>
          <table:table-cell office:value-type="float" office:value="0" calcext:value-type="float">
            <text:p>0</text:p>
          </table:table-cell>
          <table:table-cell office:value-type="float" office:value="0.0436801302412385" calcext:value-type="float">
            <text:p>0.0436801302</text:p>
          </table:table-cell>
          <table:table-cell office:value-type="float" office:value="0.268879828185845" calcext:value-type="float">
            <text:p>0.26887982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yl-CoA [cytoplasm]'</text:p>
          </table:table-cell>
          <table:table-cell office:value-type="float" office:value="-0.106469675177487" calcext:value-type="float">
            <text:p>-0.1064696752</text:p>
          </table:table-cell>
          <table:table-cell office:value-type="float" office:value="-0.0641000851121495" calcext:value-type="float">
            <text:p>-0.0641000851</text:p>
          </table:table-cell>
          <table:table-cell office:value-type="float" office:value="0.00562002907079956" calcext:value-type="float">
            <text:p>0.0056200291</text:p>
          </table:table-cell>
          <table:table-cell office:value-type="float" office:value="0.00092000274317627" calcext:value-type="float">
            <text:p>0.0009200027</text:p>
          </table:table-cell>
          <table:table-cell office:value-type="float" office:value="0" calcext:value-type="float">
            <text:p>0</text:p>
          </table:table-cell>
          <table:table-cell office:value-type="float" office:value="0.00562002907079956" calcext:value-type="float">
            <text:p>0.00562002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cytoplasm]'</text:p>
          </table:table-cell>
          <table:table-cell office:value-type="float" office:value="0.106469675177487" calcext:value-type="float">
            <text:p>0.1064696752</text:p>
          </table:table-cell>
          <table:table-cell office:value-type="float" office:value="0.00855001135271261" calcext:value-type="float">
            <text:p>0.0085500114</text:p>
          </table:table-cell>
          <table:table-cell office:value-type="float" office:value="-0.00562002907079956" calcext:value-type="float">
            <text:p>-0.0056200291</text:p>
          </table:table-cell>
          <table:table-cell office:value-type="float" office:value="-0.0575101714783339" calcext:value-type="float">
            <text:p>-0.0575101715</text:p>
          </table:table-cell>
          <table:table-cell office:value-type="float" office:value="0.0209399866193528" calcext:value-type="float">
            <text:p>0.0209399866</text:p>
          </table:table-cell>
          <table:table-cell office:value-type="float" office:value="-0.00562002907079956" calcext:value-type="float">
            <text:p>-0.00562002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6:1, 3-16:0) [lipid particle]'</text:p>
          </table:table-cell>
          <table:table-cell office:value-type="float" office:value="-0.0698797868075776" calcext:value-type="float">
            <text:p>-0.06987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8399924342473" calcext:value-type="float">
            <text:p>-0.01183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8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099923895173" calcext:value-type="float">
            <text:p>-0.01190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6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099923256174" calcext:value-type="float">
            <text:p>-0.01200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8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899922744974" calcext:value-type="float">
            <text:p>-0.01208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6:1, 3-16:0) [lipid particle]'</text:p>
          </table:table-cell>
          <table:table-cell office:value-type="float" office:value="-0.0698797868075776" calcext:value-type="float">
            <text:p>-0.06987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8399924342473" calcext:value-type="float">
            <text:p>-0.01183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8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8899924022973" calcext:value-type="float">
            <text:p>-0.01188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6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199923192274" calcext:value-type="float">
            <text:p>-0.01201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8:1, 3-16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699922872774" calcext:value-type="float">
            <text:p>-0.01206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6:1, 3-16:1) [lipid particle]'</text:p>
          </table:table-cell>
          <table:table-cell office:value-type="float" office:value="-0.083549745102649" calcext:value-type="float">
            <text:p>-0.0835497451</text:p>
          </table:table-cell>
          <table:table-cell office:value-type="float" office:value="-0.00173000229709858" calcext:value-type="float">
            <text:p>-0.00173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489972848916" calcext:value-type="float">
            <text:p>-0.04248997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8:1, 3-16:1) [lipid particle]'</text:p>
          </table:table-cell>
          <table:table-cell office:value-type="float" office:value="-0.083549745102649" calcext:value-type="float">
            <text:p>-0.0835497451</text:p>
          </table:table-cell>
          <table:table-cell office:value-type="float" office:value="-0.00173000229709858" calcext:value-type="float">
            <text:p>-0.00173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5599728041861" calcext:value-type="float">
            <text:p>-0.04255997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6:1, 3-16:1) [lipid particle]'</text:p>
          </table:table-cell>
          <table:table-cell office:value-type="float" office:value="-0.0835597450721406" calcext:value-type="float">
            <text:p>-0.0835597451</text:p>
          </table:table-cell>
          <table:table-cell office:value-type="float" office:value="-0.00175000232365463" calcext:value-type="float">
            <text:p>-0.00175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6699727338961" calcext:value-type="float">
            <text:p>-0.04266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8:1, 3-16:1) [lipid particle]'</text:p>
          </table:table-cell>
          <table:table-cell office:value-type="float" office:value="-0.0835597450721406" calcext:value-type="float">
            <text:p>-0.0835597451</text:p>
          </table:table-cell>
          <table:table-cell office:value-type="float" office:value="-0.00176000233693265" calcext:value-type="float">
            <text:p>-0.00176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7399726891662" calcext:value-type="float">
            <text:p>-0.04273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6:1, 3-16:1) [lipid particle]'</text:p>
          </table:table-cell>
          <table:table-cell office:value-type="float" office:value="-0.083549745102649" calcext:value-type="float">
            <text:p>-0.0835497451</text:p>
          </table:table-cell>
          <table:table-cell office:value-type="float" office:value="-0.00173000229709858" calcext:value-type="float">
            <text:p>-0.00173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489972848916" calcext:value-type="float">
            <text:p>-0.04248997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8:1, 3-16:1) [lipid particle]'</text:p>
          </table:table-cell>
          <table:table-cell office:value-type="float" office:value="-0.083549745102649" calcext:value-type="float">
            <text:p>-0.0835497451</text:p>
          </table:table-cell>
          <table:table-cell office:value-type="float" office:value="-0.0017400023103766" calcext:value-type="float">
            <text:p>-0.00174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5499728105761" calcext:value-type="float">
            <text:p>-0.04254997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6:1, 3-16:1) [lipid particle]'</text:p>
          </table:table-cell>
          <table:table-cell office:value-type="float" office:value="-0.0835597450721406" calcext:value-type="float">
            <text:p>-0.0835597451</text:p>
          </table:table-cell>
          <table:table-cell office:value-type="float" office:value="-0.00175000232365463" calcext:value-type="float">
            <text:p>-0.00175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6699727338961" calcext:value-type="float">
            <text:p>-0.04266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8:1, 3-16:1) [lipid particle]'</text:p>
          </table:table-cell>
          <table:table-cell office:value-type="float" office:value="-0.0835597450721406" calcext:value-type="float">
            <text:p>-0.0835597451</text:p>
          </table:table-cell>
          <table:table-cell office:value-type="float" office:value="-0.00176000233693265" calcext:value-type="float">
            <text:p>-0.001760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7299726955562" calcext:value-type="float">
            <text:p>-0.04272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6:1, 3-18:0) [lipid particle]'</text:p>
          </table:table-cell>
          <table:table-cell office:value-type="float" office:value="-0.0698797868075776" calcext:value-type="float">
            <text:p>-0.06987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7999924598072" calcext:value-type="float">
            <text:p>-0.01179999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8:1, 3-18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8699924150773" calcext:value-type="float">
            <text:p>-0.01186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6:1, 3-18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799923447873" calcext:value-type="float">
            <text:p>-0.01197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8:1, 3-18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499923000574" calcext:value-type="float">
            <text:p>-0.01204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6:1, 3-18:0) [lipid particle]'</text:p>
          </table:table-cell>
          <table:table-cell office:value-type="float" office:value="-0.0698797868075776" calcext:value-type="float">
            <text:p>-0.06987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7999924598072" calcext:value-type="float">
            <text:p>-0.01179999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8:1, 3-18:0) [lipid particle]'</text:p>
          </table:table-cell>
          <table:table-cell office:value-type="float" office:value="-0.0698797868075776" calcext:value-type="float">
            <text:p>-0.06987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8499924278573" calcext:value-type="float">
            <text:p>-0.01184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6:1, 3-18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899923383973" calcext:value-type="float">
            <text:p>-0.01198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8:1, 3-18:0) [lipid particle]'</text:p>
          </table:table-cell>
          <table:table-cell office:value-type="float" office:value="-0.0698897867770693" calcext:value-type="float">
            <text:p>-0.069889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399923064474" calcext:value-type="float">
            <text:p>-0.01203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6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49000197842594" calcext:value-type="float">
            <text:p>-0.0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1699736923952" calcext:value-type="float">
            <text:p>-0.041169973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0, 2-18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50000199170397" calcext:value-type="float">
            <text:p>-0.001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2499736412753" calcext:value-type="float">
            <text:p>-0.04124997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6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52000201826002" calcext:value-type="float">
            <text:p>-0.0015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3499735773753" calcext:value-type="float">
            <text:p>-0.04134997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6:1, 2-18:1, 3-18:1) [lipid particle]'</text:p>
          </table:table-cell>
          <table:table-cell office:value-type="float" office:value="-0.0834597453772242" calcext:value-type="float">
            <text:p>-0.0834597454</text:p>
          </table:table-cell>
          <table:table-cell office:value-type="float" office:value="-0.00153000203153805" calcext:value-type="float">
            <text:p>-0.001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4199735326454" calcext:value-type="float">
            <text:p>-0.04141997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6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49000197842594" calcext:value-type="float">
            <text:p>-0.0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1699736923952" calcext:value-type="float">
            <text:p>-0.041169973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0, 2-18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50000199170397" calcext:value-type="float">
            <text:p>-0.001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2299736540553" calcext:value-type="float">
            <text:p>-0.041229973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6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52000201826002" calcext:value-type="float">
            <text:p>-0.0015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3599735709853" calcext:value-type="float">
            <text:p>-0.04135997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(1-18:1, 2-18:1, 3-18:1) [lipid particle]'</text:p>
          </table:table-cell>
          <table:table-cell office:value-type="float" office:value="-0.0834497454077326" calcext:value-type="float">
            <text:p>-0.0834497454</text:p>
          </table:table-cell>
          <table:table-cell office:value-type="float" office:value="-0.00153000203153805" calcext:value-type="float">
            <text:p>-0.001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4099735390354" calcext:value-type="float">
            <text:p>-0.04140997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fructose [cytoplasm]'</text:p>
          </table:table-cell>
          <table:table-cell office:value-type="float" office:value="0.219479330402506" calcext:value-type="float">
            <text:p>0.2194793304</text:p>
          </table:table-cell>
          <table:table-cell office:value-type="float" office:value="0.0435100577726931" calcext:value-type="float">
            <text:p>0.043510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599477554101" calcext:value-type="float">
            <text:p>0.08175994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mannose [cytoplasm]'</text:p>
          </table:table-cell>
          <table:table-cell office:value-type="float" office:value="0.219679329792339" calcext:value-type="float">
            <text:p>0.2196793298</text:p>
          </table:table-cell>
          <table:table-cell office:value-type="float" office:value="0.044250058755267" calcext:value-type="float">
            <text:p>0.044250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6999484327494" calcext:value-type="float">
            <text:p>0.08069994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nucleus]'</text:p>
          </table:table-cell>
          <table:table-cell office:value-type="float" office:value="0.157379519859424" calcext:value-type="float">
            <text:p>0.1573795199</text:p>
          </table:table-cell>
          <table:table-cell office:value-type="float" office:value="-0.0101600134904749" calcext:value-type="float">
            <text:p>-0.0101600135</text:p>
          </table:table-cell>
          <table:table-cell office:value-type="float" office:value="0" calcext:value-type="float">
            <text:p>0</text:p>
          </table:table-cell>
          <table:table-cell office:value-type="float" office:value="-0.0983702933111409" calcext:value-type="float">
            <text:p>-0.0983702933</text:p>
          </table:table-cell>
          <table:table-cell office:value-type="float" office:value="0.165709894111412" calcext:value-type="float">
            <text:p>0.16570989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kotriene A4 [cytoplasm]'</text:p>
          </table:table-cell>
          <table:table-cell office:value-type="float" office:value="0.163109502378134" calcext:value-type="float">
            <text:p>0.163109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2840306639399" calcext:value-type="float">
            <text:p>-0.1028403066</text:p>
          </table:table-cell>
          <table:table-cell office:value-type="float" office:value="0.0387899752132138" calcext:value-type="float">
            <text:p>0.03878997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kotriene A4 [nucleus]'</text:p>
          </table:table-cell>
          <table:table-cell office:value-type="float" office:value="0.160169511347592" calcext:value-type="float">
            <text:p>0.160169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83702933111409" calcext:value-type="float">
            <text:p>-0.0983702933</text:p>
          </table:table-cell>
          <table:table-cell office:value-type="float" office:value="0.00821999474742504" calcext:value-type="float">
            <text:p>0.00821999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endoplasmic reticulum membrane]'</text:p>
          </table:table-cell>
          <table:table-cell office:value-type="float" office:value="-0.521138410087307" calcext:value-type="float">
            <text:p>-0.5211384101</text:p>
          </table:table-cell>
          <table:table-cell office:value-type="float" office:value="0.0929701234458119" calcext:value-type="float">
            <text:p>0.0929701234</text:p>
          </table:table-cell>
          <table:table-cell office:value-type="float" office:value="0" calcext:value-type="float">
            <text:p>0</text:p>
          </table:table-cell>
          <table:table-cell office:value-type="float" office:value="-0.167310498870458" calcext:value-type="float">
            <text:p>-0.1673104989</text:p>
          </table:table-cell>
          <table:table-cell office:value-type="float" office:value="-0.0687099560943521" calcext:value-type="float">
            <text:p>-0.06870995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otin [cytoplasm]'</text:p>
          </table:table-cell>
          <table:table-cell office:value-type="float" office:value="-0.156209523428902" calcext:value-type="float">
            <text:p>-0.1562095234</text:p>
          </table:table-cell>
          <table:table-cell office:value-type="float" office:value="0.0971601290093049" calcext:value-type="float">
            <text:p>0.097160129</text:p>
          </table:table-cell>
          <table:table-cell office:value-type="float" office:value="0" calcext:value-type="float">
            <text:p>0</text:p>
          </table:table-cell>
          <table:table-cell office:value-type="float" office:value="0.161450481397618" calcext:value-type="float">
            <text:p>0.1614504814</text:p>
          </table:table-cell>
          <table:table-cell office:value-type="float" office:value="-0.145539907000029" calcext:value-type="float">
            <text:p>-0.14553990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thiobiotin [cytoplasm]'</text:p>
          </table:table-cell>
          <table:table-cell office:value-type="float" office:value="0.156209523428902" calcext:value-type="float">
            <text:p>0.1562095234</text:p>
          </table:table-cell>
          <table:table-cell office:value-type="float" office:value="-0.0971601290093049" calcext:value-type="float">
            <text:p>-0.097160129</text:p>
          </table:table-cell>
          <table:table-cell office:value-type="float" office:value="0" calcext:value-type="float">
            <text:p>0</text:p>
          </table:table-cell>
          <table:table-cell office:value-type="float" office:value="-0.161450481397618" calcext:value-type="float">
            <text:p>-0.1614504814</text:p>
          </table:table-cell>
          <table:table-cell office:value-type="float" office:value="0.148839904891331" calcext:value-type="float">
            <text:p>0.14883990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olysulphur [cytoplasm]'</text:p>
          </table:table-cell>
          <table:table-cell office:value-type="float" office:value="0.156209523428902" calcext:value-type="float">
            <text:p>0.1562095234</text:p>
          </table:table-cell>
          <table:table-cell office:value-type="float" office:value="-0.0971601290093049" calcext:value-type="float">
            <text:p>-0.097160129</text:p>
          </table:table-cell>
          <table:table-cell office:value-type="float" office:value="0" calcext:value-type="float">
            <text:p>0</text:p>
          </table:table-cell>
          <table:table-cell office:value-type="float" office:value="-0.161450481397618" calcext:value-type="float">
            <text:p>-0.1614504814</text:p>
          </table:table-cell>
          <table:table-cell office:value-type="float" office:value="0.16265989606036" calcext:value-type="float">
            <text:p>0.16265989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 [cytoplasm]'</text:p>
          </table:table-cell>
          <table:table-cell office:value-type="float" office:value="0.174059468971479" calcext:value-type="float">
            <text:p>0.174059469</text:p>
          </table:table-cell>
          <table:table-cell office:value-type="float" office:value="0.0040100053244886" calcext:value-type="float">
            <text:p>0.0040100053</text:p>
          </table:table-cell>
          <table:table-cell office:value-type="float" office:value="0" calcext:value-type="float">
            <text:p>0</text:p>
          </table:table-cell>
          <table:table-cell office:value-type="float" office:value="0.00443001320899008" calcext:value-type="float">
            <text:p>0.0044300132</text:p>
          </table:table-cell>
          <table:table-cell office:value-type="float" office:value="0.126799918974878" calcext:value-type="float">
            <text:p>0.1267999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tate [cytoplasm]'</text:p>
          </table:table-cell>
          <table:table-cell office:value-type="float" office:value="-0.180539449202062" calcext:value-type="float">
            <text:p>-0.1805394492</text:p>
          </table:table-cell>
          <table:table-cell office:value-type="float" office:value="0.0868301152931036" calcext:value-type="float">
            <text:p>0.0868301153</text:p>
          </table:table-cell>
          <table:table-cell office:value-type="float" office:value="0" calcext:value-type="float">
            <text:p>0</text:p>
          </table:table-cell>
          <table:table-cell office:value-type="float" office:value="0.128800384044678" calcext:value-type="float">
            <text:p>0.128800384</text:p>
          </table:table-cell>
          <table:table-cell office:value-type="float" office:value="-0.142159909159847" calcext:value-type="float">
            <text:p>-0.14215990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6-(alpha-D-glucosaminyl)-O-acyl-1-phosphatidyl-1D-myo-inositol [endoplasmic reticulum]'</text:p>
          </table:table-cell>
          <table:table-cell office:value-type="float" office:value="-0.12831960851672" calcext:value-type="float">
            <text:p>-0.1283196085</text:p>
          </table:table-cell>
          <table:table-cell office:value-type="float" office:value="0.0894901188250587" calcext:value-type="float">
            <text:p>0.0894901188</text:p>
          </table:table-cell>
          <table:table-cell office:value-type="float" office:value="0" calcext:value-type="float">
            <text:p>0</text:p>
          </table:table-cell>
          <table:table-cell office:value-type="float" office:value="0.180530538288709" calcext:value-type="float">
            <text:p>0.1805305383</text:p>
          </table:table-cell>
          <table:table-cell office:value-type="float" office:value="-0.185729881318644" calcext:value-type="float">
            <text:p>-0.18572988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endoplasmic reticulum]'</text:p>
          </table:table-cell>
          <table:table-cell office:value-type="float" office:value="-0.12831960851672" calcext:value-type="float">
            <text:p>-0.1283196085</text:p>
          </table:table-cell>
          <table:table-cell office:value-type="float" office:value="0.0957001270707131" calcext:value-type="float">
            <text:p>0.0957001271</text:p>
          </table:table-cell>
          <table:table-cell office:value-type="float" office:value="0" calcext:value-type="float">
            <text:p>0</text:p>
          </table:table-cell>
          <table:table-cell office:value-type="float" office:value="0.298080888789111" calcext:value-type="float">
            <text:p>0.2980808888</text:p>
          </table:table-cell>
          <table:table-cell office:value-type="float" office:value="-0.183729882596643" calcext:value-type="float">
            <text:p>-0.18372988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yl-CoA [endoplasmic reticulum]'</text:p>
          </table:table-cell>
          <table:table-cell office:value-type="float" office:value="0.12831960851672" calcext:value-type="float">
            <text:p>0.1283196085</text:p>
          </table:table-cell>
          <table:table-cell office:value-type="float" office:value="-0.0894901188250587" calcext:value-type="float">
            <text:p>-0.0894901188</text:p>
          </table:table-cell>
          <table:table-cell office:value-type="float" office:value="0" calcext:value-type="float">
            <text:p>0</text:p>
          </table:table-cell>
          <table:table-cell office:value-type="float" office:value="-0.186020554658315" calcext:value-type="float">
            <text:p>-0.1860205547</text:p>
          </table:table-cell>
          <table:table-cell office:value-type="float" office:value="0.183729882596643" calcext:value-type="float">
            <text:p>0.18372988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erine [cytoplasm]'</text:p>
          </table:table-cell>
          <table:table-cell office:value-type="float" office:value="-0.194299407222558" calcext:value-type="float">
            <text:p>-0.1942994072</text:p>
          </table:table-cell>
          <table:table-cell office:value-type="float" office:value="0.118970157968681" calcext:value-type="float">
            <text:p>0.118970158</text:p>
          </table:table-cell>
          <table:table-cell office:value-type="float" office:value="0" calcext:value-type="float">
            <text:p>0</text:p>
          </table:table-cell>
          <table:table-cell office:value-type="float" office:value="0.108290322889737" calcext:value-type="float">
            <text:p>0.1082903229</text:p>
          </table:table-cell>
          <table:table-cell office:value-type="float" office:value="-0.132069915607351" calcext:value-type="float">
            <text:p>-0.13206991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peroxisome]'</text:p>
          </table:table-cell>
          <table:table-cell office:value-type="float" office:value="0.31220904749848" calcext:value-type="float">
            <text:p>0.3122090475</text:p>
          </table:table-cell>
          <table:table-cell office:value-type="float" office:value="-0.233940310626151" calcext:value-type="float">
            <text:p>-0.2339403106</text:p>
          </table:table-cell>
          <table:table-cell office:value-type="float" office:value="0" calcext:value-type="float">
            <text:p>0</text:p>
          </table:table-cell>
          <table:table-cell office:value-type="float" office:value="-0.605701806023768" calcext:value-type="float">
            <text:p>-0.605701806</text:p>
          </table:table-cell>
          <table:table-cell office:value-type="float" office:value="-0.00215999861976133" calcext:value-type="float">
            <text:p>-0.00215999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peroxisome]'</text:p>
          </table:table-cell>
          <table:table-cell office:value-type="float" office:value="-0.317589031084982" calcext:value-type="float">
            <text:p>-0.3175890311</text:p>
          </table:table-cell>
          <table:table-cell office:value-type="float" office:value="-1.26803168369359" calcext:value-type="float">
            <text:p>-1.2680316837</text:p>
          </table:table-cell>
          <table:table-cell office:value-type="float" office:value="0" calcext:value-type="float">
            <text:p>0</text:p>
          </table:table-cell>
          <table:table-cell office:value-type="float" office:value="-1.78930533517967" calcext:value-type="float">
            <text:p>-1.7893053352</text:p>
          </table:table-cell>
          <table:table-cell office:value-type="float" office:value="-0.0901199424133752" calcext:value-type="float">
            <text:p>-0.09011994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monium [cytoplasm]'</text:p>
          </table:table-cell>
          <table:table-cell office:value-type="float" office:value="-0.157739518761123" calcext:value-type="float">
            <text:p>-0.1577395188</text:p>
          </table:table-cell>
          <table:table-cell office:value-type="float" office:value="0.0316100419718416" calcext:value-type="float">
            <text:p>0.031610042</text:p>
          </table:table-cell>
          <table:table-cell office:value-type="float" office:value="0" calcext:value-type="float">
            <text:p>0</text:p>
          </table:table-cell>
          <table:table-cell office:value-type="float" office:value="0.117450350202231" calcext:value-type="float">
            <text:p>0.1174503502</text:p>
          </table:table-cell>
          <table:table-cell office:value-type="float" office:value="-0.0972699378445296" calcext:value-type="float">
            <text:p>-0.09726993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-D-glucose [cytoplasm]'</text:p>
          </table:table-cell>
          <table:table-cell office:value-type="float" office:value="-0.128779607113335" calcext:value-type="float">
            <text:p>-0.128779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20035542023" calcext:value-type="float">
            <text:p>0.0119200355</text:p>
          </table:table-cell>
          <table:table-cell office:value-type="float" office:value="-0.0836399465540912" calcext:value-type="float">
            <text:p>-0.08363994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cytoplasm]'</text:p>
          </table:table-cell>
          <table:table-cell office:value-type="float" office:value="0.154819527669564" calcext:value-type="float">
            <text:p>0.1548195277</text:p>
          </table:table-cell>
          <table:table-cell office:value-type="float" office:value="0.14887019766998" calcext:value-type="float">
            <text:p>0.1488701977</text:p>
          </table:table-cell>
          <table:table-cell office:value-type="float" office:value="0" calcext:value-type="float">
            <text:p>0</text:p>
          </table:table-cell>
          <table:table-cell office:value-type="float" office:value="0.108080322263577" calcext:value-type="float">
            <text:p>0.1080803223</text:p>
          </table:table-cell>
          <table:table-cell office:value-type="float" office:value="0.142189909140677" calcext:value-type="float">
            <text:p>0.14218990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cytoplasm]'</text:p>
          </table:table-cell>
          <table:table-cell office:value-type="float" office:value="-0.154819527669564" calcext:value-type="float">
            <text:p>-0.1548195277</text:p>
          </table:table-cell>
          <table:table-cell office:value-type="float" office:value="-0.14887019766998" calcext:value-type="float">
            <text:p>-0.1488701977</text:p>
          </table:table-cell>
          <table:table-cell office:value-type="float" office:value="0" calcext:value-type="float">
            <text:p>0</text:p>
          </table:table-cell>
          <table:table-cell office:value-type="float" office:value="-0.108080322263577" calcext:value-type="float">
            <text:p>-0.1080803223</text:p>
          </table:table-cell>
          <table:table-cell office:value-type="float" office:value="-0.141079909849966" calcext:value-type="float">
            <text:p>-0.14107990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MP [cytoplasm]'</text:p>
          </table:table-cell>
          <table:table-cell office:value-type="float" office:value="0.136429583774439" calcext:value-type="float">
            <text:p>0.1364295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600607076835" calcext:value-type="float">
            <text:p>0.0203600607</text:p>
          </table:table-cell>
          <table:table-cell office:value-type="float" office:value="0.299849808396034" calcext:value-type="float">
            <text:p>0.29984980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0) [lipid particle]'</text:p>
          </table:table-cell>
          <table:table-cell office:value-type="float" office:value="-0.118499638475929" calcext:value-type="float">
            <text:p>-0.1184996385</text:p>
          </table:table-cell>
          <table:table-cell office:value-type="float" office:value="-0.0029100038639057" calcext:value-type="float">
            <text:p>-0.00291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3499461004017" calcext:value-type="float">
            <text:p>-0.08434994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1) [lipid particle]'</text:p>
          </table:table-cell>
          <table:table-cell office:value-type="float" office:value="-0.118489638506438" calcext:value-type="float">
            <text:p>-0.1184896385</text:p>
          </table:table-cell>
          <table:table-cell office:value-type="float" office:value="-0.00289000383734964" calcext:value-type="float">
            <text:p>-0.00289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9999463240514" calcext:value-type="float">
            <text:p>-0.08399994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0) [lipid particle]'</text:p>
          </table:table-cell>
          <table:table-cell office:value-type="float" office:value="-0.118499638475929" calcext:value-type="float">
            <text:p>-0.1184996385</text:p>
          </table:table-cell>
          <table:table-cell office:value-type="float" office:value="-0.00289000383734964" calcext:value-type="float">
            <text:p>-0.00289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2399461706916" calcext:value-type="float">
            <text:p>-0.0842399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1) [lipid particle]'</text:p>
          </table:table-cell>
          <table:table-cell office:value-type="float" office:value="-0.118189639421689" calcext:value-type="float">
            <text:p>-0.1181896394</text:p>
          </table:table-cell>
          <table:table-cell office:value-type="float" office:value="-0.00244000323983845" calcext:value-type="float">
            <text:p>-0.0024400032</text:p>
          </table:table-cell>
          <table:table-cell office:value-type="float" office:value="0" calcext:value-type="float">
            <text:p>0</text:p>
          </table:table-cell>
          <table:table-cell office:value-type="float" office:value="0.00450001341771001" calcext:value-type="float">
            <text:p>0.0045000134</text:p>
          </table:table-cell>
          <table:table-cell office:value-type="float" office:value="-0.0813399480237898" calcext:value-type="float">
            <text:p>-0.08133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0, 2-18:1) [lipid particle]'</text:p>
          </table:table-cell>
          <table:table-cell office:value-type="float" office:value="0.118499638475929" calcext:value-type="float">
            <text:p>0.1184996385</text:p>
          </table:table-cell>
          <table:table-cell office:value-type="float" office:value="0.0029100038639057" calcext:value-type="float">
            <text:p>0.00291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3499461004017" calcext:value-type="float">
            <text:p>0.08434994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1, 2-18:1) [lipid particle]'</text:p>
          </table:table-cell>
          <table:table-cell office:value-type="float" office:value="0.118489638506438" calcext:value-type="float">
            <text:p>0.1184896385</text:p>
          </table:table-cell>
          <table:table-cell office:value-type="float" office:value="0.00289000383734964" calcext:value-type="float">
            <text:p>0.00289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9999463240514" calcext:value-type="float">
            <text:p>0.08399994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0, 2-18:1) [lipid particle]'</text:p>
          </table:table-cell>
          <table:table-cell office:value-type="float" office:value="0.118499638475929" calcext:value-type="float">
            <text:p>0.1184996385</text:p>
          </table:table-cell>
          <table:table-cell office:value-type="float" office:value="0.00289000383734964" calcext:value-type="float">
            <text:p>0.00289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2399461706916" calcext:value-type="float">
            <text:p>0.08423994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1, 2-18:1) [lipid particle]'</text:p>
          </table:table-cell>
          <table:table-cell office:value-type="float" office:value="0.118189639421689" calcext:value-type="float">
            <text:p>0.1181896394</text:p>
          </table:table-cell>
          <table:table-cell office:value-type="float" office:value="0.00244000323983845" calcext:value-type="float">
            <text:p>0.002440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3399480237898" calcext:value-type="float">
            <text:p>0.08133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mitochondrion]'</text:p>
          </table:table-cell>
          <table:table-cell office:value-type="float" office:value="-0.0185699433459748" calcext:value-type="float">
            <text:p>-0.0185699433</text:p>
          </table:table-cell>
          <table:table-cell office:value-type="float" office:value="0.189220251246816" calcext:value-type="float">
            <text:p>0.1892202512</text:p>
          </table:table-cell>
          <table:table-cell office:value-type="float" office:value="0" calcext:value-type="float">
            <text:p>0</text:p>
          </table:table-cell>
          <table:table-cell office:value-type="float" office:value="0.345081028929638" calcext:value-type="float">
            <text:p>0.3450810289</text:p>
          </table:table-cell>
          <table:table-cell office:value-type="float" office:value="0.0335199785807405" calcext:value-type="float">
            <text:p>0.03351997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cytoplasm]'</text:p>
          </table:table-cell>
          <table:table-cell office:value-type="float" office:value="0.215119343704151" calcext:value-type="float">
            <text:p>0.2151193437</text:p>
          </table:table-cell>
          <table:table-cell office:value-type="float" office:value="0.275000365145727" calcext:value-type="float">
            <text:p>0.2750003651</text:p>
          </table:table-cell>
          <table:table-cell office:value-type="float" office:value="0.00562002907079956" calcext:value-type="float">
            <text:p>0.0056200291</text:p>
          </table:table-cell>
          <table:table-cell office:value-type="float" office:value="0.362721081527061" calcext:value-type="float">
            <text:p>0.3627210815</text:p>
          </table:table-cell>
          <table:table-cell office:value-type="float" office:value="0.29364981235783" calcext:value-type="float">
            <text:p>0.2936498124</text:p>
          </table:table-cell>
          <table:table-cell office:value-type="float" office:value="0.00562002907079956" calcext:value-type="float">
            <text:p>0.00562002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rotidine 5''-(dihydrogen phosphate) [cytoplasm]'</text:p>
          </table:table-cell>
          <table:table-cell office:value-type="float" office:value="-0.127899609798071" calcext:value-type="float">
            <text:p>-0.1278996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699785487906" calcext:value-type="float">
            <text:p>-0.33569978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'6-O-{alpha-D-mannosyl-(1-&gt;2)-alpha-D-mannosyl-(1-&gt;6)-2-O-[(2-aminoethyl)phosphoryl]-alpha-D-mannosyl-(1-&gt;4)-alpha-D-glucosaminyl}-O-acyl-1-phosphatidyl-1D-myo-inositol [endoplasmic reticulum]'</text:p>
          </table:table-cell>
          <table:table-cell office:value-type="float" office:value="-0.112079658062297" calcext:value-type="float">
            <text:p>-0.1120796581</text:p>
          </table:table-cell>
          <table:table-cell office:value-type="float" office:value="0.0509800676913788" calcext:value-type="float">
            <text:p>0.0509800677</text:p>
          </table:table-cell>
          <table:table-cell office:value-type="float" office:value="0" calcext:value-type="float">
            <text:p>0</text:p>
          </table:table-cell>
          <table:table-cell office:value-type="float" office:value="0.0738502201995299" calcext:value-type="float">
            <text:p>0.0738502202</text:p>
          </table:table-cell>
          <table:table-cell office:value-type="float" office:value="-0.011479992664287" calcext:value-type="float">
            <text:p>-0.01147999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mitochondrion]'</text:p>
          </table:table-cell>
          <table:table-cell office:value-type="float" office:value="-0.071089783116066" calcext:value-type="float">
            <text:p>-0.0710897831</text:p>
          </table:table-cell>
          <table:table-cell office:value-type="float" office:value="-0.0154200204747168" calcext:value-type="float">
            <text:p>-0.015420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2699397615277" calcext:value-type="float">
            <text:p>-0.09426993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ogen [cytoplasm]'</text:p>
          </table:table-cell>
          <table:table-cell office:value-type="float" office:value="0.113759652936892" calcext:value-type="float">
            <text:p>0.1137596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0999475381503" calcext:value-type="float">
            <text:p>0.08209994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cytoplasm]'</text:p>
          </table:table-cell>
          <table:table-cell office:value-type="float" office:value="0.163099502408642" calcext:value-type="float">
            <text:p>0.1630995024</text:p>
          </table:table-cell>
          <table:table-cell office:value-type="float" office:value="0.316290419970698" calcext:value-type="float">
            <text:p>0.31629042</text:p>
          </table:table-cell>
          <table:table-cell office:value-type="float" office:value="0.00562002907079956" calcext:value-type="float">
            <text:p>0.0056200291</text:p>
          </table:table-cell>
          <table:table-cell office:value-type="float" office:value="0.461791376925401" calcext:value-type="float">
            <text:p>0.4617913769</text:p>
          </table:table-cell>
          <table:table-cell office:value-type="float" office:value="0.267659828965424" calcext:value-type="float">
            <text:p>0.267659829</text:p>
          </table:table-cell>
          <table:table-cell office:value-type="float" office:value="0.00562002907079956" calcext:value-type="float">
            <text:p>0.005620029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6-(alpha-D-glucosaminyl)-1-phosphatidyl-1D-myo-inositol [endoplasmic reticulum]'</text:p>
          </table:table-cell>
          <table:table-cell office:value-type="float" office:value="0.0645198031600588" calcext:value-type="float">
            <text:p>0.0645198032</text:p>
          </table:table-cell>
          <table:table-cell office:value-type="float" office:value="-0.0368700489560835" calcext:value-type="float">
            <text:p>-0.036870049</text:p>
          </table:table-cell>
          <table:table-cell office:value-type="float" office:value="0" calcext:value-type="float">
            <text:p>0</text:p>
          </table:table-cell>
          <table:table-cell office:value-type="float" office:value="-0.0723902158462284" calcext:value-type="float">
            <text:p>-0.0723902158</text:p>
          </table:table-cell>
          <table:table-cell office:value-type="float" office:value="0.0582399627846757" calcext:value-type="float">
            <text:p>0.05823996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ysteine [cytoplasm]'</text:p>
          </table:table-cell>
          <table:table-cell office:value-type="float" office:value="-0.129759604123516" calcext:value-type="float">
            <text:p>-0.1297596041</text:p>
          </table:table-cell>
          <table:table-cell office:value-type="float" office:value="-0.0731800971685975" calcext:value-type="float">
            <text:p>-0.0731800972</text:p>
          </table:table-cell>
          <table:table-cell office:value-type="float" office:value="0" calcext:value-type="float">
            <text:p>0</text:p>
          </table:table-cell>
          <table:table-cell office:value-type="float" office:value="-0.0947302824577043" calcext:value-type="float">
            <text:p>-0.0947302825</text:p>
          </table:table-cell>
          <table:table-cell office:value-type="float" office:value="-0.061949960413988" calcext:value-type="float">
            <text:p>-0.061949960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vacuole]'</text:p>
          </table:table-cell>
          <table:table-cell office:value-type="float" office:value="-0.129439605099783" calcext:value-type="float">
            <text:p>-0.1294396051</text:p>
          </table:table-cell>
          <table:table-cell office:value-type="float" office:value="0.0354000470042136" calcext:value-type="float">
            <text:p>0.035400047</text:p>
          </table:table-cell>
          <table:table-cell office:value-type="float" office:value="0" calcext:value-type="float">
            <text:p>0</text:p>
          </table:table-cell>
          <table:table-cell office:value-type="float" office:value="-0.181360540763531" calcext:value-type="float">
            <text:p>-0.1813605408</text:p>
          </table:table-cell>
          <table:table-cell office:value-type="float" office:value="-0.00857999451738526" calcext:value-type="float">
            <text:p>-0.00857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isoleucine [cytoplasm]'</text:p>
          </table:table-cell>
          <table:table-cell office:value-type="float" office:value="0.0732097766482936" calcext:value-type="float">
            <text:p>0.0732097766</text:p>
          </table:table-cell>
          <table:table-cell office:value-type="float" office:value="-0.0109200144996049" calcext:value-type="float">
            <text:p>-0.0109200145</text:p>
          </table:table-cell>
          <table:table-cell office:value-type="float" office:value="0" calcext:value-type="float">
            <text:p>0</text:p>
          </table:table-cell>
          <table:table-cell office:value-type="float" office:value="-0.023470069980812" calcext:value-type="float">
            <text:p>-0.02347007</text:p>
          </table:table-cell>
          <table:table-cell office:value-type="float" office:value="-0.0697699554170127" calcext:value-type="float">
            <text:p>-0.06976995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isoleucine [vacuole]'</text:p>
          </table:table-cell>
          <table:table-cell office:value-type="float" office:value="-0.095009710140068" calcext:value-type="float">
            <text:p>-0.0950097101</text:p>
          </table:table-cell>
          <table:table-cell office:value-type="float" office:value="0.0109200144996049" calcext:value-type="float">
            <text:p>0.0109200145</text:p>
          </table:table-cell>
          <table:table-cell office:value-type="float" office:value="0" calcext:value-type="float">
            <text:p>0</text:p>
          </table:table-cell>
          <table:table-cell office:value-type="float" office:value="0.0656401957196634" calcext:value-type="float">
            <text:p>0.0656401957</text:p>
          </table:table-cell>
          <table:table-cell office:value-type="float" office:value="-0.0372899761717128" calcext:value-type="float">
            <text:p>-0.03728997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eucine [vacuole]'</text:p>
          </table:table-cell>
          <table:table-cell office:value-type="float" office:value="-0.098339699980784" calcext:value-type="float">
            <text:p>-0.0983397</text:p>
          </table:table-cell>
          <table:table-cell office:value-type="float" office:value="0.0114400151900623" calcext:value-type="float">
            <text:p>0.0114400152</text:p>
          </table:table-cell>
          <table:table-cell office:value-type="float" office:value="0" calcext:value-type="float">
            <text:p>0</text:p>
          </table:table-cell>
          <table:table-cell office:value-type="float" office:value="0.0671402001922334" calcext:value-type="float">
            <text:p>0.0671402002</text:p>
          </table:table-cell>
          <table:table-cell office:value-type="float" office:value="-0.0405699740757949" calcext:value-type="float">
            <text:p>-0.040569974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yrosine [vacuole]'</text:p>
          </table:table-cell>
          <table:table-cell office:value-type="float" office:value="-0.0970197040078875" calcext:value-type="float">
            <text:p>-0.09701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1802569640553" calcext:value-type="float">
            <text:p>0.086180257</text:p>
          </table:table-cell>
          <table:table-cell office:value-type="float" office:value="-0.0365099766701324" calcext:value-type="float">
            <text:p>-0.03650997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pantothenate [cytoplasm]'</text:p>
          </table:table-cell>
          <table:table-cell office:value-type="float" office:value="-0.0993796968079145" calcext:value-type="float">
            <text:p>-0.0993796968</text:p>
          </table:table-cell>
          <table:table-cell office:value-type="float" office:value="0.0118100156813492" calcext:value-type="float">
            <text:p>0.0118100157</text:p>
          </table:table-cell>
          <table:table-cell office:value-type="float" office:value="0" calcext:value-type="float">
            <text:p>0</text:p>
          </table:table-cell>
          <table:table-cell office:value-type="float" office:value="0.101850303687503" calcext:value-type="float">
            <text:p>0.1018503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te [cytoplasm]'</text:p>
          </table:table-cell>
          <table:table-cell office:value-type="float" office:value="0.107619671669026" calcext:value-type="float">
            <text:p>0.1076196717</text:p>
          </table:table-cell>
          <table:table-cell office:value-type="float" office:value="0.0315000418257833" calcext:value-type="float">
            <text:p>0.0315000418</text:p>
          </table:table-cell>
          <table:table-cell office:value-type="float" office:value="-0.00562002907079956" calcext:value-type="float">
            <text:p>-0.0056200291</text:p>
          </table:table-cell>
          <table:table-cell office:value-type="float" office:value="-0.0209300624072601" calcext:value-type="float">
            <text:p>-0.0209300624</text:p>
          </table:table-cell>
          <table:table-cell office:value-type="float" office:value="0.129759917083439" calcext:value-type="float">
            <text:p>0.1297599171</text:p>
          </table:table-cell>
          <table:table-cell office:value-type="float" office:value="-0.00562002907079956" calcext:value-type="float">
            <text:p>-0.00562002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itin [cytoplasm]'</text:p>
          </table:table-cell>
          <table:table-cell office:value-type="float" office:value="-0.10422968201136" calcext:value-type="float">
            <text:p>-0.104229682</text:p>
          </table:table-cell>
          <table:table-cell office:value-type="float" office:value="0.0040100053244886" calcext:value-type="float">
            <text:p>0.004010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789925371262" calcext:value-type="float">
            <text:p>-0.11678992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itosan [cell envelope]'</text:p>
          </table:table-cell>
          <table:table-cell office:value-type="float" office:value="0.107619671669026" calcext:value-type="float">
            <text:p>0.1076196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349911594435" calcext:value-type="float">
            <text:p>0.13834991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'6-O-{alpha-D-mannosyl-(1-&gt;6)-2-O-[(2-aminoethyl)phosphoryl]-alpha-D-mannosyl-(1-&gt;4)-alpha-D-glucosaminyl}-O-acyl-1-phosphatidyl-1D-myo-inositol [endoplasmic reticulum]'</text:p>
          </table:table-cell>
          <table:table-cell office:value-type="float" office:value="0.0770297649940999" calcext:value-type="float">
            <text:p>0.077029765</text:p>
          </table:table-cell>
          <table:table-cell office:value-type="float" office:value="-0.119470158632582" calcext:value-type="float">
            <text:p>-0.1194701586</text:p>
          </table:table-cell>
          <table:table-cell office:value-type="float" office:value="0" calcext:value-type="float">
            <text:p>0</text:p>
          </table:table-cell>
          <table:table-cell office:value-type="float" office:value="-0.104800312483558" calcext:value-type="float">
            <text:p>-0.1048003125</text:p>
          </table:table-cell>
          <table:table-cell office:value-type="float" office:value="0.019589987482002" calcext:value-type="float">
            <text:p>0.01958998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olichyl D-mannosyl phosphate [endoplasmic reticulum]'</text:p>
          </table:table-cell>
          <table:table-cell office:value-type="float" office:value="0.0770297649940999" calcext:value-type="float">
            <text:p>0.077029765</text:p>
          </table:table-cell>
          <table:table-cell office:value-type="float" office:value="0.0175100232498243" calcext:value-type="float">
            <text:p>0.0175100232</text:p>
          </table:table-cell>
          <table:table-cell office:value-type="float" office:value="0" calcext:value-type="float">
            <text:p>0</text:p>
          </table:table-cell>
          <table:table-cell office:value-type="float" office:value="-0.0483901442851083" calcext:value-type="float">
            <text:p>-0.0483901443</text:p>
          </table:table-cell>
          <table:table-cell office:value-type="float" office:value="0.00336999784657206" calcext:value-type="float">
            <text:p>0.00336999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lphate [cytoplasm]'</text:p>
          </table:table-cell>
          <table:table-cell office:value-type="float" office:value="0.104299681797801" calcext:value-type="float">
            <text:p>0.10429968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nucleus]'</text:p>
          </table:table-cell>
          <table:table-cell office:value-type="float" office:value="0.196369400907327" calcext:value-type="float">
            <text:p>0.1963694009</text:p>
          </table:table-cell>
          <table:table-cell office:value-type="float" office:value="0.177910236229369" calcext:value-type="float">
            <text:p>0.1779102362</text:p>
          </table:table-cell>
          <table:table-cell office:value-type="float" office:value="0" calcext:value-type="float">
            <text:p>0</text:p>
          </table:table-cell>
          <table:table-cell office:value-type="float" office:value="0.157160468606068" calcext:value-type="float">
            <text:p>0.1571604686</text:p>
          </table:table-cell>
          <table:table-cell office:value-type="float" office:value="0.0827799471036307" calcext:value-type="float">
            <text:p>0.08277994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nucleus]'</text:p>
          </table:table-cell>
          <table:table-cell office:value-type="float" office:value="-0.196369400907327" calcext:value-type="float">
            <text:p>-0.1963694009</text:p>
          </table:table-cell>
          <table:table-cell office:value-type="float" office:value="-0.203660270420287" calcext:value-type="float">
            <text:p>-0.2036602704</text:p>
          </table:table-cell>
          <table:table-cell office:value-type="float" office:value="0" calcext:value-type="float">
            <text:p>0</text:p>
          </table:table-cell>
          <table:table-cell office:value-type="float" office:value="-0.157160468606068" calcext:value-type="float">
            <text:p>-0.1571604686</text:p>
          </table:table-cell>
          <table:table-cell office:value-type="float" office:value="-0.0827799471036307" calcext:value-type="float">
            <text:p>-0.08277994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malate [cytoplasm]'</text:p>
          </table:table-cell>
          <table:table-cell office:value-type="float" office:value="-0.0919697194146095" calcext:value-type="float">
            <text:p>-0.0919697194</text:p>
          </table:table-cell>
          <table:table-cell office:value-type="float" office:value="-0.00638000847138087" calcext:value-type="float">
            <text:p>-0.0063800085</text:p>
          </table:table-cell>
          <table:table-cell office:value-type="float" office:value="0" calcext:value-type="float">
            <text:p>0</text:p>
          </table:table-cell>
          <table:table-cell office:value-type="float" office:value="0.0200800598728038" calcext:value-type="float">
            <text:p>0.0200800599</text:p>
          </table:table-cell>
          <table:table-cell office:value-type="float" office:value="-0.117729924770602" calcext:value-type="float">
            <text:p>-0.11772992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ate [cytoplasm]'</text:p>
          </table:table-cell>
          <table:table-cell office:value-type="float" office:value="-0.078109761699197" calcext:value-type="float">
            <text:p>-0.0781097617</text:p>
          </table:table-cell>
          <table:table-cell office:value-type="float" office:value="0.166990221729764" calcext:value-type="float">
            <text:p>0.1669902217</text:p>
          </table:table-cell>
          <table:table-cell office:value-type="float" office:value="0" calcext:value-type="float">
            <text:p>0</text:p>
          </table:table-cell>
          <table:table-cell office:value-type="float" office:value="0.144330430350686" calcext:value-type="float">
            <text:p>0.1443304304</text:p>
          </table:table-cell>
          <table:table-cell office:value-type="float" office:value="0.19624987459637" calcext:value-type="float">
            <text:p>0.19624987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ermidine [cytoplasm]'</text:p>
          </table:table-cell>
          <table:table-cell office:value-type="float" office:value="-0.0893997272552582" calcext:value-type="float">
            <text:p>-0.0893997273</text:p>
          </table:table-cell>
          <table:table-cell office:value-type="float" office:value="0.0992201317445784" calcext:value-type="float">
            <text:p>0.0992201317</text:p>
          </table:table-cell>
          <table:table-cell office:value-type="float" office:value="0" calcext:value-type="float">
            <text:p>0</text:p>
          </table:table-cell>
          <table:table-cell office:value-type="float" office:value="0.161990483007743" calcext:value-type="float">
            <text:p>0.161990483</text:p>
          </table:table-cell>
          <table:table-cell office:value-type="float" office:value="-0.0470299699478588" calcext:value-type="float">
            <text:p>-0.04702996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TP [cytoplasm]'</text:p>
          </table:table-cell>
          <table:table-cell office:value-type="float" office:value="-0.0474698551768132" calcext:value-type="float">
            <text:p>-0.0474698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8499713408775" calcext:value-type="float">
            <text:p>0.04484997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glutarate [mitochondrion]'</text:p>
          </table:table-cell>
          <table:table-cell office:value-type="float" office:value="0.0537398360480713" calcext:value-type="float">
            <text:p>0.053739836</text:p>
          </table:table-cell>
          <table:table-cell office:value-type="float" office:value="0.0924201227155204" calcext:value-type="float">
            <text:p>0.0924201227</text:p>
          </table:table-cell>
          <table:table-cell office:value-type="float" office:value="0" calcext:value-type="float">
            <text:p>0</text:p>
          </table:table-cell>
          <table:table-cell office:value-type="float" office:value="0.0219200653591563" calcext:value-type="float">
            <text:p>0.0219200654</text:p>
          </table:table-cell>
          <table:table-cell office:value-type="float" office:value="-0.0672399570336812" calcext:value-type="float">
            <text:p>-0.0672399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ygen [cytoplasm]'</text:p>
          </table:table-cell>
          <table:table-cell office:value-type="float" office:value="-0.101449690492684" calcext:value-type="float">
            <text:p>-0.1014496905</text:p>
          </table:table-cell>
          <table:table-cell office:value-type="float" office:value="-0.171540227771266" calcext:value-type="float">
            <text:p>-0.1715402278</text:p>
          </table:table-cell>
          <table:table-cell office:value-type="float" office:value="0" calcext:value-type="float">
            <text:p>0</text:p>
          </table:table-cell>
          <table:table-cell office:value-type="float" office:value="-0.155460463537155" calcext:value-type="float">
            <text:p>-0.1554604635</text:p>
          </table:table-cell>
          <table:table-cell office:value-type="float" office:value="-0.144009907977698" calcext:value-type="float">
            <text:p>-0.1440099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UMP [cytoplasm]'</text:p>
          </table:table-cell>
          <table:table-cell office:value-type="float" office:value="-0.0787897596246285" calcext:value-type="float">
            <text:p>-0.078789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800968460492" calcext:value-type="float">
            <text:p>0.0324800968</text:p>
          </table:table-cell>
          <table:table-cell office:value-type="float" office:value="-0.0951099392247683" calcext:value-type="float">
            <text:p>-0.09510993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trate [cytoplasm]'</text:p>
          </table:table-cell>
          <table:table-cell office:value-type="float" office:value="0.0714197821092901" calcext:value-type="float">
            <text:p>0.0714197821</text:p>
          </table:table-cell>
          <table:table-cell office:value-type="float" office:value="0.00449000596183387" calcext:value-type="float">
            <text:p>0.004490006</text:p>
          </table:table-cell>
          <table:table-cell office:value-type="float" office:value="0" calcext:value-type="float">
            <text:p>0</text:p>
          </table:table-cell>
          <table:table-cell office:value-type="float" office:value="-0.0730102176948907" calcext:value-type="float">
            <text:p>-0.0730102177</text:p>
          </table:table-cell>
          <table:table-cell office:value-type="float" office:value="0.0716699542029139" calcext:value-type="float">
            <text:p>0.07166995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trate [mitochondrion]'</text:p>
          </table:table-cell>
          <table:table-cell office:value-type="float" office:value="-0.0714197821092901" calcext:value-type="float">
            <text:p>-0.0714197821</text:p>
          </table:table-cell>
          <table:table-cell office:value-type="float" office:value="0.0164300218157975" calcext:value-type="float">
            <text:p>0.0164300218</text:p>
          </table:table-cell>
          <table:table-cell office:value-type="float" office:value="0" calcext:value-type="float">
            <text:p>0</text:p>
          </table:table-cell>
          <table:table-cell office:value-type="float" office:value="0.0908302708290223" calcext:value-type="float">
            <text:p>0.0908302708</text:p>
          </table:table-cell>
          <table:table-cell office:value-type="float" office:value="-0.0716699542029139" calcext:value-type="float">
            <text:p>-0.07166995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hreonine [cytoplasm]'</text:p>
          </table:table-cell>
          <table:table-cell office:value-type="float" office:value="-0.0793097580381938" calcext:value-type="float">
            <text:p>-0.0793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501408859551" calcext:value-type="float">
            <text:p>0.0472501409</text:p>
          </table:table-cell>
          <table:table-cell office:value-type="float" office:value="-0.102109934751773" calcext:value-type="float">
            <text:p>-0.10210993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malate [peroxisome]'</text:p>
          </table:table-cell>
          <table:table-cell office:value-type="float" office:value="-0.132519595703208" calcext:value-type="float">
            <text:p>-0.1325195957</text:p>
          </table:table-cell>
          <table:table-cell office:value-type="float" office:value="0.113840151157053" calcext:value-type="float">
            <text:p>0.1138401512</text:p>
          </table:table-cell>
          <table:table-cell office:value-type="float" office:value="0" calcext:value-type="float">
            <text:p>0</text:p>
          </table:table-cell>
          <table:table-cell office:value-type="float" office:value="0.147990441263757" calcext:value-type="float">
            <text:p>0.1479904413</text:p>
          </table:table-cell>
          <table:table-cell office:value-type="float" office:value="-0.142969908642258" calcext:value-type="float">
            <text:p>-0.14296990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peroxisome]'</text:p>
          </table:table-cell>
          <table:table-cell office:value-type="float" office:value="-0.13789957928971" calcext:value-type="float">
            <text:p>-0.1378995793</text:p>
          </table:table-cell>
          <table:table-cell office:value-type="float" office:value="-0.507520673886398" calcext:value-type="float">
            <text:p>-0.5075206739</text:p>
          </table:table-cell>
          <table:table-cell office:value-type="float" office:value="0" calcext:value-type="float">
            <text:p>0</text:p>
          </table:table-cell>
          <table:table-cell office:value-type="float" office:value="-0.86809258839553" calcext:value-type="float">
            <text:p>-0.8680925884</text:p>
          </table:table-cell>
          <table:table-cell office:value-type="float" office:value="-0.170029891350934" calcext:value-type="float">
            <text:p>-0.17002989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H [peroxisome]'</text:p>
          </table:table-cell>
          <table:table-cell office:value-type="float" office:value="0.132519595703208" calcext:value-type="float">
            <text:p>0.1325195957</text:p>
          </table:table-cell>
          <table:table-cell office:value-type="float" office:value="0.507520673886398" calcext:value-type="float">
            <text:p>0.5075206739</text:p>
          </table:table-cell>
          <table:table-cell office:value-type="float" office:value="0" calcext:value-type="float">
            <text:p>0</text:p>
          </table:table-cell>
          <table:table-cell office:value-type="float" office:value="0.86809258839553" calcext:value-type="float">
            <text:p>0.8680925884</text:p>
          </table:table-cell>
          <table:table-cell office:value-type="float" office:value="0.142969908642258" calcext:value-type="float">
            <text:p>0.14296990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aloacetate [peroxisome]'</text:p>
          </table:table-cell>
          <table:table-cell office:value-type="float" office:value="0.132519595703208" calcext:value-type="float">
            <text:p>0.1325195957</text:p>
          </table:table-cell>
          <table:table-cell office:value-type="float" office:value="-0.113840151157053" calcext:value-type="float">
            <text:p>-0.1138401512</text:p>
          </table:table-cell>
          <table:table-cell office:value-type="float" office:value="0" calcext:value-type="float">
            <text:p>0</text:p>
          </table:table-cell>
          <table:table-cell office:value-type="float" office:value="-0.147990441263757" calcext:value-type="float">
            <text:p>-0.1479904413</text:p>
          </table:table-cell>
          <table:table-cell office:value-type="float" office:value="0.110879929147748" calcext:value-type="float">
            <text:p>0.11087992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alactose [cytoplasm]'</text:p>
          </table:table-cell>
          <table:table-cell office:value-type="float" office:value="0.0594198187193226" calcext:value-type="float">
            <text:p>0.0594198187</text:p>
          </table:table-cell>
          <table:table-cell office:value-type="float" office:value="0.0290600385859449" calcext:value-type="float">
            <text:p>0.02906003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mitochondrion]'</text:p>
          </table:table-cell>
          <table:table-cell office:value-type="float" office:value="0.0585798212820249" calcext:value-type="float">
            <text:p>0.0585798213</text:p>
          </table:table-cell>
          <table:table-cell office:value-type="float" office:value="0.0469200623005001" calcext:value-type="float">
            <text:p>0.0469200623</text:p>
          </table:table-cell>
          <table:table-cell office:value-type="float" office:value="0" calcext:value-type="float">
            <text:p>0</text:p>
          </table:table-cell>
          <table:table-cell office:value-type="float" office:value="0.172390514017562" calcext:value-type="float">
            <text:p>0.172390514</text:p>
          </table:table-cell>
          <table:table-cell office:value-type="float" office:value="0.0524599664780921" calcext:value-type="float">
            <text:p>0.05245996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amma-glutamyl-L-cysteine [cytoplasm]'</text:p>
          </table:table-cell>
          <table:table-cell office:value-type="float" office:value="0.0846297418077461" calcext:value-type="float">
            <text:p>0.084629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9600475881448" calcext:value-type="float">
            <text:p>-0.0159600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5-[(5-phospho-1-deoxy-D-ribulos-1-ylamino)methylideneamino]-1-(5-phospho-D-ribosyl)imidazole-4-carboxamide [cytoplasm]'</text:p>
          </table:table-cell>
          <table:table-cell office:value-type="float" office:value="-0.0688397899804471" calcext:value-type="float">
            <text:p>-0.06883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92699621265063" calcext:value-type="float">
            <text:p>-0.05926996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ICAR [cytoplasm]'</text:p>
          </table:table-cell>
          <table:table-cell office:value-type="float" office:value="0.0688397899804471" calcext:value-type="float">
            <text:p>0.06883979</text:p>
          </table:table-cell>
          <table:table-cell office:value-type="float" office:value="0.0510900678374371" calcext:value-type="float">
            <text:p>0.051090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699621265063" calcext:value-type="float">
            <text:p>0.05926996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omocysteine [cytoplasm]'</text:p>
          </table:table-cell>
          <table:table-cell office:value-type="float" office:value="-0.0771597645974913" calcext:value-type="float">
            <text:p>-0.0771597646</text:p>
          </table:table-cell>
          <table:table-cell office:value-type="float" office:value="0.00237000314689227" calcext:value-type="float">
            <text:p>0.002370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7999496468483" calcext:value-type="float">
            <text:p>-0.0078799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methionine [cytoplasm]'</text:p>
          </table:table-cell>
          <table:table-cell office:value-type="float" office:value="0.105919676855447" calcext:value-type="float">
            <text:p>0.1059196769</text:p>
          </table:table-cell>
          <table:table-cell office:value-type="float" office:value="0.0184000244315687" calcext:value-type="float">
            <text:p>0.0184000244</text:p>
          </table:table-cell>
          <table:table-cell office:value-type="float" office:value="0" calcext:value-type="float">
            <text:p>0</text:p>
          </table:table-cell>
          <table:table-cell office:value-type="float" office:value="-0.0545501626524625" calcext:value-type="float">
            <text:p>-0.0545501627</text:p>
          </table:table-cell>
          <table:table-cell office:value-type="float" office:value="0.153179902118074" calcext:value-type="float">
            <text:p>0.15317990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adenosyl-L-homocysteine [cytoplasm]'</text:p>
          </table:table-cell>
          <table:table-cell office:value-type="float" office:value="0.110919661601267" calcext:value-type="float">
            <text:p>0.1109196616</text:p>
          </table:table-cell>
          <table:table-cell office:value-type="float" office:value="0.0980101301379372" calcext:value-type="float">
            <text:p>0.0980101301</text:p>
          </table:table-cell>
          <table:table-cell office:value-type="float" office:value="0" calcext:value-type="float">
            <text:p>0</text:p>
          </table:table-cell>
          <table:table-cell office:value-type="float" office:value="0.155490463626607" calcext:value-type="float">
            <text:p>0.1554904636</text:p>
          </table:table-cell>
          <table:table-cell office:value-type="float" office:value="0.0470699699222988" calcext:value-type="float">
            <text:p>0.04706996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adenosyl-L-methionine [cytoplasm]'</text:p>
          </table:table-cell>
          <table:table-cell office:value-type="float" office:value="-0.116379644943702" calcext:value-type="float">
            <text:p>-0.1163796449</text:p>
          </table:table-cell>
          <table:table-cell office:value-type="float" office:value="-0.100350133244995" calcext:value-type="float">
            <text:p>-0.1003501332</text:p>
          </table:table-cell>
          <table:table-cell office:value-type="float" office:value="0" calcext:value-type="float">
            <text:p>0</text:p>
          </table:table-cell>
          <table:table-cell office:value-type="float" office:value="-0.18199054264201" calcext:value-type="float">
            <text:p>-0.1819905426</text:p>
          </table:table-cell>
          <table:table-cell office:value-type="float" office:value="-0.0427399726891662" calcext:value-type="float">
            <text:p>-0.04273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oyl-CoA [endoplasmic reticulum membrane]'</text:p>
          </table:table-cell>
          <table:table-cell office:value-type="float" office:value="-0.0862897367433582" calcext:value-type="float">
            <text:p>-0.0862897367</text:p>
          </table:table-cell>
          <table:table-cell office:value-type="float" office:value="-0.0886301176831484" calcext:value-type="float">
            <text:p>-0.0886301177</text:p>
          </table:table-cell>
          <table:table-cell office:value-type="float" office:value="0" calcext:value-type="float">
            <text:p>0</text:p>
          </table:table-cell>
          <table:table-cell office:value-type="float" office:value="-0.00973002901207076" calcext:value-type="float">
            <text:p>-0.009730029</text:p>
          </table:table-cell>
          <table:table-cell office:value-type="float" office:value="-0.0566499638006847" calcext:value-type="float">
            <text:p>-0.05664996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cosanoyl-CoA [endoplasmic reticulum membrane]'</text:p>
          </table:table-cell>
          <table:table-cell office:value-type="float" office:value="-0.0672497948312764" calcext:value-type="float">
            <text:p>-0.06724979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ocosanoyl-CoA [endoplasmic reticulum membrane]'</text:p>
          </table:table-cell>
          <table:table-cell office:value-type="float" office:value="-0.0602298162481454" calcext:value-type="float">
            <text:p>-0.0602298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3999511804468" calcext:value-type="float">
            <text:p>0.00763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MP [cytoplasm]'</text:p>
          </table:table-cell>
          <table:table-cell office:value-type="float" office:value="0.0655198001092227" calcext:value-type="float">
            <text:p>0.0655198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2599761908828" calcext:value-type="float">
            <text:p>0.03725997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TP [cytoplasm]'</text:p>
          </table:table-cell>
          <table:table-cell office:value-type="float" office:value="-0.0636698057532694" calcext:value-type="float">
            <text:p>-0.0636698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1699762483928" calcext:value-type="float">
            <text:p>-0.03716997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MP [cytoplasm]'</text:p>
          </table:table-cell>
          <table:table-cell office:value-type="float" office:value="0.0616998117634164" calcext:value-type="float">
            <text:p>0.0616998118</text:p>
          </table:table-cell>
          <table:table-cell office:value-type="float" office:value="-0.058240077331226" calcext:value-type="float">
            <text:p>-0.0582400773</text:p>
          </table:table-cell>
          <table:table-cell office:value-type="float" office:value="0" calcext:value-type="float">
            <text:p>0</text:p>
          </table:table-cell>
          <table:table-cell office:value-type="float" office:value="-0.00556001657832615" calcext:value-type="float">
            <text:p>-0.0055600166</text:p>
          </table:table-cell>
          <table:table-cell office:value-type="float" office:value="-0.0126599919102678" calcext:value-type="float">
            <text:p>-0.01265999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TP [cytoplasm]'</text:p>
          </table:table-cell>
          <table:table-cell office:value-type="float" office:value="-0.0615398122515502" calcext:value-type="float">
            <text:p>-0.0615398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82499755582734" calcext:value-type="float">
            <text:p>-0.03824997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TP [cytoplasm]'</text:p>
          </table:table-cell>
          <table:table-cell office:value-type="float" office:value="-0.0865697358891241" calcext:value-type="float">
            <text:p>-0.0865697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939957225381" calcext:value-type="float">
            <text:p>-0.06693995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ccinyl-CoA [mitochondrion]'</text:p>
          </table:table-cell>
          <table:table-cell office:value-type="float" office:value="0.0712597825974239" calcext:value-type="float">
            <text:p>0.0712597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120101736059" calcext:value-type="float">
            <text:p>-0.0341201017</text:p>
          </table:table-cell>
          <table:table-cell office:value-type="float" office:value="0.158749898558847" calcext:value-type="float">
            <text:p>0.15874989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ccinate [cytoplasm]'</text:p>
          </table:table-cell>
          <table:table-cell office:value-type="float" office:value="-0.0411898743360636" calcext:value-type="float">
            <text:p>-0.0411898743</text:p>
          </table:table-cell>
          <table:table-cell office:value-type="float" office:value="0.0359600477477831" calcext:value-type="float">
            <text:p>0.0359600477</text:p>
          </table:table-cell>
          <table:table-cell office:value-type="float" office:value="0" calcext:value-type="float">
            <text:p>0</text:p>
          </table:table-cell>
          <table:table-cell office:value-type="float" office:value="0.0643901919925217" calcext:value-type="float">
            <text:p>0.064390192</text:p>
          </table:table-cell>
          <table:table-cell office:value-type="float" office:value="-0.101259935294922" calcext:value-type="float">
            <text:p>-0.10125993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PP [cytoplasm]'</text:p>
          </table:table-cell>
          <table:table-cell office:value-type="float" office:value="-0.0842797428755387" calcext:value-type="float">
            <text:p>-0.0842797429</text:p>
          </table:table-cell>
          <table:table-cell office:value-type="float" office:value="0.107380142579448" calcext:value-type="float">
            <text:p>0.1073801426</text:p>
          </table:table-cell>
          <table:table-cell office:value-type="float" office:value="0" calcext:value-type="float">
            <text:p>0</text:p>
          </table:table-cell>
          <table:table-cell office:value-type="float" office:value="0.0935002787901969" calcext:value-type="float">
            <text:p>0.0935002788</text:p>
          </table:table-cell>
          <table:table-cell office:value-type="float" office:value="-0.136429912821314" calcext:value-type="float">
            <text:p>-0.13642991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citrate [cytoplasm]'</text:p>
          </table:table-cell>
          <table:table-cell office:value-type="float" office:value="-0.0938597136485294" calcext:value-type="float">
            <text:p>-0.0938597136</text:p>
          </table:table-cell>
          <table:table-cell office:value-type="float" office:value="-0.0413000548382492" calcext:value-type="float">
            <text:p>-0.0413000548</text:p>
          </table:table-cell>
          <table:table-cell office:value-type="float" office:value="0" calcext:value-type="float">
            <text:p>0</text:p>
          </table:table-cell>
          <table:table-cell office:value-type="float" office:value="-0.0223100665220245" calcext:value-type="float">
            <text:p>-0.0223100665</text:p>
          </table:table-cell>
          <table:table-cell office:value-type="float" office:value="-0.0535699657688028" calcext:value-type="float">
            <text:p>-0.05356996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yrosine [cytoplasm]'</text:p>
          </table:table-cell>
          <table:table-cell office:value-type="float" office:value="0.0359098904444779" calcext:value-type="float">
            <text:p>0.0359098904</text:p>
          </table:table-cell>
          <table:table-cell office:value-type="float" office:value="-0.0358700476282809" calcext:value-type="float">
            <text:p>-0.0358700476</text:p>
          </table:table-cell>
          <table:table-cell office:value-type="float" office:value="0" calcext:value-type="float">
            <text:p>0</text:p>
          </table:table-cell>
          <table:table-cell office:value-type="float" office:value="-0.0795902373145644" calcext:value-type="float">
            <text:p>-0.0795902373</text:p>
          </table:table-cell>
          <table:table-cell office:value-type="float" office:value="-0.0464199703376484" calcext:value-type="float">
            <text:p>-0.046419970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6-(N-acetyl-alpha-D-glucosaminyl)-1-phosphatidyl-1D-myo-inositol [endoplasmic reticulum]'</text:p>
          </table:table-cell>
          <table:table-cell office:value-type="float" office:value="0.0637998053566607" calcext:value-type="float">
            <text:p>0.0637998054</text:p>
          </table:table-cell>
          <table:table-cell office:value-type="float" office:value="-0.0526200698689752" calcext:value-type="float">
            <text:p>-0.0526200699</text:p>
          </table:table-cell>
          <table:table-cell office:value-type="float" office:value="0" calcext:value-type="float">
            <text:p>0</text:p>
          </table:table-cell>
          <table:table-cell office:value-type="float" office:value="-0.113630338812086" calcext:value-type="float">
            <text:p>-0.1136303388</text:p>
          </table:table-cell>
          <table:table-cell office:value-type="float" office:value="0.127489918533968" calcext:value-type="float">
            <text:p>0.12748991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te [endoplasmic reticulum]'</text:p>
          </table:table-cell>
          <table:table-cell office:value-type="float" office:value="-0.0637998053566607" calcext:value-type="float">
            <text:p>-0.0637998054</text:p>
          </table:table-cell>
          <table:table-cell office:value-type="float" office:value="0.0526200698689752" calcext:value-type="float">
            <text:p>0.0526200699</text:p>
          </table:table-cell>
          <table:table-cell office:value-type="float" office:value="0" calcext:value-type="float">
            <text:p>0</text:p>
          </table:table-cell>
          <table:table-cell office:value-type="float" office:value="0.113630338812086" calcext:value-type="float">
            <text:p>0.1136303388</text:p>
          </table:table-cell>
          <table:table-cell office:value-type="float" office:value="-0.127489918533968" calcext:value-type="float">
            <text:p>-0.12748991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endoplasmic reticulum]'</text:p>
          </table:table-cell>
          <table:table-cell office:value-type="float" office:value="-0.100839692353694" calcext:value-type="float">
            <text:p>-0.1008396924</text:p>
          </table:table-cell>
          <table:table-cell office:value-type="float" office:value="0.054460072312132" calcext:value-type="float">
            <text:p>0.0544600723</text:p>
          </table:table-cell>
          <table:table-cell office:value-type="float" office:value="0" calcext:value-type="float">
            <text:p>0</text:p>
          </table:table-cell>
          <table:table-cell office:value-type="float" office:value="0.1657004940699" calcext:value-type="float">
            <text:p>0.1657004941</text:p>
          </table:table-cell>
          <table:table-cell office:value-type="float" office:value="-0.207139867637667" calcext:value-type="float">
            <text:p>-0.20713986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endoplasmic reticulum]'</text:p>
          </table:table-cell>
          <table:table-cell office:value-type="float" office:value="0.100839692353694" calcext:value-type="float">
            <text:p>0.1008396924</text:p>
          </table:table-cell>
          <table:table-cell office:value-type="float" office:value="-0.0526200698689752" calcext:value-type="float">
            <text:p>-0.0526200699</text:p>
          </table:table-cell>
          <table:table-cell office:value-type="float" office:value="0" calcext:value-type="float">
            <text:p>0</text:p>
          </table:table-cell>
          <table:table-cell office:value-type="float" office:value="-0.0821902450670191" calcext:value-type="float">
            <text:p>-0.0821902451</text:p>
          </table:table-cell>
          <table:table-cell office:value-type="float" office:value="0.194419875765739" calcext:value-type="float">
            <text:p>0.19441987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5S,6S)-di-HETE [cytoplasm]'</text:p>
          </table:table-cell>
          <table:table-cell office:value-type="float" office:value="-0.0543698341260446" calcext:value-type="float">
            <text:p>-0.054369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801022131332" calcext:value-type="float">
            <text:p>0.0342801022</text:p>
          </table:table-cell>
          <table:table-cell office:value-type="float" office:value="-0.0129299917377379" calcext:value-type="float">
            <text:p>-0.01292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5S,6S)-di-HETE [nucleus]'</text:p>
          </table:table-cell>
          <table:table-cell office:value-type="float" office:value="-0.0533898371158639" calcext:value-type="float">
            <text:p>-0.0533898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900977703803" calcext:value-type="float">
            <text:p>0.0327900978</text:p>
          </table:table-cell>
          <table:table-cell office:value-type="float" office:value="-0.00273999824914168" calcext:value-type="float">
            <text:p>-0.00273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4''-phosphopantothenic acid [cytoplasm]'</text:p>
          </table:table-cell>
          <table:table-cell office:value-type="float" office:value="0.0706697843974171" calcext:value-type="float">
            <text:p>0.0706697844</text:p>
          </table:table-cell>
          <table:table-cell office:value-type="float" office:value="0.00762001011785615" calcext:value-type="float">
            <text:p>0.00762001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elta(6)-trans,Delta(8)-cis-leukotriene B4 [cytoplasm]'</text:p>
          </table:table-cell>
          <table:table-cell office:value-type="float" office:value="-0.0543698341260446" calcext:value-type="float">
            <text:p>-0.054369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801022131332" calcext:value-type="float">
            <text:p>0.0342801022</text:p>
          </table:table-cell>
          <table:table-cell office:value-type="float" office:value="-0.0129299917377379" calcext:value-type="float">
            <text:p>-0.01292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elta(6)-trans,Delta(8)-cis-leukotriene B4 [nucleus]'</text:p>
          </table:table-cell>
          <table:table-cell office:value-type="float" office:value="-0.0533898371158639" calcext:value-type="float">
            <text:p>-0.0533898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900977703803" calcext:value-type="float">
            <text:p>0.0327900978</text:p>
          </table:table-cell>
          <table:table-cell office:value-type="float" office:value="-0.00273999824914168" calcext:value-type="float">
            <text:p>-0.00273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kotriene B4 [cytoplasm]'</text:p>
          </table:table-cell>
          <table:table-cell office:value-type="float" office:value="-0.0543698341260446" calcext:value-type="float">
            <text:p>-0.054369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801022131332" calcext:value-type="float">
            <text:p>0.0342801022</text:p>
          </table:table-cell>
          <table:table-cell office:value-type="float" office:value="-0.0129299917377379" calcext:value-type="float">
            <text:p>-0.01292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kotriene B4 [nucleus]'</text:p>
          </table:table-cell>
          <table:table-cell office:value-type="float" office:value="-0.0533898371158639" calcext:value-type="float">
            <text:p>-0.0533898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900977703803" calcext:value-type="float">
            <text:p>0.0327900978</text:p>
          </table:table-cell>
          <table:table-cell office:value-type="float" office:value="-0.00273999824914168" calcext:value-type="float">
            <text:p>-0.00273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mitochondrion]'</text:p>
          </table:table-cell>
          <table:table-cell office:value-type="float" office:value="-0.0780797617907221" calcext:value-type="float">
            <text:p>-0.0780797618</text:p>
          </table:table-cell>
          <table:table-cell office:value-type="float" office:value="-0.0900301195420721" calcext:value-type="float">
            <text:p>-0.0900301195</text:p>
          </table:table-cell>
          <table:table-cell office:value-type="float" office:value="0" calcext:value-type="float">
            <text:p>0</text:p>
          </table:table-cell>
          <table:table-cell office:value-type="float" office:value="-0.172390514017562" calcext:value-type="float">
            <text:p>-0.172390514</text:p>
          </table:table-cell>
          <table:table-cell office:value-type="float" office:value="-0.0697699554170127" calcext:value-type="float">
            <text:p>-0.06976995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mitochondrion]'</text:p>
          </table:table-cell>
          <table:table-cell office:value-type="float" office:value="-0.0909397225569706" calcext:value-type="float">
            <text:p>-0.0909397226</text:p>
          </table:table-cell>
          <table:table-cell office:value-type="float" office:value="-0.0814101080964133" calcext:value-type="float">
            <text:p>-0.081410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099775647315" calcext:value-type="float">
            <text:p>0.03510997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H [mitochondrion]'</text:p>
          </table:table-cell>
          <table:table-cell office:value-type="float" office:value="0.0909397225569706" calcext:value-type="float">
            <text:p>0.0909397226</text:p>
          </table:table-cell>
          <table:table-cell office:value-type="float" office:value="0.0814101080964133" calcext:value-type="float">
            <text:p>0.081410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369897523668" calcext:value-type="float">
            <text:p>0.1603698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ate [mitochondrion]'</text:p>
          </table:table-cell>
          <table:table-cell office:value-type="float" office:value="-0.0573598250040448" calcext:value-type="float">
            <text:p>-0.057359825</text:p>
          </table:table-cell>
          <table:table-cell office:value-type="float" office:value="-0.0222500295436088" calcext:value-type="float">
            <text:p>-0.0222500295</text:p>
          </table:table-cell>
          <table:table-cell office:value-type="float" office:value="0" calcext:value-type="float">
            <text:p>0</text:p>
          </table:table-cell>
          <table:table-cell office:value-type="float" office:value="-0.145130432736056" calcext:value-type="float">
            <text:p>-0.1451304327</text:p>
          </table:table-cell>
          <table:table-cell office:value-type="float" office:value="-0.0213699863445831" calcext:value-type="float">
            <text:p>-0.02136998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lactate [cytoplasm]'</text:p>
          </table:table-cell>
          <table:table-cell office:value-type="float" office:value="0.0618698112447743" calcext:value-type="float">
            <text:p>0.061869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0400537901086" calcext:value-type="float">
            <text:p>-0.0180400538</text:p>
          </table:table-cell>
          <table:table-cell office:value-type="float" office:value="0.0400599744016845" calcext:value-type="float">
            <text:p>0.040059974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lactate [mitochondrion]'</text:p>
          </table:table-cell>
          <table:table-cell office:value-type="float" office:value="0.0584798215871085" calcext:value-type="float">
            <text:p>0.0584798216</text:p>
          </table:table-cell>
          <table:table-cell office:value-type="float" office:value="0.0115400153228425" calcext:value-type="float">
            <text:p>0.0115400153</text:p>
          </table:table-cell>
          <table:table-cell office:value-type="float" office:value="0" calcext:value-type="float">
            <text:p>0</text:p>
          </table:table-cell>
          <table:table-cell office:value-type="float" office:value="-0.0106100316359785" calcext:value-type="float">
            <text:p>-0.0106100316</text:p>
          </table:table-cell>
          <table:table-cell office:value-type="float" office:value="0.030939980229359" calcext:value-type="float">
            <text:p>0.030939980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ine [cytoplasm]'</text:p>
          </table:table-cell>
          <table:table-cell office:value-type="float" office:value="-0.0782797611805549" calcext:value-type="float">
            <text:p>-0.0782797612</text:p>
          </table:table-cell>
          <table:table-cell office:value-type="float" office:value="-0.0686800911934856" calcext:value-type="float">
            <text:p>-0.0686800912</text:p>
          </table:table-cell>
          <table:table-cell office:value-type="float" office:value="0" calcext:value-type="float">
            <text:p>0</text:p>
          </table:table-cell>
          <table:table-cell office:value-type="float" office:value="-0.0878402619136994" calcext:value-type="float">
            <text:p>-0.0878402619</text:p>
          </table:table-cell>
          <table:table-cell office:value-type="float" office:value="-0.205989868372516" calcext:value-type="float">
            <text:p>-0.20598986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phosphoglycerate [cytoplasm]'</text:p>
          </table:table-cell>
          <table:table-cell office:value-type="float" office:value="-0.0507198452615961" calcext:value-type="float">
            <text:p>-0.0507198453</text:p>
          </table:table-cell>
          <table:table-cell office:value-type="float" office:value="0.00241000320000437" calcext:value-type="float">
            <text:p>0.0024100032</text:p>
          </table:table-cell>
          <table:table-cell office:value-type="float" office:value="0" calcext:value-type="float">
            <text:p>0</text:p>
          </table:table-cell>
          <table:table-cell office:value-type="float" office:value="0.034340102392036" calcext:value-type="float">
            <text:p>0.0343401024</text:p>
          </table:table-cell>
          <table:table-cell table:style-name="ce11" office:value-type="float" office:value="-0.0000199999872200123" calcext:value-type="float">
            <text:p>-2.00E-0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glutarate [cytoplasm]'</text:p>
          </table:table-cell>
          <table:table-cell office:value-type="float" office:value="-0.0338098968512335" calcext:value-type="float">
            <text:p>-0.0338098969</text:p>
          </table:table-cell>
          <table:table-cell office:value-type="float" office:value="0.053700071303002" calcext:value-type="float">
            <text:p>0.0537000713</text:p>
          </table:table-cell>
          <table:table-cell office:value-type="float" office:value="0" calcext:value-type="float">
            <text:p>0</text:p>
          </table:table-cell>
          <table:table-cell office:value-type="float" office:value="0.0702702095249961" calcext:value-type="float">
            <text:p>0.0702702095</text:p>
          </table:table-cell>
          <table:table-cell office:value-type="float" office:value="-0.128169918099449" calcext:value-type="float">
            <text:p>-0.12816991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proporphyrinogen III [cytoplasm]'</text:p>
          </table:table-cell>
          <table:table-cell office:value-type="float" office:value="-0.0560198290921651" calcext:value-type="float">
            <text:p>-0.056019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601230254922" calcext:value-type="float">
            <text:p>0.041260123</text:p>
          </table:table-cell>
          <table:table-cell office:value-type="float" office:value="-0.123199921275275" calcext:value-type="float">
            <text:p>-0.12319992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otoporphyrinogen [cytoplasm]'</text:p>
          </table:table-cell>
          <table:table-cell office:value-type="float" office:value="0.0560198290921651" calcext:value-type="float">
            <text:p>0.0560198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199921275275" calcext:value-type="float">
            <text:p>0.12319992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ine [cytoplasm]'</text:p>
          </table:table-cell>
          <table:table-cell office:value-type="float" office:value="0.0514098431565193" calcext:value-type="float">
            <text:p>0.051409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1501018255104" calcext:value-type="float">
            <text:p>-0.0341501018</text:p>
          </table:table-cell>
          <table:table-cell office:value-type="float" office:value="0.0269099828045265" calcext:value-type="float">
            <text:p>0.02690998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te [mitochondrion]'</text:p>
          </table:table-cell>
          <table:table-cell office:value-type="float" office:value="0.0333698981936014" calcext:value-type="float">
            <text:p>0.0333698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1901079082056" calcext:value-type="float">
            <text:p>-0.0361901079</text:p>
          </table:table-cell>
          <table:table-cell office:value-type="float" office:value="0.0447699713919974" calcext:value-type="float">
            <text:p>0.04476997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yl-CoA [mitochondrion]'</text:p>
          </table:table-cell>
          <table:table-cell office:value-type="float" office:value="-0.0427898694547259" calcext:value-type="float">
            <text:p>-0.0427898695</text:p>
          </table:table-cell>
          <table:table-cell office:value-type="float" office:value="-0.0205600272996224" calcext:value-type="float">
            <text:p>-0.020560027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0.0699102084515793" calcext:value-type="float">
            <text:p>-6.99E-002</text:p>
          </table:table-cell>
          <table:table-cell table:style-name="ce11" office:value-type="float" office:value="-0.0341099782037309" calcext:value-type="float">
            <text:p>-3.41E-00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-erythro-1-(imidazol-4-yl)glycerol 3-phosphate [cytoplasm]'</text:p>
          </table:table-cell>
          <table:table-cell office:value-type="float" office:value="0.0272899167426845" calcext:value-type="float">
            <text:p>0.0272899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1299705229583" calcext:value-type="float">
            <text:p>0.04612997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2-acetyl-2-hydroxybutanoate [mitochondrion]'</text:p>
          </table:table-cell>
          <table:table-cell office:value-type="float" office:value="0.0484998520344521" calcext:value-type="float">
            <text:p>0.048499852</text:p>
          </table:table-cell>
          <table:table-cell office:value-type="float" office:value="0.0101800135170309" calcext:value-type="float">
            <text:p>0.010180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199696347491" calcext:value-type="float">
            <text:p>0.04751996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acetyllactic acid [mitochondrion]'</text:p>
          </table:table-cell>
          <table:table-cell office:value-type="float" office:value="0.0515798426378771" calcext:value-type="float">
            <text:p>0.0515798426</text:p>
          </table:table-cell>
          <table:table-cell office:value-type="float" office:value="0.00347000460747518" calcext:value-type="float">
            <text:p>0.003470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099710469378" calcext:value-type="float">
            <text:p>0.04530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butanoate [mitochondrion]'</text:p>
          </table:table-cell>
          <table:table-cell office:value-type="float" office:value="-0.0484998520344521" calcext:value-type="float">
            <text:p>-0.048499852</text:p>
          </table:table-cell>
          <table:table-cell office:value-type="float" office:value="-0.0101800135170309" calcext:value-type="float">
            <text:p>-0.010180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5199696347491" calcext:value-type="float">
            <text:p>-0.04751996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UDP [cytoplasm]'</text:p>
          </table:table-cell>
          <table:table-cell office:value-type="float" office:value="0.0580998227464261" calcext:value-type="float">
            <text:p>0.0580998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6999714367274" calcext:value-type="float">
            <text:p>0.04469997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UDP [nucleus]'</text:p>
          </table:table-cell>
          <table:table-cell office:value-type="float" office:value="0.0526998392209408" calcext:value-type="float">
            <text:p>0.052699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99744208545" calcext:value-type="float">
            <text:p>0.040029974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UMP [nucleus]'</text:p>
          </table:table-cell>
          <table:table-cell office:value-type="float" office:value="-0.0526998392209408" calcext:value-type="float">
            <text:p>-0.052699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00299744208545" calcext:value-type="float">
            <text:p>-0.040029974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eucine [cytoplasm]'</text:p>
          </table:table-cell>
          <table:table-cell office:value-type="float" office:value="0.0292299108240626" calcext:value-type="float">
            <text:p>0.0292299108</text:p>
          </table:table-cell>
          <table:table-cell office:value-type="float" office:value="-0.0114400151900623" calcext:value-type="float">
            <text:p>-0.0114400152</text:p>
          </table:table-cell>
          <table:table-cell office:value-type="float" office:value="0" calcext:value-type="float">
            <text:p>0</text:p>
          </table:table-cell>
          <table:table-cell office:value-type="float" office:value="-0.0112400335144579" calcext:value-type="float">
            <text:p>-0.0112400335</text:p>
          </table:table-cell>
          <table:table-cell office:value-type="float" office:value="-0.0775499504455975" calcext:value-type="float">
            <text:p>-0.077549950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 [nucleus]'</text:p>
          </table:table-cell>
          <table:table-cell office:value-type="float" office:value="0.0528298388243321" calcext:value-type="float">
            <text:p>0.052829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7499726827762" calcext:value-type="float">
            <text:p>0.04274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MP [nucleus]'</text:p>
          </table:table-cell>
          <table:table-cell office:value-type="float" office:value="-0.0528298388243321" calcext:value-type="float">
            <text:p>-0.052829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7499726827762" calcext:value-type="float">
            <text:p>-0.04274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acetamido-5-oxopentanoate [mitochondrion]'</text:p>
          </table:table-cell>
          <table:table-cell office:value-type="float" office:value="-0.0496198486175158" calcext:value-type="float">
            <text:p>-0.0496198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2299889900406" calcext:value-type="float">
            <text:p>-0.01722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(2)-acetyl-L-ornithine [mitochondrion]'</text:p>
          </table:table-cell>
          <table:table-cell office:value-type="float" office:value="0.0496198486175158" calcext:value-type="float">
            <text:p>0.0496198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5799779034012" calcext:value-type="float">
            <text:p>0.03457997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lactaldehyde [cytoplasm]'</text:p>
          </table:table-cell>
          <table:table-cell office:value-type="float" office:value="0.0496498485259907" calcext:value-type="float">
            <text:p>0.04964984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ethylglyoxal [cytoplasm]'</text:p>
          </table:table-cell>
          <table:table-cell office:value-type="float" office:value="-0.0496498485259907" calcext:value-type="float">
            <text:p>-0.04964984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butanol [cytoplasm]'</text:p>
          </table:table-cell>
          <table:table-cell office:value-type="float" office:value="-0.0211499354748178" calcext:value-type="float">
            <text:p>-0.02114993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butyl acetate [cytoplasm]'</text:p>
          </table:table-cell>
          <table:table-cell office:value-type="float" office:value="0.0211499354748178" calcext:value-type="float">
            <text:p>0.02114993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phenylethanol [cytoplasm]'</text:p>
          </table:table-cell>
          <table:table-cell office:value-type="float" office:value="-0.0208699363290519" calcext:value-type="float">
            <text:p>-0.0208699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2999448543529" calcext:value-type="float">
            <text:p>0.00862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thanol [cytoplasm]'</text:p>
          </table:table-cell>
          <table:table-cell office:value-type="float" office:value="-0.0206499370002358" calcext:value-type="float">
            <text:p>-0.020649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069980146289" calcext:value-type="float">
            <text:p>-0.03106998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thyl acetate [cytoplasm]'</text:p>
          </table:table-cell>
          <table:table-cell office:value-type="float" office:value="0.0206499370002358" calcext:value-type="float">
            <text:p>0.0206499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amyl acetate [cytoplasm]'</text:p>
          </table:table-cell>
          <table:table-cell office:value-type="float" office:value="0.0219099331561824" calcext:value-type="float">
            <text:p>0.02190993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amylol [cytoplasm]'</text:p>
          </table:table-cell>
          <table:table-cell office:value-type="float" office:value="-0.0219099331561824" calcext:value-type="float">
            <text:p>-0.0219099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699939486758" calcext:value-type="float">
            <text:p>0.00946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butanol [cytoplasm]'</text:p>
          </table:table-cell>
          <table:table-cell office:value-type="float" office:value="-0.0218899332171991" calcext:value-type="float">
            <text:p>-0.0218899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1999519472461" calcext:value-type="float">
            <text:p>0.00751999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butyl acetate [cytoplasm]'</text:p>
          </table:table-cell>
          <table:table-cell office:value-type="float" office:value="0.0218899332171991" calcext:value-type="float">
            <text:p>0.02188993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nethyl acetate [cytoplasm]'</text:p>
          </table:table-cell>
          <table:table-cell office:value-type="float" office:value="0.0208699363290519" calcext:value-type="float">
            <text:p>0.02086993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6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6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6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6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8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8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8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8:1) [Golgi membrane]'</text:p>
          </table:table-cell>
          <table:table-cell office:value-type="float" office:value="-0.0350298931292136" calcext:value-type="float">
            <text:p>-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Golgi membrane]'</text:p>
          </table:table-cell>
          <table:table-cell office:value-type="float" office:value="0.0350298931292136" calcext:value-type="float">
            <text:p>0.03502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6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6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6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6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8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8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8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8:1) [vacuolar membrane]'</text:p>
          </table:table-cell>
          <table:table-cell office:value-type="float" office:value="-0.030549906796959" calcext:value-type="float">
            <text:p>-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vacuolar membrane]'</text:p>
          </table:table-cell>
          <table:table-cell office:value-type="float" office:value="0.030549906796959" calcext:value-type="float">
            <text:p>0.03054990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choline (16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choline (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choline (18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choline (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yr-tRNA(Tyr) [cytoplasm]'</text:p>
          </table:table-cell>
          <table:table-cell office:value-type="float" office:value="0.0611098135634097" calcext:value-type="float">
            <text:p>0.0611098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3699716475972" calcext:value-type="float">
            <text:p>0.04436997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yr), cytoplasmic [cytoplasm]'</text:p>
          </table:table-cell>
          <table:table-cell office:value-type="float" office:value="-0.0611098135634097" calcext:value-type="float">
            <text:p>-0.0611098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43699716475972" calcext:value-type="float">
            <text:p>-0.04436997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istidinol phosphate [cytoplasm]'</text:p>
          </table:table-cell>
          <table:table-cell office:value-type="float" office:value="0.0446398638106792" calcext:value-type="float">
            <text:p>0.0446398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989977002412" calcext:value-type="float">
            <text:p>0.0359899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phospho-D-glyceric acid [cytoplasm]'</text:p>
          </table:table-cell>
          <table:table-cell office:value-type="float" office:value="-0.0407798755869063" calcext:value-type="float">
            <text:p>-0.040779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7000706666061" calcext:value-type="float">
            <text:p>0.0023700071</text:p>
          </table:table-cell>
          <table:table-cell office:value-type="float" office:value="-0.0223999856864137" calcext:value-type="float">
            <text:p>-0.02239998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yl palmitole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yl ole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ryptophan [cytoplasm]'</text:p>
          </table:table-cell>
          <table:table-cell office:value-type="float" office:value="-0.0357598909021033" calcext:value-type="float">
            <text:p>-0.0357598909</text:p>
          </table:table-cell>
          <table:table-cell office:value-type="float" office:value="-0.106640141596874" calcext:value-type="float">
            <text:p>-0.1066401416</text:p>
          </table:table-cell>
          <table:table-cell office:value-type="float" office:value="0" calcext:value-type="float">
            <text:p>0</text:p>
          </table:table-cell>
          <table:table-cell office:value-type="float" office:value="0.00603001797973142" calcext:value-type="float">
            <text:p>0.006030018</text:p>
          </table:table-cell>
          <table:table-cell office:value-type="float" office:value="-0.0700099552636529" calcext:value-type="float">
            <text:p>-0.07000995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biquinol-6 [mitochondrion]'</text:p>
          </table:table-cell>
          <table:table-cell office:value-type="float" office:value="0.032299901457996" calcext:value-type="float">
            <text:p>0.0322999015</text:p>
          </table:table-cell>
          <table:table-cell office:value-type="float" office:value="-0.0184600245112368" calcext:value-type="float">
            <text:p>-0.0184600245</text:p>
          </table:table-cell>
          <table:table-cell office:value-type="float" office:value="0" calcext:value-type="float">
            <text:p>0</text:p>
          </table:table-cell>
          <table:table-cell office:value-type="float" office:value="0.000940002802810536" calcext:value-type="float">
            <text:p>0.0009400028</text:p>
          </table:table-cell>
          <table:table-cell office:value-type="float" office:value="0.00568999636409349" calcext:value-type="float">
            <text:p>0.00568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biquinone-6 [mitochondrion]'</text:p>
          </table:table-cell>
          <table:table-cell office:value-type="float" office:value="-0.032299901457996" calcext:value-type="float">
            <text:p>-0.0322999015</text:p>
          </table:table-cell>
          <table:table-cell office:value-type="float" office:value="0.0184600245112368" calcext:value-type="float">
            <text:p>0.0184600245</text:p>
          </table:table-cell>
          <table:table-cell office:value-type="float" office:value="0" calcext:value-type="float">
            <text:p>0</text:p>
          </table:table-cell>
          <table:table-cell office:value-type="float" office:value="-0.000940002802810536" calcext:value-type="float">
            <text:p>-0.0009400028</text:p>
          </table:table-cell>
          <table:table-cell office:value-type="float" office:value="-0.00568999636409349" calcext:value-type="float">
            <text:p>-0.00568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ic acid D-ribonucleotide [cytoplasm]'</text:p>
          </table:table-cell>
          <table:table-cell office:value-type="float" office:value="0.0284899130816813" calcext:value-type="float">
            <text:p>0.0284899131</text:p>
          </table:table-cell>
          <table:table-cell office:value-type="float" office:value="0.0197600262373803" calcext:value-type="float">
            <text:p>0.019760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4999741205248" calcext:value-type="float">
            <text:p>0.00404999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ic acid D-ribonucleotide [mitochondrion]'</text:p>
          </table:table-cell>
          <table:table-cell office:value-type="float" office:value="0.0169099484103626" calcext:value-type="float">
            <text:p>0.0169099484</text:p>
          </table:table-cell>
          <table:table-cell office:value-type="float" office:value="0.00641000851121495" calcext:value-type="float">
            <text:p>0.006410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599930604667" calcext:value-type="float">
            <text:p>0.01085999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PP [mitochondrion]'</text:p>
          </table:table-cell>
          <table:table-cell office:value-type="float" office:value="-0.0169099484103626" calcext:value-type="float">
            <text:p>-0.0169099484</text:p>
          </table:table-cell>
          <table:table-cell office:value-type="float" office:value="-0.00641000851121495" calcext:value-type="float">
            <text:p>-0.006410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599930604667" calcext:value-type="float">
            <text:p>-0.01085999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quinolinate [cytoplasm]'</text:p>
          </table:table-cell>
          <table:table-cell office:value-type="float" office:value="-0.0284899130816813" calcext:value-type="float">
            <text:p>-0.0284899131</text:p>
          </table:table-cell>
          <table:table-cell office:value-type="float" office:value="-0.0197600262373803" calcext:value-type="float">
            <text:p>-0.019760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4999741205248" calcext:value-type="float">
            <text:p>-0.00404999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quinolinate [mitochondrion]'</text:p>
          </table:table-cell>
          <table:table-cell office:value-type="float" office:value="-0.0169099484103626" calcext:value-type="float">
            <text:p>-0.0169099484</text:p>
          </table:table-cell>
          <table:table-cell office:value-type="float" office:value="-0.00641000851121495" calcext:value-type="float">
            <text:p>-0.006410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599930604667" calcext:value-type="float">
            <text:p>-0.01085999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 [cytoplasm]'</text:p>
          </table:table-cell>
          <table:table-cell office:value-type="float" office:value="0.069729787265203" calcext:value-type="float">
            <text:p>0.0697297873</text:p>
          </table:table-cell>
          <table:table-cell office:value-type="float" office:value="-0.0558400741444997" calcext:value-type="float">
            <text:p>-0.0558400741</text:p>
          </table:table-cell>
          <table:table-cell office:value-type="float" office:value="0" calcext:value-type="float">
            <text:p>0</text:p>
          </table:table-cell>
          <table:table-cell office:value-type="float" office:value="-0.0239500714120344" calcext:value-type="float">
            <text:p>-0.0239500714</text:p>
          </table:table-cell>
          <table:table-cell office:value-type="float" office:value="0.0306199804338388" calcext:value-type="float">
            <text:p>0.030619980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edoheptulose 1,7-bisphosphate [cytoplasm]'</text:p>
          </table:table-cell>
          <table:table-cell office:value-type="float" office:value="-0.0274399162850591" calcext:value-type="float">
            <text:p>-0.02743991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edoheptulose 7-phosphate [cytoplasm]'</text:p>
          </table:table-cell>
          <table:table-cell office:value-type="float" office:value="0.0274399162850591" calcext:value-type="float">
            <text:p>0.02743991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yl-CoA [endoplasmic reticulum membrane]'</text:p>
          </table:table-cell>
          <table:table-cell office:value-type="float" office:value="-0.0562798282989477" calcext:value-type="float">
            <text:p>-0.0562798283</text:p>
          </table:table-cell>
          <table:table-cell office:value-type="float" office:value="-0.0855401135802382" calcext:value-type="float">
            <text:p>-0.0855401136</text:p>
          </table:table-cell>
          <table:table-cell office:value-type="float" office:value="0" calcext:value-type="float">
            <text:p>0</text:p>
          </table:table-cell>
          <table:table-cell office:value-type="float" office:value="-0.0191500570998104" calcext:value-type="float">
            <text:p>-0.0191500571</text:p>
          </table:table-cell>
          <table:table-cell office:value-type="float" office:value="-0.0453999709894278" calcext:value-type="float">
            <text:p>-0.04539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tetradecanoyl-CoA [endoplasmic reticulum membrane]'</text:p>
          </table:table-cell>
          <table:table-cell office:value-type="float" office:value="-0.0375798853495817" calcext:value-type="float">
            <text:p>-0.037579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800691161151" calcext:value-type="float">
            <text:p>0.0231800691</text:p>
          </table:table-cell>
          <table:table-cell office:value-type="float" office:value="-0.003259997916862" calcext:value-type="float">
            <text:p>-0.00325999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palmitoyl-CoA [endoplasmic reticulum membrane]'</text:p>
          </table:table-cell>
          <table:table-cell office:value-type="float" office:value="-0.0375498854411067" calcext:value-type="float">
            <text:p>-0.0375498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700720680113" calcext:value-type="float">
            <text:p>0.0241700721</text:p>
          </table:table-cell>
          <table:table-cell office:value-type="float" office:value="-0.0027699982299717" calcext:value-type="float">
            <text:p>-0.00276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hexacosanoyl-CoA [endoplasmic reticulum membrane]'</text:p>
          </table:table-cell>
          <table:table-cell office:value-type="float" office:value="-0.0383998828478961" calcext:value-type="float">
            <text:p>-0.038399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59999897760098" calcext:value-type="float">
            <text:p>-0.00159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S)-3-hydroxytetradecanoyl-CoA [endoplasmic reticulum membrane]'</text:p>
          </table:table-cell>
          <table:table-cell office:value-type="float" office:value="0.0375798853495817" calcext:value-type="float">
            <text:p>0.037579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1001016764248" calcext:value-type="float">
            <text:p>0.0034100102</text:p>
          </table:table-cell>
          <table:table-cell office:value-type="float" office:value="0.003259997916862" calcext:value-type="float">
            <text:p>0.00325999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S)-3-hydroxypalmitoyl-CoA [endoplasmic reticulum membrane]'</text:p>
          </table:table-cell>
          <table:table-cell office:value-type="float" office:value="0.0375498854411067" calcext:value-type="float">
            <text:p>0.0375498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8001037636241" calcext:value-type="float">
            <text:p>0.0034800104</text:p>
          </table:table-cell>
          <table:table-cell office:value-type="float" office:value="0.0027699982299717" calcext:value-type="float">
            <text:p>0.00276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ydroxyoctadecanoyl-CoA [endoplasmic reticulum membrane]'</text:p>
          </table:table-cell>
          <table:table-cell office:value-type="float" office:value="0.0396898789123176" calcext:value-type="float">
            <text:p>0.039689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4001085343654" calcext:value-type="float">
            <text:p>0.0036400109</text:p>
          </table:table-cell>
          <table:table-cell office:value-type="float" office:value="0.00821999474742504" calcext:value-type="float">
            <text:p>0.00821999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ydroxyicosanoyl-CoA [endoplasmic reticulum membrane]'</text:p>
          </table:table-cell>
          <table:table-cell office:value-type="float" office:value="0.0404098767157157" calcext:value-type="float">
            <text:p>0.0404098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9001100252221" calcext:value-type="float">
            <text:p>0.003690011</text:p>
          </table:table-cell>
          <table:table-cell office:value-type="float" office:value="0.00808999483049496" calcext:value-type="float">
            <text:p>0.008089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ydroxydocosanoyl-CoA [endoplasmic reticulum membrane]'</text:p>
          </table:table-cell>
          <table:table-cell office:value-type="float" office:value="0.0403198769902909" calcext:value-type="float">
            <text:p>0.040319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6001091307081" calcext:value-type="float">
            <text:p>0.0036600109</text:p>
          </table:table-cell>
          <table:table-cell office:value-type="float" office:value="0.00621999602542381" calcext:value-type="float">
            <text:p>0.00621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ydroxytetracosanoyl-CoA [endoplasmic reticulum membrane]'</text:p>
          </table:table-cell>
          <table:table-cell office:value-type="float" office:value="0.0403398769292742" calcext:value-type="float">
            <text:p>0.0403398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1001076398514" calcext:value-type="float">
            <text:p>0.0036100108</text:p>
          </table:table-cell>
          <table:table-cell office:value-type="float" office:value="0.00654999581455401" calcext:value-type="float">
            <text:p>0.00654999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S)-3-hydroxyhexacosanoyl-CoA [endoplasmic reticulum membrane]'</text:p>
          </table:table-cell>
          <table:table-cell office:value-type="float" office:value="0.0383998828478961" calcext:value-type="float">
            <text:p>0.038399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3001052544808" calcext:value-type="float">
            <text:p>0.0035300105</text:p>
          </table:table-cell>
          <table:table-cell office:value-type="float" office:value="0.00159999897760098" calcext:value-type="float">
            <text:p>0.00159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ycine [cytoplasm]'</text:p>
          </table:table-cell>
          <table:table-cell office:value-type="float" office:value="0.0325999005427451" calcext:value-type="float">
            <text:p>0.0325999005</text:p>
          </table:table-cell>
          <table:table-cell office:value-type="float" office:value="-0.075250099917149" calcext:value-type="float">
            <text:p>-0.0752500999</text:p>
          </table:table-cell>
          <table:table-cell office:value-type="float" office:value="0" calcext:value-type="float">
            <text:p>0</text:p>
          </table:table-cell>
          <table:table-cell office:value-type="float" office:value="-0.088330263374739" calcext:value-type="float">
            <text:p>-0.0883302634</text:p>
          </table:table-cell>
          <table:table-cell office:value-type="float" office:value="0.0343999780184211" calcext:value-type="float">
            <text:p>0.0343999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mitochondrion]'</text:p>
          </table:table-cell>
          <table:table-cell office:value-type="float" office:value="0.0289999115257549" calcext:value-type="float">
            <text:p>0.0289999115</text:p>
          </table:table-cell>
          <table:table-cell office:value-type="float" office:value="0.0405100537892851" calcext:value-type="float">
            <text:p>0.0405100538</text:p>
          </table:table-cell>
          <table:table-cell office:value-type="float" office:value="0" calcext:value-type="float">
            <text:p>0</text:p>
          </table:table-cell>
          <table:table-cell office:value-type="float" office:value="0.172390514017562" calcext:value-type="float">
            <text:p>0.172390514</text:p>
          </table:table-cell>
          <table:table-cell office:value-type="float" office:value="0.0182699883254812" calcext:value-type="float">
            <text:p>0.01826998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-tRNA(Glu) [mitochondrion]'</text:p>
          </table:table-cell>
          <table:table-cell office:value-type="float" office:value="0.0416698728716623" calcext:value-type="float">
            <text:p>0.0416698729</text:p>
          </table:table-cell>
          <table:table-cell office:value-type="float" office:value="0.00783001039669471" calcext:value-type="float">
            <text:p>0.00783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1999762292228" calcext:value-type="float">
            <text:p>0.03719997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Glu), mitchondrial [mitochondrion]'</text:p>
          </table:table-cell>
          <table:table-cell office:value-type="float" office:value="-0.0416698728716623" calcext:value-type="float">
            <text:p>-0.0416698729</text:p>
          </table:table-cell>
          <table:table-cell office:value-type="float" office:value="-0.00783001039669471" calcext:value-type="float">
            <text:p>-0.00783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1999762292228" calcext:value-type="float">
            <text:p>-0.03719997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,3-bisphospho-D-glycerate [cytoplasm]'</text:p>
          </table:table-cell>
          <table:table-cell office:value-type="float" office:value="0.0507198452615961" calcext:value-type="float">
            <text:p>0.0507198453</text:p>
          </table:table-cell>
          <table:table-cell office:value-type="float" office:value="0.0365000484647965" calcext:value-type="float">
            <text:p>0.0365000485</text:p>
          </table:table-cell>
          <table:table-cell office:value-type="float" office:value="0" calcext:value-type="float">
            <text:p>0</text:p>
          </table:table-cell>
          <table:table-cell office:value-type="float" office:value="-0.0017700052776326" calcext:value-type="float">
            <text:p>-0.0017700053</text:p>
          </table:table-cell>
          <table:table-cell office:value-type="float" office:value="-0.0150499903830592" calcext:value-type="float">
            <text:p>-0.015049990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icosanoyl-CoA [endoplasmic reticulum membrane]'</text:p>
          </table:table-cell>
          <table:table-cell office:value-type="float" office:value="0.0307499061867918" calcext:value-type="float">
            <text:p>0.030749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4999619795364" calcext:value-type="float">
            <text:p>0.00594999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docosanoyl-CoA [endoplasmic reticulum membrane]'</text:p>
          </table:table-cell>
          <table:table-cell office:value-type="float" office:value="0.0269299178409855" calcext:value-type="float">
            <text:p>0.0269299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21999602542381" calcext:value-type="float">
            <text:p>-0.00621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tetracosanoyl-CoA [endoplasmic reticulum membrane]'</text:p>
          </table:table-cell>
          <table:table-cell office:value-type="float" office:value="0.0279299147901494" calcext:value-type="float">
            <text:p>0.027929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0999641521344" calcext:value-type="float">
            <text:p>-0.00560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CMP [cytoplasm]'</text:p>
          </table:table-cell>
          <table:table-cell office:value-type="float" office:value="0.0206899368782024" calcext:value-type="float">
            <text:p>0.020689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4800968460492" calcext:value-type="float">
            <text:p>-0.0324800968</text:p>
          </table:table-cell>
          <table:table-cell office:value-type="float" office:value="0.045769970752998" calcext:value-type="float">
            <text:p>0.04576997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0-formyl-THF [mitochondrion]'</text:p>
          </table:table-cell>
          <table:table-cell office:value-type="float" office:value="-0.0456498607293348" calcext:value-type="float">
            <text:p>-0.0456498607</text:p>
          </table:table-cell>
          <table:table-cell office:value-type="float" office:value="-0.00396000525809847" calcext:value-type="float">
            <text:p>-0.003960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2499557492924" calcext:value-type="float">
            <text:p>-0.06924995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Met-tRNA(fMet) [mitochondrion]'</text:p>
          </table:table-cell>
          <table:table-cell office:value-type="float" office:value="0.0456498607293348" calcext:value-type="float">
            <text:p>0.0456498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2499557492924" calcext:value-type="float">
            <text:p>0.06924995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et-tRNA(Met) [mitochondrion]'</text:p>
          </table:table-cell>
          <table:table-cell office:value-type="float" office:value="-0.0456498607293348" calcext:value-type="float">
            <text:p>-0.0456498607</text:p>
          </table:table-cell>
          <table:table-cell office:value-type="float" office:value="0.0326800433925904" calcext:value-type="float">
            <text:p>0.0326800434</text:p>
          </table:table-cell>
          <table:table-cell office:value-type="float" office:value="0" calcext:value-type="float">
            <text:p>0</text:p>
          </table:table-cell>
          <table:table-cell office:value-type="float" office:value="0.075960226490945" calcext:value-type="float">
            <text:p>0.0759602265</text:p>
          </table:table-cell>
          <table:table-cell office:value-type="float" office:value="-0.0692499557492924" calcext:value-type="float">
            <text:p>-0.06924995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F [mitochondrion]'</text:p>
          </table:table-cell>
          <table:table-cell office:value-type="float" office:value="0.0540398351328205" calcext:value-type="float">
            <text:p>0.0540398351</text:p>
          </table:table-cell>
          <table:table-cell office:value-type="float" office:value="0.00283000375768148" calcext:value-type="float">
            <text:p>0.0028300038</text:p>
          </table:table-cell>
          <table:table-cell office:value-type="float" office:value="0" calcext:value-type="float">
            <text:p>0</text:p>
          </table:table-cell>
          <table:table-cell office:value-type="float" office:value="0.00457001362642995" calcext:value-type="float">
            <text:p>0.0045700136</text:p>
          </table:table-cell>
          <table:table-cell office:value-type="float" office:value="0.0692499557492924" calcext:value-type="float">
            <text:p>0.06924995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odium [cytoplasm]'</text:p>
          </table:table-cell>
          <table:table-cell office:value-type="float" office:value="-0.0353198922444711" calcext:value-type="float">
            <text:p>-0.0353198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200492579043" calcext:value-type="float">
            <text:p>0.0165200493</text:p>
          </table:table-cell>
          <table:table-cell office:value-type="float" office:value="-0.0468899700373187" calcext:value-type="float">
            <text:p>-0.04688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MP [cytoplasm]'</text:p>
          </table:table-cell>
          <table:table-cell office:value-type="float" office:value="-0.0104999679662216" calcext:value-type="float">
            <text:p>-0.010499968</text:p>
          </table:table-cell>
          <table:table-cell office:value-type="float" office:value="0.0281300373510884" calcext:value-type="float">
            <text:p>0.0281300374</text:p>
          </table:table-cell>
          <table:table-cell office:value-type="float" office:value="0" calcext:value-type="float">
            <text:p>0</text:p>
          </table:table-cell>
          <table:table-cell office:value-type="float" office:value="0.0239500714120344" calcext:value-type="float">
            <text:p>0.0239500714</text:p>
          </table:table-cell>
          <table:table-cell office:value-type="float" office:value="0.00856999452377525" calcext:value-type="float">
            <text:p>0.00856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arabinono-1,4-lactone [cytoplasm]'</text:p>
          </table:table-cell>
          <table:table-cell office:value-type="float" office:value="-0.0454298614005188" calcext:value-type="float">
            <text:p>-0.0454298614</text:p>
          </table:table-cell>
          <table:table-cell office:value-type="float" office:value="0.0244200324249406" calcext:value-type="float">
            <text:p>0.0244200324</text:p>
          </table:table-cell>
          <table:table-cell office:value-type="float" office:value="0" calcext:value-type="float">
            <text:p>0</text:p>
          </table:table-cell>
          <table:table-cell office:value-type="float" office:value="0.00388001156904774" calcext:value-type="float">
            <text:p>0.0038800116</text:p>
          </table:table-cell>
          <table:table-cell office:value-type="float" office:value="0.0338899783443108" calcext:value-type="float">
            <text:p>0.03388997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hydro-D-arabinono-1,4-lactone [cytoplasm]'</text:p>
          </table:table-cell>
          <table:table-cell office:value-type="float" office:value="0.0454298614005188" calcext:value-type="float">
            <text:p>0.0454298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8001156904774" calcext:value-type="float">
            <text:p>-0.0038800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drogen peroxide [cytoplasm]'</text:p>
          </table:table-cell>
          <table:table-cell office:value-type="float" office:value="0.0454298614005188" calcext:value-type="float">
            <text:p>0.0454298614</text:p>
          </table:table-cell>
          <table:table-cell office:value-type="float" office:value="0.0133100176730532" calcext:value-type="float">
            <text:p>0.0133100177</text:p>
          </table:table-cell>
          <table:table-cell table:style-name="ce11" office:value-type="float" office:value="0" calcext:value-type="float">
            <text:p>0.00E+000</text:p>
          </table:table-cell>
          <table:table-cell table:style-name="ce11" office:value-type="float" office:value="0.0133800398953244" calcext:value-type="float">
            <text:p>1.34E-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dehydro-4-methylzymosterol [cytoplasm]'</text:p>
          </table:table-cell>
          <table:table-cell office:value-type="float" office:value="-0.0289199117698218" calcext:value-type="float">
            <text:p>-0.0289199118</text:p>
          </table:table-cell>
          <table:table-cell office:value-type="float" office:value="0.0279600371253619" calcext:value-type="float">
            <text:p>0.0279600371</text:p>
          </table:table-cell>
          <table:table-cell office:value-type="float" office:value="0" calcext:value-type="float">
            <text:p>0</text:p>
          </table:table-cell>
          <table:table-cell office:value-type="float" office:value="0.0435601298834329" calcext:value-type="float">
            <text:p>0.0435601299</text:p>
          </table:table-cell>
          <table:table-cell office:value-type="float" office:value="-0.0129399917313479" calcext:value-type="float">
            <text:p>-0.01293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alpha-methylzymosterol [cytoplasm]'</text:p>
          </table:table-cell>
          <table:table-cell office:value-type="float" office:value="0.0289199117698218" calcext:value-type="float">
            <text:p>0.0289199118</text:p>
          </table:table-cell>
          <table:table-cell office:value-type="float" office:value="0.0225700299685057" calcext:value-type="float">
            <text:p>0.02257003</text:p>
          </table:table-cell>
          <table:table-cell office:value-type="float" office:value="0" calcext:value-type="float">
            <text:p>0</text:p>
          </table:table-cell>
          <table:table-cell office:value-type="float" office:value="-0.000990002951896203" calcext:value-type="float">
            <text:p>-0.000990003</text:p>
          </table:table-cell>
          <table:table-cell office:value-type="float" office:value="0.0129399917313479" calcext:value-type="float">
            <text:p>0.01293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[cytoplasm]'</text:p>
          </table:table-cell>
          <table:table-cell office:value-type="float" office:value="0.0209799359934599" calcext:value-type="float">
            <text:p>0.020979936</text:p>
          </table:table-cell>
          <table:table-cell office:value-type="float" office:value="0.0220300292514923" calcext:value-type="float">
            <text:p>0.0220300293</text:p>
          </table:table-cell>
          <table:table-cell office:value-type="float" office:value="0.00120000620728816" calcext:value-type="float">
            <text:p>0.0012000062</text:p>
          </table:table-cell>
          <table:table-cell office:value-type="float" office:value="0" calcext:value-type="float">
            <text:p>0</text:p>
          </table:table-cell>
          <table:table-cell office:value-type="float" office:value="0.00190999877951117" calcext:value-type="float">
            <text:p>0.0019099988</text:p>
          </table:table-cell>
          <table:table-cell office:value-type="float" office:value="0.00120000620728816" calcext:value-type="float">
            <text:p>0.00120000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intermediate 2 [cytoplasm]'</text:p>
          </table:table-cell>
          <table:table-cell office:value-type="float" office:value="-0.0313999042037484" calcext:value-type="float">
            <text:p>-0.0313999042</text:p>
          </table:table-cell>
          <table:table-cell office:value-type="float" office:value="0.0206500274191246" calcext:value-type="float">
            <text:p>0.0206500274</text:p>
          </table:table-cell>
          <table:table-cell office:value-type="float" office:value="0" calcext:value-type="float">
            <text:p>0</text:p>
          </table:table-cell>
          <table:table-cell office:value-type="float" office:value="0.045520135727591" calcext:value-type="float">
            <text:p>0.0455201357</text:p>
          </table:table-cell>
          <table:table-cell office:value-type="float" office:value="-0.0200199872072323" calcext:value-type="float">
            <text:p>-0.02001998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uvate [cytoplasm]'</text:p>
          </table:table-cell>
          <table:table-cell office:value-type="float" office:value="0.0366898880648257" calcext:value-type="float">
            <text:p>0.0366898881</text:p>
          </table:table-cell>
          <table:table-cell office:value-type="float" office:value="0.137510182586142" calcext:value-type="float">
            <text:p>0.1375101826</text:p>
          </table:table-cell>
          <table:table-cell office:value-type="float" office:value="0" calcext:value-type="float">
            <text:p>0</text:p>
          </table:table-cell>
          <table:table-cell office:value-type="float" office:value="0.0878602619733337" calcext:value-type="float">
            <text:p>0.087860262</text:p>
          </table:table-cell>
          <table:table-cell office:value-type="float" office:value="0.0485499689765797" calcext:value-type="float">
            <text:p>0.04854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6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720000956017904" calcext:value-type="float">
            <text:p>-0.000720001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6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670000889627772" calcext:value-type="float">
            <text:p>-0.0006700009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8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8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8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40002793279673" calcext:value-type="float">
            <text:p>-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8:1) [endoplasmic reticulum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0002741552272" calcext:value-type="float">
            <text:p>-0.00053000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cytoplasm]'</text:p>
          </table:table-cell>
          <table:table-cell office:value-type="float" office:value="-0.00829997467806087" calcext:value-type="float">
            <text:p>-0.0082999747</text:p>
          </table:table-cell>
          <table:table-cell office:value-type="float" office:value="-0.149000197842594" calcext:value-type="float">
            <text:p>-0.1490001978</text:p>
          </table:table-cell>
          <table:table-cell office:value-type="float" office:value="0" calcext:value-type="float">
            <text:p>0</text:p>
          </table:table-cell>
          <table:table-cell office:value-type="float" office:value="-0.0886202642394358" calcext:value-type="float">
            <text:p>-0.0886202642</text:p>
          </table:table-cell>
          <table:table-cell office:value-type="float" office:value="-0.203239870129765" calcext:value-type="float">
            <text:p>-0.20323987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H [cytoplasm]'</text:p>
          </table:table-cell>
          <table:table-cell office:value-type="float" office:value="0.00829997467806087" calcext:value-type="float">
            <text:p>0.0082999747</text:p>
          </table:table-cell>
          <table:table-cell office:value-type="float" office:value="0.149000197842594" calcext:value-type="float">
            <text:p>0.1490001978</text:p>
          </table:table-cell>
          <table:table-cell office:value-type="float" office:value="0" calcext:value-type="float">
            <text:p>0</text:p>
          </table:table-cell>
          <table:table-cell office:value-type="float" office:value="0.0886202642394358" calcext:value-type="float">
            <text:p>0.0886202642</text:p>
          </table:table-cell>
          <table:table-cell office:value-type="float" office:value="0.00664999575065409" calcext:value-type="float">
            <text:p>0.00664999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aloacetate [cytoplasm]'</text:p>
          </table:table-cell>
          <table:table-cell office:value-type="float" office:value="0.0358198907190531" calcext:value-type="float">
            <text:p>0.0358198907</text:p>
          </table:table-cell>
          <table:table-cell office:value-type="float" office:value="0.0224700298357254" calcext:value-type="float">
            <text:p>0.0224700298</text:p>
          </table:table-cell>
          <table:table-cell office:value-type="float" office:value="0" calcext:value-type="float">
            <text:p>0</text:p>
          </table:table-cell>
          <table:table-cell office:value-type="float" office:value="0.0192900575172503" calcext:value-type="float">
            <text:p>0.0192900575</text:p>
          </table:table-cell>
          <table:table-cell office:value-type="float" office:value="-0.0335899785360106" calcext:value-type="float">
            <text:p>-0.03358997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mitochondrion]'</text:p>
          </table:table-cell>
          <table:table-cell office:value-type="float" office:value="0.0490798502649672" calcext:value-type="float">
            <text:p>0.0490798503</text:p>
          </table:table-cell>
          <table:table-cell office:value-type="float" office:value="0.049520065752787" calcext:value-type="float">
            <text:p>0.049520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0999673471313" calcext:value-type="float">
            <text:p>0.00510999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phosphoribosyl-ATP [cytoplasm]'</text:p>
          </table:table-cell>
          <table:table-cell office:value-type="float" office:value="0.0491398500819171" calcext:value-type="float">
            <text:p>0.0491398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2099890028205" calcext:value-type="float">
            <text:p>0.01720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ucose 1-phosphate [cytoplasm]'</text:p>
          </table:table-cell>
          <table:table-cell office:value-type="float" office:value="0.0295199099393201" calcext:value-type="float">
            <text:p>0.0295199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2800545057198" calcext:value-type="float">
            <text:p>-0.0182800545</text:p>
          </table:table-cell>
          <table:table-cell office:value-type="float" office:value="0.00841999461962516" calcext:value-type="float">
            <text:p>0.00841999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ucose 6-phosphate [cytoplasm]'</text:p>
          </table:table-cell>
          <table:table-cell office:value-type="float" office:value="-0.0295199099393201" calcext:value-type="float">
            <text:p>-0.0295199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800545057198" calcext:value-type="float">
            <text:p>0.0182800545</text:p>
          </table:table-cell>
          <table:table-cell office:value-type="float" office:value="-0.0119799923447873" calcext:value-type="float">
            <text:p>-0.01197999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lanine [mitochondrion]'</text:p>
          </table:table-cell>
          <table:table-cell office:value-type="float" office:value="-0.0338198968207252" calcext:value-type="float">
            <text:p>-0.0338198968</text:p>
          </table:table-cell>
          <table:table-cell office:value-type="float" office:value="0.0306900407502632" calcext:value-type="float">
            <text:p>0.0306900408</text:p>
          </table:table-cell>
          <table:table-cell office:value-type="float" office:value="0" calcext:value-type="float">
            <text:p>0</text:p>
          </table:table-cell>
          <table:table-cell office:value-type="float" office:value="0.0611401823019534" calcext:value-type="float">
            <text:p>0.0611401823</text:p>
          </table:table-cell>
          <table:table-cell office:value-type="float" office:value="-0.0678399566502816" calcext:value-type="float">
            <text:p>-0.06783995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,10-methenyl-THF [cytoplasm]'</text:p>
          </table:table-cell>
          <table:table-cell office:value-type="float" office:value="0.0219599330036406" calcext:value-type="float">
            <text:p>0.021959933</text:p>
          </table:table-cell>
          <table:table-cell office:value-type="float" office:value="0.00576000764814323" calcext:value-type="float">
            <text:p>0.0057600076</text:p>
          </table:table-cell>
          <table:table-cell office:value-type="float" office:value="0" calcext:value-type="float">
            <text:p>0</text:p>
          </table:table-cell>
          <table:table-cell office:value-type="float" office:value="0.00215000641068367" calcext:value-type="float">
            <text:p>0.0021500064</text:p>
          </table:table-cell>
          <table:table-cell office:value-type="float" office:value="-0.00998999361639611" calcext:value-type="float">
            <text:p>-0.00998999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formyltetrahydrofolic acid [cytoplasm]'</text:p>
          </table:table-cell>
          <table:table-cell office:value-type="float" office:value="-0.0271399172003099" calcext:value-type="float">
            <text:p>-0.0271399172</text:p>
          </table:table-cell>
          <table:table-cell office:value-type="float" office:value="-0.00576000764814323" calcext:value-type="float">
            <text:p>-0.0057600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[cytoplasm]'</text:p>
          </table:table-cell>
          <table:table-cell office:value-type="float" office:value="0.0112399657086029" calcext:value-type="float">
            <text:p>0.0112399657</text:p>
          </table:table-cell>
          <table:table-cell office:value-type="float" office:value="-0.0935301241893813" calcext:value-type="float">
            <text:p>-0.093530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29988478841" calcext:value-type="float">
            <text:p>0.01802998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disulphide [cytoplasm]'</text:p>
          </table:table-cell>
          <table:table-cell office:value-type="float" office:value="-0.0112399657086029" calcext:value-type="float">
            <text:p>-0.0112399657</text:p>
          </table:table-cell>
          <table:table-cell office:value-type="float" office:value="0.0935301241893813" calcext:value-type="float">
            <text:p>0.093530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029988478841" calcext:value-type="float">
            <text:p>-0.01802998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oenolpyruvate [cytoplasm]'</text:p>
          </table:table-cell>
          <table:table-cell office:value-type="float" office:value="0.0346398943190396" calcext:value-type="float">
            <text:p>0.0346398943</text:p>
          </table:table-cell>
          <table:table-cell office:value-type="float" office:value="-0.2194002913199" calcext:value-type="float">
            <text:p>-0.2194002913</text:p>
          </table:table-cell>
          <table:table-cell office:value-type="float" office:value="0" calcext:value-type="float">
            <text:p>0</text:p>
          </table:table-cell>
          <table:table-cell office:value-type="float" office:value="-0.122380364902078" calcext:value-type="float">
            <text:p>-0.1223803649</text:p>
          </table:table-cell>
          <table:table-cell office:value-type="float" office:value="-0.0105999932266065" calcext:value-type="float">
            <text:p>-0.01059999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[mitochondrion]'</text:p>
          </table:table-cell>
          <table:table-cell office:value-type="float" office:value="0.0287599122579555" calcext:value-type="float">
            <text:p>0.0287599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0699750342939" calcext:value-type="float">
            <text:p>0.039069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disulphide [mitochondrion]'</text:p>
          </table:table-cell>
          <table:table-cell office:value-type="float" office:value="-0.0287599122579555" calcext:value-type="float">
            <text:p>-0.0287599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0699750342939" calcext:value-type="float">
            <text:p>-0.039069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orismate [cytoplasm]'</text:p>
          </table:table-cell>
          <table:table-cell office:value-type="float" office:value="-0.0325099008173204" calcext:value-type="float">
            <text:p>-0.0325099008</text:p>
          </table:table-cell>
          <table:table-cell office:value-type="float" office:value="-0.0176400234224387" calcext:value-type="float">
            <text:p>-0.0176400234</text:p>
          </table:table-cell>
          <table:table-cell office:value-type="float" office:value="0" calcext:value-type="float">
            <text:p>0</text:p>
          </table:table-cell>
          <table:table-cell office:value-type="float" office:value="-0.00161000480055847" calcext:value-type="float">
            <text:p>-0.0016100048</text:p>
          </table:table-cell>
          <table:table-cell office:value-type="float" office:value="-0.194499875714619" calcext:value-type="float">
            <text:p>-0.19449987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ephenate [cytoplasm]'</text:p>
          </table:table-cell>
          <table:table-cell office:value-type="float" office:value="0.0325099008173204" calcext:value-type="float">
            <text:p>0.0325099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829871669753" calcext:value-type="float">
            <text:p>0.20082987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6:0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6:1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8:0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8:1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6:0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6:1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8:0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(1-18:1, 2-18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-D-galactose [cytoplasm]'</text:p>
          </table:table-cell>
          <table:table-cell office:value-type="float" office:value="0.00354998916953206" calcext:value-type="float">
            <text:p>0.0035499892</text:p>
          </table:table-cell>
          <table:table-cell office:value-type="float" office:value="-0.408220542035596" calcext:value-type="float">
            <text:p>-0.408220542</text:p>
          </table:table-cell>
          <table:table-cell office:value-type="float" office:value="0" calcext:value-type="float">
            <text:p>0</text:p>
          </table:table-cell>
          <table:table-cell office:value-type="float" office:value="-0.317110945531116" calcext:value-type="float">
            <text:p>-0.3171109455</text:p>
          </table:table-cell>
          <table:table-cell office:value-type="float" office:value="-0.045779970746608" calcext:value-type="float">
            <text:p>-0.045779970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agine [cytoplasm]'</text:p>
          </table:table-cell>
          <table:table-cell office:value-type="float" office:value="0.0406798758919899" calcext:value-type="float">
            <text:p>0.0406798759</text:p>
          </table:table-cell>
          <table:table-cell office:value-type="float" office:value="-0.00205000272199542" calcext:value-type="float">
            <text:p>-0.0020500027</text:p>
          </table:table-cell>
          <table:table-cell office:value-type="float" office:value="0" calcext:value-type="float">
            <text:p>0</text:p>
          </table:table-cell>
          <table:table-cell office:value-type="float" office:value="-0.0303900906142683" calcext:value-type="float">
            <text:p>-0.0303900906</text:p>
          </table:table-cell>
          <table:table-cell office:value-type="float" office:value="0.0370099763506327" calcext:value-type="float">
            <text:p>0.03700997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agine [vacuole]'</text:p>
          </table:table-cell>
          <table:table-cell office:value-type="float" office:value="-0.0298099090545777" calcext:value-type="float">
            <text:p>-0.0298099091</text:p>
          </table:table-cell>
          <table:table-cell office:value-type="float" office:value="0.0121800161726362" calcext:value-type="float">
            <text:p>0.0121800162</text:p>
          </table:table-cell>
          <table:table-cell office:value-type="float" office:value="0" calcext:value-type="float">
            <text:p>0</text:p>
          </table:table-cell>
          <table:table-cell office:value-type="float" office:value="0.0303900906142683" calcext:value-type="float">
            <text:p>0.0303900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ine [vacuole]'</text:p>
          </table:table-cell>
          <table:table-cell office:value-type="float" office:value="-0.0377298848919563" calcext:value-type="float">
            <text:p>-0.0377298849</text:p>
          </table:table-cell>
          <table:table-cell office:value-type="float" office:value="0.0182600242456763" calcext:value-type="float">
            <text:p>0.0182600242</text:p>
          </table:table-cell>
          <table:table-cell office:value-type="float" office:value="0" calcext:value-type="float">
            <text:p>0</text:p>
          </table:table-cell>
          <table:table-cell office:value-type="float" office:value="0.039890118940545" calcext:value-type="float">
            <text:p>0.0398901189</text:p>
          </table:table-cell>
          <table:table-cell office:value-type="float" office:value="-0.0075099952011146" calcext:value-type="float">
            <text:p>-0.00750999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uvate [mitochondrion]'</text:p>
          </table:table-cell>
          <table:table-cell office:value-type="float" office:value="-0.0371998865088994" calcext:value-type="float">
            <text:p>-0.0371998865</text:p>
          </table:table-cell>
          <table:table-cell office:value-type="float" office:value="-0.0478100634822444" calcext:value-type="float">
            <text:p>-0.0478100635</text:p>
          </table:table-cell>
          <table:table-cell office:value-type="float" office:value="0" calcext:value-type="float">
            <text:p>0</text:p>
          </table:table-cell>
          <table:table-cell office:value-type="float" office:value="-0.0611401823019534" calcext:value-type="float">
            <text:p>-0.0611401823</text:p>
          </table:table-cell>
          <table:table-cell office:value-type="float" office:value="-0.0698899553403328" calcext:value-type="float">
            <text:p>-0.06988995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7-phospho-2-dehydro-3-deoxy-D-arabino-heptonic acid [mitochondrion]'</text:p>
          </table:table-cell>
          <table:table-cell office:value-type="float" office:value="0.0120999630848839" calcext:value-type="float">
            <text:p>0.0120999631</text:p>
          </table:table-cell>
          <table:table-cell office:value-type="float" office:value="0.0029500039170178" calcext:value-type="float">
            <text:p>0.00295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1999870922124" calcext:value-type="float">
            <text:p>0.00201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erythrose 4-phosphate [mitochondrion]'</text:p>
          </table:table-cell>
          <table:table-cell office:value-type="float" office:value="-0.0120999630848839" calcext:value-type="float">
            <text:p>-0.0120999631</text:p>
          </table:table-cell>
          <table:table-cell office:value-type="float" office:value="-0.0029500039170178" calcext:value-type="float">
            <text:p>-0.00295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1999870922124" calcext:value-type="float">
            <text:p>-0.00201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ADP [cytoplasm]'</text:p>
          </table:table-cell>
          <table:table-cell office:value-type="float" office:value="0.0316899033190059" calcext:value-type="float">
            <text:p>0.0316899033</text:p>
          </table:table-cell>
          <table:table-cell office:value-type="float" office:value="0.00740000982573957" calcext:value-type="float">
            <text:p>0.0074000098</text:p>
          </table:table-cell>
          <table:table-cell office:value-type="float" office:value="0" calcext:value-type="float">
            <text:p>0</text:p>
          </table:table-cell>
          <table:table-cell office:value-type="float" office:value="-0.0239500714120344" calcext:value-type="float">
            <text:p>-0.0239500714</text:p>
          </table:table-cell>
          <table:table-cell office:value-type="float" office:value="0.0118299924406372" calcext:value-type="float">
            <text:p>0.01182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ATP [cytoplasm]'</text:p>
          </table:table-cell>
          <table:table-cell office:value-type="float" office:value="-0.0316899033190059" calcext:value-type="float">
            <text:p>-0.0316899033</text:p>
          </table:table-cell>
          <table:table-cell office:value-type="float" office:value="0.0281300373510884" calcext:value-type="float">
            <text:p>0.0281300374</text:p>
          </table:table-cell>
          <table:table-cell office:value-type="float" office:value="0" calcext:value-type="float">
            <text:p>0</text:p>
          </table:table-cell>
          <table:table-cell office:value-type="float" office:value="0.0239500714120344" calcext:value-type="float">
            <text:p>0.0239500714</text:p>
          </table:table-cell>
          <table:table-cell office:value-type="float" office:value="0.00618999604459379" calcext:value-type="float">
            <text:p>0.00618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GDP [cytoplasm]'</text:p>
          </table:table-cell>
          <table:table-cell office:value-type="float" office:value="0.045339861675094" calcext:value-type="float">
            <text:p>0.0453398617</text:p>
          </table:table-cell>
          <table:table-cell office:value-type="float" office:value="-0.00823001092781577" calcext:value-type="float">
            <text:p>-0.0082300109</text:p>
          </table:table-cell>
          <table:table-cell office:value-type="float" office:value="0" calcext:value-type="float">
            <text:p>0</text:p>
          </table:table-cell>
          <table:table-cell office:value-type="float" office:value="-0.0342001019745961" calcext:value-type="float">
            <text:p>-0.034200102</text:p>
          </table:table-cell>
          <table:table-cell office:value-type="float" office:value="0.0292999812773179" calcext:value-type="float">
            <text:p>0.02929998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GMP [cytoplasm]'</text:p>
          </table:table-cell>
          <table:table-cell office:value-type="float" office:value="-0.045339861675094" calcext:value-type="float">
            <text:p>-0.0453398617</text:p>
          </table:table-cell>
          <table:table-cell office:value-type="float" office:value="0.035940047721227" calcext:value-type="float">
            <text:p>0.0359400477</text:p>
          </table:table-cell>
          <table:table-cell office:value-type="float" office:value="0" calcext:value-type="float">
            <text:p>0</text:p>
          </table:table-cell>
          <table:table-cell office:value-type="float" office:value="0.0342001019745961" calcext:value-type="float">
            <text:p>0.034200102</text:p>
          </table:table-cell>
          <table:table-cell office:value-type="float" office:value="0.0118299924406372" calcext:value-type="float">
            <text:p>0.01182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mitochondrion]'</text:p>
          </table:table-cell>
          <table:table-cell office:value-type="float" office:value="-0.0205699372443027" calcext:value-type="float">
            <text:p>-0.0205699372</text:p>
          </table:table-cell>
          <table:table-cell office:value-type="float" office:value="-0.175180232604467" calcext:value-type="float">
            <text:p>-0.1751802326</text:p>
          </table:table-cell>
          <table:table-cell office:value-type="float" office:value="0" calcext:value-type="float">
            <text:p>0</text:p>
          </table:table-cell>
          <table:table-cell office:value-type="float" office:value="-0.136050405662099" calcext:value-type="float">
            <text:p>-0.1360504057</text:p>
          </table:table-cell>
          <table:table-cell office:value-type="float" office:value="0.0431999723952265" calcext:value-type="float">
            <text:p>0.04319997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oenolpyruvate [mitochondrion]'</text:p>
          </table:table-cell>
          <table:table-cell office:value-type="float" office:value="-0.0120999630848839" calcext:value-type="float">
            <text:p>-0.0120999631</text:p>
          </table:table-cell>
          <table:table-cell office:value-type="float" office:value="-0.0029500039170178" calcext:value-type="float">
            <text:p>-0.00295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1999870922124" calcext:value-type="float">
            <text:p>-0.00201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imidazol-4-yl)-2-oxopropyl dihydrogen phosphate [cytoplasm]'</text:p>
          </table:table-cell>
          <table:table-cell office:value-type="float" office:value="-0.00308999057291665" calcext:value-type="float">
            <text:p>-0.0030899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2849985398864" calcext:value-type="float">
            <text:p>-0.02284998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7-phospho-2-dehydro-3-deoxy-D-arabino-heptonic acid [cytoplasm]'</text:p>
          </table:table-cell>
          <table:table-cell office:value-type="float" office:value="0.00613998126786672" calcext:value-type="float">
            <text:p>0.00613998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erythrose 4-phosphate [cytoplasm]'</text:p>
          </table:table-cell>
          <table:table-cell office:value-type="float" office:value="-0.00613998126786672" calcext:value-type="float">
            <text:p>-0.0061399813</text:p>
          </table:table-cell>
          <table:table-cell office:value-type="float" office:value="-0.0014000018589237" calcext:value-type="float">
            <text:p>-0.0014000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xylulose [cytoplasm]'</text:p>
          </table:table-cell>
          <table:table-cell office:value-type="float" office:value="-0.0363898889800766" calcext:value-type="float">
            <text:p>-0.03638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xylulose 5-phosphate [cytoplasm]'</text:p>
          </table:table-cell>
          <table:table-cell office:value-type="float" office:value="0.0363898889800766" calcext:value-type="float">
            <text:p>0.036389889</text:p>
          </table:table-cell>
          <table:table-cell office:value-type="float" office:value="-0.0014000018589237" calcext:value-type="float">
            <text:p>-0.0014000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'6-[6-(2-aminoethylphosphoryl)-alpha-mannosyl-(1-&gt;6)-2-(2-aminoethylphosphoryl)-alpha-mannosyl-(1-&gt;6)-alpha-2-(2-aminoethylphosphoryl)mannosyl-(1-&gt;4)-alpha-glucosaminyl]-O-acyl-1-phosphatidyl-1D-myo-inositol [endoplasmic reticulum]'</text:p>
          </table:table-cell>
          <table:table-cell office:value-type="float" office:value="0.0350498930681968" calcext:value-type="float">
            <text:p>0.03504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mitochondrion]'</text:p>
          </table:table-cell>
          <table:table-cell office:value-type="float" office:value="-0.0331798987732602" calcext:value-type="float">
            <text:p>-0.0331798988</text:p>
          </table:table-cell>
          <table:table-cell office:value-type="float" office:value="-0.0125800167037573" calcext:value-type="float">
            <text:p>-0.012580016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453201351312484" calcext:value-type="float">
            <text:p>4.53E-002</text:p>
          </table:table-cell>
          <table:table-cell table:style-name="ce11" office:value-type="float" office:value="-0.124299920572376" calcext:value-type="float">
            <text:p>-1.24E-0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[endoplasmic reticulum]'</text:p>
          </table:table-cell>
          <table:table-cell office:value-type="float" office:value="0.0350498930681968" calcext:value-type="float">
            <text:p>0.03504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[endoplasmic reticulum]'</text:p>
          </table:table-cell>
          <table:table-cell office:value-type="float" office:value="-0.0350498930681968" calcext:value-type="float">
            <text:p>-0.03504989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ccinate [mitochondrion]'</text:p>
          </table:table-cell>
          <table:table-cell office:value-type="float" office:value="0.0216299340104165" calcext:value-type="float">
            <text:p>0.021629934</text:p>
          </table:table-cell>
          <table:table-cell office:value-type="float" office:value="0.0294700391303439" calcext:value-type="float">
            <text:p>0.0294700391</text:p>
          </table:table-cell>
          <table:table-cell office:value-type="float" office:value="0" calcext:value-type="float">
            <text:p>0</text:p>
          </table:table-cell>
          <table:table-cell office:value-type="float" office:value="0.034120101736059" calcext:value-type="float">
            <text:p>0.0341201017</text:p>
          </table:table-cell>
          <table:table-cell office:value-type="float" office:value="0.0777799502986276" calcext:value-type="float">
            <text:p>0.077779950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-phospho-5''-adenylyl sulfate [cytoplasm]'</text:p>
          </table:table-cell>
          <table:table-cell office:value-type="float" office:value="0.0359698902614277" calcext:value-type="float">
            <text:p>0.0359698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1499871241623" calcext:value-type="float">
            <text:p>0.02014998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''-adenylyl sulfate [cytoplasm]'</text:p>
          </table:table-cell>
          <table:table-cell office:value-type="float" office:value="-0.0359698902614277" calcext:value-type="float">
            <text:p>-0.0359698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1499871241623" calcext:value-type="float">
            <text:p>-0.02014998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aldehyde 3-phosphate [cytoplasm]'</text:p>
          </table:table-cell>
          <table:table-cell office:value-type="float" office:value="-0.0402798771123244" calcext:value-type="float">
            <text:p>-0.0402798771</text:p>
          </table:table-cell>
          <table:table-cell office:value-type="float" office:value="-0.0104300138489816" calcext:value-type="float">
            <text:p>-0.0104300138</text:p>
          </table:table-cell>
          <table:table-cell office:value-type="float" office:value="0" calcext:value-type="float">
            <text:p>0</text:p>
          </table:table-cell>
          <table:table-cell office:value-type="float" office:value="0.0363301083256455" calcext:value-type="float">
            <text:p>0.0363301083</text:p>
          </table:table-cell>
          <table:table-cell office:value-type="float" office:value="-0.133879914450762" calcext:value-type="float">
            <text:p>-0.13387991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canoate [peroxisome]'</text:p>
          </table:table-cell>
          <table:table-cell office:value-type="float" office:value="0.0312299047223905" calcext:value-type="float">
            <text:p>0.03122990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canoyl-CoA [peroxisome]'</text:p>
          </table:table-cell>
          <table:table-cell office:value-type="float" office:value="-0.0312299047223905" calcext:value-type="float">
            <text:p>-0.0312299047</text:p>
          </table:table-cell>
          <table:table-cell office:value-type="float" office:value="0.0215000285477569" calcext:value-type="float">
            <text:p>0.0215000285</text:p>
          </table:table-cell>
          <table:table-cell office:value-type="float" office:value="0" calcext:value-type="float">
            <text:p>0</text:p>
          </table:table-cell>
          <table:table-cell office:value-type="float" office:value="0.0401701197754247" calcext:value-type="float">
            <text:p>0.0401701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ate [peroxisome]'</text:p>
          </table:table-cell>
          <table:table-cell office:value-type="float" office:value="0.0311799048749323" calcext:value-type="float">
            <text:p>0.03117990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oyl-CoA [peroxisome]'</text:p>
          </table:table-cell>
          <table:table-cell office:value-type="float" office:value="-0.0311799048749323" calcext:value-type="float">
            <text:p>-0.0311799049</text:p>
          </table:table-cell>
          <table:table-cell office:value-type="float" office:value="0.0225900299950617" calcext:value-type="float">
            <text:p>0.02259003</text:p>
          </table:table-cell>
          <table:table-cell office:value-type="float" office:value="0" calcext:value-type="float">
            <text:p>0</text:p>
          </table:table-cell>
          <table:table-cell office:value-type="float" office:value="0.0403201202226817" calcext:value-type="float">
            <text:p>0.0403201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ate [peroxisome]'</text:p>
          </table:table-cell>
          <table:table-cell office:value-type="float" office:value="0.0311999048139156" calcext:value-type="float">
            <text:p>0.03119990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oyl-CoA [peroxisome]'</text:p>
          </table:table-cell>
          <table:table-cell office:value-type="float" office:value="-0.0311999048139156" calcext:value-type="float">
            <text:p>-0.0311999048</text:p>
          </table:table-cell>
          <table:table-cell office:value-type="float" office:value="0.0226200300348958" calcext:value-type="float">
            <text:p>0.02262003</text:p>
          </table:table-cell>
          <table:table-cell office:value-type="float" office:value="0" calcext:value-type="float">
            <text:p>0</text:p>
          </table:table-cell>
          <table:table-cell office:value-type="float" office:value="0.040340120282316" calcext:value-type="float">
            <text:p>0.0403401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noate [peroxisome]'</text:p>
          </table:table-cell>
          <table:table-cell office:value-type="float" office:value="0.0312499046613738" calcext:value-type="float">
            <text:p>0.03124990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noyl-CoA [peroxisome]'</text:p>
          </table:table-cell>
          <table:table-cell office:value-type="float" office:value="-0.0312499046613738" calcext:value-type="float">
            <text:p>-0.0312499047</text:p>
          </table:table-cell>
          <table:table-cell office:value-type="float" office:value="0.021540028600869" calcext:value-type="float">
            <text:p>0.0215400286</text:p>
          </table:table-cell>
          <table:table-cell office:value-type="float" office:value="0" calcext:value-type="float">
            <text:p>0</text:p>
          </table:table-cell>
          <table:table-cell office:value-type="float" office:value="0.040190119835059" calcext:value-type="float">
            <text:p>0.0401901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oyl-CoA [peroxisome]'</text:p>
          </table:table-cell>
          <table:table-cell office:value-type="float" office:value="-0.0325099008173204" calcext:value-type="float">
            <text:p>-0.0325099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peroxisome]'</text:p>
          </table:table-cell>
          <table:table-cell office:value-type="float" office:value="0.0311999048139156" calcext:value-type="float">
            <text:p>0.03119990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ate [peroxisome]'</text:p>
          </table:table-cell>
          <table:table-cell office:value-type="float" office:value="0.032519900786812" calcext:value-type="float">
            <text:p>0.0325199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yl-CoA [peroxisome]'</text:p>
          </table:table-cell>
          <table:table-cell office:value-type="float" office:value="-0.0311999048139156" calcext:value-type="float">
            <text:p>-0.0311999048</text:p>
          </table:table-cell>
          <table:table-cell office:value-type="float" office:value="0.0225800299817837" calcext:value-type="float">
            <text:p>0.02258003</text:p>
          </table:table-cell>
          <table:table-cell office:value-type="float" office:value="0" calcext:value-type="float">
            <text:p>0</text:p>
          </table:table-cell>
          <table:table-cell office:value-type="float" office:value="0.0403701203717674" calcext:value-type="float">
            <text:p>0.0403701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peroxisome]'</text:p>
          </table:table-cell>
          <table:table-cell office:value-type="float" office:value="0.0311999048139156" calcext:value-type="float">
            <text:p>0.03119990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oyl-CoA [peroxisome]'</text:p>
          </table:table-cell>
          <table:table-cell office:value-type="float" office:value="-0.0311999048139156" calcext:value-type="float">
            <text:p>-0.0311999048</text:p>
          </table:table-cell>
          <table:table-cell office:value-type="float" office:value="0.0225300299153936" calcext:value-type="float">
            <text:p>0.0225300299</text:p>
          </table:table-cell>
          <table:table-cell office:value-type="float" office:value="0" calcext:value-type="float">
            <text:p>0</text:p>
          </table:table-cell>
          <table:table-cell office:value-type="float" office:value="0.0403601203419502" calcext:value-type="float">
            <text:p>0.0403601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oyl-CoA [peroxisome]'</text:p>
          </table:table-cell>
          <table:table-cell office:value-type="float" office:value="-0.032519900786812" calcext:value-type="float">
            <text:p>-0.0325199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peroxisome]'</text:p>
          </table:table-cell>
          <table:table-cell office:value-type="float" office:value="0.0325099008173204" calcext:value-type="float">
            <text:p>0.03250990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utyrate [peroxisome]'</text:p>
          </table:table-cell>
          <table:table-cell office:value-type="float" office:value="0.0299599085969523" calcext:value-type="float">
            <text:p>0.02995990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noate [peroxisome]'</text:p>
          </table:table-cell>
          <table:table-cell office:value-type="float" office:value="0.0299599085969523" calcext:value-type="float">
            <text:p>0.02995990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utanoyl-CoA [peroxisome]'</text:p>
          </table:table-cell>
          <table:table-cell office:value-type="float" office:value="-0.0299599085969523" calcext:value-type="float">
            <text:p>-0.0299599086</text:p>
          </table:table-cell>
          <table:table-cell office:value-type="float" office:value="0.0204000270871739" calcext:value-type="float">
            <text:p>0.0204000271</text:p>
          </table:table-cell>
          <table:table-cell office:value-type="float" office:value="0" calcext:value-type="float">
            <text:p>0</text:p>
          </table:table-cell>
          <table:table-cell office:value-type="float" office:value="0.0397501185231051" calcext:value-type="float">
            <text:p>0.0397501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noyl-CoA [peroxisome]'</text:p>
          </table:table-cell>
          <table:table-cell office:value-type="float" office:value="-0.0299599085969523" calcext:value-type="float">
            <text:p>-0.0299599086</text:p>
          </table:table-cell>
          <table:table-cell office:value-type="float" office:value="0.0204000270871739" calcext:value-type="float">
            <text:p>0.0204000271</text:p>
          </table:table-cell>
          <table:table-cell office:value-type="float" office:value="0" calcext:value-type="float">
            <text:p>0</text:p>
          </table:table-cell>
          <table:table-cell office:value-type="float" office:value="0.0397501185231051" calcext:value-type="float">
            <text:p>0.0397501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-choline [cytoplasm]'</text:p>
          </table:table-cell>
          <table:table-cell office:value-type="float" office:value="0.0173199471595198" calcext:value-type="float">
            <text:p>0.017319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2999755263235" calcext:value-type="float">
            <text:p>0.00382999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oline phosphate [cytoplasm]'</text:p>
          </table:table-cell>
          <table:table-cell office:value-type="float" office:value="-0.0173199471595198" calcext:value-type="float">
            <text:p>-0.017319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82999755263235" calcext:value-type="float">
            <text:p>-0.00382999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fructose 6-phosphate [cytoplasm]'</text:p>
          </table:table-cell>
          <table:table-cell office:value-type="float" office:value="0.0209299361460017" calcext:value-type="float">
            <text:p>0.0209299361</text:p>
          </table:table-cell>
          <table:table-cell office:value-type="float" office:value="-0.0491800653013341" calcext:value-type="float">
            <text:p>-0.0491800653</text:p>
          </table:table-cell>
          <table:table-cell office:value-type="float" office:value="0" calcext:value-type="float">
            <text:p>0</text:p>
          </table:table-cell>
          <table:table-cell office:value-type="float" office:value="-0.0320500955639124" calcext:value-type="float">
            <text:p>-0.0320500956</text:p>
          </table:table-cell>
          <table:table-cell office:value-type="float" office:value="0.0161799896609899" calcext:value-type="float">
            <text:p>0.01617998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mannose 6-phosphate [cytoplasm]'</text:p>
          </table:table-cell>
          <table:table-cell office:value-type="float" office:value="-0.021919933125674" calcext:value-type="float">
            <text:p>-0.0219199331</text:p>
          </table:table-cell>
          <table:table-cell office:value-type="float" office:value="0.0393800522888681" calcext:value-type="float">
            <text:p>0.0393800523</text:p>
          </table:table-cell>
          <table:table-cell office:value-type="float" office:value="0" calcext:value-type="float">
            <text:p>0</text:p>
          </table:table-cell>
          <table:table-cell office:value-type="float" office:value="0.0320500955639124" calcext:value-type="float">
            <text:p>0.0320500956</text:p>
          </table:table-cell>
          <table:table-cell office:value-type="float" office:value="-0.0076799950924847" calcext:value-type="float">
            <text:p>-0.00767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mitochondrion]'</text:p>
          </table:table-cell>
          <table:table-cell office:value-type="float" office:value="-0.00130999600340479" calcext:value-type="float">
            <text:p>-0.001309996</text:p>
          </table:table-cell>
          <table:table-cell office:value-type="float" office:value="-0.064650085842441" calcext:value-type="float">
            <text:p>-0.0646500858</text:p>
          </table:table-cell>
          <table:table-cell office:value-type="float" office:value="0" calcext:value-type="float">
            <text:p>0</text:p>
          </table:table-cell>
          <table:table-cell office:value-type="float" office:value="-0.0335100999172139" calcext:value-type="float">
            <text:p>-0.0335100999</text:p>
          </table:table-cell>
          <table:table-cell office:value-type="float" office:value="0.0517399669381717" calcext:value-type="float">
            <text:p>0.05173996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mitochondrion]'</text:p>
          </table:table-cell>
          <table:table-cell office:value-type="float" office:value="0.00130999600340479" calcext:value-type="float">
            <text:p>0.001309996</text:p>
          </table:table-cell>
          <table:table-cell office:value-type="float" office:value="0.064650085842441" calcext:value-type="float">
            <text:p>0.0646500858</text:p>
          </table:table-cell>
          <table:table-cell office:value-type="float" office:value="0" calcext:value-type="float">
            <text:p>0</text:p>
          </table:table-cell>
          <table:table-cell office:value-type="float" office:value="0.0335100999172139" calcext:value-type="float">
            <text:p>0.0335100999</text:p>
          </table:table-cell>
          <table:table-cell office:value-type="float" office:value="-0.0517399669381717" calcext:value-type="float">
            <text:p>-0.05173996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lipoamide [mitochondrion]'</text:p>
          </table:table-cell>
          <table:table-cell office:value-type="float" office:value="-0.0168499485934127" calcext:value-type="float">
            <text:p>-0.0168499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619987462832" calcext:value-type="float">
            <text:p>0.01961998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poamide [mitochondrion]'</text:p>
          </table:table-cell>
          <table:table-cell office:value-type="float" office:value="0.0228799301968714" calcext:value-type="float">
            <text:p>0.0228799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8899860123034" calcext:value-type="float">
            <text:p>-0.0218899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malate [mitochondrion]'</text:p>
          </table:table-cell>
          <table:table-cell office:value-type="float" office:value="-0.00412998740004716" calcext:value-type="float">
            <text:p>-0.0041299874</text:p>
          </table:table-cell>
          <table:table-cell office:value-type="float" office:value="0.0101300134506408" calcext:value-type="float">
            <text:p>0.010130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5199479087699" calcext:value-type="float">
            <text:p>0.08151994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oxooctadecanoyl-CoA [endoplasmic reticulum membrane]'</text:p>
          </table:table-cell>
          <table:table-cell office:value-type="float" office:value="0.000479998535598707" calcext:value-type="float">
            <text:p>0.0004799985</text:p>
          </table:table-cell>
          <table:table-cell office:value-type="float" office:value="0.0228900303934025" calcext:value-type="float">
            <text:p>0.022890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79999437680539" calcext:value-type="float">
            <text:p>0.008799994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6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6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8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8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6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6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8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-methylethanolamine (1-18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1-&gt;3)-beta-D-glucan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3001320899008" calcext:value-type="float">
            <text:p>0.0044300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1-&gt;3)-beta-D-glucan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1-&gt;6)-beta-D-glucan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53999901594094" calcext:value-type="float">
            <text:p>0.00153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(2-amino-4-hydroxy-7,8-dihydropteridin-6-yl)methyl trihydrogen di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2E)-3-(methoxycarbonyl)pent-2-enedio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71200625660606" calcext:value-type="float">
            <text:p>0.0471200626</text:p>
          </table:table-cell>
          <table:table-cell office:value-type="float" office:value="0" calcext:value-type="float">
            <text:p>0</text:p>
          </table:table-cell>
          <table:table-cell office:value-type="float" office:value="0.0777702318878461" calcext:value-type="float">
            <text:p>0.0777702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2R,3R)-2,3-dihydroxy-3-methylpentano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3200635701283" calcext:value-type="float">
            <text:p>-0.0213200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2R,3S)-3-isopropylma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29800305129048" calcext:value-type="float">
            <text:p>-0.0229800305</text:p>
          </table:table-cell>
          <table:table-cell office:value-type="float" office:value="0" calcext:value-type="float">
            <text:p>0</text:p>
          </table:table-cell>
          <table:table-cell office:value-type="float" office:value="-0.0777202317387605" calcext:value-type="float">
            <text:p>-0.0777202317</text:p>
          </table:table-cell>
          <table:table-cell office:value-type="float" office:value="-0.00410999737371252" calcext:value-type="float">
            <text:p>-0.00410999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2S)-2-isopropyl-3-oxosuccin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14999607015377" calcext:value-type="float">
            <text:p>0.00614999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2S)-2-isopropyl-3-oxosuccin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0001669759468" calcext:value-type="float">
            <text:p>-0.0056000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2S,3R)-3-hydroxybutane-1,2,3-tricarboxylic acid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85999689446298" calcext:value-type="float">
            <text:p>-0.00485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N(omega)-L-arginino)succin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897001191038972" calcext:value-type="float">
            <text:p>0.008970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1999730342258" calcext:value-type="float">
            <text:p>0.00421999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2,3-dihydroxy-3-methylbutano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3000605287807" calcext:value-type="float">
            <text:p>-0.0203000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5-diphosphomevalonic acid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8600621985402" calcext:value-type="float">
            <text:p>0.0208600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5-phosphomevalonic acid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8600621985402" calcext:value-type="float">
            <text:p>-0.0208600622</text:p>
          </table:table-cell>
          <table:table-cell office:value-type="float" office:value="0.0268999828109165" calcext:value-type="float">
            <text:p>0.02689998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acetoin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7410023117044" calcext:value-type="float">
            <text:p>0.017410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1999513082467" calcext:value-type="float">
            <text:p>0.00761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carnit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carnit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carnitine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103000136763672" calcext:value-type="float">
            <text:p>-0.1030001368</text:p>
          </table:table-cell>
          <table:table-cell office:value-type="float" office:value="0" calcext:value-type="float">
            <text:p>0</text:p>
          </table:table-cell>
          <table:table-cell office:value-type="float" office:value="-0.0655601954811263" calcext:value-type="float">
            <text:p>-0.0655601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lact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409999738010251" calcext:value-type="float">
            <text:p>-0.000409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mevalon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68999828109165" calcext:value-type="float">
            <text:p>-0.02689998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pant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121590161447524" calcext:value-type="float">
            <text:p>-0.1215901614</text:p>
          </table:table-cell>
          <table:table-cell office:value-type="float" office:value="0" calcext:value-type="float">
            <text:p>0</text:p>
          </table:table-cell>
          <table:table-cell office:value-type="float" office:value="-0.101850303687503" calcext:value-type="float">
            <text:p>-0.1018503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S-lactoylglutathio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S-lactoylglutathio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,R)-2,3-butanediol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61999513082467" calcext:value-type="float">
            <text:p>-0.00761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2,3-epoxysquale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2,3-epoxysqualen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660085855719" calcext:value-type="float">
            <text:p>0.0646600859</text:p>
          </table:table-cell>
          <table:table-cell office:value-type="float" office:value="0" calcext:value-type="float">
            <text:p>0</text:p>
          </table:table-cell>
          <table:table-cell office:value-type="float" office:value="0.0584501742811445" calcext:value-type="float">
            <text:p>0.0584501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3-hydroxyhex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520084342024" calcext:value-type="float">
            <text:p>0.0635200843</text:p>
          </table:table-cell>
          <table:table-cell office:value-type="float" office:value="0" calcext:value-type="float">
            <text:p>0</text:p>
          </table:table-cell>
          <table:table-cell office:value-type="float" office:value="0.057440171269614" calcext:value-type="float">
            <text:p>0.0574401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laur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7300859486652" calcext:value-type="float">
            <text:p>0.0647300859</text:p>
          </table:table-cell>
          <table:table-cell office:value-type="float" office:value="0" calcext:value-type="float">
            <text:p>0</text:p>
          </table:table-cell>
          <table:table-cell office:value-type="float" office:value="0.0591101762490753" calcext:value-type="float">
            <text:p>0.0591101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3-hydroxypalmit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0000849793692" calcext:value-type="float">
            <text:p>0.064000085</text:p>
          </table:table-cell>
          <table:table-cell office:value-type="float" office:value="0" calcext:value-type="float">
            <text:p>0</text:p>
          </table:table-cell>
          <table:table-cell office:value-type="float" office:value="0.0576101717765053" calcext:value-type="float">
            <text:p>0.0576101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3-hydroxytetr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1800852183737" calcext:value-type="float">
            <text:p>0.0641800852</text:p>
          </table:table-cell>
          <table:table-cell office:value-type="float" office:value="0" calcext:value-type="float">
            <text:p>0</text:p>
          </table:table-cell>
          <table:table-cell office:value-type="float" office:value="0.058340173953156" calcext:value-type="float">
            <text:p>0.058340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3-methyl-2-oxopentan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20600425693528" calcext:value-type="float">
            <text:p>-0.0320600426</text:p>
          </table:table-cell>
          <table:table-cell office:value-type="float" office:value="0" calcext:value-type="float">
            <text:p>0</text:p>
          </table:table-cell>
          <table:table-cell office:value-type="float" office:value="-0.00218000650013507" calcext:value-type="float">
            <text:p>-0.0021800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3-methyl-2-oxopentano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3900637788483" calcext:value-type="float">
            <text:p>0.0213900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dihydrooro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569000755519705" calcext:value-type="float">
            <text:p>-0.0569000756</text:p>
          </table:table-cell>
          <table:table-cell office:value-type="float" office:value="0" calcext:value-type="float">
            <text:p>0</text:p>
          </table:table-cell>
          <table:table-cell office:value-type="float" office:value="-0.0393401173006026" calcext:value-type="float">
            <text:p>-0.039340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S)-lactate [cytoplasm]'</text:p>
          </table:table-cell>
          <table:table-cell office:value-type="float" office:value="0.00432998678987995" calcext:value-type="float">
            <text:p>0.0043299868</text:p>
          </table:table-cell>
          <table:table-cell office:value-type="float" office:value="-0.0115400153228425" calcext:value-type="float">
            <text:p>-0.0115400153</text:p>
          </table:table-cell>
          <table:table-cell office:value-type="float" office:value="0" calcext:value-type="float">
            <text:p>0</text:p>
          </table:table-cell>
          <table:table-cell office:value-type="float" office:value="0.00241000718592914" calcext:value-type="float">
            <text:p>0.0024100072</text:p>
          </table:table-cell>
          <table:table-cell office:value-type="float" office:value="0.0117899924661972" calcext:value-type="float">
            <text:p>0.01178999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(2-carboxyphenylamino)-1-deoxy-D-ribulose 5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55590073812549" calcext:value-type="float">
            <text:p>-0.0555900738</text:p>
          </table:table-cell>
          <table:table-cell office:value-type="float" office:value="0" calcext:value-type="float">
            <text:p>0</text:p>
          </table:table-cell>
          <table:table-cell office:value-type="float" office:value="-0.100980301093413" calcext:value-type="float">
            <text:p>-0.1009803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(5-phospho-D-ribosyl)-5-[(5-phospho-D-ribosylamino)methylideneamino]imidazole-4-carboxam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(5-phosphoribosyl)-5''-A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(sn-glycero-3-phospho)-1D-myo-inositol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400964198761" calcext:value-type="float">
            <text:p>0.018640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400964198761" calcext:value-type="float">
            <text:p>0.01864009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C-(indol-3-yl)glycerol 3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55590073812549" calcext:value-type="float">
            <text:p>0.0555900738</text:p>
          </table:table-cell>
          <table:table-cell office:value-type="float" office:value="0" calcext:value-type="float">
            <text:p>0</text:p>
          </table:table-cell>
          <table:table-cell office:value-type="float" office:value="0.0899402681752974" calcext:value-type="float">
            <text:p>0.0899402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ethylnicotinamid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1999890092105" calcext:value-type="float">
            <text:p>0.01719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phosphatidyl-1D-myo-inosit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yrroline-3-hydroxy-5-carboxylic acid [cytoplasm]'</text:p>
          </table:table-cell>
          <table:table-cell office:value-type="float" office:value="-0.0156199523459411" calcext:value-type="float">
            <text:p>-0.01561995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yrroline-3-hydroxy-5-carboxylic acid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22670030101286" calcext:value-type="float">
            <text:p>-0.02267003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pyrroline-5-carboxylate [cytoplasm]'</text:p>
          </table:table-cell>
          <table:table-cell office:value-type="float" office:value="-0.0157499519493324" calcext:value-type="float">
            <text:p>-0.01574995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pyrroline-5-carboxylate [mitochondrion]'</text:p>
          </table:table-cell>
          <table:table-cell office:value-type="float" office:value="-0.000109999664408036" calcext:value-type="float">
            <text:p>-0.0001099997</text:p>
          </table:table-cell>
          <table:table-cell office:value-type="float" office:value="-0.0368300489029714" calcext:value-type="float">
            <text:p>-0.03683004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0-formyl-THF [cytoplasm]'</text:p>
          </table:table-cell>
          <table:table-cell office:value-type="float" office:value="-0.00537998358650211" calcext:value-type="float">
            <text:p>-0.0053799836</text:p>
          </table:table-cell>
          <table:table-cell office:value-type="float" office:value="0.0510900678374371" calcext:value-type="float">
            <text:p>0.0510900678</text:p>
          </table:table-cell>
          <table:table-cell office:value-type="float" office:value="0" calcext:value-type="float">
            <text:p>0</text:p>
          </table:table-cell>
          <table:table-cell office:value-type="float" office:value="0.0287500857242584" calcext:value-type="float">
            <text:p>0.0287500857</text:p>
          </table:table-cell>
          <table:table-cell office:value-type="float" office:value="-0.0453599710149878" calcext:value-type="float">
            <text:p>-0.04535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4-demethyllanoster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18200156946273" calcext:value-type="float">
            <text:p>0.0118200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999910540086" calcext:value-type="float">
            <text:p>0.00139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D-myo-inositol 1,3,4,5-tetrakisphosphate [nucleus]'</text:p>
          </table:table-cell>
          <table:table-cell office:value-type="float" office:value="0.00783997608144545" calcext:value-type="float">
            <text:p>0.00783997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D-myo-inositol 1,4,5,6-tetrakisphosphate [nucleus]'</text:p>
          </table:table-cell>
          <table:table-cell office:value-type="float" office:value="0.00783997608144545" calcext:value-type="float">
            <text:p>0.00783997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D-myo-inositol 1,4,5-trisphosphate [nucleus]'</text:p>
          </table:table-cell>
          <table:table-cell office:value-type="float" office:value="-0.0532598375124726" calcext:value-type="float">
            <text:p>-0.05325983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D-myo-inositol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D-myo-inositol 1-phosphat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D-myo-inositol 3-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'',3''-cyclic A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''-deoxyaden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''-deoxyguan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''-deoxyin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''-deoxyur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,3-bisphospho-D-glycer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,5-diamino-4-hydroxy-6-(5-phosphoribosylamino)pyrim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,5-diamino-6-(5-phosphono)ribitylamino-4(3H)-pyrimidinone [cytoplasm]'</text:p>
          </table:table-cell>
          <table:table-cell office:value-type="float" office:value="-0.00961997065095731" calcext:value-type="float">
            <text:p>-0.0096199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5699811047881" calcext:value-type="float">
            <text:p>-0.02956998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(3-amino-3-carboxypropyl)-L-histidine [cytoplasm]'</text:p>
          </table:table-cell>
          <table:table-cell office:value-type="float" office:value="-0.0233399287934869" calcext:value-type="float">
            <text:p>-0.02333992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[3-carboxy-3-(methylammonio)propyl]-L-histidine [cytoplasm]'</text:p>
          </table:table-cell>
          <table:table-cell office:value-type="float" office:value="0.0233399287934869" calcext:value-type="float">
            <text:p>0.02333992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amino-3-carboxymuconate-6-semialdehy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amino-6-(hydroxymethyl)-7,8-dihydropteridin-4-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dehydropant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dehydropantoate [mitochondrion]'</text:p>
          </table:table-cell>
          <table:table-cell office:value-type="float" office:value="0.00838997440348564" calcext:value-type="float">
            <text:p>0.00838997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deoxy-D-rib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99050131518852" calcext:value-type="float">
            <text:p>-0.0990501315</text:p>
          </table:table-cell>
          <table:table-cell office:value-type="float" office:value="0" calcext:value-type="float">
            <text:p>0</text:p>
          </table:table-cell>
          <table:table-cell office:value-type="float" office:value="-0.156180465683989" calcext:value-type="float">
            <text:p>-0.1561804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deoxy-D-ribose 5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99050131518852" calcext:value-type="float">
            <text:p>0.0990501315</text:p>
          </table:table-cell>
          <table:table-cell office:value-type="float" office:value="0" calcext:value-type="float">
            <text:p>0</text:p>
          </table:table-cell>
          <table:table-cell office:value-type="float" office:value="0.156180465683989" calcext:value-type="float">
            <text:p>0.1561804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hexaprenyl-5-hydroxy-6-methoxy-3-methyl-1,4-benzoquino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hexaprenyl-6-methoxy-1,4-benzoquino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2-hexaprenyl-6-methoxy-3-methyl-1,4-benzoquino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hexaprenyl-6-methoxyphen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hydroxy-3-oxobutyl 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hydroxyhexadecanal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isopropylma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130000172614344" calcext:value-type="float">
            <text:p>-0.001300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4699939486758" calcext:value-type="float">
            <text:p>-0.00946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isopropylmal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isopropylmale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530000703735402" calcext:value-type="float">
            <text:p>-0.0053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2999525223455" calcext:value-type="float">
            <text:p>0.00742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butana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20600425693528" calcext:value-type="float">
            <text:p>0.0320600426</text:p>
          </table:table-cell>
          <table:table-cell office:value-type="float" office:value="0" calcext:value-type="float">
            <text:p>0</text:p>
          </table:table-cell>
          <table:table-cell office:value-type="float" office:value="0.00218000650013507" calcext:value-type="float">
            <text:p>0.0021800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butan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butan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methylcitr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2001944077095" calcext:value-type="float">
            <text:p>0.0065200194</text:p>
          </table:table-cell>
          <table:table-cell office:value-type="float" office:value="0.00485999689446298" calcext:value-type="float">
            <text:p>0.00485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adip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878001165810722" calcext:value-type="float">
            <text:p>0.008780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099858078236" calcext:value-type="float">
            <text:p>0.02220998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adipic acid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0878001165810722" calcext:value-type="float">
            <text:p>-0.008780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0599750406839" calcext:value-type="float">
            <text:p>-0.039059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butanoate [cytoplasm]'</text:p>
          </table:table-cell>
          <table:table-cell office:value-type="float" office:value="0.0134199590577804" calcext:value-type="float">
            <text:p>0.01341995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glutar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oxoglutarate [peroxisom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3099914949182" calcext:value-type="float">
            <text:p>0.01330999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2-phenylethan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eranylgeran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96400526340968" calcext:value-type="float">
            <text:p>0.0396400526</text:p>
          </table:table-cell>
          <table:table-cell office:value-type="float" office:value="0" calcext:value-type="float">
            <text:p>0</text:p>
          </table:table-cell>
          <table:table-cell office:value-type="float" office:value="0.0358001067453374" calcext:value-type="float">
            <text:p>0.0358001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rnes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96400526340968" calcext:value-type="float">
            <text:p>-0.0396400526</text:p>
          </table:table-cell>
          <table:table-cell office:value-type="float" office:value="0" calcext:value-type="float">
            <text:p>0</text:p>
          </table:table-cell>
          <table:table-cell office:value-type="float" office:value="-0.0358001067453374" calcext:value-type="float">
            <text:p>-0.0358001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rnesyl di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,5''-cyclic AMP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48201932746584" calcext:value-type="float">
            <text:p>-0.0648201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,5''-cyclic C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,5''-cyclic dA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,5''-cyclic G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,5''-cyclic I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-dephospho-CoA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500448747857" calcext:value-type="float">
            <text:p>0.015050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''-dephospho-CoA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(4-hydroxyphenyl)pyruv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78400236879992" calcext:value-type="float">
            <text:p>-0.0178400237</text:p>
          </table:table-cell>
          <table:table-cell office:value-type="float" office:value="0" calcext:value-type="float">
            <text:p>0</text:p>
          </table:table-cell>
          <table:table-cell office:value-type="float" office:value="-0.00659001964949088" calcext:value-type="float">
            <text:p>-0.0065900196</text:p>
          </table:table-cell>
          <table:table-cell office:value-type="float" office:value="0.0165299894373401" calcext:value-type="float">
            <text:p>0.01652998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(4-hydroxyphenyl)pyruvat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aminopropana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6640022094636" calcext:value-type="float">
            <text:p>-0.01664002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dehydroquin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93999748234241" calcext:value-type="float">
            <text:p>-0.00393999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dehydroshikim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43999907984088" calcext:value-type="float">
            <text:p>-0.00143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exaprenyl-4,5-dihydroxybenzo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exaprenyl-4,5-dihydroxybenzoic aci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exaprenyl-4-hydroxy-5-methoxybenzoic aci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exaprenyl-4-hydroxybenzo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exaprenyl-4-hydroxybenzoic aci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hydroxy-2-isopropyl-4-methoxy-4-oxobutan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508900675718766" calcext:value-type="float">
            <text:p>0.0508900676</text:p>
          </table:table-cell>
          <table:table-cell office:value-type="float" office:value="0" calcext:value-type="float">
            <text:p>0</text:p>
          </table:table-cell>
          <table:table-cell office:value-type="float" office:value="0.0777202317387605" calcext:value-type="float">
            <text:p>0.0777202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-3-methylglutar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-3-methylglutaryl-CoA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-L-kynuren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000354823887" calcext:value-type="float">
            <text:p>-0.0119000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anthranil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000354823887" calcext:value-type="float">
            <text:p>0.0119000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oct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0000849793692" calcext:value-type="float">
            <text:p>0.064000085</text:p>
          </table:table-cell>
          <table:table-cell office:value-type="float" office:value="0" calcext:value-type="float">
            <text:p>0</text:p>
          </table:table-cell>
          <table:table-cell office:value-type="float" office:value="0.0576101717765053" calcext:value-type="float">
            <text:p>0.0576101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ketosphinganin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9999872200123" calcext:value-type="float">
            <text:p>0.00199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methyl-2-oxobutano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2910043697985" calcext:value-type="float">
            <text:p>-0.03291004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methyl-2-oxobutanoate [mitochondrion]'</text:p>
          </table:table-cell>
          <table:table-cell office:value-type="float" office:value="-0.00838997440348564" calcext:value-type="float">
            <text:p>-0.008389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00616916489" calcext:value-type="float">
            <text:p>0.0206900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methylbutanal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4699939486758" calcext:value-type="float">
            <text:p>-0.00946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methylbutan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31400174473267" calcext:value-type="float">
            <text:p>0.0131400174</text:p>
          </table:table-cell>
          <table:table-cell office:value-type="float" office:value="0" calcext:value-type="float">
            <text:p>0</text:p>
          </table:table-cell>
          <table:table-cell office:value-type="float" office:value="0.0163400487211959" calcext:value-type="float">
            <text:p>0.0163400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hex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04300138489816" calcext:value-type="float">
            <text:p>0.0104300138</text:p>
          </table:table-cell>
          <table:table-cell office:value-type="float" office:value="0" calcext:value-type="float">
            <text:p>0</text:p>
          </table:table-cell>
          <table:table-cell office:value-type="float" office:value="0.0149400445467972" calcext:value-type="float">
            <text:p>0.0149400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laur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31800175004389" calcext:value-type="float">
            <text:p>0.0131800175</text:p>
          </table:table-cell>
          <table:table-cell office:value-type="float" office:value="0" calcext:value-type="float">
            <text:p>0</text:p>
          </table:table-cell>
          <table:table-cell office:value-type="float" office:value="0.0163900488702816" calcext:value-type="float">
            <text:p>0.0163900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oct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21300161062461" calcext:value-type="float">
            <text:p>0.0121300161</text:p>
          </table:table-cell>
          <table:table-cell office:value-type="float" office:value="0" calcext:value-type="float">
            <text:p>0</text:p>
          </table:table-cell>
          <table:table-cell office:value-type="float" office:value="0.0161400481248533" calcext:value-type="float">
            <text:p>0.0161400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palmit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2090016053134" calcext:value-type="float">
            <text:p>0.0120900161</text:p>
          </table:table-cell>
          <table:table-cell office:value-type="float" office:value="0" calcext:value-type="float">
            <text:p>0</text:p>
          </table:table-cell>
          <table:table-cell office:value-type="float" office:value="0.0161700482143047" calcext:value-type="float">
            <text:p>0.0161700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tetradec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21300161062461" calcext:value-type="float">
            <text:p>0.0121300161</text:p>
          </table:table-cell>
          <table:table-cell office:value-type="float" office:value="0" calcext:value-type="float">
            <text:p>0</text:p>
          </table:table-cell>
          <table:table-cell office:value-type="float" office:value="0.0162100483335732" calcext:value-type="float">
            <text:p>0.0162100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phospho-hydroxypyruv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59700212050082" calcext:value-type="float">
            <text:p>0.0159700212</text:p>
          </table:table-cell>
          <table:table-cell office:value-type="float" office:value="0" calcext:value-type="float">
            <text:p>0</text:p>
          </table:table-cell>
          <table:table-cell office:value-type="float" office:value="0.00537001601180061" calcext:value-type="float">
            <text:p>0.005370016</text:p>
          </table:table-cell>
          <table:table-cell table:style-name="ce11" office:value-type="float" office:value="0.0000199999872200123" calcext:value-type="float">
            <text:p>2.00E-0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phospho-ser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phosphoshikimic acid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4799894692901" calcext:value-type="float">
            <text:p>0.01647998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,4-dimethyl-5alpha-cholesta-8,14,24-trien-3beta-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64200218025194" calcext:value-type="float">
            <text:p>0.0164200218</text:p>
          </table:table-cell>
          <table:table-cell office:value-type="float" office:value="0" calcext:value-type="float">
            <text:p>0</text:p>
          </table:table-cell>
          <table:table-cell office:value-type="float" office:value="0.00788002349590109" calcext:value-type="float">
            <text:p>0.0078800235</text:p>
          </table:table-cell>
          <table:table-cell office:value-type="float" office:value="-0.000499999680500307" calcext:value-type="float">
            <text:p>-0.000499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,5-bis(diphospho)-1D-myo-inositol tetrakis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(phosphonooxy)-L-threo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-amino-2-methyl-5-diphosphomethylpyrimid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47900329162276" calcext:value-type="float">
            <text:p>-0.0247900329</text:p>
          </table:table-cell>
          <table:table-cell office:value-type="float" office:value="0" calcext:value-type="float">
            <text:p>0</text:p>
          </table:table-cell>
          <table:table-cell office:value-type="float" office:value="-0.0269500803571744" calcext:value-type="float">
            <text:p>-0.0269500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-amino-2-methyl-5-phosphomethylpyrimid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72000811026027" calcext:value-type="float">
            <text:p>-0.0027200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amino-4-deoxychorism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-amino-5-hydroxymethyl-2-methylpyrim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aminobenz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aminobenzo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aminobutanal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40002802810536" calcext:value-type="float">
            <text:p>0.00094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aminobutan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-diphospho-1D-myo-inositol pentakisphosphate [cytoplasm]'</text:p>
          </table:table-cell>
          <table:table-cell office:value-type="float" office:value="0.00318999026783304" calcext:value-type="float">
            <text:p>0.003189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4000667903787" calcext:value-type="float">
            <text:p>-0.0022400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guanidinobutanam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guanidinobutano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-2-oxoglutar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-2-oxoglutar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-2-oxoglutarat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-L-threo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benz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benzo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hydroxybenzoyl-CoA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methyl-2-oxopentan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methyl-2-oxopentanoat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43002811755676" calcext:value-type="float">
            <text:p>0.0094300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-methyl-5-(2-phosphonooxyethyl)thiazol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650000863071719" calcext:value-type="float">
            <text:p>0.0065000086</text:p>
          </table:table-cell>
          <table:table-cell office:value-type="float" office:value="0" calcext:value-type="float">
            <text:p>0</text:p>
          </table:table-cell>
          <table:table-cell office:value-type="float" office:value="-0.00939002799828823" calcext:value-type="float">
            <text:p>-0.00939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methylthio-2-oxobutano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90999494551485" calcext:value-type="float">
            <text:p>0.00790999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4-phospho-L-aspart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4beta-methylzymosterol-4alpha-carboxyl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505300670938676" calcext:value-type="float">
            <text:p>-0.0505300671</text:p>
          </table:table-cell>
          <table:table-cell office:value-type="float" office:value="0" calcext:value-type="float">
            <text:p>0</text:p>
          </table:table-cell>
          <table:table-cell office:value-type="float" office:value="-0.0435601298834329" calcext:value-type="float">
            <text:p>-0.0435601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''-phosphoribosyl-4-(N-succinocarboxamide)-5-aminoimidazol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''-phosphoribosyl-5-aminoimidazol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6299938464359" calcext:value-type="float">
            <text:p>-0.00962999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''-phosphoribosyl-N-formylglycineam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''-phosphoribosyl-N-formylglycineam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''-S-methyl-5''-thioadeno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937301244549419" calcext:value-type="float">
            <text:p>0.0937301245</text:p>
          </table:table-cell>
          <table:table-cell office:value-type="float" office:value="0" calcext:value-type="float">
            <text:p>0</text:p>
          </table:table-cell>
          <table:table-cell office:value-type="float" office:value="0.102640306043057" calcext:value-type="float">
            <text:p>0.102640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,10-methenyl-THF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0989001313196816" calcext:value-type="float">
            <text:p>-0.00989001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,10-methylenetetrahydrofolate [cytoplasm]'</text:p>
          </table:table-cell>
          <table:table-cell office:value-type="float" office:value="0.00621998102379984" calcext:value-type="float">
            <text:p>0.006219981</text:p>
          </table:table-cell>
          <table:table-cell office:value-type="float" office:value="-0.0191000253610305" calcext:value-type="float">
            <text:p>-0.0191000254</text:p>
          </table:table-cell>
          <table:table-cell office:value-type="float" office:value="0" calcext:value-type="float">
            <text:p>0</text:p>
          </table:table-cell>
          <table:table-cell office:value-type="float" office:value="-0.0177300528657774" calcext:value-type="float">
            <text:p>-0.0177300529</text:p>
          </table:table-cell>
          <table:table-cell office:value-type="float" office:value="0.0241299845809448" calcext:value-type="float">
            <text:p>0.02412998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,10-methylenetetrahydrofolate [mitochondrion]'</text:p>
          </table:table-cell>
          <table:table-cell office:value-type="float" office:value="-0.00838997440348564" calcext:value-type="float">
            <text:p>-0.0083899744</text:p>
          </table:table-cell>
          <table:table-cell office:value-type="float" office:value="0.0110200146323851" calcext:value-type="float">
            <text:p>0.0110200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,6,7,8-tetrahydrofolyl-L-glutam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,6-bis(diphospho)-1D-myo-inositol tetrakis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2002855352555" calcext:value-type="float">
            <text:p>0.005520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2002855352555" calcext:value-type="float">
            <text:p>0.00552002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(2-hydroxyethyl)-4-methylthiazol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12900415469448" calcext:value-type="float">
            <text:p>-0.0312900415</text:p>
          </table:table-cell>
          <table:table-cell office:value-type="float" office:value="0" calcext:value-type="float">
            <text:p>0</text:p>
          </table:table-cell>
          <table:table-cell office:value-type="float" office:value="-0.0202800604691465" calcext:value-type="float">
            <text:p>-0.0202800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-(methylsulfanyl)-2,3-dioxopentyl phosph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90999494551485" calcext:value-type="float">
            <text:p>-0.00790999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-amino-6-(5-phosphoribitylamino)uracil [cytoplasm]'</text:p>
          </table:table-cell>
          <table:table-cell office:value-type="float" office:value="0.00961997065095731" calcext:value-type="float">
            <text:p>0.0096199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5699811047881" calcext:value-type="float">
            <text:p>0.02956998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amino-6-(D-ribitylamino)uraci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aminolevulin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0600359594628" calcext:value-type="float">
            <text:p>0.012060036</text:p>
          </table:table-cell>
          <table:table-cell office:value-type="float" office:value="-0.0198999872839122" calcext:value-type="float">
            <text:p>-0.01989998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aminolevulin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1399877695517" calcext:value-type="float">
            <text:p>0.01913998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-diphospho-1D-myo-inositol pentakis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formyltetrahydrofolic aci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methyltetrahydrofo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91000253610305" calcext:value-type="float">
            <text:p>0.01910002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-methyltetrahydropteroyltri-L-glutam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5-O-(1-carboxyvinyl)-3-phosphoshikimic acid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1599845617748" calcext:value-type="float">
            <text:p>-0.02415998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phospho-ribosyl-glycineam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5-phosphoribosyl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26500300747299" calcext:value-type="float">
            <text:p>0.0226500301</text:p>
          </table:table-cell>
          <table:table-cell office:value-type="float" office:value="0" calcext:value-type="float">
            <text:p>0</text:p>
          </table:table-cell>
          <table:table-cell office:value-type="float" office:value="0.0386601152730376" calcext:value-type="float">
            <text:p>0.0386601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6,7-dimethyl-8-(1-D-ribityl)lumaz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6-diphospho-1D-myo-inositol pentakisphosphate [cytoplasm]'</text:p>
          </table:table-cell>
          <table:table-cell office:value-type="float" office:value="0.0031799902983414" calcext:value-type="float">
            <text:p>0.003179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1000658958647" calcext:value-type="float">
            <text:p>-0.0022100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6-O-[alpha-D-mannosyl-(1-&gt;4)-alpha-D-glucosaminyl]-O-acyl-1-phosphatidyl-1D-myo-inositol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49001636960621" calcext:value-type="float">
            <text:p>0.0054900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6-O-phosphono-D-glucono-1,5-lacto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/>
          <table:table-cell office:value-type="string" calcext:value-type="string">
            <text:p>'6-O-{2-O-[(2-aminoethyl)phosphoryl]-alpha-D-mannosyl-(1-&gt;4)-alpha-D-glucosaminyl}-O-acyl-1-phosphatidyl-1D-myo-inositol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684900909412031" calcext:value-type="float">
            <text:p>0.0684900909</text:p>
          </table:table-cell>
          <table:table-cell office:value-type="float" office:value="0" calcext:value-type="float">
            <text:p>0</text:p>
          </table:table-cell>
          <table:table-cell office:value-type="float" office:value="0.0309500922840277" calcext:value-type="float">
            <text:p>0.0309500923</text:p>
          </table:table-cell>
          <table:table-cell office:value-type="float" office:value="-0.00810999481771497" calcext:value-type="float">
            <text:p>-0.008109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6-phospho-D-gluconate [cytoplasm]'</text:p>
          </table:table-cell>
          <table:table-cell office:value-type="float" office:value="-0.00734997757635512" calcext:value-type="float">
            <text:p>-0.00734997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aminononano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5000790154034" calcext:value-type="float">
            <text:p>0.026500079</text:p>
          </table:table-cell>
          <table:table-cell office:value-type="float" office:value="-0.0141299909709387" calcext:value-type="float">
            <text:p>-0.01412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neopterin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0230000305394608" calcext:value-type="float">
            <text:p>0.0002300003</text:p>
          </table:table-cell>
          <table:table-cell office:value-type="float" office:value="0" calcext:value-type="float">
            <text:p>0</text:p>
          </table:table-cell>
          <table:table-cell office:value-type="float" office:value="0.0254500758846044" calcext:value-type="float">
            <text:p>0.0254500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neopteri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neopterin 3''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neopterin 3''-tr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0230000305394608" calcext:value-type="float">
            <text:p>-0.0002300003</text:p>
          </table:table-cell>
          <table:table-cell office:value-type="float" office:value="0" calcext:value-type="float">
            <text:p>0</text:p>
          </table:table-cell>
          <table:table-cell office:value-type="float" office:value="-0.0254500758846044" calcext:value-type="float">
            <text:p>-0.0254500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pteroate [cytoplasm]'</text:p>
          </table:table-cell>
          <table:table-cell office:value-type="float" office:value="-0.0132799594848974" calcext:value-type="float">
            <text:p>-0.0132799595</text:p>
          </table:table-cell>
          <table:table-cell office:value-type="float" office:value="-0.000460000610789216" calcext:value-type="float">
            <text:p>-0.00046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4999594235389" calcext:value-type="float">
            <text:p>-0.00634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7,8-dihydroptero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8-amino-7-oxononano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5000790154034" calcext:value-type="float">
            <text:p>-0.026500079</text:p>
          </table:table-cell>
          <table:table-cell office:value-type="float" office:value="0.0279499821399671" calcext:value-type="float">
            <text:p>0.02794998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9H-xanthin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03999741844247" calcext:value-type="float">
            <text:p>0.00403999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ldehy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497000659917915" calcext:value-type="float">
            <text:p>0.0049700066</text:p>
          </table:table-cell>
          <table:table-cell office:value-type="float" office:value="0" calcext:value-type="float">
            <text:p>0</text:p>
          </table:table-cell>
          <table:table-cell office:value-type="float" office:value="0.00190000566525534" calcext:value-type="float">
            <text:p>0.0019000057</text:p>
          </table:table-cell>
          <table:table-cell office:value-type="float" office:value="0.031069980146289" calcext:value-type="float">
            <text:p>0.03106998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ldehyd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6599931882665" calcext:value-type="float">
            <text:p>-0.01065999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oacet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oacetyl-CoA [mitochondrion]'</text:p>
          </table:table-cell>
          <table:table-cell office:value-type="float" office:value="0.00470998563056226" calcext:value-type="float">
            <text:p>0.00470998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yl-CoA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282980375741592" calcext:value-type="float">
            <text:p>0.2829803757</text:p>
          </table:table-cell>
          <table:table-cell office:value-type="float" office:value="0" calcext:value-type="float">
            <text:p>0</text:p>
          </table:table-cell>
          <table:table-cell office:value-type="float" office:value="0.631021881520749" calcext:value-type="float">
            <text:p>0.6310218815</text:p>
          </table:table-cell>
          <table:table-cell office:value-type="float" office:value="-0.0187799879995915" calcext:value-type="float">
            <text:p>-0.0187799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520300690855716" calcext:value-type="float">
            <text:p>0.0520300691</text:p>
          </table:table-cell>
          <table:table-cell office:value-type="float" office:value="0" calcext:value-type="float">
            <text:p>0</text:p>
          </table:table-cell>
          <table:table-cell office:value-type="float" office:value="0.017620052537789" calcext:value-type="float">
            <text:p>0.0176200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osine [cytoplasm]'</text:p>
          </table:table-cell>
          <table:table-cell office:value-type="float" office:value="0.00545998334243523" calcext:value-type="float">
            <text:p>0.0054599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6899880571014" calcext:value-type="float">
            <text:p>0.01868998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osine 2''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osine 3'',5''-bismono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adenosine 3'',5''-bismonophosph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331400440033796" calcext:value-type="float">
            <text:p>0.033140044</text:p>
          </table:table-cell>
          <table:table-cell office:value-type="float" office:value="0" calcext:value-type="float">
            <text:p>0</text:p>
          </table:table-cell>
          <table:table-cell office:value-type="float" office:value="0.0965002877353369" calcext:value-type="float">
            <text:p>0.0965002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enylo-succin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34999722035266" calcext:value-type="float">
            <text:p>-0.00434999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80999820441172" calcext:value-type="float">
            <text:p>0.00280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-ribose [nucleus]'</text:p>
          </table:table-cell>
          <table:table-cell office:value-type="float" office:value="0.00278999148816745" calcext:value-type="float">
            <text:p>0.0027899915</text:p>
          </table:table-cell>
          <table:table-cell office:value-type="float" office:value="0.0622500826557146" calcext:value-type="float">
            <text:p>0.062250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49999776350214" calcext:value-type="float">
            <text:p>0.00034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a-tRNA(Ala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74999568675413" calcext:value-type="float">
            <text:p>0.00674999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lanto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989991699398" calcext:value-type="float">
            <text:p>0.01298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lantoin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,alpha-trehalose 6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-D-galactose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-D-glucosamine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-D-glucosamine 6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-D-ribose 1-phosphate [cytoplasm]'</text:p>
          </table:table-cell>
          <table:table-cell office:value-type="float" office:value="-0.020559937274811" calcext:value-type="float">
            <text:p>-0.0205599373</text:p>
          </table:table-cell>
          <table:table-cell office:value-type="float" office:value="0.00868001152532696" calcext:value-type="float">
            <text:p>0.0086800115</text:p>
          </table:table-cell>
          <table:table-cell office:value-type="float" office:value="0" calcext:value-type="float">
            <text:p>0</text:p>
          </table:table-cell>
          <table:table-cell office:value-type="float" office:value="-0.000250000745428333" calcext:value-type="float">
            <text:p>-0.0002500007</text:p>
          </table:table-cell>
          <table:table-cell office:value-type="float" office:value="-0.00630999596791387" calcext:value-type="float">
            <text:p>-0.00630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lpha-D-ribose 1-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inoacetaldehy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inoaceto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monium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peroxisome]'</text:p>
          </table:table-cell>
          <table:table-cell office:value-type="float" office:value="0.00537998358650211" calcext:value-type="float">
            <text:p>0.0053799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0599827086766" calcext:value-type="float">
            <text:p>0.02705998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nthranilate [cytoplasm]'</text:p>
          </table:table-cell>
          <table:table-cell office:value-type="float" office:value="-0.00664997971194034" calcext:value-type="float">
            <text:p>-0.0066499797</text:p>
          </table:table-cell>
          <table:table-cell office:value-type="float" office:value="0.0176400234224387" calcext:value-type="float">
            <text:p>0.0176400234</text:p>
          </table:table-cell>
          <table:table-cell office:value-type="float" office:value="0" calcext:value-type="float">
            <text:p>0</text:p>
          </table:table-cell>
          <table:table-cell office:value-type="float" office:value="0.00945002817719102" calcext:value-type="float">
            <text:p>0.0094500282</text:p>
          </table:table-cell>
          <table:table-cell office:value-type="float" office:value="-0.115169926406441" calcext:value-type="float">
            <text:p>-0.11516992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rg-tRNA(Arg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17999732898256" calcext:value-type="float">
            <text:p>0.00417999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rg-tRNA(Arg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sn-tRNA(Asn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sn-tRNA(Asn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4599824530768" calcext:value-type="float">
            <text:p>0.02745998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sp-tRNA(Asp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sp-tRNA(Asp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80999820441172" calcext:value-type="float">
            <text:p>-0.00280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eta-ala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104950139352888" calcext:value-type="float">
            <text:p>-0.1049501394</text:p>
          </table:table-cell>
          <table:table-cell office:value-type="float" office:value="0" calcext:value-type="float">
            <text:p>0</text:p>
          </table:table-cell>
          <table:table-cell office:value-type="float" office:value="-0.101850303687503" calcext:value-type="float">
            <text:p>-0.1018503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eta-D-fructose 2,6-bis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12000148713896" calcext:value-type="float">
            <text:p>0.01120001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beta-D-mannosyldiacetylchitobiosyldiphosphodolich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carbon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68400489162494" calcext:value-type="float">
            <text:p>-0.0368400489</text:p>
          </table:table-cell>
          <table:table-cell office:value-type="float" office:value="0" calcext:value-type="float">
            <text:p>0</text:p>
          </table:table-cell>
          <table:table-cell office:value-type="float" office:value="-0.0193600577259702" calcext:value-type="float">
            <text:p>-0.0193600577</text:p>
          </table:table-cell>
          <table:table-cell office:value-type="float" office:value="-0.024549984312565" calcext:value-type="float">
            <text:p>-0.02454998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carbon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carbon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omass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iotinyl-5''-AM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ut-1-ene-1,2,4-tricarboxylic acid [mitochondrion]'</text:p>
          </table:table-cell>
          <table:table-cell office:value-type="float" office:value="0.00601998163396705" calcext:value-type="float">
            <text:p>0.006019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20033752995" calcext:value-type="float">
            <text:p>-0.0113200338</text:p>
          </table:table-cell>
          <table:table-cell office:value-type="float" office:value="0.0152999902233094" calcext:value-type="float">
            <text:p>0.015299990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amoyl 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9999872200123" calcext:value-type="float">
            <text:p>0.00199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xyacet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 [cytoplasm]'</text:p>
          </table:table-cell>
          <table:table-cell office:value-type="float" office:value="-0.00276999154918418" calcext:value-type="float">
            <text:p>-0.0027699915</text:p>
          </table:table-cell>
          <table:table-cell office:value-type="float" office:value="-0.0302900402191421" calcext:value-type="float">
            <text:p>-0.0302900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499969647529" calcext:value-type="float">
            <text:p>-0.00474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132600176066631" calcext:value-type="float">
            <text:p>-0.0132600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-ethanolam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4) [endoplasmic reticulum]'</text:p>
          </table:table-cell>
          <table:table-cell office:value-type="float" office:value="-0.0155199526510247" calcext:value-type="float">
            <text:p>-0.0155199527</text:p>
          </table:table-cell>
          <table:table-cell office:value-type="float" office:value="0.00359000476681149" calcext:value-type="float">
            <text:p>0.0035900048</text:p>
          </table:table-cell>
          <table:table-cell office:value-type="float" office:value="0" calcext:value-type="float">
            <text:p>0</text:p>
          </table:table-cell>
          <table:table-cell office:value-type="float" office:value="0.0256600765107642" calcext:value-type="float">
            <text:p>0.0256600765</text:p>
          </table:table-cell>
          <table:table-cell office:value-type="float" office:value="-0.0360799769449021" calcext:value-type="float">
            <text:p>-0.0360799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6) [endoplasmic reticulum]'</text:p>
          </table:table-cell>
          <table:table-cell office:value-type="float" office:value="-0.0126299614679408" calcext:value-type="float">
            <text:p>-0.0126299615</text:p>
          </table:table-cell>
          <table:table-cell office:value-type="float" office:value="0.00262000347884293" calcext:value-type="float">
            <text:p>0.0026200035</text:p>
          </table:table-cell>
          <table:table-cell office:value-type="float" office:value="0" calcext:value-type="float">
            <text:p>0</text:p>
          </table:table-cell>
          <table:table-cell office:value-type="float" office:value="0.0255000760336901" calcext:value-type="float">
            <text:p>0.025500076</text:p>
          </table:table-cell>
          <table:table-cell office:value-type="float" office:value="-0.027809982229427" calcext:value-type="float">
            <text:p>-0.02780998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1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4) [endoplasmic reticulum]'</text:p>
          </table:table-cell>
          <table:table-cell office:value-type="float" office:value="0.0155199526510247" calcext:value-type="float">
            <text:p>0.0155199527</text:p>
          </table:table-cell>
          <table:table-cell office:value-type="float" office:value="0.19954026494974" calcext:value-type="float">
            <text:p>0.1995402649</text:p>
          </table:table-cell>
          <table:table-cell office:value-type="float" office:value="0" calcext:value-type="float">
            <text:p>0</text:p>
          </table:table-cell>
          <table:table-cell office:value-type="float" office:value="0.0951702837696582" calcext:value-type="float">
            <text:p>0.0951702838</text:p>
          </table:table-cell>
          <table:table-cell office:value-type="float" office:value="0.0360799769449021" calcext:value-type="float">
            <text:p>0.03607997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6) [endoplasmic reticulum]'</text:p>
          </table:table-cell>
          <table:table-cell office:value-type="float" office:value="0.0126299614679408" calcext:value-type="float">
            <text:p>0.012629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200671481843" calcext:value-type="float">
            <text:p>0.0225200671</text:p>
          </table:table-cell>
          <table:table-cell office:value-type="float" office:value="0.0481399692385695" calcext:value-type="float">
            <text:p>0.04813996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4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6001717466881" calcext:value-type="float">
            <text:p>0.0057600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6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7001720448595" calcext:value-type="float">
            <text:p>0.0057700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2''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4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7001094288794" calcext:value-type="float">
            <text:p>0.0036700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6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.0000400001192685335" calcext:value-type="float">
            <text:p>4.00E-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3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4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1001225484181" calcext:value-type="float">
            <text:p>0.0041100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6) [endoplasmic reticulu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99001189703621" calcext:value-type="float">
            <text:p>0.0039900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amide-4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otic acid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3299870091425" calcext:value-type="float">
            <text:p>-0.02032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olin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5402769485069" calcext:value-type="float">
            <text:p>-0.0535402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5402769485069" calcext:value-type="float">
            <text:p>-0.05354027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hol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402769485069" calcext:value-type="float">
            <text:p>0.0535402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402769485069" calcext:value-type="float">
            <text:p>0.05354027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aconi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0950014539439" calcext:value-type="float">
            <text:p>-0.0109500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aconit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0982001303902197" calcext:value-type="float">
            <text:p>-0.00982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3999396784578" calcext:value-type="float">
            <text:p>0.0094399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trate [peroxisom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7799879995915" calcext:value-type="float">
            <text:p>0.0187799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M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mplex sphingolip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mplex sphingolipid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mplex sphingolipi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T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ys-tRNA(Cys)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77200368066893" calcext:value-type="float">
            <text:p>0.0277200368</text:p>
          </table:table-cell>
          <table:table-cell office:value-type="float" office:value="0" calcext:value-type="float">
            <text:p>0</text:p>
          </table:table-cell>
          <table:table-cell office:value-type="float" office:value="0.0947302824577043" calcext:value-type="float">
            <text:p>0.094730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yt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yto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65300617826571" calcext:value-type="float">
            <text:p>0.0465300618</text:p>
          </table:table-cell>
          <table:table-cell office:value-type="float" office:value="0" calcext:value-type="float">
            <text:p>0</text:p>
          </table:table-cell>
          <table:table-cell office:value-type="float" office:value="0.017850053223583" calcext:value-type="float">
            <text:p>0.0178500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arabin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44200324249406" calcext:value-type="float">
            <text:p>-0.024420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8899783443108" calcext:value-type="float">
            <text:p>-0.03388997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fructose 1,6-bisphosphate [cytoplasm]'</text:p>
          </table:table-cell>
          <table:table-cell office:value-type="float" office:value="0.000989996979672322" calcext:value-type="float">
            <text:p>0.0009899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fructose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ucit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ucos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glyceraldehyde [cytoplasm]'</text:p>
          </table:table-cell>
          <table:table-cell office:value-type="float" office:value="-0.0150199541764427" calcext:value-type="float">
            <text:p>-0.01501995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mannose 1-phosphate [cytoplasm]'</text:p>
          </table:table-cell>
          <table:table-cell office:value-type="float" office:value="-0.00443998645428799" calcext:value-type="float">
            <text:p>-0.00443998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rib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993101318640806" calcext:value-type="float">
            <text:p>-0.0993101319</text:p>
          </table:table-cell>
          <table:table-cell office:value-type="float" office:value="0" calcext:value-type="float">
            <text:p>0</text:p>
          </table:table-cell>
          <table:table-cell office:value-type="float" office:value="-0.158160471587781" calcext:value-type="float">
            <text:p>-0.1581604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ribulose 5-phosphate [cytoplasm]'</text:p>
          </table:table-cell>
          <table:table-cell office:value-type="float" office:value="0.00734997757635512" calcext:value-type="float">
            <text:p>0.007349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24999664525322" calcext:value-type="float">
            <text:p>0.00524999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-xylos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ADP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257500341909181" calcext:value-type="float">
            <text:p>0.02575003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AMP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83299755071535" calcext:value-type="float">
            <text:p>0.03832997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AMP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83299755071535" calcext:value-type="float">
            <text:p>-0.03832997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CDP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02900402191421" calcext:value-type="float">
            <text:p>0.03029004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CDP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132600176066631" calcext:value-type="float">
            <text:p>0.0132600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CTP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4500997383111" calcext:value-type="float">
            <text:p>-0.0334500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amido-NAD(+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amido-NAD(+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can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eoxycyt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GDP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130800173676586" calcext:value-type="float">
            <text:p>0.0130800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GMP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11299737179552" calcext:value-type="float">
            <text:p>-0.041129973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GTP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89999750790239" calcext:value-type="float">
            <text:p>0.00038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D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folic acid [cytoplasm]'</text:p>
          </table:table-cell>
          <table:table-cell office:value-type="float" office:value="0.0132799594848974" calcext:value-type="float">
            <text:p>0.0132799595</text:p>
          </table:table-cell>
          <table:table-cell office:value-type="float" office:value="0.000460000610789216" calcext:value-type="float">
            <text:p>0.0004600006</text:p>
          </table:table-cell>
          <table:table-cell office:value-type="float" office:value="0" calcext:value-type="float">
            <text:p>0</text:p>
          </table:table-cell>
          <table:table-cell office:value-type="float" office:value="-0.00283000843824874" calcext:value-type="float">
            <text:p>-0.0028300084</text:p>
          </table:table-cell>
          <table:table-cell office:value-type="float" office:value="0.00634999594235389" calcext:value-type="float">
            <text:p>0.00634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folic acid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7001362642995" calcext:value-type="float">
            <text:p>-0.0045700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lipoylprotei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xyacetone phosphate [cytoplasm]'</text:p>
          </table:table-cell>
          <table:table-cell office:value-type="float" office:value="0.0402798771123244" calcext:value-type="float">
            <text:p>0.0402798771</text:p>
          </table:table-cell>
          <table:table-cell office:value-type="float" office:value="-0.0509900677046569" calcext:value-type="float">
            <text:p>-0.0509900677</text:p>
          </table:table-cell>
          <table:table-cell office:value-type="float" office:value="0" calcext:value-type="float">
            <text:p>0</text:p>
          </table:table-cell>
          <table:table-cell office:value-type="float" office:value="-0.0632301885337342" calcext:value-type="float">
            <text:p>-0.0632301885</text:p>
          </table:table-cell>
          <table:table-cell office:value-type="float" office:value="0.148929904833821" calcext:value-type="float">
            <text:p>0.14892990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xyacetone phosph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27002764048262" calcext:value-type="float">
            <text:p>-0.0092700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hydroxyacetone 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lipid particle]'</text:p>
          </table:table-cell>
          <table:table-cell office:value-type="float" office:value="-0.0195299404171722" calcext:value-type="float">
            <text:p>-0.0195299404</text:p>
          </table:table-cell>
          <table:table-cell office:value-type="float" office:value="0.00453000601494598" calcext:value-type="float">
            <text:p>0.00453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8499694238793" calcext:value-type="float">
            <text:p>-0.04784996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T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cos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lich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lichol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lichyl 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lichyl phosphate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684900909412031" calcext:value-type="float">
            <text:p>-0.0684900909</text:p>
          </table:table-cell>
          <table:table-cell office:value-type="float" office:value="0" calcext:value-type="float">
            <text:p>0</text:p>
          </table:table-cell>
          <table:table-cell office:value-type="float" office:value="-0.0254600759144215" calcext:value-type="float">
            <text:p>-0.0254600759</text:p>
          </table:table-cell>
          <table:table-cell office:value-type="float" office:value="0.00810999481771497" calcext:value-type="float">
            <text:p>0.008109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TDP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19999859420135" calcext:value-type="float">
            <text:p>0.000219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TMP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219999859420135" calcext:value-type="float">
            <text:p>-0.000219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TTP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UTP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4500997383111" calcext:value-type="float">
            <text:p>0.0334500997</text:p>
          </table:table-cell>
          <table:table-cell office:value-type="float" office:value="0.00463999703504284" calcext:value-type="float">
            <text:p>0.00463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pister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565200750474055" calcext:value-type="float">
            <text:p>-0.056520075</text:p>
          </table:table-cell>
          <table:table-cell office:value-type="float" office:value="0" calcext:value-type="float">
            <text:p>0</text:p>
          </table:table-cell>
          <table:table-cell office:value-type="float" office:value="-0.0296600884376175" calcext:value-type="float">
            <text:p>-0.0296600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rgosta-5,7,22,24(28)-tetraen-3beta-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581700772382798" calcext:value-type="float">
            <text:p>0.0581700772</text:p>
          </table:table-cell>
          <table:table-cell office:value-type="float" office:value="0" calcext:value-type="float">
            <text:p>0</text:p>
          </table:table-cell>
          <table:table-cell office:value-type="float" office:value="0.0997402973960881" calcext:value-type="float">
            <text:p>0.0997402974</text:p>
          </table:table-cell>
          <table:table-cell office:value-type="float" office:value="0.0181099884277211" calcext:value-type="float">
            <text:p>0.01810998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rgosta-5,7,22,24(28)-tetraen-3beta-ol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0437000580249756" calcext:value-type="float">
            <text:p>-0.0043700058</text:p>
          </table:table-cell>
          <table:table-cell office:value-type="float" office:value="0" calcext:value-type="float">
            <text:p>0</text:p>
          </table:table-cell>
          <table:table-cell office:value-type="float" office:value="-0.0285500851279157" calcext:value-type="float">
            <text:p>-0.0285500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a-5,7,24(28)-trien-3beta-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94600258390395" calcext:value-type="float">
            <text:p>-0.0194600258</text:p>
          </table:table-cell>
          <table:table-cell office:value-type="float" office:value="0" calcext:value-type="float">
            <text:p>0</text:p>
          </table:table-cell>
          <table:table-cell office:value-type="float" office:value="-0.0700802089584706" calcext:value-type="float">
            <text:p>-0.070080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4400284680887" calcext:value-type="float">
            <text:p>0.02144002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23800562722761" calcext:value-type="float">
            <text:p>-0.04238005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0.00437000580249756" calcext:value-type="float">
            <text:p>0.0043700058</text:p>
          </table:table-cell>
          <table:table-cell office:value-type="float" office:value="0" calcext:value-type="float">
            <text:p>0</text:p>
          </table:table-cell>
          <table:table-cell office:value-type="float" office:value="0.0285500851279157" calcext:value-type="float">
            <text:p>0.0285500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3-beta-D-glucos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ester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ythro-4-hydroxy-L-glutam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ythro-4-hydroxy-L-glutamic acid [mitochondrion]'</text:p>
          </table:table-cell>
          <table:table-cell office:value-type="float" office:value="0.00587998206108409" calcext:value-type="float">
            <text:p>0.0058799821</text:p>
          </table:table-cell>
          <table:table-cell office:value-type="float" office:value="0.0445800591934419" calcext:value-type="float">
            <text:p>0.04458005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ythro-4-hydroxy-L-glutamic acid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than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thanol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45000192531383" calcext:value-type="float">
            <text:p>-0.0145000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D [cytoplasm]'</text:p>
          </table:table-cell>
          <table:table-cell office:value-type="float" office:value="0.00488998508141177" calcext:value-type="float">
            <text:p>0.0048899851</text:p>
          </table:table-cell>
          <table:table-cell office:value-type="float" office:value="-0.00637000845810285" calcext:value-type="float">
            <text:p>-0.00637000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D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DH2 [cytoplasm]'</text:p>
          </table:table-cell>
          <table:table-cell office:value-type="float" office:value="0.0160899509120481" calcext:value-type="float">
            <text:p>0.0160899509</text:p>
          </table:table-cell>
          <table:table-cell office:value-type="float" office:value="0.00637000845810285" calcext:value-type="float">
            <text:p>0.006370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886897108" calcext:value-type="float">
            <text:p>0.01769998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DH2 [mitochondrion]'</text:p>
          </table:table-cell>
          <table:table-cell office:value-type="float" office:value="-0.0160899509120481" calcext:value-type="float">
            <text:p>-0.0160899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6999886897108" calcext:value-type="float">
            <text:p>-0.01769998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rnes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atty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ol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216400287336492" calcext:value-type="float">
            <text:p>0.0216400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ol [cytoplasm]'</text:p>
          </table:table-cell>
          <table:table-cell office:value-type="float" office:value="0.0104199682102885" calcext:value-type="float">
            <text:p>0.0104199682</text:p>
          </table:table-cell>
          <table:table-cell office:value-type="float" office:value="-0.0435800578656393" calcext:value-type="float">
            <text:p>-0.04358005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ol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0001878479402" calcext:value-type="float">
            <text:p>0.00063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rricytochrome c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4000489000987" calcext:value-type="float">
            <text:p>-0.0164000489</text:p>
          </table:table-cell>
          <table:table-cell office:value-type="float" office:value="0.0246399842550551" calcext:value-type="float">
            <text:p>0.02463998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rrocytochrome c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4000489000987" calcext:value-type="float">
            <text:p>0.0164000489</text:p>
          </table:table-cell>
          <table:table-cell office:value-type="float" office:value="-0.0246399842550551" calcext:value-type="float">
            <text:p>-0.02463998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rroheme b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133300176996093" calcext:value-type="float">
            <text:p>0.0133300177</text:p>
          </table:table-cell>
          <table:table-cell office:value-type="float" office:value="0" calcext:value-type="float">
            <text:p>0</text:p>
          </table:table-cell>
          <table:table-cell office:value-type="float" office:value="0.00206000614232947" calcext:value-type="float">
            <text:p>0.0020600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MN [cytoplasm]'</text:p>
          </table:table-cell>
          <table:table-cell office:value-type="float" office:value="-0.00488998508141177" calcext:value-type="float">
            <text:p>-0.00488998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M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MNH2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ol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ormaldehy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ormate [cytoplasm]'</text:p>
          </table:table-cell>
          <table:table-cell office:value-type="float" office:value="0.00433998675937159" calcext:value-type="float">
            <text:p>0.0043399868</text:p>
          </table:table-cell>
          <table:table-cell office:value-type="float" office:value="0.0282400374971467" calcext:value-type="float">
            <text:p>0.0282400375</text:p>
          </table:table-cell>
          <table:table-cell office:value-type="float" office:value="0" calcext:value-type="float">
            <text:p>0</text:p>
          </table:table-cell>
          <table:table-cell office:value-type="float" office:value="-0.00529001577326355" calcext:value-type="float">
            <text:p>-0.0052900158</text:p>
          </table:table-cell>
          <table:table-cell office:value-type="float" office:value="0.0287799816095976" calcext:value-type="float">
            <text:p>0.02877998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orm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0283000375768148" calcext:value-type="float">
            <text:p>0.00283000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umar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37800581311998" calcext:value-type="float">
            <text:p>-0.0437800581</text:p>
          </table:table-cell>
          <table:table-cell office:value-type="float" office:value="0" calcext:value-type="float">
            <text:p>0</text:p>
          </table:table-cell>
          <table:table-cell office:value-type="float" office:value="-0.0393401173006026" calcext:value-type="float">
            <text:p>-0.0393401173</text:p>
          </table:table-cell>
          <table:table-cell office:value-type="float" office:value="0.000129999916930079" calcext:value-type="float">
            <text:p>0.000129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umarate [mitochondrion]'</text:p>
          </table:table-cell>
          <table:table-cell office:value-type="float" office:value="0.000649998016956575" calcext:value-type="float">
            <text:p>0.000649998</text:p>
          </table:table-cell>
          <table:table-cell office:value-type="float" office:value="-0.00795001055603102" calcext:value-type="float">
            <text:p>-0.0079500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amma-aminobutyrate [cytoplasm]'</text:p>
          </table:table-cell>
          <table:table-cell office:value-type="float" office:value="0.0216499339493998" calcext:value-type="float">
            <text:p>0.0216499339</text:p>
          </table:table-cell>
          <table:table-cell office:value-type="float" office:value="0.00169000224398647" calcext:value-type="float">
            <text:p>0.0016900022</text:p>
          </table:table-cell>
          <table:table-cell office:value-type="float" office:value="0" calcext:value-type="float">
            <text:p>0</text:p>
          </table:table-cell>
          <table:table-cell office:value-type="float" office:value="0.0294000876623721" calcext:value-type="float">
            <text:p>0.0294000877</text:p>
          </table:table-cell>
          <table:table-cell office:value-type="float" office:value="0.0172199889964305" calcext:value-type="float">
            <text:p>0.01721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amma-aminobutyr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 [mitochondrion]'</text:p>
          </table:table-cell>
          <table:table-cell office:value-type="float" office:value="0.00239999267799351" calcext:value-type="float">
            <text:p>0.00239999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130800173676586" calcext:value-type="float">
            <text:p>-0.0130800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DP-alpha-D-mannose [cytoplasm]'</text:p>
          </table:table-cell>
          <table:table-cell office:value-type="float" office:value="0.00443998645428799" calcext:value-type="float">
            <text:p>0.00443998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eranyl di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eranylgera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n-tRNA(Gln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-tRNA(Glu)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872001157843906" calcext:value-type="float">
            <text:p>0.0087200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tathio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67400620614956" calcext:value-type="float">
            <text:p>0.0467400621</text:p>
          </table:table-cell>
          <table:table-cell office:value-type="float" office:value="0" calcext:value-type="float">
            <text:p>0</text:p>
          </table:table-cell>
          <table:table-cell office:value-type="float" office:value="0.0504801505168892" calcext:value-type="float">
            <text:p>0.0504801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tathio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tathion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tathione disulfi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33700310307478" calcext:value-type="float">
            <text:p>-0.023370031</text:p>
          </table:table-cell>
          <table:table-cell office:value-type="float" office:value="0" calcext:value-type="float">
            <text:p>0</text:p>
          </table:table-cell>
          <table:table-cell office:value-type="float" office:value="-0.0172600514643722" calcext:value-type="float">
            <text:p>-0.0172600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utathione disulfi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-tRNA(Gly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71999506692473" calcext:value-type="float">
            <text:p>0.00771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[cytoplasm]'</text:p>
          </table:table-cell>
          <table:table-cell office:value-type="float" office:value="0.0232899289460287" calcext:value-type="float">
            <text:p>0.0232899289</text:p>
          </table:table-cell>
          <table:table-cell office:value-type="float" office:value="0.104860139233385" calcext:value-type="float">
            <text:p>0.1048601392</text:p>
          </table:table-cell>
          <table:table-cell office:value-type="float" office:value="0" calcext:value-type="float">
            <text:p>0</text:p>
          </table:table-cell>
          <table:table-cell office:value-type="float" office:value="0.0914602727075017" calcext:value-type="float">
            <text:p>0.0914602727</text:p>
          </table:table-cell>
          <table:table-cell office:value-type="float" office:value="0.0188099879804215" calcext:value-type="float">
            <text:p>0.0188099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3-phosphate [cytoplasm]'</text:p>
          </table:table-cell>
          <table:table-cell office:value-type="float" office:value="-0.00826997476958596" calcext:value-type="float">
            <text:p>-0.0082699748</text:p>
          </table:table-cell>
          <table:table-cell office:value-type="float" office:value="0.007940010542753" calcext:value-type="float">
            <text:p>0.007940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2599876928718" calcext:value-type="float">
            <text:p>-0.01925998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3-phosph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0001341771001" calcext:value-type="float">
            <text:p>-0.0045000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3-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ogen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olaldehy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olaldehy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oxyl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99800398075233" calcext:value-type="float">
            <text:p>-0.0299800398</text:p>
          </table:table-cell>
          <table:table-cell office:value-type="float" office:value="0" calcext:value-type="float">
            <text:p>0</text:p>
          </table:table-cell>
          <table:table-cell office:value-type="float" office:value="0.00504001502783522" calcext:value-type="float">
            <text:p>0.005040015</text:p>
          </table:table-cell>
          <table:table-cell office:value-type="float" office:value="0.00706999548227433" calcext:value-type="float">
            <text:p>0.00706999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oxylat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MP [Golgi]'</text:p>
          </table:table-cell>
          <table:table-cell office:value-type="float" office:value="0" calcext:value-type="float">
            <text:p>0</text:p>
          </table:table-cell>
          <table:table-cell office:value-type="float" office:value="0.105530140123013" calcext:value-type="float">
            <text:p>0.1055301401</text:p>
          </table:table-cell>
          <table:table-cell office:value-type="float" office:value="0" calcext:value-type="float">
            <text:p>0</text:p>
          </table:table-cell>
          <table:table-cell office:value-type="float" office:value="0.0922902751823238" calcext:value-type="float">
            <text:p>0.0922902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TP [mitochondrion]'</text:p>
          </table:table-cell>
          <table:table-cell office:value-type="float" office:value="-0.00239999267799351" calcext:value-type="float">
            <text:p>-0.00239999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ua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455100604282984" calcext:value-type="float">
            <text:p>0.0455100604</text:p>
          </table:table-cell>
          <table:table-cell office:value-type="float" office:value="0" calcext:value-type="float">
            <text:p>0</text:p>
          </table:table-cell>
          <table:table-cell office:value-type="float" office:value="0.012370036883794" calcext:value-type="float">
            <text:p>0.0123700369</text:p>
          </table:table-cell>
          <table:table-cell office:value-type="float" office:value="-0.0199299872647422" calcext:value-type="float">
            <text:p>-0.01992998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ua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uanos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2001705540028" calcext:value-type="float">
            <text:p>0.0057200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uanos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cell envelope]'</text:p>
          </table:table-cell>
          <table:table-cell office:value-type="float" office:value="0.00931997156620812" calcext:value-type="float">
            <text:p>0.0093199716</text:p>
          </table:table-cell>
          <table:table-cell office:value-type="float" office:value="0.0355200471635499" calcext:value-type="float">
            <text:p>0.0355200472</text:p>
          </table:table-cell>
          <table:table-cell office:value-type="float" office:value="-0.609043150405652" calcext:value-type="float">
            <text:p>-0.6090431504</text:p>
          </table:table-cell>
          <table:table-cell office:value-type="float" office:value="0.374041115280056" calcext:value-type="float">
            <text:p>0.3740411153</text:p>
          </table:table-cell>
          <table:table-cell office:value-type="float" office:value="0.174059888775767" calcext:value-type="float">
            <text:p>0.1740598888</text:p>
          </table:table-cell>
          <table:table-cell office:value-type="float" office:value="-0.609043150405652" calcext:value-type="float">
            <text:p>-0.60904315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nucleus]'</text:p>
          </table:table-cell>
          <table:table-cell office:value-type="float" office:value="-0.0880497313738868" calcext:value-type="float">
            <text:p>-0.0880497314</text:p>
          </table:table-cell>
          <table:table-cell office:value-type="float" office:value="-0.141410187764572" calcext:value-type="float">
            <text:p>-0.1414101878</text:p>
          </table:table-cell>
          <table:table-cell office:value-type="float" office:value="0" calcext:value-type="float">
            <text:p>0</text:p>
          </table:table-cell>
          <table:table-cell office:value-type="float" office:value="0.0162800485422931" calcext:value-type="float">
            <text:p>0.0162800485</text:p>
          </table:table-cell>
          <table:table-cell office:value-type="float" office:value="0.000349999776350214" calcext:value-type="float">
            <text:p>0.00034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206620274350582" calcext:value-type="float">
            <text:p>-0.2066202744</text:p>
          </table:table-cell>
          <table:table-cell office:value-type="float" office:value="0" calcext:value-type="float">
            <text:p>0</text:p>
          </table:table-cell>
          <table:table-cell office:value-type="float" office:value="-0.181600541479142" calcext:value-type="float">
            <text:p>-0.1816005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me a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me o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nicos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pt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pt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cosan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cosanoyl-CoA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0262000347884293" calcext:value-type="float">
            <text:p>-0.0026200035</text:p>
          </table:table-cell>
          <table:table-cell office:value-type="float" office:value="0" calcext:value-type="float">
            <text:p>0</text:p>
          </table:table-cell>
          <table:table-cell office:value-type="float" office:value="-0.0578201724026651" calcext:value-type="float">
            <text:p>-0.0578201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cosa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710131067399" calcext:value-type="float">
            <text:p>-0.0987101311</text:p>
          </table:table-cell>
          <table:table-cell office:value-type="float" office:value="0" calcext:value-type="float">
            <text:p>0</text:p>
          </table:table-cell>
          <table:table-cell office:value-type="float" office:value="-0.114120340273126" calcext:value-type="float">
            <text:p>-0.1141203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decanal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prenyl di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is-tRNA(His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is-tRNA(His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omocitrate [mitochondrion]'</text:p>
          </table:table-cell>
          <table:table-cell office:value-type="float" office:value="-0.0151599537493257" calcext:value-type="float">
            <text:p>-0.015159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20033752995" calcext:value-type="float">
            <text:p>0.0113200338</text:p>
          </table:table-cell>
          <table:table-cell office:value-type="float" office:value="-0.0216599861592733" calcext:value-type="float">
            <text:p>-0.02165998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omocitr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omoisocitrate [mitochondrion]'</text:p>
          </table:table-cell>
          <table:table-cell office:value-type="float" office:value="0.00913997211535861" calcext:value-type="float">
            <text:p>0.0091399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599959359639" calcext:value-type="float">
            <text:p>0.00635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drogen peroxid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0599782356809" calcext:value-type="float">
            <text:p>-0.03405997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drogen peroxide [nucleus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89199495701683" calcext:value-type="float">
            <text:p>-0.0789199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drogen peroxide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364720484276181" calcext:value-type="float">
            <text:p>-0.3647204843</text:p>
          </table:table-cell>
          <table:table-cell office:value-type="float" office:value="0" calcext:value-type="float">
            <text:p>0</text:p>
          </table:table-cell>
          <table:table-cell office:value-type="float" office:value="-0.184660550603185" calcext:value-type="float">
            <text:p>-0.1846605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drogen sulfi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69200091883943" calcext:value-type="float">
            <text:p>-0.00692000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ypoxanth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96000882587147" calcext:value-type="float">
            <text:p>-0.0029600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cos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DP [cytoplasm]'</text:p>
          </table:table-cell>
          <table:table-cell office:value-type="float" office:value="-0.00260999203731794" calcext:value-type="float">
            <text:p>-0.002609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7999911818085" calcext:value-type="float">
            <text:p>-0.00137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le-tRNA(Ile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le-tRNA(Ile)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7901096972336" calcext:value-type="float">
            <text:p>0.0367901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dol-3-ylacetaldehy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23500296763891" calcext:value-type="float">
            <text:p>0.02235002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dol-3-ylacetaldehyd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8399924342473" calcext:value-type="float">
            <text:p>-0.01183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dole-3-acet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dole-3-acet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8399924342473" calcext:value-type="float">
            <text:p>0.01183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dole-3-pyruv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892001184399959" calcext:value-type="float">
            <text:p>0.0089200118</text:p>
          </table:table-cell>
          <table:table-cell office:value-type="float" office:value="0" calcext:value-type="float">
            <text:p>0</text:p>
          </table:table-cell>
          <table:table-cell office:value-type="float" office:value="0.00501001493838381" calcext:value-type="float">
            <text:p>0.0050100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6000882587147" calcext:value-type="float">
            <text:p>0.0029600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A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A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A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A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A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A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B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B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B''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''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''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B''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''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B''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C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C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C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C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C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C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D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D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D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inositol phosphomannosylinositol phosphoceramide D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D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 phosphomannosylinositol phosphoceramide D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A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A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A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A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A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A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B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B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B''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''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''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B''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''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B''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C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C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C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C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C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C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D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D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D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inositol-P-ceramide D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D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nositol-P-ceramide D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ron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60001073416801" calcext:value-type="float">
            <text:p>0.0003600011</text:p>
          </table:table-cell>
          <table:table-cell office:value-type="float" office:value="-0.00968999380809594" calcext:value-type="float">
            <text:p>-0.00968999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ron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133300176996093" calcext:value-type="float">
            <text:p>-0.0133300177</text:p>
          </table:table-cell>
          <table:table-cell office:value-type="float" office:value="0" calcext:value-type="float">
            <text:p>0</text:p>
          </table:table-cell>
          <table:table-cell office:value-type="float" office:value="-0.00206000614232947" calcext:value-type="float">
            <text:p>-0.0020600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amyl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butan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butyraldehy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29900172481564" calcext:value-type="float">
            <text:p>0.012990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1999519472461" calcext:value-type="float">
            <text:p>-0.00751999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butyraldehy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citr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756701004748261" calcext:value-type="float">
            <text:p>-0.0756701005</text:p>
          </table:table-cell>
          <table:table-cell office:value-type="float" office:value="0" calcext:value-type="float">
            <text:p>0</text:p>
          </table:table-cell>
          <table:table-cell office:value-type="float" office:value="-0.0380801135436438" calcext:value-type="float">
            <text:p>-0.0380801135</text:p>
          </table:table-cell>
          <table:table-cell office:value-type="float" office:value="-0.00943999396784578" calcext:value-type="float">
            <text:p>-0.0094399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citrat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pentenyl di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396400526340968" calcext:value-type="float">
            <text:p>-0.0396400526</text:p>
          </table:table-cell>
          <table:table-cell office:value-type="float" office:value="0" calcext:value-type="float">
            <text:p>0</text:p>
          </table:table-cell>
          <table:table-cell office:value-type="float" office:value="-0.0358001067453374" calcext:value-type="float">
            <text:p>-0.0358001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pent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sopentenyl di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tacon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39999782740208" calcext:value-type="float">
            <text:p>0.00033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taconyl-CoA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339999782740208" calcext:value-type="float">
            <text:p>-0.00033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keto-phenylpyruv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14500152033403" calcext:value-type="float">
            <text:p>0.0114500152</text:p>
          </table:table-cell>
          <table:table-cell office:value-type="float" office:value="0" calcext:value-type="float">
            <text:p>0</text:p>
          </table:table-cell>
          <table:table-cell office:value-type="float" office:value="0.000190000566525534" calcext:value-type="float">
            <text:p>0.00019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2-amino-3-oxobutan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2-aminoadip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99999680500306" calcext:value-type="float">
            <text:p>0.00499999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L-4-hydroxyglutamic semialdehyde [mitochondrion]'</text:p>
          </table:table-cell>
          <table:table-cell office:value-type="float" office:value="-0.00587998206108409" calcext:value-type="float">
            <text:p>-0.0058799821</text:p>
          </table:table-cell>
          <table:table-cell office:value-type="float" office:value="-0.0219100290921559" calcext:value-type="float">
            <text:p>-0.0219100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la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44200191469141" calcext:value-type="float">
            <text:p>-0.0144200191</text:p>
          </table:table-cell>
          <table:table-cell office:value-type="float" office:value="0" calcext:value-type="float">
            <text:p>0</text:p>
          </table:table-cell>
          <table:table-cell office:value-type="float" office:value="0.0183500547144397" calcext:value-type="float">
            <text:p>0.0183500547</text:p>
          </table:table-cell>
          <table:table-cell office:value-type="float" office:value="0.0229799853157941" calcext:value-type="float">
            <text:p>0.02297998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llothreo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llys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60001371588135" calcext:value-type="float">
            <text:p>-0.0046000137</text:p>
          </table:table-cell>
          <table:table-cell office:value-type="float" office:value="0.0118499924278573" calcext:value-type="float">
            <text:p>0.01184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lpha-formylglyc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rabinit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rabinos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rgin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897001191038972" calcext:value-type="float">
            <text:p>-0.008970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9999463240514" calcext:value-type="float">
            <text:p>-0.00839999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rgi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rginin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agin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4599824530768" calcext:value-type="float">
            <text:p>-0.02745998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t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4299888622407" calcext:value-type="float">
            <text:p>0.01742998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tate [peroxisom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3099914949182" calcext:value-type="float">
            <text:p>0.01330999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tate [vacuol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00899935524962" calcext:value-type="float">
            <text:p>-0.01008999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aspartate 4-semialdehyd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1999928432069" calcext:value-type="float">
            <text:p>-0.01119999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itrull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ystathionine [cytoplasm]'</text:p>
          </table:table-cell>
          <table:table-cell office:value-type="float" office:value="0.00103999682713052" calcext:value-type="float">
            <text:p>0.0010399968</text:p>
          </table:table-cell>
          <table:table-cell office:value-type="float" office:value="-0.00356000472697741" calcext:value-type="float">
            <text:p>-0.00356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2999787213204" calcext:value-type="float">
            <text:p>0.00332999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ysteinylglyc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ystine [cytoplasm]'</text:p>
          </table:table-cell>
          <table:table-cell office:value-type="float" office:value="0.00919997193230844" calcext:value-type="float">
            <text:p>0.0091999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999957187041" calcext:value-type="float">
            <text:p>0.000669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cystine [vacuole]'</text:p>
          </table:table-cell>
          <table:table-cell office:value-type="float" office:value="-0.00919997193230844" calcext:value-type="float">
            <text:p>-0.0091999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6999957187041" calcext:value-type="float">
            <text:p>-0.000669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amma-glutamyl phosph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33999658774327" calcext:value-type="float">
            <text:p>-0.00533999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amma-glutamyl-L-ala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cit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at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ate [peroxisom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3099914949182" calcext:value-type="float">
            <text:p>-0.01330999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ate [vacuol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240999846001148" calcext:value-type="float">
            <text:p>-0.00240999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ic 5-semialdehyd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3999658774327" calcext:value-type="float">
            <text:p>0.00533999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utamine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glycin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91399877695517" calcext:value-type="float">
            <text:p>-0.01913998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istidine [cytoplasm]'</text:p>
          </table:table-cell>
          <table:table-cell office:value-type="float" office:value="0.00603998157295033" calcext:value-type="float">
            <text:p>0.0060399816</text:p>
          </table:table-cell>
          <table:table-cell office:value-type="float" office:value="-0.029100038639057" calcext:value-type="float">
            <text:p>-0.029100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5999389116585" calcext:value-type="float">
            <text:p>-0.00955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istid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istidin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istidinol [cytoplasm]'</text:p>
          </table:table-cell>
          <table:table-cell office:value-type="float" office:value="-0.0109899664713119" calcext:value-type="float">
            <text:p>-0.0109899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0199904022292" calcext:value-type="float">
            <text:p>-0.015019990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homoser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28100170091519" calcext:value-type="float">
            <text:p>-0.01281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2999678583308" calcext:value-type="float">
            <text:p>0.00502999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isoleucin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68601099059536" calcext:value-type="float">
            <text:p>-0.0368601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kynuren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4002337663255" calcext:value-type="float">
            <text:p>-0.0078400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eucin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83001141996208" calcext:value-type="float">
            <text:p>-0.0038300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ys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03300269942278" calcext:value-type="float">
            <text:p>-0.0203300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ysin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4002248211855" calcext:value-type="float">
            <text:p>-0.007540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lysin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methionin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326800433925904" calcext:value-type="float">
            <text:p>-0.0326800434</text:p>
          </table:table-cell>
          <table:table-cell office:value-type="float" office:value="0" calcext:value-type="float">
            <text:p>0</text:p>
          </table:table-cell>
          <table:table-cell office:value-type="float" office:value="-0.075960226490945" calcext:value-type="float">
            <text:p>-0.0759602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phenylalanine [cytoplasm]'</text:p>
          </table:table-cell>
          <table:table-cell office:value-type="float" office:value="-0.0142499565255864" calcext:value-type="float">
            <text:p>-0.0142499565</text:p>
          </table:table-cell>
          <table:table-cell office:value-type="float" office:value="-0.0383300508946754" calcext:value-type="float">
            <text:p>-0.0383300509</text:p>
          </table:table-cell>
          <table:table-cell office:value-type="float" office:value="0" calcext:value-type="float">
            <text:p>0</text:p>
          </table:table-cell>
          <table:table-cell office:value-type="float" office:value="-0.000190000566525534" calcext:value-type="float">
            <text:p>-0.0001900006</text:p>
          </table:table-cell>
          <table:table-cell office:value-type="float" office:value="-0.0193099876609218" calcext:value-type="float">
            <text:p>-0.01930998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phenylala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proline [cytoplasm]'</text:p>
          </table:table-cell>
          <table:table-cell office:value-type="float" office:value="0.0303499074071262" calcext:value-type="float">
            <text:p>0.0303499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899898462997" calcext:value-type="float">
            <text:p>-0.01588998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prol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accharop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60001371588135" calcext:value-type="float">
            <text:p>0.0046000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erin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99999872200123" calcext:value-type="float">
            <text:p>-0.00199999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er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orbos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hreo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ryptopha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yros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tyrosine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valine [cytoplasm]'</text:p>
          </table:table-cell>
          <table:table-cell office:value-type="float" office:value="-0.0164899496917137" calcext:value-type="float">
            <text:p>-0.0164899497</text:p>
          </table:table-cell>
          <table:table-cell office:value-type="float" office:value="-0.00139000184564568" calcext:value-type="float">
            <text:p>-0.001390001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322800962497065" calcext:value-type="float">
            <text:p>3.23E-002</text:p>
          </table:table-cell>
          <table:table-cell table:style-name="ce11" office:value-type="float" office:value="-0.0981999372502602" calcext:value-type="float">
            <text:p>-9.82E-00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valine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1001464021248" calcext:value-type="float">
            <text:p>-0.0049100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noster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763006324324" calcext:value-type="float">
            <text:p>-0.0476300632</text:p>
          </table:table-cell>
          <table:table-cell office:value-type="float" office:value="0" calcext:value-type="float">
            <text:p>0</text:p>
          </table:table-cell>
          <table:table-cell office:value-type="float" office:value="-0.00788002349590109" calcext:value-type="float">
            <text:p>-0.0078800235</text:p>
          </table:table-cell>
          <table:table-cell office:value-type="float" office:value="-0.000899999424900551" calcext:value-type="float">
            <text:p>-0.00089999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-tRNA(Leu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eu-tRNA(Leu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gnoceric acid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19954026494974" calcext:value-type="float">
            <text:p>-0.1995402649</text:p>
          </table:table-cell>
          <table:table-cell office:value-type="float" office:value="0" calcext:value-type="float">
            <text:p>0</text:p>
          </table:table-cell>
          <table:table-cell office:value-type="float" office:value="-0.0801302389246896" calcext:value-type="float">
            <text:p>-0.08013023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p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poylprotei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ys-tRNA(Lys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ys-tRNA(Lys)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4002248211855" calcext:value-type="float">
            <text:p>0.007540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lon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lonyl-CoA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ltos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42999908623088" calcext:value-type="float">
            <text:p>-0.00142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nnan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nnan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e-(1D-myo-inositol 1-phosphate)2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e-(1D-myo-inositol 1-phosphate)2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e-1D-myo-inositol 1-phosphat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e-1D-myo-inositol 1-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annosylinositol phosphorylceramide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A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B''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C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4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4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4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6)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6) [Golgi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annosylinositol phosphorylceramide D (C26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et-tRNA(Met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ethanethio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447000593527782" calcext:value-type="float">
            <text:p>-0.00447000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o-inositol [cytoplasm]'</text:p>
          </table:table-cell>
          <table:table-cell office:value-type="float" office:value="0.00299999084749188" calcext:value-type="float">
            <text:p>0.002999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3999767404223" calcext:value-type="float">
            <text:p>0.00363999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yo-inositol 1,3,4,5,6-pentakisphosph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2002855352555" calcext:value-type="float">
            <text:p>-0.005520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2002855352555" calcext:value-type="float">
            <text:p>-0.005520028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yo-inositol 1,3,4,5,6-pentakisphosphate [nucleus]'</text:p>
          </table:table-cell>
          <table:table-cell office:value-type="float" office:value="0.0375798853495817" calcext:value-type="float">
            <text:p>0.0375798853</text:p>
          </table:table-cell>
          <table:table-cell office:value-type="float" office:value="-0.203660270420287" calcext:value-type="float">
            <text:p>-0.2036602704</text:p>
          </table:table-cell>
          <table:table-cell office:value-type="float" office:value="0" calcext:value-type="float">
            <text:p>0</text:p>
          </table:table-cell>
          <table:table-cell office:value-type="float" office:value="-0.0704402100318874" calcext:value-type="float">
            <text:p>-0.07044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o-inositol hexakisphosphate [cytoplasm]'</text:p>
          </table:table-cell>
          <table:table-cell office:value-type="float" office:value="-0.00636998056617443" calcext:value-type="float">
            <text:p>-0.006369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5001326862435" calcext:value-type="float">
            <text:p>0.0044500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o-inositol hexakisphosphate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203660270420287" calcext:value-type="float">
            <text:p>0.2036602704</text:p>
          </table:table-cell>
          <table:table-cell office:value-type="float" office:value="0" calcext:value-type="float">
            <text:p>0</text:p>
          </table:table-cell>
          <table:table-cell office:value-type="float" office:value="0.0704402100318874" calcext:value-type="float">
            <text:p>0.07044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(1)-acetylsperm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(1)-acetylsperm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(pros)-methyl-L-hist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N,N''-diacetylchitobiosyldiphosphodolich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,N''-diformyldityr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N-(5-phospho-beta-D-ribosyl)anthranilate [cytoplasm]'</text:p>
          </table:table-cell>
          <table:table-cell office:value-type="float" office:value="0.00664997971194034" calcext:value-type="float">
            <text:p>0.0066499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169926406441" calcext:value-type="float">
            <text:p>0.11516992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N-[(R)-4-phosphonopantothenoyl]-L-cyste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9001249337888" calcext:value-type="float">
            <text:p>-0.0041900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N-acetyl-alpha-D-glucosamine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acetyl-D-glucosamine 6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N-acetyl-L-gamma-glutamyl phosph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8999923959073" calcext:value-type="float">
            <text:p>-0.01189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acetyl-L-glutam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205600272996224" calcext:value-type="float">
            <text:p>0.0205600273</text:p>
          </table:table-cell>
          <table:table-cell office:value-type="float" office:value="0" calcext:value-type="float">
            <text:p>0</text:p>
          </table:table-cell>
          <table:table-cell office:value-type="float" office:value="0.0882802632256533" calcext:value-type="float">
            <text:p>0.0882802632</text:p>
          </table:table-cell>
          <table:table-cell office:value-type="float" office:value="-0.00544999651745334" calcext:value-type="float">
            <text:p>-0.00544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acetylputresc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carbamoyl-L-aspart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formyl-L-kynure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-formyl-L-tyr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nucleus]'</text:p>
          </table:table-cell>
          <table:table-cell office:value-type="float" office:value="-0.00278999148816745" calcext:value-type="float">
            <text:p>-0.0027899915</text:p>
          </table:table-cell>
          <table:table-cell office:value-type="float" office:value="-0.0622500826557146" calcext:value-type="float">
            <text:p>-0.062250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349999776350214" calcext:value-type="float">
            <text:p>-0.00034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H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endoplasmic reticulum]'</text:p>
          </table:table-cell>
          <table:table-cell office:value-type="float" office:value="0.0370398869970331" calcext:value-type="float">
            <text:p>0.037039887</text:p>
          </table:table-cell>
          <table:table-cell office:value-type="float" office:value="0.00437000580249756" calcext:value-type="float">
            <text:p>0.0043700058</text:p>
          </table:table-cell>
          <table:table-cell office:value-type="float" office:value="0" calcext:value-type="float">
            <text:p>0</text:p>
          </table:table-cell>
          <table:table-cell office:value-type="float" office:value="0.059990178872983" calcext:value-type="float">
            <text:p>0.0599901789</text:p>
          </table:table-cell>
          <table:table-cell office:value-type="float" office:value="0.0824599473081105" calcext:value-type="float">
            <text:p>0.08245994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endoplasmic reticulum]'</text:p>
          </table:table-cell>
          <table:table-cell office:value-type="float" office:value="-0.0370398869970331" calcext:value-type="float">
            <text:p>-0.037039887</text:p>
          </table:table-cell>
          <table:table-cell office:value-type="float" office:value="-0.00437000580249756" calcext:value-type="float">
            <text:p>-0.0043700058</text:p>
          </table:table-cell>
          <table:table-cell office:value-type="float" office:value="0" calcext:value-type="float">
            <text:p>0</text:p>
          </table:table-cell>
          <table:table-cell office:value-type="float" office:value="-0.059990178872983" calcext:value-type="float">
            <text:p>-0.0599901789</text:p>
          </table:table-cell>
          <table:table-cell office:value-type="float" office:value="-0.0824599473081105" calcext:value-type="float">
            <text:p>-0.08245994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ami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868001152532696" calcext:value-type="float">
            <text:p>0.008680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999890092105" calcext:value-type="float">
            <text:p>-0.01719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amide [nucleus]'</text:p>
          </table:table-cell>
          <table:table-cell office:value-type="float" office:value="0.00278999148816745" calcext:value-type="float">
            <text:p>0.0027899915</text:p>
          </table:table-cell>
          <table:table-cell office:value-type="float" office:value="0.0622500826557146" calcext:value-type="float">
            <text:p>0.062250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49999776350214" calcext:value-type="float">
            <text:p>0.00034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amide ribos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868001152532696" calcext:value-type="float">
            <text:p>-0.0086800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icotin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MN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MN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MN [peroxisome]'</text:p>
          </table:table-cell>
          <table:table-cell office:value-type="float" office:value="0.00537998358650211" calcext:value-type="float">
            <text:p>0.0053799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0599827086766" calcext:value-type="float">
            <text:p>0.02705998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on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onaprenyl 4-hydroxybenz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onaprenyl di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on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acetyl-L-homoser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597000792698179" calcext:value-type="float">
            <text:p>0.00597000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acetyl-L-ser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455000604150203" calcext:value-type="float">
            <text:p>-0.0045500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acetylcarnit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acetylcarnit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acetylcarnitine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103000136763672" calcext:value-type="float">
            <text:p>0.1030001368</text:p>
          </table:table-cell>
          <table:table-cell office:value-type="float" office:value="0" calcext:value-type="float">
            <text:p>0</text:p>
          </table:table-cell>
          <table:table-cell office:value-type="float" office:value="0.0655601954811263" calcext:value-type="float">
            <text:p>0.0655601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phospho-L-homoserin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16999605737378" calcext:value-type="float">
            <text:p>0.00616999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phosphoethanol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45000192531383" calcext:value-type="float">
            <text:p>0.0145000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phosphoethanolamin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-succinyl-L-homoserine [cytoplasm]'</text:p>
          </table:table-cell>
          <table:table-cell office:value-type="float" office:value="-0.0144599558849109" calcext:value-type="float">
            <text:p>-0.0144599559</text:p>
          </table:table-cell>
          <table:table-cell office:value-type="float" office:value="0.00356000472697741" calcext:value-type="float">
            <text:p>0.00356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2999787213204" calcext:value-type="float">
            <text:p>-0.00332999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n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ct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909688025" calcext:value-type="float">
            <text:p>0.187290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909688025" calcext:value-type="float">
            <text:p>0.1872909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rnithin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69999763570226" calcext:value-type="float">
            <text:p>0.000369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rnith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ro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569000755519705" calcext:value-type="float">
            <text:p>0.0569000756</text:p>
          </table:table-cell>
          <table:table-cell office:value-type="float" office:value="0" calcext:value-type="float">
            <text:p>0</text:p>
          </table:table-cell>
          <table:table-cell office:value-type="float" office:value="0.0393401173006026" calcext:value-type="float">
            <text:p>0.039340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aloacetate [mitochondrion]'</text:p>
          </table:table-cell>
          <table:table-cell office:value-type="float" office:value="0.00816997507466956" calcext:value-type="float">
            <text:p>0.008169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3400725749026" calcext:value-type="float">
            <text:p>-0.0243400726</text:p>
          </table:table-cell>
          <table:table-cell office:value-type="float" office:value="0.0252899838397055" calcext:value-type="float">
            <text:p>0.02528998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ygen [endoplasmic reticulum]'</text:p>
          </table:table-cell>
          <table:table-cell office:value-type="float" office:value="-0.0370398869970331" calcext:value-type="float">
            <text:p>-0.037039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4400937450673" calcext:value-type="float">
            <text:p>-0.0314400937</text:p>
          </table:table-cell>
          <table:table-cell office:value-type="float" office:value="-0.0824599473081105" calcext:value-type="float">
            <text:p>-0.08245994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ygen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5599913351683" calcext:value-type="float">
            <text:p>-0.01355999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ygen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141230187525568" calcext:value-type="float">
            <text:p>0.1412301875</text:p>
          </table:table-cell>
          <table:table-cell office:value-type="float" office:value="0" calcext:value-type="float">
            <text:p>0</text:p>
          </table:table-cell>
          <table:table-cell office:value-type="float" office:value="0.0683302037404723" calcext:value-type="float">
            <text:p>0.0683302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(1),P(4)-bis(5''-adenosyl) tetraphosph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6100793433919" calcext:value-type="float">
            <text:p>0.0266100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(1),P(4)-bis(5''-guanosyl) tetra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1-(5''-adenosyl),P4-(5''-guanosyl) tetra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100848846656" calcext:value-type="float">
            <text:p>0.0164100849</text:p>
          </table:table-cell>
          <table:table-cell office:value-type="float" office:value="0" calcext:value-type="float">
            <text:p>0</text:p>
          </table:table-cell>
          <table:table-cell office:value-type="float" office:value="0.00255999836416157" calcext:value-type="float">
            <text:p>0.0025599984</text:p>
          </table:table-cell>
          <table:table-cell office:value-type="float" office:value="0.0164100848846656" calcext:value-type="float">
            <text:p>0.01641008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909688025" calcext:value-type="float">
            <text:p>0.187290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909688025" calcext:value-type="float">
            <text:p>0.1872909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ntetheine 4''-phosph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600323814068" calcext:value-type="float">
            <text:p>-0.0108600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ntetheine 4''-phosphate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0.0331400440033796" calcext:value-type="float">
            <text:p>0.03314004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0965002877353369" calcext:value-type="float">
            <text:p>9.65E-002</text:p>
          </table:table-cell>
          <table:table-cell table:style-name="ce11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ent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entaprenyl di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ent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entaprenyl diphosph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-tRNA(Phe) [cytoplasm]'</text:p>
          </table:table-cell>
          <table:table-cell office:value-type="float" office:value="0.0142499565255864" calcext:value-type="float">
            <text:p>0.014249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3099876609218" calcext:value-type="float">
            <text:p>0.01930998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-tRNA(Phe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nylacetaldehy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653000867055127" calcext:value-type="float">
            <text:p>-0.006530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2999448543529" calcext:value-type="float">
            <text:p>-0.00862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nylacetaldehy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enylacetic acid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653000867055127" calcext:value-type="float">
            <text:p>0.00653000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5299900763395" calcext:value-type="float">
            <text:p>0.01552999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Golgi]'</text:p>
          </table:table-cell>
          <table:table-cell office:value-type="float" office:value="0" calcext:value-type="float">
            <text:p>0</text:p>
          </table:table-cell>
          <table:table-cell office:value-type="float" office:value="0.206620274350582" calcext:value-type="float">
            <text:p>0.2066202744</text:p>
          </table:table-cell>
          <table:table-cell office:value-type="float" office:value="0" calcext:value-type="float">
            <text:p>0</text:p>
          </table:table-cell>
          <table:table-cell office:value-type="float" office:value="0.181600541479142" calcext:value-type="float">
            <text:p>0.1816005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-L-ser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chol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ylethanolam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oribosyl-carboxy-aminoimidazol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299938464359" calcext:value-type="float">
            <text:p>0.00962999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oribosyl-formamido-carboxamid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71500094937889" calcext:value-type="float">
            <text:p>0.0071500095</text:p>
          </table:table-cell>
          <table:table-cell office:value-type="float" office:value="0" calcext:value-type="float">
            <text:p>0</text:p>
          </table:table-cell>
          <table:table-cell office:value-type="float" office:value="0.00556001657832615" calcext:value-type="float">
            <text:p>0.0055600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ytosphingosine [endoplasmic reticulum]'</text:p>
          </table:table-cell>
          <table:table-cell office:value-type="float" office:value="0.00888997287806762" calcext:value-type="float">
            <text:p>0.0088899729</text:p>
          </table:table-cell>
          <table:table-cell office:value-type="float" office:value="-0.19954026494974" calcext:value-type="float">
            <text:p>-0.1995402649</text:p>
          </table:table-cell>
          <table:table-cell office:value-type="float" office:value="0" calcext:value-type="float">
            <text:p>0</text:p>
          </table:table-cell>
          <table:table-cell office:value-type="float" office:value="-0.129500386131877" calcext:value-type="float">
            <text:p>-0.1295003861</text:p>
          </table:table-cell>
          <table:table-cell office:value-type="float" office:value="-0.0045699970797728" calcext:value-type="float">
            <text:p>-0.004569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ytosphingosine 1-phosphat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80999820441172" calcext:value-type="float">
            <text:p>0.00280999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imel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orphobilinogen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9499936419561" calcext:value-type="float">
            <text:p>0.00994999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otassium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2999889453106" calcext:value-type="float">
            <text:p>0.001729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ecorrin-2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8499917888579" calcext:value-type="float">
            <text:p>-0.012849991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enyl di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europorphyrinogen [cytoplasm]'</text:p>
          </table:table-cell>
          <table:table-cell office:value-type="float" office:value="-0.00194999405086972" calcext:value-type="float">
            <text:p>-0.00194999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o-tRNA(Pro) [cytoplasm]'</text:p>
          </table:table-cell>
          <table:table-cell office:value-type="float" office:value="0.00101999688814724" calcext:value-type="float">
            <text:p>0.0010199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899898462997" calcext:value-type="float">
            <text:p>0.01588998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opionyl-CoA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2001944077095" calcext:value-type="float">
            <text:p>-0.0065200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otoporphyrin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133300176996093" calcext:value-type="float">
            <text:p>-0.0133300177</text:p>
          </table:table-cell>
          <table:table-cell office:value-type="float" office:value="0" calcext:value-type="float">
            <text:p>0</text:p>
          </table:table-cell>
          <table:table-cell office:value-type="float" office:value="-0.00206000614232947" calcext:value-type="float">
            <text:p>-0.0020600061</text:p>
          </table:table-cell>
          <table:table-cell office:value-type="float" office:value="0.00903999422344554" calcext:value-type="float">
            <text:p>0.00903999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rotoporphyrinogen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03999422344554" calcext:value-type="float">
            <text:p>-0.00903999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seudouridine 5''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28200303004564" calcext:value-type="float">
            <text:p>-0.02282003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utrescine [cytoplasm]'</text:p>
          </table:table-cell>
          <table:table-cell office:value-type="float" office:value="-0.0194499406612391" calcext:value-type="float">
            <text:p>-0.0194499407</text:p>
          </table:table-cell>
          <table:table-cell office:value-type="float" office:value="-0.0991801316914663" calcext:value-type="float">
            <text:p>-0.0991801317</text:p>
          </table:table-cell>
          <table:table-cell office:value-type="float" office:value="0" calcext:value-type="float">
            <text:p>0</text:p>
          </table:table-cell>
          <table:table-cell office:value-type="float" office:value="-0.101910303866406" calcext:value-type="float">
            <text:p>-0.1019103039</text:p>
          </table:table-cell>
          <table:table-cell office:value-type="float" office:value="-0.0252899838397055" calcext:value-type="float">
            <text:p>-0.02528998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utrescine [vacuole]'</text:p>
          </table:table-cell>
          <table:table-cell office:value-type="float" office:value="-0.00460998593564586" calcext:value-type="float">
            <text:p>-0.0046099859</text:p>
          </table:table-cell>
          <table:table-cell table:style-name="ce11" office:value-type="float" office:value="-0.0000400000531121058" calcext:value-type="float">
            <text:p>-4.00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659999578260404" calcext:value-type="float">
            <text:p>-0.00065999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a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al 5''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00600133576946" calcext:value-type="float">
            <text:p>-0.01006001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am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amine 5''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yridoxine 5''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100600133576946" calcext:value-type="float">
            <text:p>0.010060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6999893287102" calcext:value-type="float">
            <text:p>0.001669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riboflavin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riboflavi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ribose-5-phosphate [cytoplasm]'</text:p>
          </table:table-cell>
          <table:table-cell office:value-type="float" office:value="0.020559937274811" calcext:value-type="float">
            <text:p>0.0205599373</text:p>
          </table:table-cell>
          <table:table-cell office:value-type="float" office:value="-0.0121900161859142" calcext:value-type="float">
            <text:p>-0.0121900162</text:p>
          </table:table-cell>
          <table:table-cell office:value-type="float" office:value="0" calcext:value-type="float">
            <text:p>0</text:p>
          </table:table-cell>
          <table:table-cell office:value-type="float" office:value="0.00408001216539045" calcext:value-type="float">
            <text:p>0.0040800122</text:p>
          </table:table-cell>
          <table:table-cell office:value-type="float" office:value="0.00105999932266065" calcext:value-type="float">
            <text:p>0.00105999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(8)-aminomethyldihydrolipoamid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(8)-aminomethyldihydrolipoylprotein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(8)-succinyldihydrolipoamide [mitochondrion]'</text:p>
          </table:table-cell>
          <table:table-cell office:value-type="float" office:value="-0.00602998160345869" calcext:value-type="float">
            <text:p>-0.0060299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6999854947138" calcext:value-type="float">
            <text:p>0.00226999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-adenosyl-4-methylthio-2-oxobutanoat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5000790154034" calcext:value-type="float">
            <text:p>0.026500079</text:p>
          </table:table-cell>
          <table:table-cell office:value-type="float" office:value="-0.0279499821399671" calcext:value-type="float">
            <text:p>-0.02794998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adenosyl-L-homocyste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adenosyl-L-methionin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adenosylmethionin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968801286375202" calcext:value-type="float">
            <text:p>-0.0968801286</text:p>
          </table:table-cell>
          <table:table-cell office:value-type="float" office:value="0" calcext:value-type="float">
            <text:p>0</text:p>
          </table:table-cell>
          <table:table-cell office:value-type="float" office:value="-0.102640306043057" calcext:value-type="float">
            <text:p>-0.102640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formylglutathio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-methyl-5-thio-alpha-D-ribose 1-phosph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0549000728963652" calcext:value-type="float">
            <text:p>0.00549000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-methyl-5-thio-D-ribulose 1-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-methyl-L-methion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er-tRNA(Ser) [cytoplasm]'</text:p>
          </table:table-cell>
          <table:table-cell office:value-type="float" office:value="0.0168499485934128" calcext:value-type="float">
            <text:p>0.0168499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6599861592733" calcext:value-type="float">
            <text:p>0.02165998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hikimat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0999929071068" calcext:value-type="float">
            <text:p>-0.011099992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irohem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68999380809594" calcext:value-type="float">
            <text:p>0.00968999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irohydrochlorin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15999798076194" calcext:value-type="float">
            <text:p>0.003159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n-glycero-3-phosphocholin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600965233309" calcext:value-type="float">
            <text:p>-0.0186600965</text:p>
          </table:table-cell>
          <table:table-cell office:value-type="float" office:value="0" calcext:value-type="float">
            <text:p>0</text:p>
          </table:table-cell>
          <table:table-cell office:value-type="float" office:value="0.00764999511165469" calcext:value-type="float">
            <text:p>0.0076499951</text:p>
          </table:table-cell>
          <table:table-cell office:value-type="float" office:value="-0.0186600965233309" calcext:value-type="float">
            <text:p>-0.018660096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n-glycero-3-phosphocholin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600965233309" calcext:value-type="float">
            <text:p>0.018660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600965233309" calcext:value-type="float">
            <text:p>0.018660096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ermidine [vacuole]'</text:p>
          </table:table-cell>
          <table:table-cell office:value-type="float" office:value="-0.00994996964418142" calcext:value-type="float">
            <text:p>-0.009949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439992689847" calcext:value-type="float">
            <text:p>-0.01143999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ermine [cytoplasm]'</text:p>
          </table:table-cell>
          <table:table-cell office:value-type="float" office:value="-0.0136299584171048" calcext:value-type="float">
            <text:p>-0.0136299584</text:p>
          </table:table-cell>
          <table:table-cell office:value-type="float" office:value="0.0136900181776182" calcext:value-type="float">
            <text:p>0.0136900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ermine [vacuole]'</text:p>
          </table:table-cell>
          <table:table-cell office:value-type="float" office:value="-0.0190099420036069" calcext:value-type="float">
            <text:p>-0.019009942</text:p>
          </table:table-cell>
          <table:table-cell office:value-type="float" office:value="-0.0380200504830565" calcext:value-type="float">
            <text:p>-0.03802005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hinganine [endoplasmic reticulum]'</text:p>
          </table:table-cell>
          <table:table-cell office:value-type="float" office:value="-0.00888997287806762" calcext:value-type="float">
            <text:p>-0.0088899729</text:p>
          </table:table-cell>
          <table:table-cell office:value-type="float" office:value="-0.00621000824565442" calcext:value-type="float">
            <text:p>-0.0062100082</text:p>
          </table:table-cell>
          <table:table-cell office:value-type="float" office:value="0" calcext:value-type="float">
            <text:p>0</text:p>
          </table:table-cell>
          <table:table-cell office:value-type="float" office:value="-0.062690186923609" calcext:value-type="float">
            <text:p>-0.0626901869</text:p>
          </table:table-cell>
          <table:table-cell office:value-type="float" office:value="-0.00303999805744186" calcext:value-type="float">
            <text:p>-0.00303999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phinganine 1-phosphate [endoplasmic reticulu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5299900763395" calcext:value-type="float">
            <text:p>-0.01552999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quale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qualene [endoplasmic reticulu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cytoplasm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20084936393" calcext:value-type="float">
            <text:p>0.0164200849</text:p>
          </table:table-cell>
          <table:table-cell office:value-type="float" office:value="0" calcext:value-type="float">
            <text:p>0</text:p>
          </table:table-cell>
          <table:table-cell office:value-type="float" office:value="0.00248999840889153" calcext:value-type="float">
            <text:p>0.0024899984</text:p>
          </table:table-cell>
          <table:table-cell office:value-type="float" office:value="0.016420084936393" calcext:value-type="float">
            <text:p>0.01642008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ccinic semialdehyde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9999533530447" calcext:value-type="float">
            <text:p>-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ulphi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aur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aurochol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aurocholic acid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DP [cytoplasm]'</text:p>
          </table:table-cell>
          <table:table-cell office:value-type="float" office:value="-0.00479998535598702" calcext:value-type="float">
            <text:p>-0.0047999854</text:p>
          </table:table-cell>
          <table:table-cell office:value-type="float" office:value="0.00118000156680712" calcext:value-type="float">
            <text:p>0.0011800016</text:p>
          </table:table-cell>
          <table:table-cell office:value-type="float" office:value="0" calcext:value-type="float">
            <text:p>0</text:p>
          </table:table-cell>
          <table:table-cell office:value-type="float" office:value="-0.000170000506891269" calcext:value-type="float">
            <text:p>-0.00017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DP [mitochondrion]'</text:p>
          </table:table-cell>
          <table:table-cell office:value-type="float" office:value="0.00479998535598702" calcext:value-type="float">
            <text:p>0.00479998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cosan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cosanoyl-CoA [endoplasmic reticulum]'</text:p>
          </table:table-cell>
          <table:table-cell office:value-type="float" office:value="0" calcext:value-type="float">
            <text:p>0</text:p>
          </table:table-cell>
          <table:table-cell office:value-type="float" office:value="-0.00359000476681149" calcext:value-type="float">
            <text:p>-0.0035900048</text:p>
          </table:table-cell>
          <table:table-cell office:value-type="float" office:value="0" calcext:value-type="float">
            <text:p>0</text:p>
          </table:table-cell>
          <table:table-cell office:value-type="float" office:value="-0.0542401617281313" calcext:value-type="float">
            <text:p>-0.0542401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43800323718285" calcext:value-type="float">
            <text:p>0.0243800324</text:p>
          </table:table-cell>
          <table:table-cell office:value-type="float" office:value="0" calcext:value-type="float">
            <text:p>0</text:p>
          </table:table-cell>
          <table:table-cell office:value-type="float" office:value="0.0416101240690919" calcext:value-type="float">
            <text:p>0.0416101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hydropteroyltri-L-glutam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F [cytoplasm]'</text:p>
          </table:table-cell>
          <table:table-cell office:value-type="float" office:value="0.00433998675937159" calcext:value-type="float">
            <text:p>0.0043399868</text:p>
          </table:table-cell>
          <table:table-cell office:value-type="float" office:value="-0.0510900678374371" calcext:value-type="float">
            <text:p>-0.0510900678</text:p>
          </table:table-cell>
          <table:table-cell office:value-type="float" office:value="0" calcext:value-type="float">
            <text:p>0</text:p>
          </table:table-cell>
          <table:table-cell office:value-type="float" office:value="-0.0103400308309159" calcext:value-type="float">
            <text:p>-0.0103400308</text:p>
          </table:table-cell>
          <table:table-cell office:value-type="float" office:value="0.0312199800504391" calcext:value-type="float">
            <text:p>0.031219980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iam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206070273620291" calcext:value-type="float">
            <text:p>0.2060702736</text:p>
          </table:table-cell>
          <table:table-cell office:value-type="float" office:value="0" calcext:value-type="float">
            <text:p>0</text:p>
          </table:table-cell>
          <table:table-cell office:value-type="float" office:value="0.18150054118097" calcext:value-type="float">
            <text:p>0.1815005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r-tRNA(Thr) [cytoplasm]'</text:p>
          </table:table-cell>
          <table:table-cell table:style-name="ce11" office:value-type="float" office:value="0.0000899997254247565" calcext:value-type="float">
            <text:p>9.00E-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r-tRNA(Thr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hymid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MP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247900329162276" calcext:value-type="float">
            <text:p>0.0247900329</text:p>
          </table:table-cell>
          <table:table-cell office:value-type="float" office:value="0" calcext:value-type="float">
            <text:p>0</text:p>
          </table:table-cell>
          <table:table-cell office:value-type="float" office:value="0.0296700884674347" calcext:value-type="float">
            <text:p>0.0296700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aconitat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71200625660606" calcext:value-type="float">
            <text:p>-0.0471200626</text:p>
          </table:table-cell>
          <table:table-cell office:value-type="float" office:value="0" calcext:value-type="float">
            <text:p>0</text:p>
          </table:table-cell>
          <table:table-cell office:value-type="float" office:value="-0.0777702318878461" calcext:value-type="float">
            <text:p>-0.0777702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aconitate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93401319039147" calcext:value-type="float">
            <text:p>-0.0993401319</text:p>
          </table:table-cell>
          <table:table-cell office:value-type="float" office:value="0" calcext:value-type="float">
            <text:p>0</text:p>
          </table:table-cell>
          <table:table-cell office:value-type="float" office:value="-0.114980342837399" calcext:value-type="float">
            <text:p>-0.1149803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do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94101319968609" calcext:value-type="float">
            <text:p>-0.099410132</text:p>
          </table:table-cell>
          <table:table-cell office:value-type="float" office:value="0" calcext:value-type="float">
            <text:p>0</text:p>
          </table:table-cell>
          <table:table-cell office:value-type="float" office:value="-0.115670344894782" calcext:value-type="float">
            <text:p>-0.1156703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hexa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330130562834" calcext:value-type="float">
            <text:p>-0.0983301306</text:p>
          </table:table-cell>
          <table:table-cell office:value-type="float" office:value="0" calcext:value-type="float">
            <text:p>0</text:p>
          </table:table-cell>
          <table:table-cell office:value-type="float" office:value="-0.113990339885503" calcext:value-type="float">
            <text:p>-0.1139903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oct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710131067399" calcext:value-type="float">
            <text:p>-0.0987101311</text:p>
          </table:table-cell>
          <table:table-cell office:value-type="float" office:value="0" calcext:value-type="float">
            <text:p>0</text:p>
          </table:table-cell>
          <table:table-cell office:value-type="float" office:value="-0.114120340273126" calcext:value-type="float">
            <text:p>-0.1141203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tetradec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9001313196816" calcext:value-type="float">
            <text:p>-0.0989001313</text:p>
          </table:table-cell>
          <table:table-cell office:value-type="float" office:value="0" calcext:value-type="float">
            <text:p>0</text:p>
          </table:table-cell>
          <table:table-cell office:value-type="float" office:value="-0.114870342509411" calcext:value-type="float">
            <text:p>-0.1148703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ehalos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4000399549587" calcext:value-type="float">
            <text:p>-0.001340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ehalose [vacuo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methylenediamine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40002802810536" calcext:value-type="float">
            <text:p>0.00094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p-tRNA(Trp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p-tRNA(Trp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yptoph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yptopho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TP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400639279339" calcext:value-type="float">
            <text:p>0.0214400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yr-tRNA(Tyr)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 [Golgi]'</text:p>
          </table:table-cell>
          <table:table-cell office:value-type="float" office:value="0" calcext:value-type="float">
            <text:p>0</text:p>
          </table:table-cell>
          <table:table-cell office:value-type="float" office:value="-0.101090134227569" calcext:value-type="float">
            <text:p>-0.1010901342</text:p>
          </table:table-cell>
          <table:table-cell office:value-type="float" office:value="0" calcext:value-type="float">
            <text:p>0</text:p>
          </table:table-cell>
          <table:table-cell office:value-type="float" office:value="-0.089310266296818" calcext:value-type="float">
            <text:p>-0.0893102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-D-galactose [Golgi]'</text:p>
          </table:table-cell>
          <table:table-cell office:value-type="float" office:value="0" calcext:value-type="float">
            <text:p>0</text:p>
          </table:table-cell>
          <table:table-cell office:value-type="float" office:value="0.408220542035596" calcext:value-type="float">
            <text:p>0.408220542</text:p>
          </table:table-cell>
          <table:table-cell office:value-type="float" office:value="0" calcext:value-type="float">
            <text:p>0</text:p>
          </table:table-cell>
          <table:table-cell office:value-type="float" office:value="0.300760896780103" calcext:value-type="float">
            <text:p>0.3007608968</text:p>
          </table:table-cell>
          <table:table-cell office:value-type="float" office:value="0.045779970746608" calcext:value-type="float">
            <text:p>0.045779970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DP-N-acetyl-alpha-D-glucosamine [cytoplasm]'</text:p>
          </table:table-cell>
          <table:table-cell office:value-type="float" office:value="-0.00338998965766583" calcext:value-type="float">
            <text:p>-0.0033899897</text:p>
          </table:table-cell>
          <table:table-cell office:value-type="float" office:value="-0.0040100053244886" calcext:value-type="float">
            <text:p>-0.004010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5599862231732" calcext:value-type="float">
            <text:p>-0.02155998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MP [Golgi]'</text:p>
          </table:table-cell>
          <table:table-cell office:value-type="float" office:value="0" calcext:value-type="float">
            <text:p>0</text:p>
          </table:table-cell>
          <table:table-cell office:value-type="float" office:value="0.101090134227569" calcext:value-type="float">
            <text:p>0.1010901342</text:p>
          </table:table-cell>
          <table:table-cell office:value-type="float" office:value="0" calcext:value-type="float">
            <text:p>0</text:p>
          </table:table-cell>
          <table:table-cell office:value-type="float" office:value="0.089310266296818" calcext:value-type="float">
            <text:p>0.0893102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M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ndecaprenyl diphosphate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acil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0.0382900508415633" calcext:value-type="float">
            <text:p>0.0382900508</text:p>
          </table:table-cell>
          <table:table-cell office:value-type="float" office:value="0" calcext:value-type="float">
            <text:p>0</text:p>
          </table:table-cell>
          <table:table-cell office:value-type="float" office:value="-0.0134900402233129" calcext:value-type="float">
            <text:p>-0.0134900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ea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69299891817404" calcext:value-type="float">
            <text:p>-0.01692998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ea-1-carboxylic acid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78999693919293" calcext:value-type="float">
            <text:p>-0.00478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eidoglycolic acid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06999548227433" calcext:value-type="float">
            <text:p>-0.00706999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idine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154700205411069" calcext:value-type="float">
            <text:p>-0.0154700205</text:p>
          </table:table-cell>
          <table:table-cell office:value-type="float" office:value="0" calcext:value-type="float">
            <text:p>0</text:p>
          </table:table-cell>
          <table:table-cell office:value-type="float" office:value="-0.00687002048437062" calcext:value-type="float">
            <text:p>-0.0068700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roporphyrinogen III [cytoplasm]'</text:p>
          </table:table-cell>
          <table:table-cell office:value-type="float" office:value="0.00194999405086972" calcext:value-type="float">
            <text:p>0.001949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2601230254922" calcext:value-type="float">
            <text:p>-0.041260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UT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Val-tRNA(Val)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7001690631461" calcext:value-type="float">
            <text:p>0.0056700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Val-tRNA(Val)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52001347734428" calcext:value-type="float">
            <text:p>0.0045200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xanthosin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xanthosine-5-phosphate [cytoplasm]'</text:p>
          </table:table-cell>
          <table:table-cell office:value-type="float" office:value="0.00244999252545171" calcext:value-type="float">
            <text:p>0.0024499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8799681267106" calcext:value-type="float">
            <text:p>0.04987996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xylitol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[cell envelope]'</text:p>
          </table:table-cell>
          <table:table-cell office:value-type="float" office:value="0.00931997156620812" calcext:value-type="float">
            <text:p>0.0093199716</text:p>
          </table:table-cell>
          <table:table-cell office:value-type="float" office:value="-0.0218500290124878" calcext:value-type="float">
            <text:p>-0.021850029</text:p>
          </table:table-cell>
          <table:table-cell office:value-type="float" office:value="-0.00462002389805943" calcext:value-type="float">
            <text:p>-0.0046200239</text:p>
          </table:table-cell>
          <table:table-cell office:value-type="float" office:value="0" calcext:value-type="float">
            <text:p>0</text:p>
          </table:table-cell>
          <table:table-cell office:value-type="float" office:value="0.094739939461198" calcext:value-type="float">
            <text:p>0.0947399395</text:p>
          </table:table-cell>
          <table:table-cell office:value-type="float" office:value="-0.00462002389805943" calcext:value-type="float">
            <text:p>-0.00462002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0001878479402" calcext:value-type="float">
            <text:p>0.00063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intermediate 1a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80000536708401" calcext:value-type="float">
            <text:p>0.00018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intermediate 1b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9001100252221" calcext:value-type="float">
            <text:p>-0.00369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intermediate 1c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426800566706169" calcext:value-type="float">
            <text:p>-0.0426800567</text:p>
          </table:table-cell>
          <table:table-cell office:value-type="float" office:value="0" calcext:value-type="float">
            <text:p>0</text:p>
          </table:table-cell>
          <table:table-cell office:value-type="float" office:value="-0.041020122309881" calcext:value-type="float">
            <text:p>-0.0410201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la), cytoplasmic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674999568675413" calcext:value-type="float">
            <text:p>-0.00674999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rg), cytoplasmic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17999732898256" calcext:value-type="float">
            <text:p>-0.00417999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rg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sn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sn), mitchondrial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74599824530768" calcext:value-type="float">
            <text:p>-0.02745998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sp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Asp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Cys), cytoplasmic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277200368066893" calcext:value-type="float">
            <text:p>-0.0277200368</text:p>
          </table:table-cell>
          <table:table-cell office:value-type="float" office:value="0" calcext:value-type="float">
            <text:p>0</text:p>
          </table:table-cell>
          <table:table-cell office:value-type="float" office:value="-0.0947302824577043" calcext:value-type="float">
            <text:p>-0.094730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Gln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Glu), cytoplasmic [cytoplasm]'</text:p>
          </table:table-cell>
          <table:table-cell office:value-type="float" office:value="0" calcext:value-type="float">
            <text:p>0</text:p>
          </table:table-cell>
          <table:table-cell office:value-type="float" office:value="-0.00872001157843906" calcext:value-type="float">
            <text:p>-0.0087200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Gly), cytoplasmic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71999506692473" calcext:value-type="float">
            <text:p>-0.00771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His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His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Ile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Ile), mitchondrial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67901096972336" calcext:value-type="float">
            <text:p>-0.0367901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Leu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Leu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Lys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Lys), mitchondrial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4002248211855" calcext:value-type="float">
            <text:p>-0.007540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Met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Met), mitchondrial [mitochondrion]'</text:p>
          </table:table-cell>
          <table:table-cell office:value-type="float" office:value="0" calcext:value-type="float">
            <text:p>0</text:p>
          </table:table-cell>
          <table:table-cell office:value-type="float" office:value="-0.0326800433925904" calcext:value-type="float">
            <text:p>-0.0326800434</text:p>
          </table:table-cell>
          <table:table-cell office:value-type="float" office:value="0" calcext:value-type="float">
            <text:p>0</text:p>
          </table:table-cell>
          <table:table-cell office:value-type="float" office:value="-0.075960226490945" calcext:value-type="float">
            <text:p>-0.0759602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Phe), cytoplasmic [cytoplasm]'</text:p>
          </table:table-cell>
          <table:table-cell office:value-type="float" office:value="-0.0142499565255864" calcext:value-type="float">
            <text:p>-0.014249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93099876609218" calcext:value-type="float">
            <text:p>-0.01930998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Phe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Pro), cytoplasmic [cytoplasm]'</text:p>
          </table:table-cell>
          <table:table-cell office:value-type="float" office:value="-0.00101999688814724" calcext:value-type="float">
            <text:p>-0.0010199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899898462997" calcext:value-type="float">
            <text:p>-0.01588998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Ser), cytoplasmic [cytoplasm]'</text:p>
          </table:table-cell>
          <table:table-cell office:value-type="float" office:value="-0.0168499485934128" calcext:value-type="float">
            <text:p>-0.0168499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6599861592733" calcext:value-type="float">
            <text:p>-0.02165998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hr), cytoplasmic [cytoplasm]'</text:p>
          </table:table-cell>
          <table:table-cell table:style-name="ce11" office:value-type="float" office:value="-0.0000899997254247565" calcext:value-type="float">
            <text:p>-9.00E-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hr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rp), cytoplasmic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rp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Tyr), mitchondrial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Val), cytoplasmic [cytoplasm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7001690631461" calcext:value-type="float">
            <text:p>-0.0056700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NA(Val), mitchondrial [mitochondrion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52001347734428" calcext:value-type="float">
            <text:p>-0.0045200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[nucleus]'</text:p>
          </table:table-cell>
          <table:table-cell office:value-type="float" office:value="0" calcext:value-type="float">
            <text:p>0</text:p>
          </table:table-cell>
          <table:table-cell office:value-type="float" office:value="-0.0520900691652398" calcext:value-type="float">
            <text:p>-0.052090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9199495701683" calcext:value-type="float">
            <text:p>-0.0789199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822601092250455" calcext:value-type="float">
            <text:p>-0.0822601092</text:p>
          </table:table-cell>
          <table:table-cell office:value-type="float" office:value="0" calcext:value-type="float">
            <text:p>0</text:p>
          </table:table-cell>
          <table:table-cell office:value-type="float" office:value="-0.0480001431222401" calcext:value-type="float">
            <text:p>-0.0480001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disulphide [nucleus]'</text:p>
          </table:table-cell>
          <table:table-cell office:value-type="float" office:value="0" calcext:value-type="float">
            <text:p>0</text:p>
          </table:table-cell>
          <table:table-cell office:value-type="float" office:value="0.0520900691652398" calcext:value-type="float">
            <text:p>0.052090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199495701683" calcext:value-type="float">
            <text:p>0.0789199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X1 disulphide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822601092250455" calcext:value-type="float">
            <text:p>0.0822601092</text:p>
          </table:table-cell>
          <table:table-cell office:value-type="float" office:value="0" calcext:value-type="float">
            <text:p>0</text:p>
          </table:table-cell>
          <table:table-cell office:value-type="float" office:value="0.0480001431222401" calcext:value-type="float">
            <text:p>0.0480001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kynuren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quinaldic acid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P1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oacet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ut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hex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oct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but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hex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hydroxyocta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but-2-e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hex-2-e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oct-2-enoyl-ACP [mitochondrion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1800691161151" calcext:value-type="float">
            <text:p>-0.0231800691</text:p>
          </table:table-cell>
          <table:table-cell office:value-type="float" office:value="-0.00639999591040392" calcext:value-type="float">
            <text:p>-0.00639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oyl-CoA [endoplasmic reticulum membrane]'</text:p>
          </table:table-cell>
          <table:table-cell office:value-type="float" office:value="-0.0134099590882887" calcext:value-type="float">
            <text:p>-0.013409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1700720680113" calcext:value-type="float">
            <text:p>-0.0241700721</text:p>
          </table:table-cell>
          <table:table-cell office:value-type="float" office:value="-0.00777999502858476" calcext:value-type="float">
            <text:p>-0.0077799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etracosanoyl-CoA [endoplasmic reticulum membrane]'</text:p>
          </table:table-cell>
          <table:table-cell office:value-type="float" office:value="0.00628998081024132" calcext:value-type="float">
            <text:p>0.0062899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999609571374" calcext:value-type="float">
            <text:p>0.00610999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endoplasmic reticulum membrane]'</text:p>
          </table:table-cell>
          <table:table-cell office:value-type="float" office:value="-0.0315199038376481" calcext:value-type="float">
            <text:p>-0.031519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650553555081" calcext:value-type="float">
            <text:p>-0.1856505536</text:p>
          </table:table-cell>
          <table:table-cell office:value-type="float" office:value="-0.0455999708616279" calcext:value-type="float">
            <text:p>-0.045599970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tetradec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1001016764248" calcext:value-type="float">
            <text:p>-0.0034100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hexadec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8001037636241" calcext:value-type="float">
            <text:p>-0.0034800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octadec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4001085343654" calcext:value-type="float">
            <text:p>-0.0036400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icos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9001100252221" calcext:value-type="float">
            <text:p>-0.00369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docos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6001091307081" calcext:value-type="float">
            <text:p>-0.0036600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tetracos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1001076398514" calcext:value-type="float">
            <text:p>-0.0036100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hexacos-2-enoyl-CoA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3001052544808" calcext:value-type="float">
            <text:p>-0.0035300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hexacosanoyl-CoA [endoplasmic reticulum membrane]'</text:p>
          </table:table-cell>
          <table:table-cell office:value-type="float" office:value="0.0057299825187095" calcext:value-type="float">
            <text:p>0.0057299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2999589123394" calcext:value-type="float">
            <text:p>0.00642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xygen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H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almitoleoyl-CoA [endoplasmic reticulum membrane]'</text:p>
          </table:table-cell>
          <table:table-cell office:value-type="float" office:value="-0.0189899420646236" calcext:value-type="float">
            <text:p>-0.0189899421</text:p>
          </table:table-cell>
          <table:table-cell office:value-type="float" office:value="-0.461570612873867" calcext:value-type="float">
            <text:p>-0.4615706129</text:p>
          </table:table-cell>
          <table:table-cell office:value-type="float" office:value="0" calcext:value-type="float">
            <text:p>0</text:p>
          </table:table-cell>
          <table:table-cell office:value-type="float" office:value="-0.293290874506704" calcext:value-type="float">
            <text:p>-0.2932908745</text:p>
          </table:table-cell>
          <table:table-cell office:value-type="float" office:value="-0.438109720047978" calcext:value-type="float">
            <text:p>-0.438109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oyl-CoA [endoplasmic reticulum membrane]'</text:p>
          </table:table-cell>
          <table:table-cell office:value-type="float" office:value="-0.0173799469764697" calcext:value-type="float">
            <text:p>-0.017379947</text:p>
          </table:table-cell>
          <table:table-cell office:value-type="float" office:value="-0.376310499665413" calcext:value-type="float">
            <text:p>-0.3763104997</text:p>
          </table:table-cell>
          <table:table-cell office:value-type="float" office:value="0" calcext:value-type="float">
            <text:p>0</text:p>
          </table:table-cell>
          <table:table-cell office:value-type="float" office:value="-0.197380588530578" calcext:value-type="float">
            <text:p>-0.1973805885</text:p>
          </table:table-cell>
          <table:table-cell office:value-type="float" office:value="-0.50635967643627" calcext:value-type="float">
            <text:p>-0.50635967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utyr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no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endoplasmic reticulum membrane]'</text:p>
          </table:table-cell>
          <table:table-cell office:value-type="float" office:value="0.0609598140210351" calcext:value-type="float">
            <text:p>0.060959814</text:p>
          </table:table-cell>
          <table:table-cell office:value-type="float" office:value="0.0567700753793561" calcext:value-type="float">
            <text:p>0.056770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4099690660397" calcext:value-type="float">
            <text:p>0.04840996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ate [endoplasmic reticulum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39999591040392" calcext:value-type="float">
            <text:p>0.00639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endoplasmic reticulum membrane]'</text:p>
          </table:table-cell>
          <table:table-cell office:value-type="float" office:value="-0.0609598140210351" calcext:value-type="float">
            <text:p>-0.060959814</text:p>
          </table:table-cell>
          <table:table-cell office:value-type="float" office:value="-0.0567700753793561" calcext:value-type="float">
            <text:p>-0.056770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4099690660397" calcext:value-type="float">
            <text:p>-0.04840996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endoplasmic reticulum membrane]'</text:p>
          </table:table-cell>
          <table:table-cell office:value-type="float" office:value="-0.0609598140210351" calcext:value-type="float">
            <text:p>-0.060959814</text:p>
          </table:table-cell>
          <table:table-cell office:value-type="float" office:value="-0.0567700753793561" calcext:value-type="float">
            <text:p>-0.056770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4099690660397" calcext:value-type="float">
            <text:p>-0.04840996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ate [endoplasmic reticulum membrane]'</text:p>
          </table:table-cell>
          <table:table-cell office:value-type="float" office:value="0.0134099590882887" calcext:value-type="float">
            <text:p>0.0134099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7999502858476" calcext:value-type="float">
            <text:p>0.0077799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endoplasmic reticulum membrane]'</text:p>
          </table:table-cell>
          <table:table-cell office:value-type="float" office:value="0.0161099508510314" calcext:value-type="float">
            <text:p>0.0161099509</text:p>
          </table:table-cell>
          <table:table-cell office:value-type="float" office:value="0.0152000201826002" calcext:value-type="float">
            <text:p>0.015200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799818651974" calcext:value-type="float">
            <text:p>0.02837998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ate [endoplasmic reticulum membrane]'</text:p>
          </table:table-cell>
          <table:table-cell office:value-type="float" office:value="0.0189899420646236" calcext:value-type="float">
            <text:p>0.0189899421</text:p>
          </table:table-cell>
          <table:table-cell office:value-type="float" office:value="0.012490016584255" calcext:value-type="float">
            <text:p>0.012490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8999789769202" calcext:value-type="float">
            <text:p>0.00328999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endoplasmic reticulum membrane]'</text:p>
          </table:table-cell>
          <table:table-cell office:value-type="float" office:value="0.0151299538408507" calcext:value-type="float">
            <text:p>0.0151299538</text:p>
          </table:table-cell>
          <table:table-cell office:value-type="float" office:value="0.0134300178323895" calcext:value-type="float">
            <text:p>0.0134300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799848684945" calcext:value-type="float">
            <text:p>0.02367998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endoplasmic reticulum membrane]'</text:p>
          </table:table-cell>
          <table:table-cell office:value-type="float" office:value="0.0173799469764697" calcext:value-type="float">
            <text:p>0.017379947</text:p>
          </table:table-cell>
          <table:table-cell office:value-type="float" office:value="0.0156500207801114" calcext:value-type="float">
            <text:p>0.0156500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lipid particle]'</text:p>
          </table:table-cell>
          <table:table-cell office:value-type="float" office:value="0.0195299404171722" calcext:value-type="float">
            <text:p>0.0195299404</text:p>
          </table:table-cell>
          <table:table-cell office:value-type="float" office:value="-0.00453000601494598" calcext:value-type="float">
            <text:p>-0.00453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8499694238793" calcext:value-type="float">
            <text:p>0.04784996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ate [lipid particl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10999481771497" calcext:value-type="float">
            <text:p>0.008109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lipid particle]'</text:p>
          </table:table-cell>
          <table:table-cell office:value-type="float" office:value="-0.0195299404171722" calcext:value-type="float">
            <text:p>-0.0195299404</text:p>
          </table:table-cell>
          <table:table-cell office:value-type="float" office:value="0.00453000601494598" calcext:value-type="float">
            <text:p>0.00453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8499694238793" calcext:value-type="float">
            <text:p>-0.04784996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uroyl-CoA [lipid particl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10999481771497" calcext:value-type="float">
            <text:p>-0.00810999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ate [lipid particle]'</text:p>
          </table:table-cell>
          <table:table-cell office:value-type="float" office:value="0.014289956403553" calcext:value-type="float">
            <text:p>0.0142899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399928815468" calcext:value-type="float">
            <text:p>0.011139992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ristoyl-CoA [lipid particle]'</text:p>
          </table:table-cell>
          <table:table-cell office:value-type="float" office:value="-0.014289956403553" calcext:value-type="float">
            <text:p>-0.0142899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1399928815468" calcext:value-type="float">
            <text:p>-0.011139992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yl-CoA [lipid particle]'</text:p>
          </table:table-cell>
          <table:table-cell office:value-type="float" office:value="-0.00107999670509708" calcext:value-type="float">
            <text:p>-0.00107999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oyl-CoA [lipid particle]'</text:p>
          </table:table-cell>
          <table:table-cell office:value-type="float" office:value="-0.0147499550001684" calcext:value-type="float">
            <text:p>-0.014749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5299817693475" calcext:value-type="float">
            <text:p>-0.028529981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oyl-CoA [lipid particle]'</text:p>
          </table:table-cell>
          <table:table-cell office:value-type="float" office:value="-0.00107999670509708" calcext:value-type="float">
            <text:p>-0.00107999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141718073909" calcext:value-type="float">
            <text:p>0.3321417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141718073909" calcext:value-type="float">
            <text:p>0.33214171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281382569983" calcext:value-type="float">
            <text:p>0.267281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281382569983" calcext:value-type="float">
            <text:p>0.26728138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rachid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MP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281382569983" calcext:value-type="float">
            <text:p>-0.267281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281382569983" calcext:value-type="float">
            <text:p>-0.26728138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281382569983" calcext:value-type="float">
            <text:p>-0.267281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281382569983" calcext:value-type="float">
            <text:p>-0.26728138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cosanoyl-CoA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ehen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cosanoyl-CoA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gnoceric acid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cosanoyl-CoA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otic acid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203456424959" calcext:value-type="float">
            <text:p>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cosanoyl-CoA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8203456424959" calcext:value-type="float">
            <text:p>-0.06682034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ehenate [endoplasmic reticulum membrane]'</text:p>
          </table:table-cell>
          <table:table-cell office:value-type="float" office:value="-0.00803997547127825" calcext:value-type="float">
            <text:p>-0.0080399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57999451738526" calcext:value-type="float">
            <text:p>-0.00857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gnoceric acid [endoplasmic reticulum membrane]'</text:p>
          </table:table-cell>
          <table:table-cell office:value-type="float" office:value="-0.00628998081024132" calcext:value-type="float">
            <text:p>-0.0062899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10999609571374" calcext:value-type="float">
            <text:p>-0.00610999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otic acid [endoplasmic reticulum membrane]'</text:p>
          </table:table-cell>
          <table:table-cell office:value-type="float" office:value="-0.0057299825187095" calcext:value-type="float">
            <text:p>-0.0057299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42999589123394" calcext:value-type="float">
            <text:p>-0.00642999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behenate [lipid particle]'</text:p>
          </table:table-cell>
          <table:table-cell office:value-type="float" office:value="-0.00441998651530471" calcext:value-type="float">
            <text:p>-0.0044199865</text:p>
          </table:table-cell>
          <table:table-cell office:value-type="float" office:value="-0.00148000196514791" calcext:value-type="float">
            <text:p>-0.001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3999914374082" calcext:value-type="float">
            <text:p>-0.00133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cosanoyl-CoA [lipid particle]'</text:p>
          </table:table-cell>
          <table:table-cell office:value-type="float" office:value="0.00441998651530471" calcext:value-type="float">
            <text:p>0.0044199865</text:p>
          </table:table-cell>
          <table:table-cell office:value-type="float" office:value="0.00148000196514791" calcext:value-type="float">
            <text:p>0.001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999914374082" calcext:value-type="float">
            <text:p>0.00133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ignoceric acid [lipid particle]'</text:p>
          </table:table-cell>
          <table:table-cell office:value-type="float" office:value="-0.00441998651530471" calcext:value-type="float">
            <text:p>-0.0044199865</text:p>
          </table:table-cell>
          <table:table-cell office:value-type="float" office:value="-0.00148000196514791" calcext:value-type="float">
            <text:p>-0.001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3999907984088" calcext:value-type="float">
            <text:p>-0.00143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etracosanoyl-CoA [lipid particle]'</text:p>
          </table:table-cell>
          <table:table-cell office:value-type="float" office:value="0.00441998651530471" calcext:value-type="float">
            <text:p>0.0044199865</text:p>
          </table:table-cell>
          <table:table-cell office:value-type="float" office:value="0.00148000196514791" calcext:value-type="float">
            <text:p>0.001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999907984088" calcext:value-type="float">
            <text:p>0.00143999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erotic acid [lipid particle]'</text:p>
          </table:table-cell>
          <table:table-cell office:value-type="float" office:value="-0.00441998651530471" calcext:value-type="float">
            <text:p>-0.0044199865</text:p>
          </table:table-cell>
          <table:table-cell office:value-type="float" office:value="-0.00157000208465015" calcext:value-type="float">
            <text:p>-0.00157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999991693008" calcext:value-type="float">
            <text:p>-0.00129999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xacosanoyl-CoA [lipid particle]'</text:p>
          </table:table-cell>
          <table:table-cell office:value-type="float" office:value="0.00441998651530471" calcext:value-type="float">
            <text:p>0.0044199865</text:p>
          </table:table-cell>
          <table:table-cell office:value-type="float" office:value="0.00157000208465015" calcext:value-type="float">
            <text:p>0.00157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999991693008" calcext:value-type="float">
            <text:p>0.00129999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cosan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i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43800323718285" calcext:value-type="float">
            <text:p>0.0243800324</text:p>
          </table:table-cell>
          <table:table-cell office:value-type="float" office:value="0" calcext:value-type="float">
            <text:p>0</text:p>
          </table:table-cell>
          <table:table-cell office:value-type="float" office:value="0.0416001240392748" calcext:value-type="float">
            <text:p>0.041600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cosanoyl-Co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o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43700323585505" calcext:value-type="float">
            <text:p>0.0243700324</text:p>
          </table:table-cell>
          <table:table-cell office:value-type="float" office:value="0" calcext:value-type="float">
            <text:p>0</text:p>
          </table:table-cell>
          <table:table-cell office:value-type="float" office:value="0.0416001240392748" calcext:value-type="float">
            <text:p>0.041600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but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5901309080627" calcext:value-type="float">
            <text:p>-0.0985901309</text:p>
          </table:table-cell>
          <table:table-cell office:value-type="float" office:value="0" calcext:value-type="float">
            <text:p>0</text:p>
          </table:table-cell>
          <table:table-cell office:value-type="float" office:value="-0.114090340183674" calcext:value-type="float">
            <text:p>-0.11409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hex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8601312665695" calcext:value-type="float">
            <text:p>-0.0988601313</text:p>
          </table:table-cell>
          <table:table-cell office:value-type="float" office:value="0" calcext:value-type="float">
            <text:p>0</text:p>
          </table:table-cell>
          <table:table-cell office:value-type="float" office:value="-0.11414034033276" calcext:value-type="float">
            <text:p>-0.1141403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oct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7701311470672" calcext:value-type="float">
            <text:p>-0.0987701311</text:p>
          </table:table-cell>
          <table:table-cell office:value-type="float" office:value="0" calcext:value-type="float">
            <text:p>0</text:p>
          </table:table-cell>
          <table:table-cell office:value-type="float" office:value="-0.114130340302943" calcext:value-type="float">
            <text:p>-0.1141303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i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5701308815067" calcext:value-type="float">
            <text:p>-0.0985701309</text:p>
          </table:table-cell>
          <table:table-cell office:value-type="float" office:value="0" calcext:value-type="float">
            <text:p>0</text:p>
          </table:table-cell>
          <table:table-cell office:value-type="float" office:value="-0.114080340153857" calcext:value-type="float">
            <text:p>-0.11408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do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5801308947847" calcext:value-type="float">
            <text:p>-0.0985801309</text:p>
          </table:table-cell>
          <table:table-cell office:value-type="float" office:value="0" calcext:value-type="float">
            <text:p>0</text:p>
          </table:table-cell>
          <table:table-cell office:value-type="float" office:value="-0.114080340153857" calcext:value-type="float">
            <text:p>-0.11408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tetracos-2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5801308947847" calcext:value-type="float">
            <text:p>-0.0985801309</text:p>
          </table:table-cell>
          <table:table-cell office:value-type="float" office:value="0" calcext:value-type="float">
            <text:p>0</text:p>
          </table:table-cell>
          <table:table-cell office:value-type="float" office:value="-0.114080340153857" calcext:value-type="float">
            <text:p>-0.11408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9-hex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4901307752825" calcext:value-type="float">
            <text:p>-0.0984901308</text:p>
          </table:table-cell>
          <table:table-cell office:value-type="float" office:value="0" calcext:value-type="float">
            <text:p>0</text:p>
          </table:table-cell>
          <table:table-cell office:value-type="float" office:value="-0.114040340034589" calcext:value-type="float">
            <text:p>-0.11404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tetr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32800309112456" calcext:value-type="float">
            <text:p>0.0232800309</text:p>
          </table:table-cell>
          <table:table-cell office:value-type="float" office:value="0" calcext:value-type="float">
            <text:p>0</text:p>
          </table:table-cell>
          <table:table-cell office:value-type="float" office:value="0.041470123651652" calcext:value-type="float">
            <text:p>0.0414701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7-tetr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6601310010089" calcext:value-type="float">
            <text:p>-0.098660131</text:p>
          </table:table-cell>
          <table:table-cell office:value-type="float" office:value="0" calcext:value-type="float">
            <text:p>0</text:p>
          </table:table-cell>
          <table:table-cell office:value-type="float" office:value="-0.114080340153857" calcext:value-type="float">
            <text:p>-0.11408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do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32200308315774" calcext:value-type="float">
            <text:p>0.0232200308</text:p>
          </table:table-cell>
          <table:table-cell office:value-type="float" office:value="0" calcext:value-type="float">
            <text:p>0</text:p>
          </table:table-cell>
          <table:table-cell office:value-type="float" office:value="0.0414801236814692" calcext:value-type="float">
            <text:p>0.0414801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5-do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95601321960313" calcext:value-type="float">
            <text:p>-0.0995601322</text:p>
          </table:table-cell>
          <table:table-cell office:value-type="float" office:value="0" calcext:value-type="float">
            <text:p>0</text:p>
          </table:table-cell>
          <table:table-cell office:value-type="float" office:value="-0.113700339020806" calcext:value-type="float">
            <text:p>-0.1137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9-oct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4901307752825" calcext:value-type="float">
            <text:p>-0.0984901308</text:p>
          </table:table-cell>
          <table:table-cell office:value-type="float" office:value="0" calcext:value-type="float">
            <text:p>0</text:p>
          </table:table-cell>
          <table:table-cell office:value-type="float" office:value="-0.114040340034589" calcext:value-type="float">
            <text:p>-0.11404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hex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32800309112456" calcext:value-type="float">
            <text:p>0.0232800309</text:p>
          </table:table-cell>
          <table:table-cell office:value-type="float" office:value="0" calcext:value-type="float">
            <text:p>0</text:p>
          </table:table-cell>
          <table:table-cell office:value-type="float" office:value="0.041470123651652" calcext:value-type="float">
            <text:p>0.0414701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7-hex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86601310010089" calcext:value-type="float">
            <text:p>-0.098660131</text:p>
          </table:table-cell>
          <table:table-cell office:value-type="float" office:value="0" calcext:value-type="float">
            <text:p>0</text:p>
          </table:table-cell>
          <table:table-cell office:value-type="float" office:value="-0.114080340153857" calcext:value-type="float">
            <text:p>-0.114080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tetra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32200308315774" calcext:value-type="float">
            <text:p>0.0232200308</text:p>
          </table:table-cell>
          <table:table-cell office:value-type="float" office:value="0" calcext:value-type="float">
            <text:p>0</text:p>
          </table:table-cell>
          <table:table-cell office:value-type="float" office:value="0.0414801236814692" calcext:value-type="float">
            <text:p>0.0414801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cis-5-tetradecadi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-0.0995601321960313" calcext:value-type="float">
            <text:p>-0.0995601322</text:p>
          </table:table-cell>
          <table:table-cell office:value-type="float" office:value="0" calcext:value-type="float">
            <text:p>0</text:p>
          </table:table-cell>
          <table:table-cell office:value-type="float" office:value="-0.113700339020806" calcext:value-type="float">
            <text:p>-0.113700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but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75600897063467" calcext:value-type="float">
            <text:p>0.0675600897</text:p>
          </table:table-cell>
          <table:table-cell office:value-type="float" office:value="0" calcext:value-type="float">
            <text:p>0</text:p>
          </table:table-cell>
          <table:table-cell office:value-type="float" office:value="0.0590601760999896" calcext:value-type="float">
            <text:p>0.0590601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hex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3000853777101" calcext:value-type="float">
            <text:p>0.0643000854</text:p>
          </table:table-cell>
          <table:table-cell office:value-type="float" office:value="0" calcext:value-type="float">
            <text:p>0</text:p>
          </table:table-cell>
          <table:table-cell office:value-type="float" office:value="0.057660171925591" calcext:value-type="float">
            <text:p>0.0576601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oct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2200852714858" calcext:value-type="float">
            <text:p>0.0642200853</text:p>
          </table:table-cell>
          <table:table-cell office:value-type="float" office:value="0" calcext:value-type="float">
            <text:p>0</text:p>
          </table:table-cell>
          <table:table-cell office:value-type="float" office:value="0.0576501718957738" calcext:value-type="float">
            <text:p>0.0576501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i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8800848200329" calcext:value-type="float">
            <text:p>0.0638800848</text:p>
          </table:table-cell>
          <table:table-cell office:value-type="float" office:value="0" calcext:value-type="float">
            <text:p>0</text:p>
          </table:table-cell>
          <table:table-cell office:value-type="float" office:value="0.0575801716870539" calcext:value-type="float">
            <text:p>0.0575801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do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7500846474186" calcext:value-type="float">
            <text:p>0.0637500846</text:p>
          </table:table-cell>
          <table:table-cell office:value-type="float" office:value="0" calcext:value-type="float">
            <text:p>0</text:p>
          </table:table-cell>
          <table:table-cell office:value-type="float" office:value="0.0575301715379682" calcext:value-type="float">
            <text:p>0.057530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(R)-3-hydroxytetr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7500846474186" calcext:value-type="float">
            <text:p>0.0637500846</text:p>
          </table:table-cell>
          <table:table-cell office:value-type="float" office:value="0" calcext:value-type="float">
            <text:p>0</text:p>
          </table:table-cell>
          <table:table-cell office:value-type="float" office:value="0.0575301715379682" calcext:value-type="float">
            <text:p>0.057530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hex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7500846474186" calcext:value-type="float">
            <text:p>0.0637500846</text:p>
          </table:table-cell>
          <table:table-cell office:value-type="float" office:value="0" calcext:value-type="float">
            <text:p>0</text:p>
          </table:table-cell>
          <table:table-cell office:value-type="float" office:value="0.0575001714485168" calcext:value-type="float">
            <text:p>0.0575001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tetr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910084859867" calcext:value-type="float">
            <text:p>0.0639100849</text:p>
          </table:table-cell>
          <table:table-cell office:value-type="float" office:value="0" calcext:value-type="float">
            <text:p>0</text:p>
          </table:table-cell>
          <table:table-cell office:value-type="float" office:value="0.0575301715379682" calcext:value-type="float">
            <text:p>0.057530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do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7700860017773" calcext:value-type="float">
            <text:p>0.064770086</text:p>
          </table:table-cell>
          <table:table-cell office:value-type="float" office:value="0" calcext:value-type="float">
            <text:p>0</text:p>
          </table:table-cell>
          <table:table-cell office:value-type="float" office:value="0.0571401703751" calcext:value-type="float">
            <text:p>0.0571401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oct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7500846474186" calcext:value-type="float">
            <text:p>0.0637500846</text:p>
          </table:table-cell>
          <table:table-cell office:value-type="float" office:value="0" calcext:value-type="float">
            <text:p>0</text:p>
          </table:table-cell>
          <table:table-cell office:value-type="float" office:value="0.0575001714485168" calcext:value-type="float">
            <text:p>0.0575001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hex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3910084859867" calcext:value-type="float">
            <text:p>0.0639100849</text:p>
          </table:table-cell>
          <table:table-cell office:value-type="float" office:value="0" calcext:value-type="float">
            <text:p>0</text:p>
          </table:table-cell>
          <table:table-cell office:value-type="float" office:value="0.0575301715379682" calcext:value-type="float">
            <text:p>0.057530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(R)-3-hydroxy-cis-tetra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647700860017773" calcext:value-type="float">
            <text:p>0.064770086</text:p>
          </table:table-cell>
          <table:table-cell office:value-type="float" office:value="0" calcext:value-type="float">
            <text:p>0</text:p>
          </table:table-cell>
          <table:table-cell office:value-type="float" office:value="0.0571401703751" calcext:value-type="float">
            <text:p>0.0571401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etoacet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310300412017161" calcext:value-type="float">
            <text:p>0.0310300412</text:p>
          </table:table-cell>
          <table:table-cell office:value-type="float" office:value="0" calcext:value-type="float">
            <text:p>0</text:p>
          </table:table-cell>
          <table:table-cell office:value-type="float" office:value="0.0550301640836849" calcext:value-type="float">
            <text:p>0.0550301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hex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41600188016855" calcext:value-type="float">
            <text:p>0.0141600188</text:p>
          </table:table-cell>
          <table:table-cell office:value-type="float" office:value="0" calcext:value-type="float">
            <text:p>0</text:p>
          </table:table-cell>
          <table:table-cell office:value-type="float" office:value="0.0167300498840641" calcext:value-type="float">
            <text:p>0.0167300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oct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41500187884074" calcext:value-type="float">
            <text:p>0.0141500188</text:p>
          </table:table-cell>
          <table:table-cell office:value-type="float" office:value="0" calcext:value-type="float">
            <text:p>0</text:p>
          </table:table-cell>
          <table:table-cell office:value-type="float" office:value="0.0167300498840641" calcext:value-type="float">
            <text:p>0.0167300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i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21600161460802" calcext:value-type="float">
            <text:p>0.0121600161</text:p>
          </table:table-cell>
          <table:table-cell office:value-type="float" office:value="0" calcext:value-type="float">
            <text:p>0</text:p>
          </table:table-cell>
          <table:table-cell office:value-type="float" office:value="0.0161400481248532" calcext:value-type="float">
            <text:p>0.0161400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do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04500138755376" calcext:value-type="float">
            <text:p>0.0104500139</text:p>
          </table:table-cell>
          <table:table-cell office:value-type="float" office:value="0" calcext:value-type="float">
            <text:p>0</text:p>
          </table:table-cell>
          <table:table-cell office:value-type="float" office:value="0.0149500445766144" calcext:value-type="float">
            <text:p>0.0149500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tetracosa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04600138888157" calcext:value-type="float">
            <text:p>0.0104600139</text:p>
          </table:table-cell>
          <table:table-cell office:value-type="float" office:value="0" calcext:value-type="float">
            <text:p>0</text:p>
          </table:table-cell>
          <table:table-cell office:value-type="float" office:value="0.0149500445766144" calcext:value-type="float">
            <text:p>0.0149500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hex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4600152166183" calcext:value-type="float">
            <text:p>0.0114600152</text:p>
          </table:table-cell>
          <table:table-cell office:value-type="float" office:value="0" calcext:value-type="float">
            <text:p>0</text:p>
          </table:table-cell>
          <table:table-cell office:value-type="float" office:value="0.01507004493442" calcext:value-type="float">
            <text:p>0.015070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tetr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5300153095645" calcext:value-type="float">
            <text:p>0.0115300153</text:p>
          </table:table-cell>
          <table:table-cell office:value-type="float" office:value="0" calcext:value-type="float">
            <text:p>0</text:p>
          </table:table-cell>
          <table:table-cell office:value-type="float" office:value="0.01507004493442" calcext:value-type="float">
            <text:p>0.015070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do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9400158539636" calcext:value-type="float">
            <text:p>0.0119400159</text:p>
          </table:table-cell>
          <table:table-cell office:value-type="float" office:value="0" calcext:value-type="float">
            <text:p>0</text:p>
          </table:table-cell>
          <table:table-cell office:value-type="float" office:value="0.0142400424595979" calcext:value-type="float">
            <text:p>0.0142400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octadec-9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4600152166183" calcext:value-type="float">
            <text:p>0.0114600152</text:p>
          </table:table-cell>
          <table:table-cell office:value-type="float" office:value="0" calcext:value-type="float">
            <text:p>0</text:p>
          </table:table-cell>
          <table:table-cell office:value-type="float" office:value="0.01507004493442" calcext:value-type="float">
            <text:p>0.015070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hexadec-7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5300153095645" calcext:value-type="float">
            <text:p>0.0115300153</text:p>
          </table:table-cell>
          <table:table-cell office:value-type="float" office:value="0" calcext:value-type="float">
            <text:p>0</text:p>
          </table:table-cell>
          <table:table-cell office:value-type="float" office:value="0.01507004493442" calcext:value-type="float">
            <text:p>0.015070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3-oxo-cis-tetradec-5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119500158672416" calcext:value-type="float">
            <text:p>0.0119500159</text:p>
          </table:table-cell>
          <table:table-cell office:value-type="float" office:value="0" calcext:value-type="float">
            <text:p>0</text:p>
          </table:table-cell>
          <table:table-cell office:value-type="float" office:value="0.0142600425192322" calcext:value-type="float">
            <text:p>0.0142600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dec-3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28500303402904" calcext:value-type="float">
            <text:p>0.0228500303</text:p>
          </table:table-cell>
          <table:table-cell office:value-type="float" office:value="0" calcext:value-type="float">
            <text:p>0</text:p>
          </table:table-cell>
          <table:table-cell office:value-type="float" office:value="0.0423201261861084" calcext:value-type="float">
            <text:p>0.0423201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is-dodec-3-enoyl-CoA [peroxisome]'</text:p>
          </table:table-cell>
          <table:table-cell office:value-type="float" office:value="0" calcext:value-type="float">
            <text:p>0</text:p>
          </table:table-cell>
          <table:table-cell office:value-type="float" office:value="0.0228400303270124" calcext:value-type="float">
            <text:p>0.0228400303</text:p>
          </table:table-cell>
          <table:table-cell office:value-type="float" office:value="0" calcext:value-type="float">
            <text:p>0</text:p>
          </table:table-cell>
          <table:table-cell office:value-type="float" office:value="0.0423001261264741" calcext:value-type="float">
            <text:p>0.0423001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3,cis-5-dodecadi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dodec-3-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3,cis-5-tetradecadi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tetradec-3-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ans-2,trans-4-dodecadi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ans-2,trans-4-tetradecadienoyl-CoA [peroxisom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glycerol 3-phosph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865101148682068" calcext:value-type="float">
            <text:p>-0.0865101149</text:p>
          </table:table-cell>
          <table:table-cell office:value-type="float" office:value="0" calcext:value-type="float">
            <text:p>0</text:p>
          </table:table-cell>
          <table:table-cell office:value-type="float" office:value="-0.0191500570998104" calcext:value-type="float">
            <text:p>-0.0191500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66120220574575" calcext:value-type="float">
            <text:p>-0.1661202206</text:p>
          </table:table-cell>
          <table:table-cell office:value-type="float" office:value="0" calcext:value-type="float">
            <text:p>0</text:p>
          </table:table-cell>
          <table:table-cell office:value-type="float" office:value="-0.0827402467069614" calcext:value-type="float">
            <text:p>-0.0827402467</text:p>
          </table:table-cell>
          <table:table-cell office:value-type="float" office:value="-0.237309848359055" calcext:value-type="float">
            <text:p>-0.23730984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79680238579579" calcext:value-type="float">
            <text:p>-0.1796802386</text:p>
          </table:table-cell>
          <table:table-cell office:value-type="float" office:value="0" calcext:value-type="float">
            <text:p>0</text:p>
          </table:table-cell>
          <table:table-cell office:value-type="float" office:value="-0.0903802694872513" calcext:value-type="float">
            <text:p>-0.0903802695</text:p>
          </table:table-cell>
          <table:table-cell office:value-type="float" office:value="-0.232569851387912" calcext:value-type="float">
            <text:p>-0.23256985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68890224252589" calcext:value-type="float">
            <text:p>-0.1688902243</text:p>
          </table:table-cell>
          <table:table-cell office:value-type="float" office:value="0" calcext:value-type="float">
            <text:p>0</text:p>
          </table:table-cell>
          <table:table-cell office:value-type="float" office:value="-0.0870802596475973" calcext:value-type="float">
            <text:p>-0.0870802596</text:p>
          </table:table-cell>
          <table:table-cell office:value-type="float" office:value="-0.237909847975656" calcext:value-type="float">
            <text:p>-0.2379098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78290236733934" calcext:value-type="float">
            <text:p>-0.1782902367</text:p>
          </table:table-cell>
          <table:table-cell office:value-type="float" office:value="0" calcext:value-type="float">
            <text:p>0</text:p>
          </table:table-cell>
          <table:table-cell office:value-type="float" office:value="-0.0926002761066549" calcext:value-type="float">
            <text:p>-0.0926002761</text:p>
          </table:table-cell>
          <table:table-cell office:value-type="float" office:value="-0.233389850863933" calcext:value-type="float">
            <text:p>-0.233389850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hydroxyacetone phosph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360600478805634" calcext:value-type="float">
            <text:p>-0.0360600479</text:p>
          </table:table-cell>
          <table:table-cell office:value-type="float" office:value="0" calcext:value-type="float">
            <text:p>0</text:p>
          </table:table-cell>
          <table:table-cell office:value-type="float" office:value="-0.0125000372714167" calcext:value-type="float">
            <text:p>-0.0125000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acylglycerone phosphate (16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73700230639319" calcext:value-type="float">
            <text:p>0.0173700231</text:p>
          </table:table-cell>
          <table:table-cell office:value-type="float" office:value="0" calcext:value-type="float">
            <text:p>0</text:p>
          </table:table-cell>
          <table:table-cell office:value-type="float" office:value="-0.0222900664623903" calcext:value-type="float">
            <text:p>-0.0222900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acylglycerone phosphate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172000228382055" calcext:value-type="float">
            <text:p>0.0017200023</text:p>
          </table:table-cell>
          <table:table-cell office:value-type="float" office:value="0" calcext:value-type="float">
            <text:p>0</text:p>
          </table:table-cell>
          <table:table-cell office:value-type="float" office:value="-0.0304500907931711" calcext:value-type="float">
            <text:p>-0.03045009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acylglycerone phosphate (18:0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39000184564568" calcext:value-type="float">
            <text:p>0.0139000185</text:p>
          </table:table-cell>
          <table:table-cell office:value-type="float" office:value="0" calcext:value-type="float">
            <text:p>0</text:p>
          </table:table-cell>
          <table:table-cell office:value-type="float" office:value="-0.0269700804168087" calcext:value-type="float">
            <text:p>-0.0269700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acylglycerone phosphate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307000407635412" calcext:value-type="float">
            <text:p>0.0030700041</text:p>
          </table:table-cell>
          <table:table-cell office:value-type="float" office:value="0" calcext:value-type="float">
            <text:p>0</text:p>
          </table:table-cell>
          <table:table-cell office:value-type="float" office:value="-0.0307200915982337" calcext:value-type="float">
            <text:p>-0.0307200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ylglycerone phosphate (16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ylglycerone phosphate (16:1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ylglycerone phosphate (18:0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cylglycerone phosphate (18:1)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7002764048262" calcext:value-type="float">
            <text:p>0.0092700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H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NADP(+) [lipid particl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09810145806008" calcext:value-type="float">
            <text:p>0.1098101458</text:p>
          </table:table-cell>
          <table:table-cell office:value-type="float" office:value="0" calcext:value-type="float">
            <text:p>0</text:p>
          </table:table-cell>
          <table:table-cell office:value-type="float" office:value="0.0535101595514806" calcext:value-type="float">
            <text:p>0.0535101596</text:p>
          </table:table-cell>
          <table:table-cell office:value-type="float" office:value="0.109479930042347" calcext:value-type="float">
            <text:p>0.109479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863901147088705" calcext:value-type="float">
            <text:p>0.0863901147</text:p>
          </table:table-cell>
          <table:table-cell office:value-type="float" office:value="0" calcext:value-type="float">
            <text:p>0</text:p>
          </table:table-cell>
          <table:table-cell office:value-type="float" office:value="0.0313000933276274" calcext:value-type="float">
            <text:p>0.0313000933</text:p>
          </table:table-cell>
          <table:table-cell office:value-type="float" office:value="0.127829918316708" calcext:value-type="float">
            <text:p>0.12782991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08680144305591" calcext:value-type="float">
            <text:p>0.1086801443</text:p>
          </table:table-cell>
          <table:table-cell office:value-type="float" office:value="0" calcext:value-type="float">
            <text:p>0</text:p>
          </table:table-cell>
          <table:table-cell office:value-type="float" office:value="0.0532301587166009" calcext:value-type="float">
            <text:p>0.0532301587</text:p>
          </table:table-cell>
          <table:table-cell office:value-type="float" office:value="0.107109931556776" calcext:value-type="float">
            <text:p>0.10710993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852701132217315" calcext:value-type="float">
            <text:p>0.0852701132</text:p>
          </table:table-cell>
          <table:table-cell office:value-type="float" office:value="0" calcext:value-type="float">
            <text:p>0</text:p>
          </table:table-cell>
          <table:table-cell office:value-type="float" office:value="0.0310200924927477" calcext:value-type="float">
            <text:p>0.0310200925</text:p>
          </table:table-cell>
          <table:table-cell office:value-type="float" office:value="0.125459919831137" calcext:value-type="float">
            <text:p>0.12545991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09570145487336" calcext:value-type="float">
            <text:p>0.1095701455</text:p>
          </table:table-cell>
          <table:table-cell office:value-type="float" office:value="0" calcext:value-type="float">
            <text:p>0</text:p>
          </table:table-cell>
          <table:table-cell office:value-type="float" office:value="0.0533401590445893" calcext:value-type="float">
            <text:p>0.053340159</text:p>
          </table:table-cell>
          <table:table-cell office:value-type="float" office:value="0.110249929550318" calcext:value-type="float">
            <text:p>0.11024992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858701140184131" calcext:value-type="float">
            <text:p>0.085870114</text:p>
          </table:table-cell>
          <table:table-cell office:value-type="float" office:value="0" calcext:value-type="float">
            <text:p>0</text:p>
          </table:table-cell>
          <table:table-cell office:value-type="float" office:value="0.0309600923138449" calcext:value-type="float">
            <text:p>0.0309600923</text:p>
          </table:table-cell>
          <table:table-cell office:value-type="float" office:value="0.127659918425338" calcext:value-type="float">
            <text:p>0.12765991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08800144464928" calcext:value-type="float">
            <text:p>0.1088001445</text:p>
          </table:table-cell>
          <table:table-cell office:value-type="float" office:value="0" calcext:value-type="float">
            <text:p>0</text:p>
          </table:table-cell>
          <table:table-cell office:value-type="float" office:value="0.0531201583886124" calcext:value-type="float">
            <text:p>0.0531201584</text:p>
          </table:table-cell>
          <table:table-cell office:value-type="float" office:value="0.107979931000846" calcext:value-type="float">
            <text:p>0.1079799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851001129960051" calcext:value-type="float">
            <text:p>0.085100113</text:p>
          </table:table-cell>
          <table:table-cell office:value-type="float" office:value="0" calcext:value-type="float">
            <text:p>0</text:p>
          </table:table-cell>
          <table:table-cell office:value-type="float" office:value="0.0307400916578679" calcext:value-type="float">
            <text:p>0.0307400917</text:p>
          </table:table-cell>
          <table:table-cell office:value-type="float" office:value="0.125409919863087" calcext:value-type="float">
            <text:p>0.12540991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endoplasmic reticulum membrane]'</text:p>
          </table:table-cell>
          <table:table-cell office:value-type="float" office:value="0.0315199038376481" calcext:value-type="float">
            <text:p>0.031519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630478952613" calcext:value-type="float">
            <text:p>0.160630479</text:p>
          </table:table-cell>
          <table:table-cell office:value-type="float" office:value="0.0455999708616279" calcext:value-type="float">
            <text:p>0.045599970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230000305394608" calcext:value-type="float">
            <text:p>-0.0002300003</text:p>
          </table:table-cell>
          <table:table-cell office:value-type="float" office:value="0" calcext:value-type="float">
            <text:p>0</text:p>
          </table:table-cell>
          <table:table-cell office:value-type="float" office:value="0.0205100611549405" calcext:value-type="float">
            <text:p>0.0205100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120000159336317" calcext:value-type="float">
            <text:p>-0.0001200002</text:p>
          </table:table-cell>
          <table:table-cell office:value-type="float" office:value="0" calcext:value-type="float">
            <text:p>0</text:p>
          </table:table-cell>
          <table:table-cell office:value-type="float" office:value="0.0188600562351135" calcext:value-type="float">
            <text:p>0.0188600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220000292116582" calcext:value-type="float">
            <text:p>-0.0002200003</text:p>
          </table:table-cell>
          <table:table-cell office:value-type="float" office:value="0" calcext:value-type="float">
            <text:p>0</text:p>
          </table:table-cell>
          <table:table-cell office:value-type="float" office:value="0.0205000611251234" calcext:value-type="float">
            <text:p>0.02050006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110000146058291" calcext:value-type="float">
            <text:p>-0.0001100001</text:p>
          </table:table-cell>
          <table:table-cell office:value-type="float" office:value="0" calcext:value-type="float">
            <text:p>0</text:p>
          </table:table-cell>
          <table:table-cell office:value-type="float" office:value="0.0188500562052964" calcext:value-type="float">
            <text:p>0.0188500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230000305394608" calcext:value-type="float">
            <text:p>-0.0002300003</text:p>
          </table:table-cell>
          <table:table-cell office:value-type="float" office:value="0" calcext:value-type="float">
            <text:p>0</text:p>
          </table:table-cell>
          <table:table-cell office:value-type="float" office:value="0.0205100611549405" calcext:value-type="float">
            <text:p>0.0205100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14000018589237" calcext:value-type="float">
            <text:p>-0.0001400002</text:p>
          </table:table-cell>
          <table:table-cell office:value-type="float" office:value="0" calcext:value-type="float">
            <text:p>0</text:p>
          </table:table-cell>
          <table:table-cell office:value-type="float" office:value="0.018970056563102" calcext:value-type="float">
            <text:p>0.01897005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210000278838555" calcext:value-type="float">
            <text:p>-0.0002100003</text:p>
          </table:table-cell>
          <table:table-cell office:value-type="float" office:value="0" calcext:value-type="float">
            <text:p>0</text:p>
          </table:table-cell>
          <table:table-cell office:value-type="float" office:value="0.0205000611251234" calcext:value-type="float">
            <text:p>0.02050006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130000172614344" calcext:value-type="float">
            <text:p>-0.0001300002</text:p>
          </table:table-cell>
          <table:table-cell office:value-type="float" office:value="0" calcext:value-type="float">
            <text:p>0</text:p>
          </table:table-cell>
          <table:table-cell office:value-type="float" office:value="0.0189600565332849" calcext:value-type="float">
            <text:p>0.0189600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6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8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6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8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6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8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6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8:1, 3-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6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230000305394608" calcext:value-type="float">
            <text:p>0.0002300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8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120000159336317" calcext:value-type="float">
            <text:p>0.0001200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6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220000292116582" calcext:value-type="float">
            <text:p>0.0002200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8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110000146058291" calcext:value-type="float">
            <text:p>0.00011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6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230000305394608" calcext:value-type="float">
            <text:p>0.0002300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8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14000018589237" calcext:value-type="float">
            <text:p>0.0001400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6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210000278838555" calcext:value-type="float">
            <text:p>0.0002100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8:1, 3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130000172614344" calcext:value-type="float">
            <text:p>0.0001300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6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8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6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8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6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8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6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8:1, 3-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6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0, 2-18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6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6:1, 2-18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6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0, 2-18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6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triglyceride (1-18:1, 2-18:1, 3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TP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97000885568861" calcext:value-type="float">
            <text:p>-0.0029700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50500199834298" calcext:value-type="float">
            <text:p>-0.01505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50400199701518" calcext:value-type="float">
            <text:p>-0.01504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29600172083223" calcext:value-type="float">
            <text:p>-0.0129600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50400199701518" calcext:value-type="float">
            <text:p>-0.01504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49600198639276" calcext:value-type="float">
            <text:p>-0.01496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49500198506495" calcext:value-type="float">
            <text:p>-0.01495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28900171153761" calcext:value-type="float">
            <text:p>-0.0128900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49700198772056" calcext:value-type="float">
            <text:p>-0.01497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TP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+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00713838139" calcext:value-type="float">
            <text:p>0.00138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00713838139" calcext:value-type="float">
            <text:p>0.001380007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phosphate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0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1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0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8:1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0, 2-18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ate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diacylglycerol (1-16:1, 2-18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30001189730231" calcext:value-type="float">
            <text:p>-0.00023000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-ser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MP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115860153839214" calcext:value-type="float">
            <text:p>0.11586015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myo-inositol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115860153839214" calcext:value-type="float">
            <text:p>-0.11586015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50500199834298" calcext:value-type="float">
            <text:p>0.01505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50400199701518" calcext:value-type="float">
            <text:p>0.01504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03300402722542" calcext:value-type="float">
            <text:p>0.0303300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699939486758" calcext:value-type="float">
            <text:p>0.00946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50400199701518" calcext:value-type="float">
            <text:p>0.01504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49600198639276" calcext:value-type="float">
            <text:p>0.01496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49500198506495" calcext:value-type="float">
            <text:p>0.01495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302700401925861" calcext:value-type="float">
            <text:p>0.0302700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5999395506579" calcext:value-type="float">
            <text:p>0.0094599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149700198772056" calcext:value-type="float">
            <text:p>0.0149700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n-2-acyl-1-lysophosphatidylinositol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73700230639319" calcext:value-type="float">
            <text:p>-0.017370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4699939486758" calcext:value-type="float">
            <text:p>-0.00946999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n-2-acyl-1-lysophosphatidylinositol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1738002307721" calcext:value-type="float">
            <text:p>-0.017380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45999395506579" calcext:value-type="float">
            <text:p>-0.0094599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arbon dioxide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6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6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8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8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6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6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8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N,N-dimethylethanolamine (1-18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 [endoplasmic reticulum membran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7000885568861" calcext:value-type="float">
            <text:p>0.0029700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DP-ethanolam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DP-chol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3-phosphate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8000713838139" calcext:value-type="float">
            <text:p>-0.00138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38000713838139" calcext:value-type="float">
            <text:p>-0.001380007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MP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00713838139" calcext:value-type="float">
            <text:p>0.00138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00713838139" calcext:value-type="float">
            <text:p>0.001380007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6:0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6:1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8:0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8:1, 2-16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6:0, 2-18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3-(3-sn-phosphatidyl)-sn-glycerol 1-phosphate (1-16:1, 2-18:1) [mitochondrial membran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01189730231" calcext:value-type="float">
            <text:p>0.00023000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glycerol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6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2-18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0, 2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0, 2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1, 2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1, 2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8:0, 2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8:0, 2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8:1, 2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8:1, 2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0, 2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0, 2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1, 2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monolysocardiolipin (1-16:1, 2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0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0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6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6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8:0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8:1, 4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6:0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8:1, 3-16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6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6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0, 2-16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8:1, 2-16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0, 2-18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cardiolipin (1-16:1, 2-18:1, 3-18:1, 4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oyl-CoA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coenzyme A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oyl-CoA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09999674110312" calcext:value-type="float">
            <text:p>-0.00509999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4803128473234" calcext:value-type="float">
            <text:p>-0.060480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4803128473234" calcext:value-type="float">
            <text:p>-0.06048031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1999628102357" calcext:value-type="float">
            <text:p>-0.00581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28999661969324" calcext:value-type="float">
            <text:p>-0.00528999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1999628102357" calcext:value-type="float">
            <text:p>-0.00581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10999673471313" calcext:value-type="float">
            <text:p>-0.00510999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2999627463357" calcext:value-type="float">
            <text:p>-0.00582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29999661330325" calcext:value-type="float">
            <text:p>-0.00529999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82999627463357" calcext:value-type="float">
            <text:p>-0.00582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37199720629468" calcext:value-type="float">
            <text:p>-0.04371997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7199720629468" calcext:value-type="float">
            <text:p>0.04371997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62999640243345" calcext:value-type="float">
            <text:p>-0.00562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62999640243345" calcext:value-type="float">
            <text:p>-0.00562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40999654301331" calcext:value-type="float">
            <text:p>-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TP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ADP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8400323217726" calcext:value-type="float">
            <text:p>-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62999640243345" calcext:value-type="float">
            <text:p>0.00562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6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62999640243345" calcext:value-type="float">
            <text:p>0.00562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8:1) [vacuolar membran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40999654301331" calcext:value-type="float">
            <text:p>0.0054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nucleus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400323217726" calcext:value-type="float">
            <text:p>0.0108400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6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6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8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8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6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6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8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3,5-bisphosphate (1-18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720000956017904" calcext:value-type="float">
            <text:p>0.00072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0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1)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0670000889627772" calcext:value-type="float">
            <text:p>0.00067000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pisterol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pisteryl 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pisteryl palmit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ol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fecosteryl 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fecosteryl palmit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nosterol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lanosteryl 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lanosteryl palmit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rgosterol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0.00442000586888769" calcext:value-type="float">
            <text:p>0.0044200059</text:p>
          </table:table-cell>
          <table:table-cell office:value-type="float" office:value="0" calcext:value-type="float">
            <text:p>0</text:p>
          </table:table-cell>
          <table:table-cell office:value-type="float" office:value="0.00698002081235908" calcext:value-type="float">
            <text:p>0.0069800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rgosteryl ole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0650000863071719" calcext:value-type="float">
            <text:p>-0.0006500009</text:p>
          </table:table-cell>
          <table:table-cell office:value-type="float" office:value="0" calcext:value-type="float">
            <text:p>0</text:p>
          </table:table-cell>
          <table:table-cell office:value-type="float" office:value="-0.00228000679830641" calcext:value-type="float">
            <text:p>-0.0022800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rgosteryl palmitoleate [endoplasmic reticulum membrane]'</text:p>
          </table:table-cell>
          <table:table-cell office:value-type="float" office:value="0" calcext:value-type="float">
            <text:p>0</text:p>
          </table:table-cell>
          <table:table-cell office:value-type="float" office:value="-0.00377000500581597" calcext:value-type="float">
            <text:p>-0.003770005</text:p>
          </table:table-cell>
          <table:table-cell office:value-type="float" office:value="0" calcext:value-type="float">
            <text:p>0</text:p>
          </table:table-cell>
          <table:table-cell office:value-type="float" office:value="-0.00470001401405268" calcext:value-type="float">
            <text:p>-0.004700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ol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zymosteryl 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zymosteryl palmitoleat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n-glycero-3-phosphochol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6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002793279673" calcext:value-type="float">
            <text:p>0.0005400028</text:p>
          </table:table-cell>
          <table:table-cell office:value-type="float" office:value="0" calcext:value-type="float">
            <text:p>0</text:p>
          </table:table-cell>
          <table:table-cell office:value-type="float" office:value="-0.00239999846640147" calcext:value-type="float">
            <text:p>-0.0023999985</text:p>
          </table:table-cell>
          <table:table-cell office:value-type="float" office:value="0.000540002793279673" calcext:value-type="float">
            <text:p>0.00054000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2O [cell envelope]'</text:p>
          </table:table-cell>
          <table:table-cell office:value-type="float" office:value="-0.00931997156620812" calcext:value-type="float">
            <text:p>-0.0093199716</text:p>
          </table:table-cell>
          <table:table-cell office:value-type="float" office:value="-0.0355200471635499" calcext:value-type="float">
            <text:p>-0.0355200472</text:p>
          </table:table-cell>
          <table:table-cell office:value-type="float" office:value="0.710583675645686" calcext:value-type="float">
            <text:p>0.7105836756</text:p>
          </table:table-cell>
          <table:table-cell office:value-type="float" office:value="-0.374041115280056" calcext:value-type="float">
            <text:p>-0.3740411153</text:p>
          </table:table-cell>
          <table:table-cell office:value-type="float" office:value="-0.174059888775767" calcext:value-type="float">
            <text:p>-0.1740598888</text:p>
          </table:table-cell>
          <table:table-cell office:value-type="float" office:value="0.710583675645686" calcext:value-type="float">
            <text:p>0.710583675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0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0999692641295" calcext:value-type="float">
            <text:p>0.00480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oleate [cell envelope]'</text:p>
          </table:table-cell>
          <table:table-cell office:value-type="float" office:value="0.00465998578310406" calcext:value-type="float">
            <text:p>0.0046599858</text:p>
          </table:table-cell>
          <table:table-cell office:value-type="float" office:value="0.0126300167701474" calcext:value-type="float">
            <text:p>0.0126300168</text:p>
          </table:table-cell>
          <table:table-cell office:value-type="float" office:value="-0.1872909688025" calcext:value-type="float">
            <text:p>-0.1872909688</text:p>
          </table:table-cell>
          <table:table-cell office:value-type="float" office:value="0.149940447078098" calcext:value-type="float">
            <text:p>0.1499404471</text:p>
          </table:table-cell>
          <table:table-cell office:value-type="float" office:value="0.0869999444070533" calcext:value-type="float">
            <text:p>0.0869999444</text:p>
          </table:table-cell>
          <table:table-cell office:value-type="float" office:value="-0.1872909688025" calcext:value-type="float">
            <text:p>-0.187290968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6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0002741552272" calcext:value-type="float">
            <text:p>0.0005300027</text:p>
          </table:table-cell>
          <table:table-cell office:value-type="float" office:value="0" calcext:value-type="float">
            <text:p>0</text:p>
          </table:table-cell>
          <table:table-cell office:value-type="float" office:value="-0.0031099980127119" calcext:value-type="float">
            <text:p>-0.003109998</text:p>
          </table:table-cell>
          <table:table-cell office:value-type="float" office:value="0.000530002741552272" calcext:value-type="float">
            <text:p>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9999846640147" calcext:value-type="float">
            <text:p>0.00239999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6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002793279673" calcext:value-type="float">
            <text:p>0.0005400028</text:p>
          </table:table-cell>
          <table:table-cell office:value-type="float" office:value="0" calcext:value-type="float">
            <text:p>0</text:p>
          </table:table-cell>
          <table:table-cell office:value-type="float" office:value="-0.00239999846640147" calcext:value-type="float">
            <text:p>-0.0023999985</text:p>
          </table:table-cell>
          <table:table-cell office:value-type="float" office:value="0.000540002793279673" calcext:value-type="float">
            <text:p>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0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1999692002295" calcext:value-type="float">
            <text:p>0.00481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6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0002741552272" calcext:value-type="float">
            <text:p>0.0005300027</text:p>
          </table:table-cell>
          <table:table-cell office:value-type="float" office:value="0" calcext:value-type="float">
            <text:p>0</text:p>
          </table:table-cell>
          <table:table-cell office:value-type="float" office:value="-0.0031099980127119" calcext:value-type="float">
            <text:p>-0.003109998</text:p>
          </table:table-cell>
          <table:table-cell office:value-type="float" office:value="0.000530002741552272" calcext:value-type="float">
            <text:p>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choline (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9999846640147" calcext:value-type="float">
            <text:p>0.00239999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0, 2-18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002793279673" calcext:value-type="float">
            <text:p>0.0005400028</text:p>
          </table:table-cell>
          <table:table-cell office:value-type="float" office:value="0" calcext:value-type="float">
            <text:p>0</text:p>
          </table:table-cell>
          <table:table-cell office:value-type="float" office:value="-0.00240999846001148" calcext:value-type="float">
            <text:p>-0.0024099985</text:p>
          </table:table-cell>
          <table:table-cell office:value-type="float" office:value="0.000540002793279673" calcext:value-type="float">
            <text:p>0.00054000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cell envelope]'</text:p>
          </table:table-cell>
          <table:table-cell office:value-type="float" office:value="0.00465998578310406" calcext:value-type="float">
            <text:p>0.0046599858</text:p>
          </table:table-cell>
          <table:table-cell office:value-type="float" office:value="0.0126600168099815" calcext:value-type="float">
            <text:p>0.0126600168</text:p>
          </table:table-cell>
          <table:table-cell office:value-type="float" office:value="-0.1872909688025" calcext:value-type="float">
            <text:p>-0.1872909688</text:p>
          </table:table-cell>
          <table:table-cell office:value-type="float" office:value="0.149940447078098" calcext:value-type="float">
            <text:p>0.1499404471</text:p>
          </table:table-cell>
          <table:table-cell office:value-type="float" office:value="0.0870599443687133" calcext:value-type="float">
            <text:p>0.0870599444</text:p>
          </table:table-cell>
          <table:table-cell office:value-type="float" office:value="-0.1872909688025" calcext:value-type="float">
            <text:p>-0.187290968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6:1, 2-18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0002741552272" calcext:value-type="float">
            <text:p>0.0005300027</text:p>
          </table:table-cell>
          <table:table-cell office:value-type="float" office:value="0" calcext:value-type="float">
            <text:p>0</text:p>
          </table:table-cell>
          <table:table-cell office:value-type="float" office:value="-0.0031099980127119" calcext:value-type="float">
            <text:p>-0.003109998</text:p>
          </table:table-cell>
          <table:table-cell office:value-type="float" office:value="0.000530002741552272" calcext:value-type="float">
            <text:p>0.0005300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0, 2-18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002793279673" calcext:value-type="float">
            <text:p>0.0005400028</text:p>
          </table:table-cell>
          <table:table-cell office:value-type="float" office:value="0" calcext:value-type="float">
            <text:p>0</text:p>
          </table:table-cell>
          <table:table-cell office:value-type="float" office:value="-0.00241999845362148" calcext:value-type="float">
            <text:p>-0.0024199985</text:p>
          </table:table-cell>
          <table:table-cell office:value-type="float" office:value="0.000540002793279673" calcext:value-type="float">
            <text:p>0.000540002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(1-18:1, 2-18:1)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0002741552272" calcext:value-type="float">
            <text:p>0.0005300027</text:p>
          </table:table-cell>
          <table:table-cell office:value-type="float" office:value="0" calcext:value-type="float">
            <text:p>0</text:p>
          </table:table-cell>
          <table:table-cell office:value-type="float" office:value="-0.00311999800632191" calcext:value-type="float">
            <text:p>-0.003119998</text:p>
          </table:table-cell>
          <table:table-cell office:value-type="float" office:value="0.000530002741552272" calcext:value-type="float">
            <text:p>0.00053000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almitate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512000679834954" calcext:value-type="float">
            <text:p>0.0051200068</text:p>
          </table:table-cell>
          <table:table-cell office:value-type="float" office:value="-0.0164100848846656" calcext:value-type="float">
            <text:p>-0.0164100849</text:p>
          </table:table-cell>
          <table:table-cell office:value-type="float" office:value="0.0370801105619305" calcext:value-type="float">
            <text:p>0.0370801106</text:p>
          </table:table-cell>
          <table:table-cell office:value-type="float" office:value="0" calcext:value-type="float">
            <text:p>0</text:p>
          </table:table-cell>
          <table:table-cell office:value-type="float" office:value="-0.0164100848846656" calcext:value-type="float">
            <text:p>-0.01641008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tearate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511000678507151" calcext:value-type="float">
            <text:p>0.0051100068</text:p>
          </table:table-cell>
          <table:table-cell office:value-type="float" office:value="-0.016420084936393" calcext:value-type="float">
            <text:p>-0.0164200849</text:p>
          </table:table-cell>
          <table:table-cell office:value-type="float" office:value="0.0370801105619305" calcext:value-type="float">
            <text:p>0.0370801106</text:p>
          </table:table-cell>
          <table:table-cell office:value-type="float" office:value="0" calcext:value-type="float">
            <text:p>0</text:p>
          </table:table-cell>
          <table:table-cell office:value-type="float" office:value="-0.016420084936393" calcext:value-type="float">
            <text:p>-0.016420084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302000400996399" calcext:value-type="float">
            <text:p>-0.003020004</text:p>
          </table:table-cell>
          <table:table-cell office:value-type="float" office:value="0" calcext:value-type="float">
            <text:p>0</text:p>
          </table:table-cell>
          <table:table-cell office:value-type="float" office:value="-0.0198000590379241" calcext:value-type="float">
            <text:p>-0.01980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0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0930001234856459" calcext:value-type="float">
            <text:p>0.0009300012</text:p>
          </table:table-cell>
          <table:table-cell office:value-type="float" office:value="0" calcext:value-type="float">
            <text:p>0</text:p>
          </table:table-cell>
          <table:table-cell office:value-type="float" office:value="0.016800050092784" calcext:value-type="float">
            <text:p>0.0168000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274000363817925" calcext:value-type="float">
            <text:p>-0.0027400036</text:p>
          </table:table-cell>
          <table:table-cell office:value-type="float" office:value="0" calcext:value-type="float">
            <text:p>0</text:p>
          </table:table-cell>
          <table:table-cell office:value-type="float" office:value="-0.0196200585012157" calcext:value-type="float">
            <text:p>-0.0196200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438000581577558" calcext:value-type="float">
            <text:p>0.0043800058</text:p>
          </table:table-cell>
          <table:table-cell office:value-type="float" office:value="0" calcext:value-type="float">
            <text:p>0</text:p>
          </table:table-cell>
          <table:table-cell office:value-type="float" office:value="0.0214700640173853" calcext:value-type="float">
            <text:p>0.021470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302000400996399" calcext:value-type="float">
            <text:p>-0.003020004</text:p>
          </table:table-cell>
          <table:table-cell office:value-type="float" office:value="0" calcext:value-type="float">
            <text:p>0</text:p>
          </table:table-cell>
          <table:table-cell office:value-type="float" office:value="-0.0198000590379241" calcext:value-type="float">
            <text:p>-0.01980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0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093000123485646" calcext:value-type="float">
            <text:p>0.0009300012</text:p>
          </table:table-cell>
          <table:table-cell office:value-type="float" office:value="0" calcext:value-type="float">
            <text:p>0</text:p>
          </table:table-cell>
          <table:table-cell office:value-type="float" office:value="0.016800050092784" calcext:value-type="float">
            <text:p>0.0168000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6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274000363817925" calcext:value-type="float">
            <text:p>-0.0027400036</text:p>
          </table:table-cell>
          <table:table-cell office:value-type="float" office:value="0" calcext:value-type="float">
            <text:p>0</text:p>
          </table:table-cell>
          <table:table-cell office:value-type="float" office:value="-0.0196200585012157" calcext:value-type="float">
            <text:p>-0.0196200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ethanolamine (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0438000581577558" calcext:value-type="float">
            <text:p>0.0043800058</text:p>
          </table:table-cell>
          <table:table-cell office:value-type="float" office:value="0" calcext:value-type="float">
            <text:p>0</text:p>
          </table:table-cell>
          <table:table-cell office:value-type="float" office:value="0.0214700640173853" calcext:value-type="float">
            <text:p>0.021470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303000402324201" calcext:value-type="float">
            <text:p>-0.003030004</text:p>
          </table:table-cell>
          <table:table-cell office:value-type="float" office:value="0" calcext:value-type="float">
            <text:p>0</text:p>
          </table:table-cell>
          <table:table-cell office:value-type="float" office:value="-0.0198000590379241" calcext:value-type="float">
            <text:p>-0.01980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6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275000365145727" calcext:value-type="float">
            <text:p>-0.0027500037</text:p>
          </table:table-cell>
          <table:table-cell office:value-type="float" office:value="0" calcext:value-type="float">
            <text:p>0</text:p>
          </table:table-cell>
          <table:table-cell office:value-type="float" office:value="-0.0196200585012157" calcext:value-type="float">
            <text:p>-0.0196200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0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302000400996399" calcext:value-type="float">
            <text:p>-0.003020004</text:p>
          </table:table-cell>
          <table:table-cell office:value-type="float" office:value="0" calcext:value-type="float">
            <text:p>0</text:p>
          </table:table-cell>
          <table:table-cell office:value-type="float" office:value="-0.0198000590379241" calcext:value-type="float">
            <text:p>-0.01980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(1-18:1, 2-18:1)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-0.00275000365145727" calcext:value-type="float">
            <text:p>-0.0027500037</text:p>
          </table:table-cell>
          <table:table-cell office:value-type="float" office:value="0" calcext:value-type="float">
            <text:p>0</text:p>
          </table:table-cell>
          <table:table-cell office:value-type="float" office:value="-0.0196200585012157" calcext:value-type="float">
            <text:p>-0.0196200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sn-glycero-3-phosphoethanolamine [cell envelope]'</text:p>
          </table:table-cell>
          <table:table-cell office:value-type="float" office:value="0" calcext:value-type="float">
            <text:p>0</text:p>
          </table:table-cell>
          <table:table-cell office:value-type="float" office:value="0.0124500165311429" calcext:value-type="float">
            <text:p>0.0124500165</text:p>
          </table:table-cell>
          <table:table-cell office:value-type="float" office:value="0" calcext:value-type="float">
            <text:p>0</text:p>
          </table:table-cell>
          <table:table-cell office:value-type="float" office:value="0.0811402419362201" calcext:value-type="float">
            <text:p>0.0811402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6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1100331268352" calcext:value-type="float">
            <text:p>-0.0111100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serine (16:0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4002367480389" calcext:value-type="float">
            <text:p>0.0079400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6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9300325901268" calcext:value-type="float">
            <text:p>-0.0109300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serine (16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100375994052" calcext:value-type="float">
            <text:p>0.0126100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6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1100331268352" calcext:value-type="float">
            <text:p>-0.0111100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serine (18:0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4002367480389" calcext:value-type="float">
            <text:p>0.0079400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6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9300325901268" calcext:value-type="float">
            <text:p>-0.0109300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glycerophosphoserine (18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100375994052" calcext:value-type="float">
            <text:p>0.0126100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0, 2-18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1100331268352" calcext:value-type="float">
            <text:p>-0.0111100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6:1, 2-18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9300325901268" calcext:value-type="float">
            <text:p>-0.0109300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0, 2-18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1100331268352" calcext:value-type="float">
            <text:p>-0.0111100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(1-18:1, 2-18:1)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9300325901268" calcext:value-type="float">
            <text:p>-0.0109300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sn-glycero-3-phosphoserine [cell envelop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0601403194296" calcext:value-type="float">
            <text:p>0.0470601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inositol (16:0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2099934758163" calcext:value-type="float">
            <text:p>0.01020999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inositol (16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90999430651546" calcext:value-type="float">
            <text:p>0.00890999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inositol (18:0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5899932329965" calcext:value-type="float">
            <text:p>0.01058999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glycerophosphoinositol (18:1) [cell envelope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89999431290545" calcext:value-type="float">
            <text:p>0.00889999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(sn-glycero-3-phospho)-1D-myo-inositol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400964198761" calcext:value-type="float">
            <text:p>-0.0186400964</text:p>
          </table:table-cell>
          <table:table-cell office:value-type="float" office:value="0" calcext:value-type="float">
            <text:p>0</text:p>
          </table:table-cell>
          <table:table-cell office:value-type="float" office:value="0.00548999649189336" calcext:value-type="float">
            <text:p>0.0054899965</text:p>
          </table:table-cell>
          <table:table-cell office:value-type="float" office:value="-0.0186400964198761" calcext:value-type="float">
            <text:p>-0.018640096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1999692002295" calcext:value-type="float">
            <text:p>0.00481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D-myo-inositol 1,4,5-trisphosphate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60999705421282" calcext:value-type="float">
            <text:p>0.004609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81999692002295" calcext:value-type="float">
            <text:p>0.00481999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60999705421282" calcext:value-type="float">
            <text:p>0.004609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7299969775329" calcext:value-type="float">
            <text:p>0.00472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6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1999711172277" calcext:value-type="float">
            <text:p>0.00451999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33999722674266" calcext:value-type="float">
            <text:p>0.00433999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,5-bisphosphate (1-18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12999736093253" calcext:value-type="float">
            <text:p>0.00412999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6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nucleus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0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8:1, 2-16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0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diglyceride (1-16:1, 2-18:1) [mitochondrial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6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idate (1-18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phosphate [cell envelope]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170802654087" calcext:value-type="float">
            <text:p>-0.155170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170802654087" calcext:value-type="float">
            <text:p>-0.15517080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999922042075" calcext:value-type="float">
            <text:p>-0.01219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999922042075" calcext:value-type="float">
            <text:p>0.01219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999922042075" calcext:value-type="float">
            <text:p>-0.01219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999922042075" calcext:value-type="float">
            <text:p>0.01219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9699923511773" calcext:value-type="float">
            <text:p>-0.01196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9699923511773" calcext:value-type="float">
            <text:p>0.01196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899922105975" calcext:value-type="float">
            <text:p>-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6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899922105975" calcext:value-type="float">
            <text:p>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899922105975" calcext:value-type="float">
            <text:p>-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899922105975" calcext:value-type="float">
            <text:p>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899922105975" calcext:value-type="float">
            <text:p>-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6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899922105975" calcext:value-type="float">
            <text:p>0.01218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19599923575673" calcext:value-type="float">
            <text:p>-0.01195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0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9599923575673" calcext:value-type="float">
            <text:p>0.01195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1799922169875" calcext:value-type="float">
            <text:p>-0.01217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(1-18:1, 2-18:1) [cytoplasm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799922169875" calcext:value-type="float">
            <text:p>0.01217999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6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8:1)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-phosphate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6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6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6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1999647272338" calcext:value-type="float">
            <text:p>0.00551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6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0, 2-18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6:1, 2-18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0, 2-18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1999647272338" calcext:value-type="float">
            <text:p>0.00551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4-phosphate (1-18:1, 2-18:1) [endoplasmic reticulum membrane]'</text:p>
          </table:table-cell>
          <table:table-cell office:value-type="float" office:value="0.00393998797970601" calcext:value-type="float">
            <text:p>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5999631936353" calcext:value-type="float">
            <text:p>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0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1, 2-16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0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1, 2-18:1) [cell envelop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0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1, 2-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6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0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phosphatidyl-1D-myo-inositol 3,5-bisphosphate (1-18:1, 2-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6:0, 2-16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6:1, 2-16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8:0, 2-16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1999647272338" calcext:value-type="float">
            <text:p>-0.00551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8:1, 2-16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6:0, 2-18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6:1, 2-18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8:0, 2-18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1999647272338" calcext:value-type="float">
            <text:p>-0.00551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'1-phosphatidyl-1D-myo-inositol 4,5-bisphosphate (1-18:1, 2-18:1) [endoplasmic reticulum membrane]'</text:p>
          </table:table-cell>
          <table:table-cell office:value-type="float" office:value="-0.00393998797970601" calcext:value-type="float">
            <text:p>-0.00393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5999631936353" calcext:value-type="float">
            <text:p>-0.00575999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0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1, 2-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0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1, 2-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0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1, 2-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6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0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,2-diacylglycerol 3-diphosphate (1-18:1, 2-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-sn-glycerol 3-phosphate (16:0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0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-sn-glycerol 3-phosphate (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-sn-glycerol 3-phosphate (18:0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0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acyl-sn-glycerol 3-phosphate (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1)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0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0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0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0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1) [vacuolar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0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0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0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0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1-acyl-sn-glycerol 3-phosphate (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1) [Golgi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pisteryl palmit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0001311953868" calcext:value-type="float">
            <text:p>-0.00044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pisterol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0001878479402" calcext:value-type="float">
            <text:p>0.00063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episteryl 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0000566525534" calcext:value-type="float">
            <text:p>-0.00019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yl palmit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0001311953868" calcext:value-type="float">
            <text:p>-0.00044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fecosteryl 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0000566525534" calcext:value-type="float">
            <text:p>-0.00019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nosteryl palmit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0001311953868" calcext:value-type="float">
            <text:p>-0.00044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nosterol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30001878479402" calcext:value-type="float">
            <text:p>0.00063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lanosteryl 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0000566525534" calcext:value-type="float">
            <text:p>-0.00019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yl palmit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0001311953868" calcext:value-type="float">
            <text:p>-0.00044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yl oleate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0000566525534" calcext:value-type="float">
            <text:p>-0.00019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yl palmitoleate [cell envelope]'</text:p>
          </table:table-cell>
          <table:table-cell office:value-type="float" office:value="-0.00465998578310406" calcext:value-type="float">
            <text:p>-0.0046599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389969717819" calcext:value-type="float">
            <text:p>-0.04738996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zymosteryl oleate [cell envelope]'</text:p>
          </table:table-cell>
          <table:table-cell office:value-type="float" office:value="-0.00465998578310406" calcext:value-type="float">
            <text:p>-0.0046599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349969743379" calcext:value-type="float">
            <text:p>-0.04734996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0)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93500576961531" calcext:value-type="float">
            <text:p>-0.01935005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1)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51002537438049" calcext:value-type="float">
            <text:p>-0.008510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0)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93500576961531" calcext:value-type="float">
            <text:p>-0.01935005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1)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28002468858642" calcext:value-type="float">
            <text:p>-0.0082800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0, 2-18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9999533530447" calcext:value-type="float">
            <text:p>-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0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29999533530447" calcext:value-type="float">
            <text:p>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oleate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1999813412179" calcext:value-type="float">
            <text:p>0.02919998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6:1, 2-18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9999533530447" calcext:value-type="float">
            <text:p>-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6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29999533530447" calcext:value-type="float">
            <text:p>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0, 2-18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9999533530447" calcext:value-type="float">
            <text:p>-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0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29999533530447" calcext:value-type="float">
            <text:p>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diglyceride (1-18:1, 2-18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29999533530447" calcext:value-type="float">
            <text:p>-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1-monoglyceride (18:1) [mitochondrion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29999533530447" calcext:value-type="float">
            <text:p>0.00729999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glycerol [lipid particle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902367182218" calcext:value-type="float">
            <text:p>0.0793902367</text:p>
          </table:table-cell>
          <table:table-cell office:value-type="float" office:value="0.000449999712450276" calcext:value-type="float">
            <text:p>0.0004499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ergosterol ester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-L-ser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chol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'phosphatidylethanolamin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triglyceride [endoplasmic reticulum membrane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'heme a [cytoplasm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165">
            <text:p>ExtraCellular</text:p>
          </table:table-cell>
          <table:table-cell office:value-type="string" calcext:value-type="string">
            <text:p>'(1-&gt;3)-beta-D-glucan [extracellular]'</text:p>
          </table:table-cell>
          <table:table-cell office:value-type="float" office:value="-0.0280299144850658" calcext:value-type="float">
            <text:p>-0.0280299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4199760886429" calcext:value-type="float">
            <text:p>-0.03741997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R)-carnit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R)-lactate [extracellular]'</text:p>
          </table:table-cell>
          <table:table-cell office:value-type="float" office:value="-0.0618698112447743" calcext:value-type="float">
            <text:p>-0.061869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400537901086" calcext:value-type="float">
            <text:p>0.0180400538</text:p>
          </table:table-cell>
          <table:table-cell office:value-type="float" office:value="-0.0435699721587967" calcext:value-type="float">
            <text:p>-0.04356997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R)-mevalon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R)-pantothenate [extracellular]'</text:p>
          </table:table-cell>
          <table:table-cell office:value-type="float" office:value="0.0287099124104973" calcext:value-type="float">
            <text:p>0.0287099124</text:p>
          </table:table-cell>
          <table:table-cell office:value-type="float" office:value="0.102160135648318" calcext:value-type="float">
            <text:p>0.10216013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R,R)-2,3-butanedi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S)-3-methyl-2-oxopent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S)-lactate [extracellular]'</text:p>
          </table:table-cell>
          <table:table-cell office:value-type="float" office:value="-0.0628098083769884" calcext:value-type="float">
            <text:p>-0.062809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27299726955562" calcext:value-type="float">
            <text:p>-0.04272997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(S)-mal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'1-(sn-glycero-3-phospho)-1D-myo-inosit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1-acylglycerophosphochol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''-deoxyade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''-deoxygua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''-deoxyi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''-deoxyurid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isopropylmal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methylbutana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methylbutan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methylbutyl 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oxogluta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2-phenylethan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3-methylbutana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4-aminobenz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5-aminolevulinate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0600359594628" calcext:value-type="float">
            <text:p>-0.012060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5-formyltetrahydrofolic acid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7,8-diaminonon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8-amino-7-oxonon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9H-xanth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cetaldehy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cetat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0772001025063642" calcext:value-type="float">
            <text:p>-0.007720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8999451099526" calcext:value-type="float">
            <text:p>0.00858999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den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465400617959351" calcext:value-type="float">
            <text:p>-0.0465400618</text:p>
          </table:table-cell>
          <table:table-cell office:value-type="float" office:value="0" calcext:value-type="float">
            <text:p>0</text:p>
          </table:table-cell>
          <table:table-cell office:value-type="float" office:value="-0.017620052537789" calcext:value-type="float">
            <text:p>-0.0176200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de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denosine 3'',5''-bismonophosph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llantoate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2989991699398" calcext:value-type="float">
            <text:p>-0.01298999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llantoin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lpha-D-glucosamine 6-phosph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ammonium [extracellular]'</text:p>
          </table:table-cell>
          <table:table-cell office:value-type="float" office:value="0.0612798130447676" calcext:value-type="float">
            <text:p>0.061279813</text:p>
          </table:table-cell>
          <table:table-cell office:value-type="float" office:value="-0.0316100419718416" calcext:value-type="float">
            <text:p>-0.031610042</text:p>
          </table:table-cell>
          <table:table-cell office:value-type="float" office:value="0" calcext:value-type="float">
            <text:p>0</text:p>
          </table:table-cell>
          <table:table-cell office:value-type="float" office:value="-0.0515201536178711" calcext:value-type="float">
            <text:p>-0.0515201536</text:p>
          </table:table-cell>
          <table:table-cell office:value-type="float" office:value="0.0304799805232987" calcext:value-type="float">
            <text:p>0.03047998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bicarbon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biotin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71199890603305" calcext:value-type="float">
            <text:p>-0.01711998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carbon dioxi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chol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cit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cytid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cytos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465300617826571" calcext:value-type="float">
            <text:p>-0.0465300618</text:p>
          </table:table-cell>
          <table:table-cell office:value-type="float" office:value="0" calcext:value-type="float">
            <text:p>0</text:p>
          </table:table-cell>
          <table:table-cell office:value-type="float" office:value="-0.017850053223583" calcext:value-type="float">
            <text:p>-0.0178500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arabin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fructose [extracellular]'</text:p>
          </table:table-cell>
          <table:table-cell office:value-type="float" office:value="-0.214669345077028" calcext:value-type="float">
            <text:p>-0.2146693451</text:p>
          </table:table-cell>
          <table:table-cell office:value-type="float" office:value="-0.0369800491021418" calcext:value-type="float">
            <text:p>-0.036980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799610977173" calcext:value-type="float">
            <text:p>-0.06087996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galactose [extracellular]'</text:p>
          </table:table-cell>
          <table:table-cell office:value-type="float" office:value="-0.0594198187193226" calcext:value-type="float">
            <text:p>-0.0594198187</text:p>
          </table:table-cell>
          <table:table-cell office:value-type="float" office:value="-0.0290600385859449" calcext:value-type="float">
            <text:p>-0.02906003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galacturon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glucit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glucose [extracellular]'</text:p>
          </table:table-cell>
          <table:table-cell office:value-type="float" office:value="-0.208849362832893" calcext:value-type="float">
            <text:p>-0.2088493628</text:p>
          </table:table-cell>
          <table:table-cell office:value-type="float" office:value="-0.0227700302340662" calcext:value-type="float">
            <text:p>-0.022770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32299532060749" calcext:value-type="float">
            <text:p>-0.07322995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mannose [extracellular]'</text:p>
          </table:table-cell>
          <table:table-cell office:value-type="float" office:value="-0.219679329792339" calcext:value-type="float">
            <text:p>-0.2196793298</text:p>
          </table:table-cell>
          <table:table-cell office:value-type="float" office:value="-0.044250058755267" calcext:value-type="float">
            <text:p>-0.044250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6999484327494" calcext:value-type="float">
            <text:p>-0.08069994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rib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-xyl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ec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eoxycytid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dTTP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epist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178100236481651" calcext:value-type="float">
            <text:p>0.0178100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ergost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209400278041874" calcext:value-type="float">
            <text:p>0.02094002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ethan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ethanolam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ethyl 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fecost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2194002913199" calcext:value-type="float">
            <text:p>0.0219400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FMN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9340385654803" calcext:value-type="float">
            <text:p>-0.1293403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fol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form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fuma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amma-aminobutyrate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000876623721" calcext:value-type="float">
            <text:p>-0.0294000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lutathio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lutathione disulfi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lyc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104860139233385" calcext:value-type="float">
            <text:p>-0.1048601392</text:p>
          </table:table-cell>
          <table:table-cell office:value-type="float" office:value="0" calcext:value-type="float">
            <text:p>0</text:p>
          </table:table-cell>
          <table:table-cell office:value-type="float" office:value="-0.0914602727075017" calcext:value-type="float">
            <text:p>-0.091460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lycolaldehy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lyoxyl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uan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-0.0455100604282984" calcext:value-type="float">
            <text:p>-0.0455100604</text:p>
          </table:table-cell>
          <table:table-cell office:value-type="float" office:value="0" calcext:value-type="float">
            <text:p>0</text:p>
          </table:table-cell>
          <table:table-cell office:value-type="float" office:value="-0.0180900539391943" calcext:value-type="float">
            <text:p>-0.0180900539</text:p>
          </table:table-cell>
          <table:table-cell office:value-type="float" office:value="0.0158899898462997" calcext:value-type="float">
            <text:p>0.01588998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gua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H+ [extracellular]'</text:p>
          </table:table-cell>
          <table:table-cell office:value-type="float" office:value="-0.198319394958197" calcext:value-type="float">
            <text:p>-0.198319395</text:p>
          </table:table-cell>
          <table:table-cell office:value-type="float" office:value="-0.437850581378388" calcext:value-type="float">
            <text:p>-0.4378505814</text:p>
          </table:table-cell>
          <table:table-cell table:style-name="ce11" office:value-type="float" office:value="0" calcext:value-type="float">
            <text:p>0.00E+000</text:p>
          </table:table-cell>
          <table:table-cell table:style-name="ce11" office:value-type="float" office:value="-0.558611665614887" calcext:value-type="float">
            <text:p>-5.59E-001</text:p>
          </table:table-cell>
          <table:table-cell office:value-type="float" office:value="0.290089814632668" calcext:value-type="float">
            <text:p>0.29008981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H2O [extracellular]'</text:p>
          </table:table-cell>
          <table:table-cell office:value-type="float" office:value="-0.155139526693297" calcext:value-type="float">
            <text:p>-0.1551395267</text:p>
          </table:table-cell>
          <table:table-cell office:value-type="float" office:value="-0.00154000204481607" calcext:value-type="float">
            <text:p>-0.001540002</text:p>
          </table:table-cell>
          <table:table-cell office:value-type="float" office:value="0" calcext:value-type="float">
            <text:p>0</text:p>
          </table:table-cell>
          <table:table-cell office:value-type="float" office:value="-0.113450338275378" calcext:value-type="float">
            <text:p>-0.1134503383</text:p>
          </table:table-cell>
          <table:table-cell office:value-type="float" office:value="-0.153629901830524" calcext:value-type="float">
            <text:p>-0.153629901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hexadecana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hypoxanth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ndol-3-ylacetaldehy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n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ron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60001073416801" calcext:value-type="float">
            <text:p>-0.00036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soamyl 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soamyl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sobutan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sobutyl 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isobutyraldehy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lan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393000521826439" calcext:value-type="float">
            <text:p>0.03930005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rabinit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rabin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rgin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sparagine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50999647911338" calcext:value-type="float">
            <text:p>-0.0055099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aspartate [extracellular]'</text:p>
          </table:table-cell>
          <table:table-cell office:value-type="float" office:value="0.169669482364649" calcext:value-type="float">
            <text:p>0.1696694824</text:p>
          </table:table-cell>
          <table:table-cell office:value-type="float" office:value="-0.0969601287437444" calcext:value-type="float">
            <text:p>-0.0969601287</text:p>
          </table:table-cell>
          <table:table-cell office:value-type="float" office:value="0" calcext:value-type="float">
            <text:p>0</text:p>
          </table:table-cell>
          <table:table-cell office:value-type="float" office:value="-0.128800384044678" calcext:value-type="float">
            <text:p>-0.128800384</text:p>
          </table:table-cell>
          <table:table-cell office:value-type="float" office:value="0.147829905536721" calcext:value-type="float">
            <text:p>0.14782990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cysteine [extracellular]'</text:p>
          </table:table-cell>
          <table:table-cell office:value-type="float" office:value="0.0440898654886391" calcext:value-type="float">
            <text:p>0.0440898655</text:p>
          </table:table-cell>
          <table:table-cell office:value-type="float" office:value="0.0535700711303877" calcext:value-type="float">
            <text:p>0.053570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6199625418559" calcext:value-type="float">
            <text:p>0.05861996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glucit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glutamate [extracellular]'</text:p>
          </table:table-cell>
          <table:table-cell office:value-type="float" office:value="0.132429595977783" calcext:value-type="float">
            <text:p>0.132429596</text:p>
          </table:table-cell>
          <table:table-cell office:value-type="float" office:value="-0.126050167369523" calcext:value-type="float">
            <text:p>-0.1260501674</text:p>
          </table:table-cell>
          <table:table-cell office:value-type="float" office:value="0" calcext:value-type="float">
            <text:p>0</text:p>
          </table:table-cell>
          <table:table-cell office:value-type="float" office:value="-0.108660323992971" calcext:value-type="float">
            <text:p>-0.108660324</text:p>
          </table:table-cell>
          <table:table-cell office:value-type="float" office:value="0.11465992673233" calcext:value-type="float">
            <text:p>0.11465992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glutamine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8002289955842" calcext:value-type="float">
            <text:p>0.0076800229</text:p>
          </table:table-cell>
          <table:table-cell office:value-type="float" office:value="-0.0314699798906893" calcext:value-type="float">
            <text:p>-0.03146997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glycine [extracellular]'</text:p>
          </table:table-cell>
          <table:table-cell office:value-type="float" office:value="-0.0325999005427451" calcext:value-type="float">
            <text:p>-0.0325999005</text:p>
          </table:table-cell>
          <table:table-cell office:value-type="float" office:value="0.075250099917149" calcext:value-type="float">
            <text:p>0.0752500999</text:p>
          </table:table-cell>
          <table:table-cell office:value-type="float" office:value="0" calcext:value-type="float">
            <text:p>0</text:p>
          </table:table-cell>
          <table:table-cell office:value-type="float" office:value="0.0723702157865941" calcext:value-type="float">
            <text:p>0.0723702158</text:p>
          </table:table-cell>
          <table:table-cell office:value-type="float" office:value="-0.0533699658966027" calcext:value-type="float">
            <text:p>-0.05336996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histidine [extracellular]'</text:p>
          </table:table-cell>
          <table:table-cell office:value-type="float" office:value="0.00494998489836161" calcext:value-type="float">
            <text:p>0.0049499849</text:p>
          </table:table-cell>
          <table:table-cell office:value-type="float" office:value="0.029100038639057" calcext:value-type="float">
            <text:p>0.029100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799842933951" calcext:value-type="float">
            <text:p>0.02457998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homoser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isoleucine [extracellular]'</text:p>
          </table:table-cell>
          <table:table-cell office:value-type="float" office:value="0.0217999334917744" calcext:value-type="float">
            <text:p>0.0217999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1701257388514" calcext:value-type="float">
            <text:p>-0.0421701257</text:p>
          </table:table-cell>
          <table:table-cell office:value-type="float" office:value="0.107059931588726" calcext:value-type="float">
            <text:p>0.10705993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leucine [extracellular]'</text:p>
          </table:table-cell>
          <table:table-cell office:value-type="float" office:value="0.0691097891567214" calcext:value-type="float">
            <text:p>0.0691097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9001666777755" calcext:value-type="float">
            <text:p>-0.0559001667</text:p>
          </table:table-cell>
          <table:table-cell office:value-type="float" office:value="0.118119924521392" calcext:value-type="float">
            <text:p>0.11811992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lys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203300269942278" calcext:value-type="float">
            <text:p>0.0203300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methionine [extracellular]'</text:p>
          </table:table-cell>
          <table:table-cell office:value-type="float" office:value="-0.0232999289155203" calcext:value-type="float">
            <text:p>-0.0232999289</text:p>
          </table:table-cell>
          <table:table-cell office:value-type="float" office:value="-0.0139300184962908" calcext:value-type="float">
            <text:p>-0.0139300185</text:p>
          </table:table-cell>
          <table:table-cell office:value-type="float" office:value="0" calcext:value-type="float">
            <text:p>0</text:p>
          </table:table-cell>
          <table:table-cell office:value-type="float" office:value="0.0545501626524625" calcext:value-type="float">
            <text:p>0.0545501627</text:p>
          </table:table-cell>
          <table:table-cell office:value-type="float" office:value="-0.120759922834434" calcext:value-type="float">
            <text:p>-0.12075992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phenylalan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268800356913351" calcext:value-type="float">
            <text:p>0.02688003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prol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serine [extracellular]'</text:p>
          </table:table-cell>
          <table:table-cell office:value-type="float" office:value="0.177449458629145" calcext:value-type="float">
            <text:p>0.1774494586</text:p>
          </table:table-cell>
          <table:table-cell office:value-type="float" office:value="-0.118970157968681" calcext:value-type="float">
            <text:p>-0.118970158</text:p>
          </table:table-cell>
          <table:table-cell office:value-type="float" office:value="0" calcext:value-type="float">
            <text:p>0</text:p>
          </table:table-cell>
          <table:table-cell office:value-type="float" office:value="-0.119330355807852" calcext:value-type="float">
            <text:p>-0.1193303558</text:p>
          </table:table-cell>
          <table:table-cell office:value-type="float" office:value="0.121659922259335" calcext:value-type="float">
            <text:p>0.121659922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sorb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threonine [extracellular]'</text:p>
          </table:table-cell>
          <table:table-cell office:value-type="float" office:value="0.079219758312769" calcext:value-type="float">
            <text:p>0.0792197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2501408859551" calcext:value-type="float">
            <text:p>-0.0472501409</text:p>
          </table:table-cell>
          <table:table-cell office:value-type="float" office:value="0.102109934751773" calcext:value-type="float">
            <text:p>0.10210993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tryptophan [extracellular]'</text:p>
          </table:table-cell>
          <table:table-cell office:value-type="float" office:value="0.0357598909021033" calcext:value-type="float">
            <text:p>0.0357598909</text:p>
          </table:table-cell>
          <table:table-cell office:value-type="float" office:value="0.0753701000764853" calcext:value-type="float">
            <text:p>0.07537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0099552636529" calcext:value-type="float">
            <text:p>0.07000995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tyrosine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5371007131628" calcext:value-type="float">
            <text:p>0.053710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599745294844" calcext:value-type="float">
            <text:p>0.03985997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-valine [extracellular]'</text:p>
          </table:table-cell>
          <table:table-cell office:value-type="float" office:value="0.0164899496917137" calcext:value-type="float">
            <text:p>0.016489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9501131560211" calcext:value-type="float">
            <text:p>-0.0379501132</text:p>
          </table:table-cell>
          <table:table-cell office:value-type="float" office:value="0.0981999372502602" calcext:value-type="float">
            <text:p>0.09819993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anost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193900257460933" calcext:value-type="float">
            <text:p>0.0193900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lau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maltose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48999904789091" calcext:value-type="float">
            <text:p>-0.00148999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myo-inositol [extracellular]'</text:p>
          </table:table-cell>
          <table:table-cell office:value-type="float" office:value="-0.00299999084749188" calcext:value-type="float">
            <text:p>-0.002999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63999767404223" calcext:value-type="float">
            <text:p>-0.00363999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myris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N,N''-diformyldityr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nicotin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NMN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oct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ornithine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565999638326347" calcext:value-type="float">
            <text:p>-0.00565999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oxalo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oxygen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almi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almitole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ectin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henethyl acet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henylacetaldehyd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hosphate [extracellular]'</text:p>
          </table:table-cell>
          <table:table-cell office:value-type="float" office:value="0.0260799204341961" calcext:value-type="float">
            <text:p>0.0260799204</text:p>
          </table:table-cell>
          <table:table-cell office:value-type="float" office:value="0.0342300454506845" calcext:value-type="float">
            <text:p>0.0342300455</text:p>
          </table:table-cell>
          <table:table-cell office:value-type="float" office:value="0" calcext:value-type="float">
            <text:p>0</text:p>
          </table:table-cell>
          <table:table-cell office:value-type="float" office:value="0.213620636953603" calcext:value-type="float">
            <text:p>0.213620637</text:p>
          </table:table-cell>
          <table:table-cell office:value-type="float" office:value="0.0119499923639573" calcext:value-type="float">
            <text:p>0.011949992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otassium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2999889453106" calcext:value-type="float">
            <text:p>-0.0017299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utrescine [extracellular]'</text:p>
          </table:table-cell>
          <table:table-cell office:value-type="float" office:value="0.0240599265968849" calcext:value-type="float">
            <text:p>0.024059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730002176650735" calcext:value-type="float">
            <text:p>-0.0007300022</text:p>
          </table:table-cell>
          <table:table-cell office:value-type="float" office:value="0.0312399800376591" calcext:value-type="float">
            <text:p>0.0312399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yridoxine [extracellular]'</text:p>
          </table:table-cell>
          <table:table-cell office:value-type="float" office:value="-0.0514098431565193" calcext:value-type="float">
            <text:p>-0.0514098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501018255104" calcext:value-type="float">
            <text:p>0.0341501018</text:p>
          </table:table-cell>
          <table:table-cell office:value-type="float" office:value="-0.0285799817373975" calcext:value-type="float">
            <text:p>-0.02857998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pyruvate [extracellular]'</text:p>
          </table:table-cell>
          <table:table-cell office:value-type="float" office:value="-0.0652198010244736" calcext:value-type="float">
            <text:p>-0.065219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900658660476" calcext:value-type="float">
            <text:p>0.0220900659</text:p>
          </table:table-cell>
          <table:table-cell office:value-type="float" office:value="-0.0417699733089956" calcext:value-type="float">
            <text:p>-0.041769973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riboflavin [extracellular]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340385654803" calcext:value-type="float">
            <text:p>0.1293403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-adenosyl-L-methion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-methyl-L-methion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n-glycero-3-phosphochol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odium [extracellular]'</text:p>
          </table:table-cell>
          <table:table-cell office:value-type="float" office:value="0.0353198922444711" calcext:value-type="float">
            <text:p>0.0353198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200492579043" calcext:value-type="float">
            <text:p>-0.0165200493</text:p>
          </table:table-cell>
          <table:table-cell office:value-type="float" office:value="0.0468899700373187" calcext:value-type="float">
            <text:p>0.046889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permidine [extracellular]'</text:p>
          </table:table-cell>
          <table:table-cell office:value-type="float" office:value="0.0993496968994396" calcext:value-type="float">
            <text:p>0.099349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290179767497" calcext:value-type="float">
            <text:p>-0.0602901798</text:p>
          </table:table-cell>
          <table:table-cell office:value-type="float" office:value="0.0584699626377058" calcext:value-type="float">
            <text:p>0.05846996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permine [extracellular]'</text:p>
          </table:table-cell>
          <table:table-cell office:value-type="float" office:value="0.0326399004207117" calcext:value-type="float">
            <text:p>0.0326399004</text:p>
          </table:table-cell>
          <table:table-cell office:value-type="float" office:value="0.0243300323054383" calcext:value-type="float">
            <text:p>0.02433003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tea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uccin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ucrose [extracellular]'</text:p>
          </table:table-cell>
          <table:table-cell office:value-type="float" office:value="-0.00480998532547865" calcext:value-type="float">
            <text:p>-0.0048099853</text:p>
          </table:table-cell>
          <table:table-cell office:value-type="float" office:value="-0.00653000867055127" calcext:value-type="float">
            <text:p>-0.006530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8799866576928" calcext:value-type="float">
            <text:p>-0.02087998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ulphate [extracellular]'</text:p>
          </table:table-cell>
          <table:table-cell office:value-type="float" office:value="-0.104299681797801" calcext:value-type="float">
            <text:p>-0.10429968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sulphi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aur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DP [extracellular]'</text:p>
          </table:table-cell>
          <table:table-cell office:value-type="float" office:value="-0.0311699049054407" calcext:value-type="float">
            <text:p>-0.0311699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2899927856969" calcext:value-type="float">
            <text:p>-0.01128999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hiamine [extracellular]'</text:p>
          </table:table-cell>
          <table:table-cell office:value-type="float" office:value="0.0673897944041594" calcext:value-type="float">
            <text:p>0.0673897944</text:p>
          </table:table-cell>
          <table:table-cell office:value-type="float" office:value="-0.207250275187098" calcext:value-type="float">
            <text:p>-0.2072502752</text:p>
          </table:table-cell>
          <table:table-cell office:value-type="float" office:value="0" calcext:value-type="float">
            <text:p>0</text:p>
          </table:table-cell>
          <table:table-cell office:value-type="float" office:value="-0.202770604602013" calcext:value-type="float">
            <text:p>-0.2027706046</text:p>
          </table:table-cell>
          <table:table-cell office:value-type="float" office:value="0.0287599816223776" calcext:value-type="float">
            <text:p>0.02875998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hymid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MP [extracellular]'</text:p>
          </table:table-cell>
          <table:table-cell office:value-type="float" office:value="-0.0362198894987187" calcext:value-type="float">
            <text:p>-0.0362198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4699888366807" calcext:value-type="float">
            <text:p>-0.01746998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rehal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tryptoph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uraci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urea [extracellular]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761999513082467" calcext:value-type="float">
            <text:p>-0.00761999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urid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xanthosin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xylit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zymosterol [extracellular]'</text:p>
          </table:table-cell>
          <table:table-cell office:value-type="float" office:value="0" calcext:value-type="float">
            <text:p>0</text:p>
          </table:table-cell>
          <table:table-cell office:value-type="float" office:value="0.0218500290124878" calcext:value-type="float">
            <text:p>0.021850029</text:p>
          </table:table-cell>
          <table:table-cell office:value-type="float" office:value="0.00342001769077126" calcext:value-type="float">
            <text:p>0.003420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2001769077126" calcext:value-type="float">
            <text:p>0.0034200177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14-demethyllanoster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'ergosta-5,7,22,24(28)-tetraen-3beta-ol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butyr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hexano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oleat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raffin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'melibiose [extracellular]'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63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9:19:46.531970000</meta:creation-date>
    <meta:print-date>2017-10-01T21:23:52.235918000</meta:print-date>
    <dc:date>2017-10-01T21:27:14.518887000</dc:date>
    <meta:editing-duration>PT20M53S</meta:editing-duration>
    <meta:editing-cycles>2</meta:editing-cycles>
    <meta:generator>LibreOffice/4.4.2.2$MacOSX_X86_64 LibreOffice_project/c4c7d32d0d49397cad38d62472b0bc8acff48dd6</meta:generator>
    <meta:document-statistic meta:table-count="2" meta:cell-count="28879" meta:object-count="0"/>
  </office:meta>
</office:document-meta>
</file>